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svg:font-family="Helvetica, Arial, Tahoma, sans-serif"/>
    <style:font-face style:name="OpenSymbol" svg:font-family="OpenSymbol"/>
    <style:font-face style:name="Times New Roman" svg:font-family="'Times New Roman', serif"/>
    <style:font-face style:name="arial" svg:font-family="arial, sans-serif"/>
    <style:font-face style:name="sans-serif" svg:font-family="sans-serif"/>
    <style:font-face style:name="Verdana" svg:font-family="Verdana"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Calibri1" svg:font-family="Calibri" style:font-family-generic="swiss" style:font-pitch="variable"/>
    <style:font-face style:name="Calibri" svg:font-family="Calibri" style:font-adornments="Обычный" style:font-family-generic="swiss"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Para_20_05">
      <style:paragraph-properties fo:text-align="center" style:justify-single-word="false"/>
    </style:style>
    <style:style style:name="P2" style:family="paragraph" style:parent-style-name="Para_20_05">
      <style:paragraph-properties fo:margin-left="0cm" fo:margin-right="2.54cm" fo:text-indent="0cm" style:auto-text-indent="false"/>
    </style:style>
    <style:style style:name="P3" style:family="paragraph" style:parent-style-name="Text_20_body">
      <style:text-properties style:use-window-font-color="true"/>
    </style:style>
    <style:style style:name="P4" style:family="paragraph" style:parent-style-name="Text_20_body">
      <style:text-properties style:use-window-font-color="true" style:text-underline-style="solid" style:text-underline-width="auto" style:text-underline-color="font-color"/>
    </style:style>
    <style:style style:name="P5" style:family="paragraph" style:parent-style-name="Para_20_11">
      <style:paragraph-properties fo:margin-left="0cm" fo:margin-right="0cm" fo:text-indent="0cm" style:auto-text-indent="false"/>
      <style:text-properties style:use-window-font-color="true" style:font-name="Verdana5" fo:font-size="22pt" style:font-size-asian="22pt" style:font-size-complex="22pt"/>
    </style:style>
    <style:style style:name="P6" style:family="paragraph" style:parent-style-name="Para_20_11">
      <style:paragraph-properties fo:margin-left="0cm" fo:margin-right="0cm" fo:text-indent="0cm" style:auto-text-indent="false" fo:break-before="page"/>
      <style:text-properties style:use-window-font-color="true" style:font-name="Verdana5" fo:font-size="22pt" style:font-size-asian="22pt" style:font-size-complex="22pt"/>
    </style:style>
    <style:style style:name="P7" style:family="paragraph" style:parent-style-name="Standard">
      <style:text-properties style:use-window-font-color="true" style:text-underline-style="none"/>
    </style:style>
    <style:style style:name="P8" style:family="paragraph" style:parent-style-name="Normal">
      <style:paragraph-properties fo:margin-left="0cm" fo:margin-right="0cm" fo:text-indent="0.847cm" style:auto-text-indent="false"/>
      <style:text-properties style:use-window-font-color="true"/>
    </style:style>
    <style:style style:name="P9" style:family="paragraph" style:parent-style-name="Normal">
      <style:paragraph-properties fo:margin-left="0cm" fo:margin-right="0cm" fo:text-indent="0.847cm" style:auto-text-indent="false" fo:break-before="page"/>
      <style:text-properties style:use-window-font-color="true"/>
    </style:style>
    <style:style style:name="P10" style:family="paragraph" style:parent-style-name="Heading_20_2">
      <style:paragraph-properties fo:break-before="page"/>
      <style:text-properties style:use-window-font-color="true"/>
    </style:style>
    <style:style style:name="P11" style:family="paragraph" style:parent-style-name="Heading_20_3">
      <style:text-properties style:use-window-font-color="true"/>
    </style:style>
    <style:style style:name="P12" style:family="paragraph" style:parent-style-name="Heading_20_3">
      <style:paragraph-properties fo:break-before="page"/>
      <style:text-properties style:use-window-font-color="true"/>
    </style:style>
    <style:style style:name="P13" style:family="paragraph" style:parent-style-name="Heading_20_1">
      <style:paragraph-properties fo:break-before="page"/>
      <style:text-properties style:use-window-font-color="true"/>
    </style:style>
    <style:style style:name="P14" style:family="paragraph" style:parent-style-name="Heading_20_1">
      <style:paragraph-properties fo:break-before="page"/>
      <style:text-properties style:use-window-font-color="true" style:text-underline-style="none"/>
    </style:style>
    <style:style style:name="P15" style:family="paragraph" style:parent-style-name="Heading_20_1" style:master-page-name="Right_20_Page">
      <style:paragraph-properties style:page-number="3"/>
      <style:text-properties style:use-window-font-color="true"/>
    </style:style>
    <style:style style:name="P16" style:family="paragraph" style:parent-style-name="Heading_20_1" style:master-page-name="Index">
      <style:paragraph-properties style:page-number="auto"/>
      <style:text-properties style:use-window-font-color="true"/>
    </style:style>
    <style:style style:name="P17" style:family="paragraph" style:parent-style-name="Para_20_05" style:master-page-name="MP0">
      <style:paragraph-properties fo:text-align="center" style:justify-single-word="false" style:page-number="auto" fo:break-before="page"/>
    </style:style>
    <style:style style:name="P18" style:family="paragraph" style:parent-style-name="Para_20_05" style:master-page-name="First_20_Page">
      <style:paragraph-properties fo:text-align="center" style:justify-single-word="false" style:page-number="1"/>
    </style:style>
    <style:style style:name="P19" style:family="paragraph" style:parent-style-name="Para_20_05">
      <style:text-properties style:use-window-font-color="true"/>
    </style:style>
    <style:style style:name="P20" style:family="paragraph" style:parent-style-name="Para_20_05">
      <style:paragraph-properties fo:margin-left="0cm" fo:margin-right="2.54cm" fo:text-indent="0cm" style:auto-text-indent="false"/>
      <style:text-properties style:use-window-font-color="true"/>
    </style:style>
    <style:style style:name="P21" style:family="paragraph" style:parent-style-name="Цитата_20_-_20_автор">
      <style:text-properties style:use-window-font-color="true"/>
    </style:style>
    <style:style style:name="P22" style:family="paragraph" style:parent-style-name="Эпиграф">
      <style:text-properties style:use-window-font-color="true"/>
    </style:style>
    <style:style style:name="P23" style:family="paragraph" style:parent-style-name="Эпиграф_20__2b__20_автор">
      <style:text-properties style:use-window-font-color="true"/>
    </style:style>
    <style:style style:name="P24"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style:use-window-font-color="true"/>
    </style:style>
    <style:style style:name="P25" style:family="paragraph" style:parent-style-name="Subtitle">
      <style:text-properties style:use-window-font-color="true"/>
    </style:style>
    <style:style style:name="P26" style:family="paragraph" style:parent-style-name="Subtitle">
      <style:text-properties style:use-window-font-color="true" style:text-underline-style="none"/>
    </style:style>
    <style:style style:name="P27" style:family="paragraph" style:parent-style-name="Subtitle">
      <style:paragraph-properties fo:margin-top="0.706cm" fo:margin-bottom="0.706cm"/>
      <style:text-properties style:use-window-font-color="true"/>
    </style:style>
    <style:style style:name="P28" style:family="paragraph" style:parent-style-name="Subtitle">
      <style:paragraph-properties fo:margin-top="0.706cm" fo:margin-bottom="0.706cm"/>
      <style:text-properties style:use-window-font-color="true" fo:font-weight="normal" style:font-weight-asian="normal" style:font-weight-complex="normal"/>
    </style:style>
    <style:style style:name="P29" style:family="paragraph" style:parent-style-name="Эпиграф_20_-_20_автор">
      <style:text-properties style:use-window-font-color="true"/>
    </style:style>
    <style:style style:name="P30" style:family="paragraph" style:parent-style-name="Quotations">
      <style:text-properties style:use-window-font-color="true"/>
    </style:style>
    <style:style style:name="P31" style:family="paragraph" style:parent-style-name="Para_20_12">
      <style:paragraph-properties fo:margin-left="0cm" fo:margin-right="0cm" fo:text-indent="0cm" style:auto-text-indent="false"/>
      <style:text-properties style:use-window-font-color="true" style:font-name="Verdana5" fo:font-size="22pt" style:font-size-asian="22pt" style:font-size-complex="22pt"/>
    </style:style>
    <style:style style:name="P32" style:family="paragraph" style:parent-style-name="Цитата_20__2b__20_автор">
      <style:text-properties style:use-window-font-color="true"/>
    </style:style>
    <style:style style:name="P33" style:family="paragraph" style:parent-style-name="Оглавление_20_пользователя_20_2">
      <style:paragraph-properties>
        <style:tab-stops>
          <style:tab-stop style:position="10.802cm" style:type="right" style:leader-style="dotted" style:leader-text="."/>
        </style:tab-stops>
      </style:paragraph-properties>
      <style:text-properties style:use-window-font-color="true"/>
    </style:style>
    <style:style style:name="P34" style:family="paragraph" style:parent-style-name="Оглавление_20_пользователя_20_3">
      <style:paragraph-properties>
        <style:tab-stops>
          <style:tab-stop style:position="9.802cm" style:type="right" style:leader-style="dotted" style:leader-text="."/>
        </style:tab-stops>
      </style:paragraph-properties>
      <style:text-properties style:use-window-font-color="true"/>
    </style:style>
    <style:style style:name="P35" style:family="paragraph" style:parent-style-name="Text_20_body">
      <style:text-properties style:use-window-font-color="true"/>
    </style:style>
    <style:style style:name="P36" style:family="paragraph" style:parent-style-name="Text_20_body">
      <style:text-properties style:use-window-font-color="true" style:text-underline-style="none"/>
    </style:style>
    <style:style style:name="P37" style:family="paragraph" style:parent-style-name="Text_20_body" style:list-style-name="L3">
      <style:text-properties style:use-window-font-color="true" style:text-underline-style="none"/>
    </style:style>
    <style:style style:name="P38" style:family="paragraph" style:parent-style-name="Text_20_body" style:list-style-name="L5">
      <style:text-properties style:use-window-font-color="true" style:text-underline-style="none"/>
    </style:style>
    <style:style style:name="P39" style:family="paragraph" style:parent-style-name="Text_20_body" style:list-style-name="L6">
      <style:text-properties style:use-window-font-color="true" style:text-underline-style="none"/>
    </style:style>
    <style:style style:name="P40" style:family="paragraph" style:parent-style-name="Text_20_body">
      <style:text-properties style:use-window-font-color="true" fo:background-color="#ffffff"/>
    </style:style>
    <style:style style:name="P41" style:family="paragraph" style:parent-style-name="Text_20_body">
      <style:text-properties style:use-window-font-color="true" fo:language="ru" fo:country="RU" fo:background-color="#ffffff"/>
    </style:style>
    <style:style style:name="P42" style:family="paragraph" style:parent-style-name="Text_20_body" style:list-style-name="List_20_1">
      <style:text-properties style:use-window-font-color="true"/>
    </style:style>
    <style:style style:name="P43" style:family="paragraph" style:parent-style-name="Text_20_body">
      <style:text-properties style:use-window-font-color="true" fo:font-weight="bold" style:font-weight-asian="bold" style:font-weight-complex="bold"/>
    </style:style>
    <style:style style:name="P44" style:family="paragraph" style:parent-style-name="Text_20_body">
      <style:text-properties style:use-window-font-color="true" fo:font-weight="normal" style:font-weight-asian="normal" style:font-weight-complex="normal"/>
    </style:style>
    <style:style style:name="P45" style:family="paragraph" style:parent-style-name="Text_20_body">
      <style:text-properties style:use-window-font-color="true" fo:font-style="normal" style:font-style-asian="normal" style:font-style-complex="normal"/>
    </style:style>
    <style:style style:name="P46" style:family="paragraph" style:parent-style-name="Text_20_body">
      <style:text-properties style:use-window-font-color="true" fo:font-size="10pt" style:font-size-asian="10pt" style:font-size-complex="10pt"/>
    </style:style>
    <style:style style:name="P47" style:family="paragraph" style:parent-style-name="Text_20_body" style:list-style-name="L1">
      <style:text-properties style:use-window-font-color="true"/>
    </style:style>
    <style:style style:name="P48" style:family="paragraph" style:parent-style-name="Text_20_body" style:list-style-name="L2">
      <style:text-properties style:use-window-font-color="true"/>
    </style:style>
    <style:style style:name="P49" style:family="paragraph" style:parent-style-name="Text_20_body" style:list-style-name="L3">
      <style:text-properties style:use-window-font-color="true"/>
    </style:style>
    <style:style style:name="P50" style:family="paragraph" style:parent-style-name="Text_20_body">
      <style:text-properties style:use-window-font-color="true" style:text-underline-style="solid" style:text-underline-width="auto" style:text-underline-color="font-color"/>
    </style:style>
    <style:style style:name="P51" style:family="paragraph" style:parent-style-name="Text_20_body" style:list-style-name="L4">
      <style:text-properties style:use-window-font-color="true"/>
    </style:style>
    <style:style style:name="P52" style:family="paragraph" style:parent-style-name="Text_20_body" style:list-style-name="List_20_1">
      <style:paragraph-properties fo:margin-left="0cm" fo:margin-right="0cm" fo:text-indent="0cm" style:auto-text-indent="false"/>
    </style:style>
    <style:style style:name="P53"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54"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55"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56"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T1" style:family="text">
      <style:text-properties style:language-complex="ru" style:country-complex="RU"/>
    </style:style>
    <style:style style:name="T2" style:family="text">
      <style:text-properties style:font-name="Calibri1" fo:font-size="14pt" style:font-size-asian="14pt" style:font-size-complex="14pt" style:language-complex="ru" style:country-complex="RU"/>
    </style:style>
    <style:style style:name="T3" style:family="text">
      <style:text-properties style:font-name="Verdana5" fo:font-size="14pt" style:font-size-asian="14pt" style:font-size-complex="14pt" style:language-complex="ru" style:country-complex="RU"/>
    </style:style>
    <style:style style:name="T4" style:family="text">
      <style:text-properties style:font-name="Verdana5" style:language-complex="ru" style:country-complex="RU"/>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text-underline-style="none" style:font-style-asian="normal" style:font-style-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text-line-through-style="none"/>
    </style:style>
    <style:style style:name="T16" style:family="text">
      <style:text-properties style:text-line-through-style="none" style:text-underline-style="none"/>
    </style:style>
    <style:style style:name="T17" style:family="text">
      <style:text-properties fo:language="ru" fo:country="RU"/>
    </style:style>
    <style:style style:name="T18" style:family="text">
      <style:text-properties style:use-window-font-color="true"/>
    </style:style>
    <style:style style:name="T19" style:family="text">
      <style:text-properties style:use-window-font-color="true" style:font-name="Calibri1" fo:font-size="14pt" style:font-size-asian="14pt" style:font-size-complex="14pt" style:language-complex="ru" style:country-complex="RU"/>
    </style:style>
    <style:style style:name="T20" style:family="text">
      <style:text-properties style:use-window-font-color="true" style:font-name="Verdana5" fo:font-size="14pt" style:font-size-asian="14pt" style:font-size-complex="14pt" style:language-complex="ru" style:country-complex="RU"/>
    </style:style>
    <style:style style:name="T21" style:family="text">
      <style:text-properties style:use-window-font-color="true" style:font-name="Verdana5" style:language-complex="ru" style:country-complex="RU"/>
    </style:style>
    <style:style style:name="T22" style:family="text">
      <style:text-properties style:use-window-font-color="true" fo:font-weight="bold" style:font-weight-asian="bold" style:font-weight-complex="bold"/>
    </style:style>
    <style:style style:name="T23" style:family="text">
      <style:text-properties style:use-window-font-color="true" style:language-complex="ru" style:country-complex="RU"/>
    </style:style>
    <style:style style:name="T24" style:family="text">
      <style:text-properties style:use-window-font-color="true" fo:font-style="italic" style:font-style-asian="italic" style:font-style-complex="italic"/>
    </style:style>
    <style:style style:name="T25" style:family="text">
      <style:text-properties style:use-window-font-color="true" fo:font-style="normal" style:font-style-asian="normal" style:font-style-complex="normal"/>
    </style:style>
    <style:style style:name="T26" style:family="text">
      <style:text-properties style:use-window-font-color="true" style:text-line-through-style="none"/>
    </style:style>
    <style:style style:name="T27" style:family="text">
      <style:text-properties style:use-window-font-color="true" style:text-line-through-style="none" style:text-underline-style="none"/>
    </style:style>
    <style:style style:name="T28" style:family="text">
      <style:text-properties style:use-window-font-color="true" fo:font-weight="normal" style:font-weight-asian="normal" style:font-weight-complex="normal"/>
    </style:style>
    <style:style style:name="T29" style:family="text">
      <style:text-properties fo:color="#ff6600"/>
    </style:style>
    <style:style style:name="T30" style:family="text">
      <style:text-properties fo:color="#ff6600" fo:language="ru" fo:country="RU"/>
    </style:style>
    <style:style style:name="T31" style:family="text">
      <style:text-properties fo:color="#ff6600" fo:font-style="normal" style:font-style-asian="normal" style:font-style-complex="normal"/>
    </style:style>
    <style:style style:name="T32" style:family="text">
      <style:text-properties fo:language="en" fo:country="US"/>
    </style:style>
    <style:style style:name="Sect1" style:family="section">
      <style:section-properties fo:background-color="#ffffff"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95cm" fo:text-indent="-0.635cm" fo:margin-left="1.9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Default_20_Paragraph_20_Font"><text:span text:style-name="T19"/></text:span></text:p>
      <text:p text:style-name="P18"><text:span text:style-name="Default_20_Paragraph_20_Font"><text:span text:style-name="T20">Янина Каминская</text:span></text:span></text:p>
      <text:p text:style-name="P1"><text:span text:style-name="Default_20_Paragraph_20_Font"><text:span text:style-name="T20"/></text:span></text:p>
      <text:p text:style-name="P1"><text:span text:style-name="Default_20_Paragraph_20_Font"><text:span text:style-name="T20"/></text:span></text:p>
      <text:p text:style-name="P1"><text:span text:style-name="Default_20_Paragraph_20_Font"><text:span text:style-name="T20"/></text:span></text:p>
      <text:p text:style-name="P1"><text:span text:style-name="Default_20_Paragraph_20_Font"><text:span text:style-name="T20"/></text:span></text:p>
      <text:p text:style-name="P1"><text:span text:style-name="Default_20_Paragraph_20_Font"><text:span text:style-name="T20"/></text:span></text:p>
      <text:p text:style-name="P1"><text:span text:style-name="Default_20_Paragraph_20_Font"><text:span text:style-name="T20"/></text:span></text:p>
      <text:p text:style-name="P1"><text:span text:style-name="Default_20_Paragraph_20_Font"><text:span text:style-name="T20"/></text:span></text:p>
      <text:p text:style-name="P1"><text:span text:style-name="Default_20_Paragraph_20_Font"><text:span text:style-name="T20"/></text:span></text:p>
      <text:p text:style-name="P1"><text:span text:style-name="Default_20_Paragraph_20_Font"><text:span text:style-name="T20"/></text:span></text:p>
      <text:p text:style-name="P1"><text:span text:style-name="Default_20_Paragraph_20_Font"><text:span text:style-name="T21"><text:s/></text:span></text:span></text:p>
      <text:p text:style-name="P31">Реквием по любви</text:p>
      <text:p text:style-name="P5">или</text:p>
      <text:p text:style-name="P5">мемуары о манипуляторе</text:p>
      <text:p text:style-name="P6"/>
      <text:h text:style-name="P15" text:outline-level="1"><text:bookmark-start text:name="Vviedieniie"/>П<text:bookmark-end text:name="Vviedieniie"/>ролог</text:h>
      <text:p text:style-name="P23">Опыт – дитя мысли, а мысль – дитя действия. Мы не можем изучать людей по книгам.</text:p>
      <text:p text:style-name="P29">Бенджамин Дизраэли</text:p>
      <text:p text:style-name="P3">С каждым из нас в жизни случались неприятности. Особенно, когда речь идет о делах душевных — нам просто необходима поддержка близких. Но проблема в том, что есть ситуации, которые очень сложно понять, не пережив их на собственном опыте. Я очень очень рада за людей, которые, прочитав эту книгу, меня не поймут.</text:p>
      <text:p text:style-name="P3">Люди встречаются. Люди влюбляются. Люди расходятся и теряют друг друга. Это неотъемлемая часть нашей жизни. Жизни каждого, кто умеет любить. В этой книге речь пойдет о людях, которые любить не умеют.</text:p>
      <text:p text:style-name="P3">В отношениях мне было сложно говорить об этом. Я просто не знала, что говорить. Вроде бы все, как у всех — ссоры и примирения, разногласия и поддержка, хорошие моменты и плохие. Но каждый день с любимым делал меня несчастной, оставлял какой-то необъяснимый осадок, но при этом я испытывала большую любовь.</text:p>
      <text:p text:style-name="P3"><text:soft-page-break/>Я говорила, но меня не слушали. Я делилась с близкими, но все говорили, что это нормально, и каждый раз я оставалась наедине со своей проблемой. Я ничего не понимала и никто не мог мне объяснить. И у меня появилось острое желание описать свои чувства. Потом пришло прозрение. Совершенно неожиданно, как гром среди ясного неба. И появилась эта книга.</text:p>
      <text:p text:style-name="P3">Милые девушки,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следующий вопрос.</text:p>
      <text:p text:style-name="P3">Согласны ли вы со следующими утверждениями?</text:p>
      <text:list xml:id="list6726412740522749324" text:style-name="List_20_1">
        <text:list-item>
          <text:p text:style-name="P42">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list-item>
        <text:list-item>
          <text:p text:style-name="P42">Вы не понимаете, что нужно вашему партнеру. Вам кажется, что вы делаете все, но, как правило, этого мало или недостаточно. У вас складывается ощущение, что вас принимают за ваши заслуги;</text:p>
        </text:list-item>
        <text:list-item>
          <text:p text:style-name="P42">Вам говорят, что вы совершаете ошибки, вы всегда виноваты, но не понимаете, в чем ваша вина;</text:p>
        </text:list-item>
        <text:list-item>
          <text:p text:style-name="P42">Вам кажется, что вы в одиночку несете всю или большую часть ответственности за совершаемые действия вашей пары;</text:p>
        </text:list-item>
        <text:list-item>
          <text:p text:style-name="P42">До этих отношений вы были другим человеком. Ваш стиль изменился до неузнаваемости, а также ваши рас<text:soft-page-break/>суждения, увлечения и окружение. Вы забыли, кто вы, какими были и не понимаете, как и в какой момент это произошло;</text:p>
        </text:list-item>
        <text:list-item>
          <text:p text:style-name="P42">Ваши чувства и настроение зависят от вашего партнера. Вы часто готовы промолчать, чтобы угодить ему;</text:p>
        </text:list-item>
        <text:list-item>
          <text:p text:style-name="P42">Ваш распорядок дня, отдых и свободное время зависит от вашего партнера. Вы чувствуете, что зависите от партнера больше, чем он в вас;</text:p>
        </text:list-item>
        <text:list-item>
          <text:p text:style-name="P42">Вам кажется, что ваш партнер не заинтересован вами, а мысли о том, что вас могут бросить приводят вас в ужас.</text:p>
        </text:list-item>
      </text:list>
      <text:p text:style-name="P3">Если вы согласны хотя бы с несколькими из этих утверждений, мне жаль — вы попали в клуб жертв психологического манипулирования.</text:p>
      <text:p text:style-name="P25">* * *</text:p>
      <text:p text:style-name="P3">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это длилось всего лишь 3 года, а не 20, когда психика покалечена настолько, что от человека ничего не остается, кроме тени.</text:p>
      <text:p text:style-name="P3">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P3"><text:soft-page-break/>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ные ночи в тревожных мыслях, но все-равно оставаться без ответа на вопрос — «Что происходит?»</text:p>
      <text:p text:style-name="P3">Мне никто не мог ответить, хотя я стучалась во все двери и просила помощи. Меня не понимали, так как я даже не могла объяснить свои эмоции, не могла сформулировать их. Я могу только догадываться, в каком вы сейчас отчаянном состоянии, но — я вас понимаю.</text:p>
      <text:p text:style-name="P3">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p text:style-name="P3">— Ты переживаешь напрасно!</text:p>
      <text:p text:style-name="P3">Или:</text:p>
      <text:p text:style-name="P3">— Тебе нужно просто успокоиться!</text:p>
      <text:p text:style-name="P3">А если ваши отношения уже закончились, то вы, скорее всего, в отчаянии, но слышите:</text:p>
      <text:p text:style-name="P3">— Тебе нужно просто отпустить и забыть.</text:p>
      <text:p text:style-name="P3">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3"><text:soft-page-break/>Я приняла все это, как акт самосовершенствования — я стала сильнее, умнее, бдительнее, и все, что я могу сделать с этим опытом — поделиться им с теми, кто до сих пор не понимает, что с ним происходит. К тому же, я пришла к выводу, что описав это «на бумаге» все воспоминания, можно смело облегчить свою голову. Не забыть. Облегчить.</text:p>
      <text:p text:style-name="Text_20_body"><text:span text:style-name="T18">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18">психопатией личности</text:span></text:span><text:span text:style-name="T18">.</text:span></text:p>
      <text:p text:style-name="P3"/>
      <text:p text:style-name="P30">«Психопатия — психопатологический синдром, проявляющийся в виде констелляции таких черт, как бессердечие по отношению к окружающим, сниженная способность к сопереживанию, неспособность к искреннему раскаянию в причинении вреда другим людям, лживость, эгоцентричность и поверхностность эмоциональных реакций.»</text:p>
      <text:p text:style-name="P30"/>
      <text:p text:style-name="P40">Сразу отмечу, что псих и психопат — это два понятия, которые отличаются между собой серьезными факторами. Не стоит их путать.</text:p>
      <text:p text:style-name="P40">Псих — это очень буйный и эмоционально выраженный человек. Находиться рядом с таким сложно. Его поведение порой неадекватное. В спокойном состоянии он <text:soft-page-break/>создает впечатление невоспитанного или диковатого человека. Но, нужно сказать, что псих — это психически неуравновешенный и эмоционально нестабильный человек. Другими словами, психа видно издалека.</text:p>
      <text:p text:style-name="P40">Психопат, это несколько другое понятие. Это человек не с нестабильной, как, например, псих, а с больной психикой. Вся соль заключается в том, что вычислить психопата довольно непросто, иногда даже очень сложно. Он здорово маскируется в обществе, надевая личину вполне нормального и даже обаятельного человека.</text:p>
      <text:p text:style-name="P40">Но, по сути же, разница этих понятий в эмпатии. Эмпатия — это, так сказать, социальный механизм, с помощью которого человек, например, за какой-нибудь свой поступок имеет дело с собственной совестью, расплачивается потерей уважения к себе.</text:p>
      <text:p text:style-name="P40">Так вот, псих, может расстроиться или разозлиться и начать буянить, совершенно лишенный способности как-то контролировать свои эмоции. А психопат — это существо хладнокровное. У него есть мотивы, т. е. цели. Он найдет себе оправдание и в собственных глазах будет невиновным.</text:p>
      <text:p text:style-name="P40">Он не потеряет уважение к себе из-за даже самого аморального поступка, не перестанет себя любить, по той простой причине, что в его неправильно сформированной психике отсутствуют эти понятия.</text:p>
      <text:p text:style-name="P41">Как вы понимаете, в этой книге речь пойдет о психопатах.</text:p>
      <text:p text:style-name="P25"><text:soft-page-break/>* * *</text:p>
      <text:p text:style-name="P3">В данной книге, как и в материалах, в которых вы, возможно, будете искать для себя ответы, вы будете сталкиваться с такими понятиями, как: абьюзер, психопат, социопат, человек с расстройством психики, (первезный) нарцисс, деструктивная личность и т.д. Все эти понятия достаточно токсичны, неизлечимы и следуют шаблонному циклу: «идеализация — обесценивание — утилизация».</text:p>
      <text:p text:style-name="Text_20_body"><text:span text:style-name="T18">Итак, </text:span><text:span text:style-name="T22">п</text:span><text:span text:style-name="_31__20_Text"><text:span text:style-name="T18">сихопатия личности</text:span></text:span><text:span text:style-name="T18"> — это не до конца сформированная психика. Это патология нервной системы, по разным причинам возникшая при не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3">Психопатия личности стабильна (не исчезает со временем), тотальна (проявляется в любой жизненной ситуации) и приводит к социальной дезадаптации. Как правило, диагностируется психопатия наличием от трех и более критериев, приведенных ниже:</text:p>
      <text:list xml:id="list40537908" text:continue-numbering="true" text:style-name="List_20_1">
        <text:list-item>
          <text:p text:style-name="P42">Равнодушие. Пассивное отношение к чувствам других. Отсутствие сострадания. Неумение и неспособность оказывать поддержку.</text:p>
        </text:list-item>
        <text:list-item>
          <text:p text:style-name="P42">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42"><text:soft-page-break/>Отсутствие чувства вины и сожаления. Неспособность анализировать полученный опыт. Отрицание наказания. Отсутствие стыда.</text:p>
        </text:list-item>
        <text:list-item>
          <text:p text:style-name="P42">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42">Самоутверждение и жажда подкрепления собственной самооценки за счет унижения окружающих. Деструктивизация отношений. Авторитарный стиль общения.</text:p>
        </text:list-item>
        <text:list-item>
          <text:p text:style-name="P42">Неспособность выдерживать критику. Завышение собственных способностей и значимости. Самолюбие. Нарциссизм.</text:p>
        </text:list-item>
        <text:list-item>
          <text:p text:style-name="P42">Лень. Безынициативность. Однообразность. Отсутствие стремления из-за страха собственной неудачи.</text:p>
        </text:list-item>
        <text:list-item>
          <text:p text:style-name="P42">Дезорганизация. Неумение вести и контролировать дела. Делегирование обязанностей. Нарушенная дисциплина и отсутствие самоорганизованности.</text:p>
          <text:p text:style-name="P52"><text:span text:style-name="Default_20_Paragraph_20_Font"><text:span text:style-name="T23"/></text:span></text:p>
        </text:list-item>
      </text:list>
      <text:p text:style-name="P32">«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10">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text:soft-page-break/>их друзьями, возлюбленными или близкими… или даже просто случайные попутчики.</text:p>
      <text:p text:style-name="P32">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32">…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21">Американский психиатр-криминолог Харви Клекли, «Маска нормальности»</text:p>
      <text:p text:style-name="Text_20_body"><text:span text:style-name="Default_20_Paragraph_20_Font"><text:span text:style-name="T23"/></text:span></text:p>
      <text:p text:style-name="Subtitle"><text:span text:style-name="Default_20_Paragraph_20_Font"><text:span text:style-name="T23">* * *</text:span></text:span></text:p>
      <text:p text:style-name="P3">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text:soft-page-break/>патов с поведением главного персонажа всей этой истории. Один компетентный в этом вопросе человек (который знаком с главным персонажем) разъяснил мне его <text:s/>поведение этим понятием (психопатия личности),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3">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P3">Это моя история.</text:p>
      <text:p text:style-name="P3">Я буду <text:span text:style-name="T17">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заново, но уже с улыбкой потому, что это закончилось. Я попытаюсь все зано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25"><text:soft-page-break/>* * *</text:p>
      <text:p text:style-name="P3">Для начала я попробую описать себя.</text:p>
      <text:p text:style-name="P3">Я всегда была сложным ребенком. Самая младшая из четырех детей в семье —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не смотря на мои отчаянные попытки. 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P3">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некомпетентность начальника или коллеги, замечание мамы с аргументом «потому, что я так сказала». Мне всегда были нужны ответы — почему? Что заставляет человека так поступать?</text:p>
      <text:p text:style-name="P3">Потом я поняла, что все люди хотят быть счастливыми, но, в большинстве своем, делятся на два типа: одни добиваются счастья сами, другие за счет окружающих, делая их несчастными и нанося ущерб, будь то материальный, физический или психологический.</text:p>
      <text:p text:style-name="P3">Не люблю второй тип. Очень часто замечаю таких людей. Обычно вокруг них несчастные лица людей, за счет которых они самоутверждаются, пользуясь их доверием и добротой. Я таких называю паразитами. Они ищут сла<text:soft-page-break/>бости других и приживаются, высасывая жизнь в любом ее проявлении. Кто-то по чуть-чуть, а кто-то все сразу. И переключаются на новую жертву, когда предыдущая становится бесполезной.</text:p>
      <text:p text:style-name="P3">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3">Не скажу, что была оторвой, но мы хулиганили, как и все дети. По-доброму так. Зачастую с мальчишками и всегда — какие-то активные занятия: кто больше раз переплывет речку, казаки—разбойники и т. д.</text:p>
      <text:p text:style-name="P3">Очень часто дралась. Всегда защищаясь или защищая. При этом я выбирала себе равных соперников, и слабаков среди них не было.</text:p>
      <text:p text:style-name="P3">В целом я прямой и открытый человек. Главный мой недостаток в том, что у меня все на лице написано. Я считаю, что неумение контролировать эмоции — это моя, пожалуй, самая важная проблема. Но — мои эмоции это всегда следствие, а не причина. А причины, как правило — это все та же несправедливость в любом ее проявлении. От кассирши в супермаркете, не предупредившей людей в длинной очереди, что касса закрывается, до коллеги, который предает и подставляет, дабы извлечь свою выгоду.</text:p>
      <text:p text:style-name="P3"><text:soft-page-break/>Я переживаю все остро, ищу ответы.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3">Очень привязываюсь к людям, потом остро переживаю их нехватку или предательство.</text:p>
      <text:p text:style-name="P3">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P3">Верю в людей. Раньше это еще было доверие людям, но я и это переросла.</text:p>
      <text:p text:style-name="P3">Я не боюсь задавать вопросы, хоть иногда и не хочется выглядеть глупо.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3">У меня есть четкое представление какой должна быть настоящая женщина и каким должен быть настоящий мужчина, каким должен быть друг, и, к сожалению я узнала, каким может быть враг. И я убеждена, что человек всегда должен оставаться человеком.</text:p>
      <text:p text:style-name="P3">А еще раньше я была очень веселой, уверенной в себе, практически бесстрашной и волевой. Теперь наверстываю...</text:p>
      <text:p text:style-name="P3"><text:soft-page-break/>Коротко, но далеко не все.</text:p>
      <text:p text:style-name="P25">* * *</text:p>
      <text:p text:style-name="P3">А теперь давайте разберем «портрет» жертвы.</text:p>
      <text:p text:style-name="P3">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 Он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умеет осознавать свою вину, если виновата и приложит все усилия, чтобы все исправить.</text:p>
      <text:p text:style-name="P3">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 После первых действий манипулятора в качестве обработки, жертва влюбляется в него. Именно это является рычагом эксплуатирования. Жертва будет стараться сохранить отношения и терпеть то, чего не заслуживает.</text:p>
      <text:p text:style-name="P25">* * *</text:p>
      <text:p text:style-name="P3">Прошло уже достаточно много времени, чтобы писать все это. У меня была возможность подумать и сформули<text:soft-page-break/>ровать эти отношения хладнокровно, без преувеличений и глупых обид, без ненависти и злости. Только факты.</text:p>
      <text:p text:style-name="P3">Приведу пример психопатии из истории, дабы у скептиков было меньше комментариев вроде:</text:p>
      <text:p text:style-name="P3">— Еще одна сопливая история сопливой девочки, которая сама все испортила и сама во всем виновата. Кто ей лекарь?!</text:p>
      <text:p text:style-name="P3">Вот отрывок из книги о лагерях смерти А. Чернявской «Психология господства и подчинения: Хрестоматия»:</text:p>
      <text:p text:style-name="P3"/>
      <text:p text:style-name="P30">«...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 Обычный, не психологический анализ не может удовлетворительно объяснить такое послушание... Большая часть таких заключенных были самоубийцами. Идти в газовую камеру – значило совершить самоубийство путем, не требующим энергии, обычно необходимой для выполнения такого решения.»</text:p>
      <text:p text:style-name="P2"><text:span text:style-name="Default_20_Paragraph_20_Font"><text:span text:style-name="T23"/></text:span></text:p>
      <text:p text:style-name="Text_20_body"><text:span text:style-name="T18">Все, что нужно было нацистам, это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давление было </text:span><text:span text:style-name="T24">специально разработанным </text:span><text:span text:style-name="_30__20_Text"><text:span text:style-name="T24">методом</text:span></text:span><text:span text:style-name="T18">, с единственной целью — получить абсолютное повиновение.</text:span></text:p>
      <text:p text:style-name="P3"><text:soft-page-break/>Результатом политики психологического давления в концлагерях стало до 6-ти миллионов жертв. Это около 70% еврейского населения в европейских странах. Ответственным за исполнение массового уничтожения евреев был никто иной, ка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3">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контролировал план уничтожения еврейского населения.</text:p>
      <text:p text:style-name="P3">Ханна Арендт, политический теоретик и историк еврейского происхождения, в качестве корреспондента провела анализ личности Эйхмана и «обстоятельств совершенных им преступлений».</text:p>
      <text:p text:style-name="P3"/>
      <text:p text:style-name="P32">«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21">Х. Арендт, «Банальность зла: Эйхман в Иерусалиме»</text:p>
      <text:p text:style-name="P3"/>
      <text:p text:style-name="P3"><text:soft-page-break/>Да, чудовищем Эйхман не был. Мы называем монстрами <text:s/>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3">И нет, я не говорю, что меня хотели убить, или лишить меня воли. Скорее всего, его действи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3">Я до сих пор считаю и надеюсь, что осознанно он не желал мне зла. Желать кому-то зла и заботиться о собственном благополучии за счет других — это далеко не одно и тоже.</text:p>
      <text:p text:style-name="P25">* * *</text:p>
      <text:p text:style-name="P3">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 Ими был проведен «Эксперимент пошаговых действий», который доказал, что если человек согласится сделать что-то незначительное, то вероятность того, что он выполнит что-то важное с расширенными условиями и требованиями увеличивается, чем если сразу попросить его выполнить важную и сложную работу. Позже эта техника получила название «Нога в дверях» и до сих пор используется в бизнесе.</text:p>
      <text:p text:style-name="P3"><text:soft-page-break/>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3">Представьте себе разницу между вещью, которую вы не знаете почему купили и она будет валяться до тех пор, пока вы ее кому-нибудь не подарите, и, например —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3">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3">Я приведу пример.</text:p>
      <text:p text:style-name="P3">Вы пришли в супермаркет за колбасой, вас встречает милая девушка и приглашает вас продегустировать сыр торговой марки. Вы подходите к дегустационному стенду и, пока вы наслаждаетесь вкусом, милая особа рассказывает вам где выросли коровы и на каких лугах они паслись.</text:p>
      <text:p text:style-name="Text_20_body"><text:span text:style-name="T18">Вы отметили, что сыр действительно вкусный, и уже было направились к колбасному ряду, как она предлагает вам </text:span><text:span text:style-name="_30__20_Text"><text:span text:style-name="T18">купить</text:span></text:span><text:span text:style-name="T18"> кусочек этого сыра... Она очень приветлива, сама по себе приятная, она потратила на вас свое время и угостила вас сыром. Вам неудобно ей отказать, к тому же, это просто сыр, и вы его покупаете.</text:span></text:p>
      <text:p text:style-name="P3"><text:soft-page-break/>Объяснение этому лежит в теории когнитивной психологии. Когниция (<text:span text:style-name="T5">от лат.</text:span> <text:span text:style-name="T5">cognitio</text:span> — познание, <text:span text:style-name="T5">cogitatio</text:span> — мышление) — это процесс, с помощью которого наше сознание получает, обрабатывает и хранит всю поступающую нам информацию, и трансформирует все эти данные в наше поведение. Существует два типа когнитивной структуры, каждый из которых описывает состояние человека:</text:p>
      <text:list xml:id="list40514930" text:continue-numbering="true" text:style-name="List_20_1">
        <text:list-item>
          <text:p text:style-name="P42">когнитивный консонанс — согласованность знаний и поведения;</text:p>
        </text:list-item>
        <text:list-item>
          <text:p text:style-name="P42">когнитивный диссонанс — противоречивость знаний и поведения.</text:p>
        </text:list-item>
      </text:list>
      <text:p text:style-name="P3">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3">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3">Итак, подошло время заканчивать это затянувшееся вступление и переходить к делу. Поехали.</text:p>
      <text:p text:style-name="P3">Говным гавно жили были...</text:p>
      <text:h text:style-name="P13" text:outline-level="1"><text:bookmark-start text:name="Glava_1__Eto_ieshchie_nie_koniets"/>Глава 1. Это еще не конец</text:h>
      <text:p text:style-name="P3"><text:bookmark-end text:name="Glava_1__Eto_ieshchie_nie_koniets"/>Возвращаюсь на много много лет назад, туда, где я — девчонка-пацанка, смелая, с армией друзей, сижу на подоконнике, свесив ноги с четвертого этажа общежития. Живая, простая, жила сегодняшним днем и ни о чем не парилась...</text:p>
      <text:p text:style-name="P3">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 Я повзрослела. Поняла, как оно бывает. Поняла что к чему и как это работает. Чтобы однажды почувствовать это еще раз и быть полностью уверенной — это она, любовь, только уже не такая милая и трепещущая, а настоящее, крепкое, сильное, выдержанное чувство.</text:p>
      <text:p text:style-name="P3">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 Определенно этот день, как в фильмах — стал роковой завязкой в сюжете. Но тогда я, естественно, об этом не догадывалась. Хотя эмоция была — «Это еще не конец». Именно это эхом <text:soft-page-break/>прошлось по моей голове, когда я впервые сказала «пока» новому знакомому.</text:p>
      <text:p text:style-name="P3">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 Я помню эту эмоцию. Она и сейчас необъяснима. Это ни с чем не сравнимо. Это было впервые и единожды. Но я подозреваю, как можно это назвать. Не побоюсь предположить — это была любовь с первого взгляда.</text:p>
      <text:p text:style-name="P3">Именно —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3">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3">Сейчас я пытаюсь вспомнить, о чем мне тогда «сказал» этот взгляд. Что в нем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3">Он улыбается или корчит «рожи», позирует или снимок спонтанный — везде один взгляд, и я не могу сказать, о чем он говорит. Видимо, именно это и привлекло меня в нем — неизвестность. Мне, наверное, стало интересно, что же там кроется за таким загадочным взгля<text:soft-page-break/>дом. И, подсознательно, я хотела получить ответ на свой вопрос.</text:p>
      <text:p text:style-name="P3">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ие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P3">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3">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3">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3">Оно здесь, со мной, внутри меня, никуда не уходит и дарит спокойствие. Это было волшебно.</text:p>
      <text:p text:style-name="P3">Так я влюбилась.</text:p>
      <text:h text:style-name="P13" text:outline-level="1"><text:bookmark-start text:name="Glava_2__Tablietka"/>Глава 2. Таблетка</text:h>
      <text:p text:style-name="P22"><text:bookmark-end text:name="Glava_2__Tablietka"/>Если человек говорит красиво, то лжет он еще красивее.</text:p>
      <text:p text:style-name="P3">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3">К этому возрасту все становятся личностями, и я была одной из них — личность. Тяжелая. Убежденная своими правилами, кодексами, хотя тогда в моем лексиконе еще не употреблялось это слово. Но они были. Кодексы. Честь, понятие справедливости, стремление помочь, искренность и простота. Честность, граничащая с тактичностью и девиз — «Хочешь — делай!».</text:p>
      <text:p text:style-name="P3">Так я и жила. Веселилась никому не в ущерб. И была счастлива.</text:p>
      <text:p text:style-name="P3">— У меня депресс!!!! Помоги! — пишу однажды мартовским днем другу, тому самому — общему.</text:p>
      <text:p text:style-name="P3"><text:soft-page-break/>— Да. Я тут. Излагай. Жалуйся.</text:p>
      <text:p text:style-name="P3">— Не жалей — подбодри, ты умеешь.</text:p>
      <text:p text:style-name="P3">— Хорошо сделаю. Только в каком собственно вопросе?</text:p>
      <text:p text:style-name="P3">— Весна. Я выходная. Сижу дома. Одна и ничего не делаю...</text:p>
      <text:p text:style-name="P3">— А не хочешь N. вызвонить? Он парень шабутной и весёлый...</text:p>
      <text:p text:style-name="P3">— Хочу...</text:p>
      <text:p text:style-name="P3">— Ну я его таки набрал и дозвонился. Он с удовольствием с тобой затусить рад бы. Набери его. Договоритесь...</text:p>
      <text:p text:style-name="P3">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тогда, когда я звала. А звала я его, когда мне нужно было «промыть мозги».</text:p>
      <text:p text:style-name="P3">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p text:style-name="P3">— Будешь много думать — сойдешь с ума...</text:p>
      <text:p text:style-name="P3">Но я постоянно думала. И — сходила с ума. Блин, как она была права!</text:p>
      <text:p text:style-name="P3">Мне всегда были интересны причины, того или иного поступка или события. Я думала, анализировала и пари<text:soft-page-break/>лась постоянно, хотя это просто надо отпустить и забыть, или наоборот — просто принять. Но нет. В моем случае это почему-то не работало.</text:p>
      <text:p text:style-name="P3">Не могу сказать, что я этого хотела. Нет. Прост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3">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3">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P3">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3">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3"><text:soft-page-break/>Он вел себя довольно просто, что дарило ощущение комфорта. И д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 с ума.</text:p>
      <text:p text:style-name="P3">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25">* * *</text:p>
      <text:p text:style-name="P3">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P3">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3">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text:soft-page-break/>попадает, например, в новую компанию, где ведет себя слегка зажато, стесняется — нет.</text:p>
      <text:p text:style-name="P3">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3">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3">Если же он попал в незнакомое ему окружение, например в ваше, то тут используется весьма приятный, на первый взгляд, тандем —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3">Уже после первых таких посиделок, вы услышите от своих друзей, что он классный парень/она очень милая девушка. И поверьте мне, вы тоже так будете думать, и мнение друзей будет очередным подтверждением того, что вы не ошиблись в своих наблюдениях. Так абьюзер цепляет.</text:p>
      <text:p text:style-name="P3"><text:soft-page-break/>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будет использовать этот прием, ведь ему нужно вас «зацепить», а не оттолкнуть. Вы обязательно заметите эту надменность, только чуть позже.</text:p>
      <text:p text:style-name="P3">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3">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P3">Это происходит довольно незаметно, но вы должны понимать, что он уже проверяет вас на выдержку, смотрит, на сколько охотно вы заглатываете наживку.</text:p>
      <text:p text:style-name="P3">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3"><text:soft-page-break/>Тут мужчинам стоит обратить внимание на то, что когда вы, например, ей звоните, она может быть занята, но не перезвонит, когда освободится, даже если обещала. И вы звоните снова. Если такие ситуации повторяются неоднократно — вас проверяют насколько вы настойчивы, насколько быстро вы готовы бежать за ней.</text:p>
      <text:p text:style-name="P3">Не удивляйтесь если на первых порах ваш идол захочет с вами расстаться со словами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 таки прогнулись и будете стараться сохранить эти отношения.</text:p>
      <text:p text:style-name="P3">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P3">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 — продолжения общения.</text:p>
      <text:p text:style-name="P3">В это время деструктив внимательно изучает вас, он понимает, что вы открыты и доверчивы, заботливы, нуждаетесь в общении с ним, разговорчивы, ведь именно ваша разговорчивость и открывает вас ему, как книгу...</text:p>
      <text:p text:style-name="P3"><text:soft-page-break/>Если вы дочитали до этих строк, то вы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 Но если ваши отношения уже закончились или на завершающей стадии, то вы никак не понимаете, как такой близкий по духу вам человек может причинять вам столько боли.</text:p>
      <text:p text:style-name="P25">* * *</text:p>
      <text:p text:style-name="P3">У меня было чуток по-другому. Мне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Примерно это я ответила своей подруге на ее предложение:</text:p>
      <text:p text:style-name="P3">— А почему бы тебе с ним не попробовать? Хороший парень...</text:p>
      <text:p text:style-name="P3">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 Любви не существует — повторяла я, — есть отношения, которые всегда заканчиваются. Люди расходятся. Теряются и забываются в осадке. А я боялась. Боялась его потерять. Человека. Друга. Я верила, что дружба — такая ненавязчивая, как у нас была — вечна. Очень долго верила.</text:p>
      <text:p text:style-name="P25"><text:soft-page-break/>* * *</text:p>
      <text:p text:style-name="P3">К тому же, у него была девушка. Он мне часто рассказывал о ней, как они познакомились, какая она. Он восхищался ею, и я про себя отмечала, что ей очень повезло. Но постепенно разговоры о ней прекратились, потом он начал намекать, что отношения с ней пошли под откос.</text:p>
      <text:p text:style-name="P3">Все плохо. Его постоянно «пилят», ему надоели ее психи, «ей только и нужны, что обнимашки» и «она слишком ми-ми-мишная», капризная... Я думала, как так? Такой парень — просто сказка! За что же она его так?!</text:p>
      <text:p text:style-name="P3">И вот лето. Близится мой день рождения. Я решила его пригласить, с его девушкой, конечно.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 Эта была грандиозная вечеринка в доме с бассейном. Мы веселились и отрывались.</text:p>
      <text:p text:style-name="P3">Они пришли под вечер. Я отметила, что она очень красивая и ухоженная. Я заметила между ними какое-то напряжение, и подумала, что они накануне, <text:span text:style-name="T5">в очередной </text:span><text:span text:style-name="T5">раз</text:span>, поругались. 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P3"><text:soft-page-break/>Она держалась молодцом — была общительная, сразу же влилась нашу уже поддатую компанию, была естественной и вела себя просто...</text:p>
      <text:p text:style-name="P3">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Text_20_body"><text:span text:style-name="_30__20_Text"><text:span text:style-name="T25">Это еще один пунктик, на который нужно обратить особое внимание — е</text:span></text:span><text:span text:style-name="T25">сли манипулятор проявляет к вам внимание, но при этом находится в паре, будьте уверены и даже не сомневайтесь — с вами будет тоже самое.</text:span><text:span text:style-name="_30__20_Text"><text:span text:style-name="T25"> Я еще вернусь к этой теме. Обязательно запомните этот момент.</text:span></text:span></text:p>
      <text:p text:style-name="P3">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с ней, когда я об этом даже не догадывалась.</text:p>
      <text:p text:style-name="P3">Через месяц-два где-то, мы снова встретились. На мой вопрос, как там его девушка, он мне сказал, что «ее больше нет». Я испугалась,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 Это уже была осень. Я не просто так уточняю временные промежутки. Это важно. Итак, они расстались.</text:p>
      <text:p text:style-name="P25"><text:soft-page-break/>* * *</text:p>
      <text:p text:style-name="P3">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p text:style-name="P3">— Если я приеду, то буду приставать...</text:p>
      <text:p text:style-name="P3">— Приезжай. — ответила я.</text:p>
      <text:p text:style-name="P3">Довольно романтично, на первый взгляд.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P3">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говорит его фраза.</text:p>
      <text:p text:style-name="Text_20_body"><text:span text:style-name="T18">Он не высказывает заинтересованности, как, например: «Да,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18">Если</text:span></text:span><text:span text:style-name="T18"> я приеду — </text:span><text:span text:style-name="_30__20_Text"><text:span text:style-name="T18">то</text:span></text:span><text:span text:style-name="T18"> буду приставать», прекрасно понимая, что мне и в голову не придет ему ответить что-то вроде: «А, да? Ну тогда не приезжай!»</text:span></text:p>
      <text:p text:style-name="Text_20_body"><text:span text:style-name="T18">Либо так — либо так. А теперь смотрите чего он этим добился — </text:span><text:span text:style-name="_30__20_Text"><text:span text:style-name="T18">я приняла решение</text:span></text:span><text:span text:style-name="T18">. Меня не спрашивали и не ставили перед выбором, меня поставили перед фак</text:span><text:soft-page-break/><text:span text:style-name="T18">том. Я бы сказала, что тот день положил начало его игре, но, на самом деле, его игра началась задолго до этого дня.</text:span></text:p>
      <text:p text:style-name="P3">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3">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3">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3">— Хорошо, что тогда между нами ничего не было...</text:p>
      <text:p text:style-name="Text_20_body"><text:span text:style-name="T25">Оказалось, что он сошелся со своей девушкой. П</text:span><text:span text:style-name="_30__20_Text"><text:span text:style-name="T25">редыдущие его отношения на тот момент еще были</text:span></text:span><text:span text:style-name="T25">. Бесповоротно заканчивались, но еще были. И он уехал. На полгода.</text:span></text:p>
      <text:h text:style-name="P13" text:outline-level="1"><text:bookmark-start text:name="Glava_3__Ostaniesh_sia_"/>Глава 3. Останешься?<text:bookmark-end text:name="Glava_3__Ostaniesh_sia_"/></text:h>
      <text:p text:style-name="P3">Поздним весенним вечером зазвенел телефон. Новое сообщение:</text:p>
      <text:p text:style-name="P3">— Брожу по ночному городу. Думаю о тебе, вспоминаю...</text:p>
      <text:p text:style-name="P3">— Привет. — отвечаю я — Как жизнь?</text:p>
      <text:p text:style-name="P3">— Мы на маёвку собираемся. Приезжай.</text:p>
      <text:p text:style-name="P3">— Время? Место?</text:p>
      <text:p text:style-name="P3">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Я дала ей имя Элис. Тяжелый, только что политый подвесной вазон с белоснежной красавицей, купленной по пути... Потом он будет вспоминать:</text:p>
      <text:p text:style-name="P3">— Я увидел ее с цветком и сказал себе: «Все, чувак, ты попал. Сопротивляться больше нет смысла...»</text:p>
      <text:p text:style-name="P3">Как романтично!</text:p>
      <text:p text:style-name="P3">Вспоминая тот день, я в замешательстве. Это была странная компания странных людей. К вечеру пошел мелкий дождь. Было неуютно и уютно одновременно. Потому, что он.</text:p>
      <text:p text:style-name="P3"><text:soft-page-break/>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3">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text:p>
      <text:p text:style-name="P3">Мы встретились взглядами. 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3">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p text:style-name="P3">— Останешься?</text:p>
      <text:p text:style-name="P3">— Останусь. — ответила я.</text:p>
      <text:p text:style-name="P3">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Text_20_body"><text:soft-page-break/><text:span text:style-name="T18">Он спросил меня, останусь ли я, а своим «останусь» — я </text:span><text:span text:style-name="_30__20_Text"><text:span text:style-name="T18">опять приняла решение</text:span></text:span><text:span text:style-name="T18">, а он снова, по сути, ничего не предпринял. Я сама пришла к нему в руки. Он не завоевывал меня и не добивался. Это был вопрос, в котором он не проявил ни настойчивости, ни выявил желания, чтоб я действительно осталась. Ему даже не пришлось напрягаться — завоевывать, делая жесты, дарить подарки.</text:span></text:p>
      <text:p text:style-name="P3">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3">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Он создает иллюзию как раз в тот момент, когда точно знает, что это сработает.</text:p>
      <text:p text:style-name="Text_20_body"><text:span text:style-name="T18">Это завуалированное странное внимание воспринимается жертвой, как «да». Жертва начинает строить отношения, еще не понимая, что делает это </text:span><text:span text:style-name="_30__20_Text"><text:span text:style-name="T18">одна</text:span></text:span><text:span text:style-name="T18"> и </text:span><text:span text:style-name="_30__20_Text"><text:span text:style-name="T18">для него</text:span></text:span><text:span text:style-name="T18">. Постепенно эта живость и жизнерадостность надоедает манипулятору, и он начинает тушить этот огонь, по чуть-чуть подливая воды. Растопчет пепел. И пойдет искать новый подходящий экземпляр.</text:span></text:p>
      <text:p text:style-name="P3">Меня никто не звал — я сама. То, что он мне задал вопрос именно в такой форме, свидетельствует о том, что он просто «умыл руки». Я приняла решение.</text:p>
      <text:p text:style-name="P3"><text:soft-page-break/>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3">И да, оргазма не было.</text:p>
      <text:h text:style-name="P13" text:outline-level="1"><text:bookmark-start text:name="Glava_4__Zachiem_platit__bol_shie_"/>Глава 4. Зачем платить больше?<text:bookmark-end text:name="Glava_4__Zachiem_platit__bol_shie_"/></text:h>
      <text:p text:style-name="P3">Он жил в пригороде. Снимал однушку за больше, чем половину своей мизерной ставки. Фрилансил вечерами. Я жила в городе, работала по ночам и снимала комнату в трёшке. И — ездила к нему на такси после работы. В мои выходные приезжал он с ночевкой, ведь так удобнее ездить на работу в центр.</text:p>
      <text:p text:style-name="P3">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Любоff/on». Мне стало мало.</text:p>
      <text:p text:style-name="Text_20_body"><text:span text:style-name="T18">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text:span text:style-name="_30__20_Text"><text:span text:style-name="T18">себе</text:span></text:span><text:span text:style-name="T18"> купил по пути ко мне, но всегда угощался. Моя мама как-то спросила: «А что он приносит? Конфеты, вино?...» Я ответила:</text:span></text:p>
      <text:p text:style-name="P3">— Ничего.</text:p>
      <text:p text:style-name="P3">— Как? Что, приходит с пустыми руками?!</text:p>
      <text:p text:style-name="P3">— Мам, ну мы же взрослые люди, все все понимают. К чему эта показуха?</text:p>
      <text:p text:style-name="P3"><text:soft-page-break/>Ох, как мама была права!</text:p>
      <text:p text:style-name="P3">Первое, что я сделала — навела у него порядки.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3">На не застекленном балконе была криво натянутая веревка, на которой сушились его постиранные вещи. Сушились они, я полагаю, долго, ибо развешаны они были кучей одна на одной, смятые, и напоминали половые тряпки у уборщиц в подсобках.</text:p>
      <text:p text:style-name="P3">В комнате, если было видно (по разводам), что пытались убирать, то по углам уже «жили демоны». Там же не видно, если не заглядывать! Кухня была засрана от А до Я. Поверхности, засаленный пол, подоконник и холодильник, с уже грибами вместо продуктов...</text:p>
      <text:p text:style-name="P3">К слову, трахались мы первый раз на серо-бежевой махровой простыне, некогда бледно-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3">Укрывались пледиком, тем самым, с пикника. Подушка, по ее виду, была наглым образом украдена у бомжей — без наволочки и вся в пятнах. Но ведь с милым рай и в шалаше...</text:p>
      <text:p text:style-name="P3">Помню, когда я постирала это плед, то выслушала от милого претензии, ведь у этого невзрачного пледика, как оказалось, была целая история. На нем перетрахались все и со всеми... Это было сказано с шуточной ин<text:soft-page-break/>тонацией. Мне и в голову не могло придти, что это правда. А это была правда...</text:p>
      <text:p text:style-name="P3">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Domestos.</text:p>
      <text:p text:style-name="P3">Единственное, что в его доме было чистым, так это компьютерный стол, за которым он фрилансил и шпилил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3">В общем, вся эта картина показатель того, что человек — засранец и редкостный неряха. Он жил один, а одному, порой, много не надо. И его все устраивало. Но ведь теперь он не один. Мы пара. Все изменится...</text:p>
      <text:p text:style-name="P25">* * *</text:p>
      <text:p text:style-name="P3">Первое время все было хорошо. Обнимая меня он часто говорил:</text:p>
      <text:p text:style-name="P3">— Блин, Каминская, я не могу поверить, что это ты!</text:p>
      <text:p text:style-name="P3">Мы дорвались друг к другу, мы не могли друг другом насладиться. Это было похоже на сказку! Но мне было <text:soft-page-break/>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3">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text:p>
      <text:p text:style-name="P3">Он не упирался, но внятное «да» я услышала только после вот этих моих аргументов. И мы нашли квартиру. Я продолжала принимать решения и строила отношения, не подозревая, какая будет «благодарность».</text:p>
      <text:p text:style-name="P3">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3">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качества, за которые, по его словам — он меня полюбил. Теперь они вызывали у него отвращение и стыд.</text:p>
      <text:p text:style-name="P3">К слову, уже тогда можно было сообразить, что он совершенно безынициативен. При том что он экономист по образованию, он совершенно не считал деньги. Кто-то может сказать, что он просто не хотел съезжаться. Нет. Хотел. Просто не хотел прилагать усилия.</text:p>
      <text:p text:style-name="P3"><text:soft-page-break/>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принимать все новые решения, и, как следствие — ответственность за эти решения ложились на мои плечи.</text:p>
      <text:h text:style-name="P13" text:outline-level="1"><text:bookmark-start text:name="Glava_5__Introviert"/>Глава 5. Интроверт<text:bookmark-end text:name="Glava_5__Introviert"/></text:h>
      <text:p text:style-name="P23">Но одна лишь склонность к интроверсии не сделает из вас мыслителя.</text:p>
      <text:p text:style-name="P29">Автор неизвестен</text:p>
      <text:p text:style-name="P3">Нашим отношениям примерно месяца два, и мы столкнуться с притирками. У нас были разные графики и виделись мы реже, чем того хотелось. В один прекрасный момент я соскучилась и захотела вот-так-вот просидеть в обнимку наедине в «ничегонеделании», как, например, месяц назад, когда, обнимая меня, все еще не мог в это поверить.</text:p>
      <text:p text:style-name="P3">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p text:style-name="P3">— Мы же живем вместе, что тебе еще надо?!</text:p>
      <text:p text:style-name="P3">Люди с нарциссическим расстройством личности очень поглощены идеей о собственной свободе от любых пра<text:soft-page-break/>вил. Называя себя «интровертом», он лишь пытался оправдать свое равнодушие, которое раньше хоть как-то скрывал, <text:span text:style-name="T5">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3">Он ищет объяснение, почему, например, его иногда бесят окружающие люди, и находит их в дешевых статьях о <text:span text:style-name="T5">полюсах личности</text:span>. Он узнает себя в описании понятия «интроверт», и этот ответ его удовлетворяет.</text:p>
      <text:p text:style-name="P3">Он хочет побыть один потому, что он — интроверт. Очень удобно. Но при этом, почему-то, это утверждение не мешает ему комфортно проводить время в больших компаниях, легко знакомиться с новыми людьми, активно участвовать в оживленных беседах и при этом веселиться без ущерба своей «отшельнической» натуре.</text:p>
      <text:p text:style-name="P3">На свой вопрос «почему?» он искал ответы не в той области.</text:p>
      <text:p text:style-name="P3">Интроверт! Будучи первезным нарциссом,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 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3">Зато, если ему что-нибудь от меня надо — мы будем говорить до трех ночи, и ему наплевать, что я зеваю 20 <text:soft-page-break/>раз в минуту и мне рано вставать на работу. Для него это важно. Я не могла просто встать и уйти, как он обычно делал. Обидеть его, означало сделать себе же хуже, но об этом позже.</text:p>
      <text:p text:style-name="P3">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по праздникам». В общем, сказка закончилась. Я его хотела постоянно. Но стоило мне подойти к нему, как я слышала:</text:p>
      <text:p text:style-name="P3">— Ты же знаешь — я интроверт. Давай потом.</text:p>
      <text:p text:style-name="P25">* * *</text:p>
      <text:p text:style-name="P3">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обществе.</text:p>
      <text:p text:style-name="P3">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3">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нас миром.</text:p>
      <text:p text:style-name="P3"><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text:p>
      <text:p text:style-name="P3">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3">Не интроверт и не экстраверт. Ни вы, ни я, ни кто бы то ни было. Это просто банальные отговорки с единственной целью — оправдать склонность или свое поведение в данный конкретный момент времени.</text:p>
      <text:p text:style-name="P3">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25">* * *</text:p>
      <text:p text:style-name="P3">Не прошло и пару месяцев, как мы съехались, как однажды, придя домой с ночной смены, я увидела на его включенном компьютере фотографию во весь экран. Он спал, и, по всей видимости, забыл ее закрыть.</text:p>
      <text:p text:style-name="P3">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text:p>
      <text:p text:style-name="P3"><text:soft-page-break/>Я не знаю, была ли это картинка из интернета или фото «постельной» сцены с одной из его бывших, но суть была ясна. Он развлекался сам с собой, как прыщавый подросток, когда у него есть девушка.</text:p>
      <text:p text:style-name="Text_20_body"><text:span text:style-name="T18">На мой вопрос: «Как это понимать?», он ответил, что это ничего не значит, и, как и всегда, замял эту тему так, </text:span><text:span text:style-name="T25">что </text:span><text:span text:style-name="_30__20_Text"><text:span text:style-name="T25">я даже не поняла, как он так просто ушел от объяснений</text:span></text:span><text:span text:style-name="T25">!</text:span></text:p>
      <text:p text:style-name="P3">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Text_20_body"><text:span text:style-name="T18">Так или иначе, его отношение и поведение тогда говорило мне о том, что </text:span><text:span text:style-name="_30__20_Text"><text:span text:style-name="T18">со мной что-то не так</text:span></text:span><text:span text:style-name="T18">, н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перевешивая их на несчастных жертв.</text:span></text:p>
      <text:p text:style-name="P3">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Замешательство! Еще вчера все было хорошо, но уже сегодня что-то не так.</text:p>
      <text:p text:style-name="Text_20_body"><text:span text:style-name="T18">Что не так? Что-то во мне? Ну да, раз </text:span><text:span text:style-name="_30__20_Text"><text:span text:style-name="T18">он</text:span></text:span><text:span text:style-name="T18">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Text_20_body"><text:soft-page-break/><text:span text:style-name="T18">И я задавала и задавала себе эти вопросы, не представляя даже куда смотреть, где искать на них ответы. И нашла — я недостаточно хороша для него</text:span><text:span text:style-name="_30__20_Text"><text:span text:style-name="T18">, надо стараться стать лучше</text:span></text:span><text:span text:style-name="T18">. Для него.</text:span></text:p>
      <text:p text:style-name="P3">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Пятница. Суббота. В воскресенье я все еще его хочу! У меня ведь мужик под боком, а я недолюбленная! Похожу к нему, целую, и слышу:</text:p>
      <text:p text:style-name="P3">— У меня создается впечатление, будто тебе кроме секса и обнимашек больше ничего не нужно...</text:p>
      <text:p text:style-name="P3">Потом, в самый неожиданный для меня момент, особенно когда я чем-то занята, он вдруг изъявлял желание побыть вместе. Получив кучу комплиментов от милого после близости, я снова сталкивалась с его равнодушием в <text:span text:style-name="T5">этом </text:span><text:span text:style-name="T7">плане.</text:span></text:p>
      <text:p text:style-name="Text_20_body"><text:span text:style-name="T18">Конечно меня это обижало, и я обижалась, но — </text:span><text:span text:style-name="T24">старалась</text:span><text:span text:style-name="T18"> быть еще лучше, чтоб не расстраивать, чтоб не злить. Я уже старалась реже подходить, но, чем реже я проявляла свои желания, тем крепче он привыкал к тому, что </text:span><text:span text:style-name="_30__20_Text"><text:span text:style-name="T18">мне ничего не нужно</text:span></text:span><text:span text:style-name="T18">. Я же молчу.</text:span></text:p>
      <text:p text:style-name="P3">Но 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Text_20_body"><text:soft-page-break/><text:span text:style-name="T18">Получается, что кто-то </text:span><text:span text:style-name="_30__20_Text"><text:span text:style-name="T18">одна</text:span></text:span><text:span text:style-name="T18">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3">Казалось бы, такое поведение в отношениях встречается сплошь и рядом. Практически в каждой семье и с ее стороны и с его может начаться такого рода игнор. <text:span text:style-name="T17">Существует множество факторов, в связи с которыми п</text:span>оловая жизнь не вызывает уже былого трепета, как, например, в конфетно-цветочный период...</text:p>
      <text:p text:style-name="P3">Может случиться так, что охваченной стрессами после рождения ребенка или рабочими форс-мажорами женщине не до интима, как говорится.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3">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3">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3"><text:soft-page-break/>Защитник, воин и — самец. Удовлетворяя свою женщину, мужчина чувствует свою силу, свое мужское начало, что удовлетворяет и его самого.</text:p>
      <text:p text:style-name="P3">Итак, как мы поняли, что существует множество различных обстоятельств, которые влияют на интимную жизнь партнеров: время, проблемы, появление детей. Но не в конфетно-цветочный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3">Да, именно в этот период я оказалась виноватой, наказаной, даже не получив то, чего хотела. Как это унизительно просить близости в отношениях! Такой неприятный осадок всегда оставался. Так мы и жили. Я хотела его, потому, что любила и мне его было слишком мало. А он хотел побыть один, потому что:</text:p>
      <text:p text:style-name="P3">— Мы же живем вместе, что тебе еще надо?!</text:p>
      <text:p text:style-name="P3">Или:</text:p>
      <text:p text:style-name="P3">— Ты же знаешь - я интроверт.</text:p>
      <text:p text:style-name="P3">И правда, мы ведь вместе, казалось бы... Но в этом и ирония. Отталкивая меня он все сильнее меня притягивал теми редкими моментами, в которых проявлял ко мне внимание. Дрессировка: «Вот тебе кусочек. Больше пока нет. Будет — дам еще.»</text:p>
      <text:p text:style-name="P3">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text:soft-page-break/>понимаю, что происходит», а непонимание порождает постоянные сомнения и поиски ответов. Напряжение.</text:p>
      <text:p text:style-name="P25">* * *</text:p>
      <text:p text:style-name="P3">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просто он сейчас... немного занят...</text:p>
      <text:p text:style-name="P3">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3">Я ждала, когда он сам захочет, но даже в том случае, не могла в полной мере насладиться этой близостью из-за негативных ассоциаций. Это было моим знакомством с когнитивным диссонансом — я хотела с ним близости, потому что любила и не хотела, ведь он меня отвергал, одновременно.</text:p>
      <text:p text:style-name="P3">В последние пару месяцев отношений секса просил уже он, и я ловила себя на мысли, что теперь я ссылаюсь на «головную боль» или действительно устала, что раньше не мешало мне кувыркаться с ним в постели, а наоборот — было «лекарством».</text:p>
      <text:p text:style-name="P3">Мысли о близости с ним ассоциировались у меня с негативом, он перестал меня возбуждать и каждый раз, когда дело к тому шло, я просто находила себе другое <text:soft-page-break/>занятие, объясняя это тем, что сначала нужно сделать все дела, а потом уже развлекаться.</text:p>
      <text:p text:style-name="P25">* * *</text:p>
      <text:p text:style-name="P3">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 А ведь я все еще не понимала, что происходит.</text:p>
      <text:p text:style-name="Text_20_body"><text:span text:style-name="T18">Интроверт, так интроверт. Так забейся ты в чулан и сиди размышляй о жизни, но нет. Друзья да! Кому-то помочь? Да. Помочь мне — занят. Шпилить — да, потрахаться — занят. И я погрузилась в долгие раздумья на тему</text:span><text:span text:style-name="T25">: «Ч</text:span><text:span text:style-name="_30__20_Text"><text:span text:style-name="T25">то со мной не так?»</text:span></text:span><text:span text:style-name="T25">.</text:span><text:span text:style-name="T18"> Что-то выпало из моего внимания и я не понимала, что именно.</text:span></text:p>
      <text:p text:style-name="P3">Он привязывал меня к себе еще крепче, но при этом держался на расстоянии, объясняя тем, что я нарушаю его личное пространство. Это всегда очень раздражало меня. Потому, что я уже тогда не видела тандема, дуэта...</text:p>
      <text:p text:style-name="P3">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Мы стали критически мало времени проводить вместе. Благо, что не дошло дело до «волшебной палочки» по голове.</text:p>
      <text:p text:style-name="P3"><text:soft-page-break/>И это не тот случай, когда он мне давал, а мне было мало. Он не давал ничего, и наказывал тогда, когда я просила хоть что-то.</text:p>
      <text:p text:style-name="P3">Появились первые признаки недосказанности и «мутности». Расшифровывая его поведение сейчас, я понимаю, что уже тогда он начал врать, часто заставлял меня его ждать, и этим ожиданием вырабатывал все новые и новые позывы зависимости от его общества.</text:p>
      <text:p text:style-name="P3">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3">Это было странно, но уже тогда я неосознанно понимала, что я в его жизни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text:p>
      <text:p text:style-name="P3">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его неутолимого желания сыграть «боёчек».</text:p>
      <text:p text:style-name="P25"><text:soft-page-break/>* * *</text:p>
      <text:p text:style-name="P3">Хочу заметить, что многие люди любят увлечься чем-то и побыть наедине с собой, и я тоже. Будь-то компьютерная игра или чтение книги, вышивание крестиком или прогулка наедине со своими мыслями — любое занятие может стать отдушиной после тяжелого дня и прекрасным способом привести свои мысли в порядок, или просто отдохнуть мозгами.</text:p>
      <text:p text:style-name="Text_20_body"><text:span text:style-name="T18">Это нормально. Но когда это занятие отбирает </text:span><text:span text:style-name="_30__20_Text"><text:span text:style-name="T18">все</text:span></text:span><text:span text:style-name="T18"> свободное время, отношения перестают быть здоровыми и начинают приносить боль.</text:span></text:p>
      <text:p text:style-name="Text_20_body"><text:span text:style-name="T18">Когда один из партнеров </text:span><text:span text:style-name="_30__20_Text"><text:span text:style-name="T18">слишком часто</text:span></text:span><text:span text:style-name="T18"> предпочитает заняться «чем-то своим», нежели общим делом или совместить отдых и досуг, это свидетельствует о намеренной отчужденности и безразличии, что несомненно вызовет ряд негативных эмоций со стороны второго партнера и станет толчком для начала этапа выяснений отношений.</text:span></text:p>
      <text:p text:style-name="P3">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моих. Я просила его не идти так быстро, но он игнорировал мои просьбы, заставляя меня догонять его.</text:p>
      <text:p text:style-name="P3">Я даже пыталась экспериментировать и шла настолько быстро, чтобы идти с ним наравне. Но если я ускоряла шаг, то и он ускорялся, и всегда был впереди, а мне приходилось почти бежать за ним, как хвостик. Психоло<text:soft-page-break/>гия говорит, что манера широко шагать свойственна экстравертам.</text:p>
      <text:p text:style-name="P3">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отвлекла его от прослушивания его любимой музыки.</text:p>
      <text:p text:style-name="P3">Гулять с ним было мягко говоря — скучно. К слову, я приспособилась и к этому — читала или тоже слушала музыку, но вся ирония в том, что стоит его телефону разрядиться, то становилось скучно ему. И? Что он делал? Отвлекал меня от чтения или музыки, и заводил внезапно появившуюся интересную тему.</text:p>
      <text:p text:style-name="P3">Он стал все чаще уходить от прямых ответов. Его аргументы стали слабыми. Он уклонялся от решений любых проблем. Стал чаще обижаться, когда я его просила что-то сделать, или открытым текстом заявлял, что я нарушаю его покой.</text:p>
      <text:p text:style-name="Text_20_body"><text:span text:style-name="T18">Мои просьбы стали восприниматься в «штыки». Уже тогда он мог пообещать что-то сделать, но</text:span><text:span text:style-name="T25"> </text:span><text:span text:style-name="_30__20_Text"><text:span text:style-name="T25">не сдерживал свое слово в самый последний момент</text:span></text:span><text:span text:style-name="T25">.</text:span><text:span text:style-name="T18"> Это порождало во мне ощущение, что меня обманули и вызывало чувство обиды, хоть он и красноречиво описывал причины.</text:span></text:p>
      <text:p text:style-name="Text_20_body"><text:span text:style-name="T18">Я жду его дома, потому что он заставляет меня это делать своими обещаниями, но к назначенному времени оказывается, что появилось «срочное дело», как раз в тот момент, когда его обещание должно быть выполнено. </text:span><text:soft-page-break/><text:span text:style-name="T18">Это не единичный случай. Так было практически каждый день, когда у </text:span><text:span text:style-name="_30__20_Text"><text:span text:style-name="T18">нас</text:span></text:span><text:span text:style-name="T18"> были договоренности.</text:span></text:p>
      <text:p text:style-name="P3">О изменениях в планах он всегда говорил с сожалением, <text:span text:style-name="T5">показывая</text:span>, что и сам расстроен, получал мое понимание и занимался своими делами. «Всегда» — единственное слово, которое описывает частоту таких таких случаев.</text:p>
      <text:p text:style-name="P3">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3">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25">* * *</text:p>
      <text:p text:style-name="P3">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выбирать свою эмоцию по отношению к чему либо.</text:p>
      <text:p text:style-name="P3">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text:soft-page-break/>любого характера, будь то хобби или музыкальные вкусы.</text:p>
      <text:p text:style-name="Text_20_body"><text:span text:style-name="T18">Мы выбираем жанры, характер развлечений и </text:span><text:span text:style-name="_30__20_Text"><text:span text:style-name="T18">людей</text:span></text:span><text:span text:style-name="T18">, сущность которых нам, так или иначе, близка или подходит по ряду качеств, руководствуясь своим отношением к этим качествам и, соответственно, выбираем людей, суждения которых похожи на наши.</text:span></text:p>
      <text:p text:style-name="P3">Мы выбираем сами, как нам реагировать, и эта реакция основывается как раз на ряде убеждений и принципов, которые формируют наши характеры.</text:p>
      <text:p text:style-name="P3">Мы выбираем людей по схожести их мировоззрения со собственным внутренним миром, потому что хотим, чтоб нас понимали, и держимся рядом с ними благодаря совпадениям наших черт. Ведь похожего человека легче понять.</text:p>
      <text:p text:style-name="Text_20_body"><text:span text:style-name="T18">И вот тут стоит отметить, что понимание — это своего рода </text:span><text:span text:style-name="_30__20_Text"><text:span text:style-name="T18">способность поставить себя на место другого</text:span></text:span><text:span text:style-name="T18">, что сразу дает объяснение поступкам и действиям. А схожесть облегчает этот процесс для обеих сторон.</text:span></text:p>
      <text:p text:style-name="P3">В моих отношениях было также — меня призывали понять, что обстоятельства изменились, и я ставила себя на его место. Но при этом, вызывали чувство вины, если я протестовала, что отбирало у меня возможность выбирать, как к этому относиться.</text:p>
      <text:p text:style-name="P3">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3"><text:soft-page-break/>Стоит ли говорить, что мои попытки воззвать к пониманию оборачивались для меня крайне неприятными последствиями? Он говорил, что ему нужен «надежный тыл» в тот самый момент, когда я о чем-то хотела его попросить.</text:p>
      <text:p text:style-name="P3">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3">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3">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3">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P3">А она под тем бинтиком ноет, печет —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text:soft-page-break/>расстраивать заботливого. Ты потерпишь. Но потом, в какой-то момент, не выдерживаешь от боли и срываешь этот бинт.</text:p>
      <text:p text:style-name="P3">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3">Любой нормальный человек в отношениях — понимает им ценность, пытается их сохранить. Поэтому первые признаки манипулирования воспринимаются, как недоразумение. «Скоро все наладится, ему просто нужно отдохнуть...» Ведь было же все в порядке! Ну и конечно — поиск своей вины. Он отвлекал от выяснений отношений на какое-то время.</text:p>
      <text:p text:style-name="P3">Потом возникало желание поговорить, обсудить это недоразумение, и, так как мы уже знаем, что мудаки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3">В ходе разговора я получала свое «заслуженное»:</text:p>
      <text:p text:style-name="P3">— Что ты выдумываешь?</text:p>
      <text:p text:style-name="P3">Или:</text:p>
      <text:p text:style-name="P3">— Ты поражаешь меня своей иррациональностью!</text:p>
      <text:p text:style-name="P3"><text:soft-page-break/>И шла в угол зализывать свои ранки и думать, как сделать так, чтоб теперь за эту иррациональность простили.</text:p>
      <text:p text:style-name="P3">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 ведь его аргументы и объяснения порой были даже абсурдными.</text:p>
      <text:p text:style-name="P3">Но и это было тактическим методом, который лишь «сбивал с толку», а приправа из мгновенных обвинений и упреков в непонимании лишь закрепляла его позицию «жертвы», с которой не считаются. Мои чувства во внимание не принимались.</text:p>
      <text:p text:style-name="P3">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и не в лучшую сторону. Не для нас. Нет. Для меня.</text:p>
      <text:p text:style-name="P3">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25"><text:soft-page-break/>* * *</text:p>
      <text:p text:style-name="P3">Интроверты, по своей характеристике, спокойны, вдумчив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3">Проведем параллель.</text:p>
      <text:p text:style-name="P43">Немногословность.</text:p>
      <text:p text:style-name="P3">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43">Пунктуальность.</text:p>
      <text:p text:style-name="P3">Я знаю историю, как ему доверили ж/д билеты, а он проспал на поезд, не поехал сам и подвел еще нескольких человек, и подобных ситуаций было больше, чем несколько. Он совершенно безответственен не только, когда речь касается чужих интересов, но и его собственных. «Проспать свое счастье» — это про него!</text:p>
      <text:p text:style-name="P43">Педантичность.</text:p>
      <text:p text:style-name="P3">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text:soft-page-break/>отсутствия контроля над стечением обстоятельств или над своей жизнью. Так же педантам характерна забота о своем здоровье, среди них практически не встречаются случаи алкоголизма и наркомании. </text:p>
      <text:p text:style-name="P3">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правил, кроме тех, которые он сам устанавливает и меняет, когда ему это выгодно.</text:p>
      <text:p text:style-name="P3">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себе отсчет и, как в этих случаях, часто все делал «на автомате». Так что, нет — педантизм ему не свойственен.</text:p>
      <text:p text:style-name="P43">Независимость в суждениях.</text:p>
      <text:p text:style-name="P3">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43">Сила воли.</text:p>
      <text:p text:style-name="P3">Если я правильно понимаю, то здесь речь идет о самодисциплине, способности преодолевать препятствия на пути к достижению своих целей.</text:p>
      <text:p text:style-name="P3">Цель: стать качком.</text:p>
      <text:p text:style-name="P3"><text:soft-page-break/>Действия: покупка абонемента и дорогой брендовой спортивной сумки (стоимостью, как годовой абонемент).</text:p>
      <text:p text:style-name="P3">Достижение: спортивная сумка превратилась в дорожную, абонемент использовался лишь в течении месяца.</text:p>
      <text:p text:style-name="P3">Цель: стать водителем байка.</text:p>
      <text:p text:style-name="P3">Действия: ходил на курсы по вождению.</text:p>
      <text:p text:style-name="P3">Достижение: курсы не закончил.</text:p>
      <text:p text:style-name="P3">Этот список можно продолжить, но зачем, когда итак все ясно. </text:p>
      <text:p text:style-name="P43">Самоанализ.</text:p>
      <text:p text:style-name="P3">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такими качествами.</text:p>
      <text:p text:style-name="P3">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Ведь самоанализ по определению подразумевает результат и не может стоять в одном ряду с ленью.</text:p>
      <text:p text:style-name="P25">* * *</text:p>
      <text:p text:style-name="P3">Рассматривая характеристику нарциссической личности, стоит отметить положительные качества этого индивида, такие, как трудолюбие, целеустремленность и амбициозность. Но проблема в том, что при достижении <text:soft-page-break/>своих целей, люди для него — лишь инструменты для поставки ресурсов, не более. Использовав одних, он избавлялся от них, и переключался на поиски новых ресурсов.</text:p>
      <text:p text:style-name="P3">Он уходит оттуда, где его не ценят. Он не способен смириться с непризнанностью. Поэтому цель, которую он себе поставил, как правило, не была достигнута, и, в его интерпретации — виноваты другие, помешали. Зачастую, речь идет о том человеке, который не оценил или занизил его способности.</text:p>
      <text:p text:style-name="P3">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3">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3">Только сейчас, оглядываясь назад, я понимаю, что моя влюбленность уже тогда превратилась в зависимость.</text:p>
      <text:p text:style-name="P3">Только сейчас я задаю себе вопрос: «Я влюбилась в его отношение ко мне или в красивую демонстрацию?»</text:p>
      <text:p text:style-name="P3">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3"><text:soft-page-break/></text:p>
      <text:p text:style-name="P30">«Большинство людей не видят ловушки, в которой находятся.»</text:p>
      <text:p text:style-name="P21">Роберт Кийосаки</text:p>
      <text:p text:style-name="P3"/>
      <text:p text:style-name="P3">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p text:style-name="P3">— Не мешай мне жить, женщина! — якобы в шутку, часто говорил он.</text:p>
      <text:p text:style-name="P3">Но, как мы знаем, в каждой шутке есть доля шутки, а остальное — правда.</text:p>
      <text:p text:style-name="P25">* * *</text:p>
      <text:p text:style-name="P3">И тут нас приглашают в гости. Это была прекрасная возможность развеяться и поговорить с живыми людьми! Конечно я согласилась, но он сказал, что никуда не пойдет — нет настроения.</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3"><text:soft-page-break/>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3">Он часто фрилансил, но еще чаще — <text:s/>шпилил<text:note text:id="ftn0" text:note-class="footnote"><text:note-citation text:label="*">*</text:note-citation><text:note-body><text:p text:style-name="Footnote">Шпилить <text:span text:style-name="T5">(от нем. Spielen)</text:span><text:span text:style-name="T7"> — играть.</text:span></text:p></text:note-body></text:note>. Когда я предлагала провести время вместе, он напоминал мне, что интроверт, и продолжал заниматься своими делами.</text:p>
      <text:p text:style-name="P3">— Погуляй без меня. — говорил он.</text:p>
      <text:p text:style-name="P3">И вот, когда я так и сделала — не стала настаивать и пошла гулять сама,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деньги. Вот даже сейчас я оправдываюсь...</text:p>
      <text:p text:style-name="P25">* * *</text:p>
      <text:p text:style-name="P3">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3">Он подкармливал меня надеждой и обещаниями, введя в еще большую зависимость — в состояние ожидания <text:soft-page-break/>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3">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о напишу об этом). Ему было ни к чему давать мне возможность обзавестись новым.</text:p>
      <text:p text:style-name="P3">Надев маску жертвы, он упреками вызвал во мне чувство вины за то, что я «бросила его одного», а так в отношениях не поступают! Либо вместе, либо никак.</text:p>
      <text:p text:style-name="P3">И что мы видим — снова противоречия. «Почему ты не можешь провести время без меня!?» - «Как ты могла оставить меня одного!?»</text:p>
      <text:p text:style-name="P3">Но на самом деле ему нужно было оградить меня от какого-либо общения, дабы лишить меня любой попытки получить поддержку со стороны; держать меня в под давлением, потому что так легче «руководить», и мои попытки расслабиться и отвлечься противоречили его плану держать меня в постоянном психологическом напряжении; исключить любую возможную «попытку бегства» от этого безумия, в которое он меня погружал с каждым днем все глубже и глубже, что закрепляло его позиции господина и увеличивало его власть надо мной.</text:p>
      <text:p text:style-name="P25"><text:soft-page-break/>* * *</text:p>
      <text:p text:style-name="P3">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И вы наверное тоже так подумали — просто не сошлись характерами. Потребности не совпали...</text:p>
      <text:p text:style-name="P3">Но в таком случае пары расходятся, а он держал меня возле себя и всегда возвращал, когда мне все надоедало и я от него уходила. Так что нет. Я склонна полагать, что ему это было нужно. Он утверждался за счет таких вот действий, за счет меня и моей любви.</text:p>
      <text:p text:style-name="P3">Да, в этой главе речь идет о первезном нарциссизме, а это, к сожалению, часто встречающееся явление. Практически все отношения, связанные с жестокой манипуляцией, психологическим садизмом, пассивной агрессией и абьюзом — ведут к теме нарциссизма.</text:p>
      <text:p text:style-name="P3">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это ненормально, он устраивал демонстрацию своей большой любви ко мне, и я его прощала.</text:p>
      <text:p text:style-name="P3">Постепенно его власть надо мной эволюционировала, и его техники влияния совершенствовались. Там, где, казалось бы, я должна включить мозги и начать заботиться о себе, вспомнить, что такое любовь к себе, мне <text:soft-page-break/>подсовывали все новую и новую «правду», внушая неуверенность в себе и обесценивая мою значимость.</text:p>
      <text:p text:style-name="P3">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реакция неадекватной, делала я недостаточно, тревожила его слишком часто... Такие прекрасные здоровые отношения!</text:p>
      <text:h text:style-name="P13" text:outline-level="1"><text:bookmark-start text:name="Glava_6__Straziki"/>Глава 6. Стразики<text:bookmark-end text:name="Glava_6__Straziki"/></text:h>
      <text:p text:style-name="P3">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он говорил: «Фу», глядя мне в лицо, скривив физиономию, будто на моем лице не косметика, а дерьмо. Меня начали менять. Менять под себя.</text:p>
      <text:p text:style-name="P3">Не нравится? А никто не спрашивает — вещь на то и вещь, чтоб ею пользовались и настраивали под себя. А ведь он любит копаться в настройках. Все, что у него есть — настроено под него. Он меняет хоткеи<text:note text:id="ftn1" text:note-class="footnote"><text:note-citation text:label="*">*</text:note-citation><text:note-body><text:p text:style-name="Footnote">Хоткей <text:span text:style-name="T5">(от англ. hot key</text:span><text:span text:style-name="T7"> </text:span><text:span text:style-name="T5">— горячая клавиша)</text:span><text:span text:style-name="T7">. Это клавиша (или сочетание клавиш), которой присвоено определенное действие. Служит для значительного ускорения работы за компьютором.</text:span></text:p></text:note-body></text:note>, перепрошивает, словом — делает все, чтоб было удобней пользоваться. И я, как вы понимаете, говорю не только о девайсах.</text:p>
      <text:p text:style-name="P3">Его, вроде бы, безобидные замечания были ни чем иным, как попыткой понизить мою самооценку. Он знал, что я к нему прислушиваюсь еще с тех пор, когда наши отношения были еще дружескими. Ведь раньше, когда <text:soft-page-break/>он высказывал свою точку зрения, она была логичной и конструктивной. Но теперь все изменилось.</text:p>
      <text:p text:style-name="P3">Его мнение плавно переросло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3">«Эта обувь сюда не подходит...» или «Зачем ты одела туфли, мы же всего лишь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3">Как я уже сказала, он действовал постепенно. Если раньше я была зависима от его поддержки,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боялась упреков, совершенно забыв о значимости собственного мнения.</text:p>
      <text:p text:style-name="P3">Да, я ждала одобрения, пока он проецировал на мне свою точку зрения, не принимая во внимание мою. Еще одна манипуляция — заставить прислушиваться к нему или получить очередную колкость. Конечно я выбрала — прислушиваться, кто же любит замечания?! А он в свою <text:soft-page-break/>очередь видел, что это работает и продолжал продвигать через меня свои идеи.</text:p>
      <text:p text:style-name="P3">Таким образом он обеспечил себе мою зависимость от его мнения, и, как следствие — подготовил почву для новых манипуляций.</text:p>
      <text:p text:style-name="P3">Как обычно бывает в любых отношениях — вот говорит тебе человек, что ты что-то делаешь не так. А ты отвечаешь — «спасибо» потому, что знаешь, что он желает тебе только добра, хочет, что бы стал лучше, доверяешь ему, потому что это близкий тебе человек, который любит тебя...</text:p>
      <text:p text:style-name="P3">Я так тоже думала. Но все равно не могла понять, что такого в моих действиях, внешности не так, и почему на меня сыпятся постоянные замечания?</text:p>
      <text:p text:style-name="P3">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окружающих близких людей.</text:p>
      <text:p text:style-name="P3">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25">* * *</text:p>
      <text:p text:style-name="P3">Знаете, это при новом знакомстве, когда завязываются отношения, оба пытаются скрыть свои недостатки, ка<text:soft-page-break/>заться хорошими, делать то, что нравится второму... А когда знаешь человека уже много лет — выделываться тут не перед кем. Глаза видели, что выбирали. И ты и тебя знают, как облупленного.</text:p>
      <text:p text:style-name="P3">Вот и я была такой же, как всегда, носила то же что и всегда, но постепенно большая часть моих вещей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p text:style-name="P3">— О боже! Что это?</text:p>
      <text:p text:style-name="P3">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Получала что-то вроде:</text:p>
      <text:p text:style-name="P3">— Уже лучше.</text:p>
      <text:p text:style-name="P3">— Ну это уже куда не шло!..</text:p>
      <text:p text:style-name="P3">Или:</text:p>
      <text:p text:style-name="P3">— Нормально.</text:p>
      <text:p text:style-name="P3">Я чувствовала себя неуютно на протяжении всего вечера и не могла в полной мере расслабиться. Помните, я выше писала про «Эксперимент пошаговых действий»? Вот он во всей своей красе и неоспоримости! И продолжение следует.</text:p>
      <text:p text:style-name="P3">Итак, по прошествии романтической эйфории, с которой начинаются любые отношения, наступает вторая <text:soft-page-break/>фаза — фаза «улучшения». Манипуляторы используют этот прием для устранения у жертвы собственной манеры поведения и стиля, стирая все границы между ним и жертвой. В этот момент объект его манипуляций уже находится в полной психологической зависимости.</text:p>
      <text:p text:style-name="P25">* * *</text:p>
      <text:p text:style-name="P3">Одновременно с попытками изменить манеру моего поведения, мой стиль и ход мыслей, в ход пошел круг друзей. Моих друзей. Постепенно он стал намекать, что мои друзья неинтересные и с ними не о чем поговорить. Начали проскакивать вопросы типа:</text:p>
      <text:p text:style-name="P3">— Почему ты с ними общаешься?</text:p>
      <text:p text:style-name="P3">Как почему? Простые ребята, хорошие, порядочные, веселые... Мы много пережили, с кем-то вместе работали и сдружились, с кем-то уже так давно знакомы, что и не вспомним, где и как познакомились.</text:p>
      <text:p text:style-name="P3">Планируя выходные, оказывалось, что на этих выходных мы идем в гости к его друзьям, а на следующих его друзья придут к нам, так что «с твоими друзьями встретимся в другой раз»...</text:p>
      <text:p text:style-name="Text_20_body"><text:span text:style-name="T18">Следующим этапом, как вы поняли, является </text:span><text:span text:style-name="_30__20_Text"><text:span text:style-name="T25">изоляция жертвы от ее привычного окружения</text:span></text:span><text:span text:style-name="T25">.</text:span><text:span text:style-name="T18">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3"><text:soft-page-break/>Отчетливо помню первую ссору. Накануне моего дня рождения. Да, не успел и месяц пройти после того, как мы съехались, как у нас возникли разногласия. И это были не бытовые притирки. Это была «ломка».</text:p>
      <text:p text:style-name="P3">Организовывая свой день рождения, день, который всегда был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p text:style-name="P3">— Либо тех, либо тех!</text:p>
      <text:p text:style-name="P3">— Но я хочу видеть всех в этот день! Это мой день. Это мои друзья...</text:p>
      <text:p text:style-name="P3">— Это плохая идея. Как ты себе это представляешь твоих и моих друзей вместе? Тебе надо выбрать!</text:p>
      <text:p text:style-name="P3">Хочу отметить, что речь не шла о том, чтобы пригласить моих друзей.</text:p>
      <text:p text:style-name="P3"/>
      <text:p text:style-name="P32">«Заполните собой все щели вокруг того, кто является целью вашей охоты. Станьте вездесущим. В изоля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32">Итак, заманите обольщаемого на свою территорию. Друзья, семья, повседневные рутинные обязанности дают чувство полной безопасности и уве<text:soft-page-break/>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21">В. Адамчик, «Манипулятор. Секреты успешной манипуляции человеком»</text:p>
      <text:p text:style-name="P3"/>
      <text:p text:style-name="P3">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в заблуждение путем обмана.</text:p>
      <text:p text:style-name="P3">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25">* * *</text:p>
      <text:p text:style-name="P3">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 нет общих тем. Прямо говоря, что два разных контингента соединить в одну компанию будет неудачным вариантом, и, если я это сделаю, то это повлечет за собой кучу дискомфорта...</text:p>
      <text:p text:style-name="Text_20_body"><text:soft-page-break/><text:span text:style-name="_30__20_Text"><text:span text:style-name="T18">Если</text:span></text:span><text:span text:style-name="T18"> я приглашу, </text:span><text:span text:style-name="_30__20_Text"><text:span text:style-name="T18">то</text:span></text:span><text:span text:style-name="T18"> это повлечет дискомфорт. Это двойное послание — метод психологического насилия подтекстом. Суть этой концепции описывается противоречивостью двух посылов в одном — забота и осуждение, но подразумевает запрет.</text:span></text:p>
      <text:p text:style-name="P3">То есть, расшифровывая его фразу, можно увидеть что он заботится о комфорте, при этом осуждает мой подход к делу, но подтекстом является запрет: «Я не хочу, чтобы ты приглашала всех друзей».</text:p>
      <text:p text:style-name="P3">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это двойное послание и инстинктивно тянется к человеку, которого любит, ведь он старается, как лучше. Но она не понимает, что любви среди всех этих подтекстов нет. Подтекстом также может являться мимика, жесты, поза или интонация.</text:p>
      <text:p text:style-name="P3">В такие моменты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text:soft-page-break/>Другими словами, при воспитании ребенка родители выдвигали сразу два одновременно невыполнимых или противоречивых послания:</text:p>
      <text:p text:style-name="P3">— Стой там — иди сюда.</text:p>
      <text:p text:style-name="P3">— Я приказываю тебе не выполнять моих приказов.</text:p>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25">* * *</text:p>
      <text:p text:style-name="P3">Итак, как мы поняли, мой деструктивный парень запустил свои лапы в мой мир, и так аккуратненько и постепенно начал его уничтожать, выстраивая вокруг меня стены собственного вакуума из своего такого же, как и он, деструктивного окружения.</text:p>
      <text:p text:style-name="P3">Вернемся к дню рождения. Конечно, нужно отметить, что я расстроилась, и вышла, так сказать, подышать свежим воздухом и подумать над этим всем где-то за полчаса до полуночи.</text:p>
      <text:p text:style-name="P3">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3">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 я тогда шла домой не потому, что хотела — ведь <text:soft-page-break/>он меня обидел, отбирая право распоряжаться приглашенными в мой праздник, а потому, что он наверняка хотел меня поздравить.</text:p>
      <text:p text:style-name="P3">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3">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text:p>
      <text:p text:style-name="P3">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обкатала пару кругов вокруг дома, визжа от радости и смеясь. Я почувствовала себя счастливым ребенком, и не стала вспоминать уже перебитый осадок от прежнего конфликта.</text:p>
      <text:p text:style-name="P3">Хочу отметить, что я сдалась только после его подарка, который «замылил» мне глаза на его попытки «отмены» меня, всего, что мне нравится и всех, кто мне нравится. Он дал мне понять, что внимателен и запомнил, чего я хочу. И я купилась.</text:p>
      <text:p text:style-name="P3">Харриет Брейкер идентифицировала этот способ манипулирования, как «положительное подкрепление». К нему относится:</text:p>
      <text:list xml:id="list40514661" text:continue-numbering="true" text:style-name="List_20_1">
        <text:list-item>
          <text:p text:style-name="P42"><text:soft-page-break/>похвала, поверхностное очарование, поверхностное сочувствие, чрезмерные извинения;</text:p>
        </text:list-item>
        <text:list-item>
          <text:p text:style-name="P42">деньги, одобрение, подарки;</text:p>
        </text:list-item>
        <text:list-item>
          <text:p text:style-name="P42">внимание, выражения лица, такое как притворный смех или улыбка;</text:p>
        </text:list-item>
        <text:list-item>
          <text:p text:style-name="P42">общественное признание.</text:p>
        </text:list-item>
      </text:list>
      <text:p text:style-name="P3">В целом, это все положительные качества, которые способны вызвать лишь позитивные эмоции. Но, в отличии от нормального поведения, манипуляторы играют этими положительными действиями на чувствах других людей, вводят в заблуждение с целью собственной выгоды.</text:p>
      <text:p text:style-name="P3">Несомненно, этот способ является самым быстрым для достижения желаемого результата. В книге будут часто встречаться краткие описания методов манипулирования. В одной из последних глав я опишу эти методы более подробно.</text:p>
      <text:p text:style-name="P25">* * *</text:p>
      <text:p text:style-name="P3">День рождения я провела в одиночестве на берегу озера за городом с бутылкой пива и пачкой каких-то снеков. Потому что он работал, а друзей я так и не позвала, чтоб не развивать конфликт. Это же важно для него. Я-то переживу...</text:p>
      <text:p text:style-name="P3">Но что он сделал потом? Он организовал поход на картинг, якобы в честь моего дня рождения. И пригласил <text:soft-page-break/>— своих друзей. Моих в списке приглашенных, конечно же, не было.</text:p>
      <text:p text:style-name="P3">Празднование дня рождения подразумевает под собой поздравления и пожелания, но этого не было. Было отчетливое ощущение, что ребята собрались просто весело покататься на машинках. Хотя нет. Было еще кое что.</text:p>
      <text:p text:style-name="P3">На бланке статистики победителей,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3">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 Стабильно, раз в месяц, моя некогда сильная личность лезла наружу. И, как будто вырывалось изнутри все, с чем я несогласна и получался грандиозный скандал.</text:p>
      <text:h text:style-name="P13" text:outline-level="1"><text:bookmark-start text:name="Glava_7__Z____Zabota"/>Глава 7. З — Забота<text:bookmark-end text:name="Glava_7__Z____Zabota"/></text:h>
      <text:p text:style-name="P23">В пустой душе и в сердце эгоиста не может быть божественной любви.</text:p>
      <text:p text:style-name="P29">Автор неизвестен</text:p>
      <text:p text:style-name="P3">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3">Я весила 45 кг,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p text:style-name="P3">— Что-то ты бледненькая, тебе плохо? — спросила она.</text:p>
      <text:p text:style-name="P3">— Да, — ответила я, — иначе бы меня здесь не было.</text:p>
      <text:p text:style-name="P3">Я все еще ждала приема, когда она опять прошла мимо меня, и снова отметила, что я слишком бледная. Я ответила, что уже год стабильно раз-два в месяц я теряю <text:soft-page-break/>сознание по неизвестным мне причинам, и она просто отвела меня в лабораторию и взяла кровь с пальца. Наши больницы не могут похвастаться оперативностью, т.к. я все еще ждала пока меня примет врач, когда пришли результаты.</text:p>
      <text:p text:style-name="P3">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3">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3">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3">Меня отправили домой. Назначили лечение, прописали железосодержащую диету и сказали воздержаться от любых нагрузок на протяжении полугода.</text:p>
      <text:p text:style-name="P3">Это был кошмар. Мой образ жизни из подвижного и насыщенного в раз превратился в сидение дома и ниче<text:soft-page-break/>гонеделание. Потому, что нельзя. Через три месяца я уже выла по волчьи от скуки и однообразия.</text:p>
      <text:p text:style-name="P3">Помню, как решилась выйти в магазин одна, впервые за все время. Маркет был через дорогу, да и не сказать, что я возвращалась с тяжестями, но в лифт я заходила уже на ощупь.</text:p>
      <text:p text:style-name="P3">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3">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А я привыкла к большим коллективам и подвижности, а тут даже в магазин боюсь одна выйти...</text:p>
      <text:p text:style-name="P3">Сначала мы обсудили материальный вопрос, в котором обоюдным решением было повременить с поиском работы. Состояние моего здоровья было нестабильным, хоть я и чувствовала себя гораздо лучше. Но в последствии помню пару раз, когда мой благоверный намекал на то, что пора бы и работу поискать... Это было пару раз. Он не заставлял меня, и не упрекал, но подтекст это именно таким.</text:p>
      <text:p text:style-name="P3"><text:soft-page-break/>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типа: «Как ты себя чувствуешь? Лучше? А ты не смотрела вакансии?» — делали свое дело. Этим он напоминал мне, что я не приношу дохода, хотя и знал, что будь моя воля, я бы не сидела дома. Тем не менее, под действием таких невзрачных намеков, я сходила на несколько собеседований.</text:p>
      <text:p text:style-name="P3">Мое 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3">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text:p>
      <text:p text:style-name="P3">Я старалась выйти из своего положения, избавиться от чувства тревоги за свое будущее и от разочарования в себе, но при этом стала очень раздражительной. Его безобидные, на первый взгляд, замечания ранили меня, но тогда я не понимала, этого. Я расценивала эти завуалированные упреки, как заслуженные и грызла себя за свою физическую слабость, а не его за его акценты.</text:p>
      <text:p text:style-name="P3">Конечно, он пытался вызвать во мне чувство неуверенности. Ведь тут не поспоришь — сижу дома и не работаю. Но почему он это делал? Он же знал меня слиш<text:soft-page-break/>ком хорошо, чтобы понимать, что я не нахлебница, и даже потенциально не являюсь домохозяйкой.</text:p>
      <text:p text:style-name="P3">Потому, что он знал мне цену, но хотел подчинить меня. Еще какую-то неделю назад я зарабатывала больше, чем 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3">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рутины.</text:p>
      <text:p text:style-name="P3">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 Он обеспечивал меня, а я заботилась о нем.</text:p>
      <text:p text:style-name="P27">* * *</text:p>
      <text:p text:style-name="P3">Когда я вышла на работу, круг моих обязанностей значительно расширился. Если раньше у меня было время заниматься бытом, то теперь я ничего не успевала. Обязанности были те же, и к ним прибавился еще нормированный офисный график. Но разделения по быту не было, ведь он уже привык, что эти обязательства лежат на мне.</text:p>
      <text:p text:style-name="P3"><text:soft-page-break/>Пару раз я просила его о помощи и пыталась слегка распределить обязанности. Что-то вроде:</text:p>
      <text:p text:style-name="P3">— Мне так было бы приятно, если бы ты встретил меня с работы с ужином...</text:p>
      <text:p text:style-name="P3">Он был, скажем так, согласен, точнее — не противоречил и даже грозился приготовить, но прямых действий от него не было. Не могу вспомнить, сколько раз за время наших отношений он мыл посуду или готовил кушать, но могу сказать, что на пальцах можно пересчитать. За три-то года.</text:p>
      <text:p text:style-name="P3">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3">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с одной целью — сэкономить.</text:p>
      <text:p text:style-name="P27">* * *</text:p>
      <text:p text:style-name="P3">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3"><text:soft-page-break/>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3">Я, на ходу, сняла свои прекрасные туфли, и мое платье стало вот прям совсем волочиться по полу. Я оступилась, наступила на подол,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3">Накладывая гипс, врач не заметил смещение, и через месяц пришлось делать операцию. 4 болта, 18 швов, 2 месяца на костылях, 3 месяца с тростью... В целом — ничего особенного. 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3">Сразу после операции меня привезли домой. Когда начал сходить наркоз, мне было очень больно, и обезболивающие не справлялись, но я даже не могу представить, что было бы без них.</text:p>
      <text:p text:style-name="P3">Хорошо, что он в то время работал тоже удаленно и был всегда дома, — думала я! И вот лежу я в постели и страдаю. На что мой парень, внимание — просто прекращает со мной разговаривать!</text:p>
      <text:p text:style-name="P3">Он не был злым, или обиженным. Он не был растерянным или сильно занятым. Он. Просто. Перестал. Со. Мной. Разговаривать.</text:p>
      <text:p text:style-name="P3"><text:soft-page-break/>Я совершенно не знала, что мне делать, кроме как, пытаться увидеть свою значимость для него. Как мне было выяснить, чего я стою, когда я в раз превратилась в сплошное сомнение в себе?</text:p>
      <text:p text:style-name="P3">Я испытывала страх, что это безразличие ко мне — свидетельство того, что он принял решение со мной расстаться. Я была беспомощнее некуда. Физически и психологически.</text:p>
      <text:p text:style-name="P3">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3">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3">Хорошо, что моя сестра жила в соседнем доме и приходила меня купать, потому, что самой это сделать было практически нереально. А 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text:p>
      <text:p text:style-name="P3">Но он не испытал сожаления к моим страданиям. Он вел себя вполне нормально и спокойно. В его поведении <text:soft-page-break/>не было ни угрызений совести от собственного бездействия, ни стыда за такое откровенное равнодушие.</text:p>
      <text:p text:style-name="P3">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сломала ногу, и была наказана за этот проступок.</text:p>
      <text:p text:style-name="P3">Психологи утверждают, что социопаты и люди с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3">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хотела сама это сделать. Он знал. Конечно он знал, на то он и манипулятор, — я буду верна ему. Буду оправдывать его отношение ко мне собственными ошибками, погружаясь в бесконечные их поиски. Я изматывала себя до сумасшествия, пытаясь найти, где же я ошиблась.</text:p>
      <text:p text:style-name="P3">Не могу до сих пор в полной мере понять, что это было. Не могу поверить в такое развнодушие к близкому человеку. Что это? Защитная реакция на трудности или это равнодушие ко мне из-за травмы была подтекстом чего-то большего?</text:p>
      <text:p text:style-name="P3"><text:soft-page-break/>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испытывала унижение от его молчания, просить помощи было еще унизительнее.</text:p>
      <text:p text:style-name="P3">Постепенно неуверенность в себе переросла в самогнобление — со мной одни проблемы и он просто устал возиться с моими травмами. Спустя уже неделю я извела себя до того, что я ущербная, инвалид, на кой черт я ему такая сдалась, от меня никакой пользы, только проблемы.</text:p>
      <text:p text:style-name="P3">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3">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 Потом он начал делать вид, что меня просто не существует.</text:p>
      <text:p text:style-name="Text_20_body"><text:span text:style-name="T18">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18">только себе</text:span></text:span><text:span text:style-name="T18"> и доедал последнее, что было в холодильнике.</text:span></text:p>
      <text:p text:style-name="P3"><text:soft-page-break/>Чувство ущербности, которое переполняло меня, настолько обострилось, что я просто начала себя ненавидеть. Сейчас я была беспомощнее некуда.</text:p>
      <text:p text:style-name="P3">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3">На деле ж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P3">На самом деле, уже сейчас, когда я поняла, скольким он обделен —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 Неудивительно, что всей моей огромной любви ему было мало — он просто не знал, не знает и не узнает никогда, что я чувствовала к нему, ведь для него это лишь инструмент для обеспечения собственного эмоционального и бытового комфорта, не более.</text:p>
      <text:p text:style-name="P3">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27"><text:soft-page-break/>* * *</text:p>
      <text:p text:style-name="P3">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text:p>
      <text:p text:style-name="P3">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3">Тогда это были еще только слезы, а женские слезы не принято 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3">Я плакала по ночам и изводила себя поисками своей вины.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3"/>
      <text:p text:style-name="P32">«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text:soft-page-break/>тери или к тем членам семьи, которые особенно его любят»</text:p>
      <text:p text:style-name="P21">Личко А.Е., «Синдром неустойчивого поведения»</text:p>
      <text:p text:style-name="P3"/>
      <text:p text:style-name="P3">Итак, я с рюкзачком на костылях выходила каждый вечер в магазин, брала себе каких-то сосисок, потому что голодная, пива, чтоб уснуть, и сигарет.</text:p>
      <text:p text:style-name="P3">Эта форма психологического насилия называется неглект. Абьюзеры используют состояние здоровья жертвы, намеренно его усугубляют. Он знал, что мне нельзя опускать ногу, но спокойно смотрел, как я одеваюсь и ковыляю в магазин.</text:p>
      <text:p text:style-name="P3">Кровь опускалась в ногу, и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3">За это время в доме развелся невообразимый срач. Вы мыли когда нибудь полы на одной ноге на костылях? Я — мыла. Мыла посуду, закинув ногу на табуретку и ощущая, как она пульсирует. Но ему было не до этого. Бой по сети гораздо важнее какой-то бытовухи — не мужское это дело, тряпками размахивать.</text:p>
      <text:p text:style-name="P3">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p text:style-name="P3">— Я еду! — сказала она и приехала.</text:p>
      <text:p text:style-name="P3"><text:soft-page-break/>Он сидел и играл с друзьями по сети. Подруга, не успев переступить порог, засучила рукава и тут же занялась наведением порядка...</text:p>
      <text:p text:style-name="P3">Что касается меня, то я уже все пережила и отпустила, но когда речь идет о моих близких, меня пропитывает злость и ненависть, ведь это чмо даже не поднялось со стула, когда моя девочка на коленках мыла пол у него под ногами.</text:p>
      <text:p text:style-name="P3">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27">* * *</text:p>
      <text:p text:style-name="P3">Спустя несколько дней, однажды поздним вечером, он принял душ (что было редкостью, если я не просила) и просто ушел. Оделся и ушел, молча и в неизвестном направлении. Конечно, он не сказал куда ушел и когда вернется. Это был пик моей боли.</text:p>
      <text:p text:style-name="P3">Не могу передать словами, что со мной происходило в тот момент. Я перебирала варианты — куда он мог пойти? А вдруг у него кто-то есть? Когда он вернется? Я ненавидела себя. Я была настолько жалкой в этом неведении, что мне захотелось... умереть.</text:p>
      <text:p text:style-name="P3">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text:soft-page-break/>как уже на то время я была цепко от него зависима — осознавать факт его безразличия ко мне было нереально больно и я поняла, что не хочу жить.</text:p>
      <text:p text:style-name="P3">Это сложно описать, но это было очень болезненно.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любое объяснение его действиям.</text:p>
      <text:p text:style-name="P3">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3">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ый предмет, который жалко выкинуть.</text:p>
      <text:p text:style-name="P3">Я раздавлена, унижена и нет пути назад. Это пропасть и я на дне. Но до дна было еще очень далеко. Я была уверена, что хуже уже некуда, но я ошибалась.</text:p>
      <text:p text:style-name="P3">В полном отчаянии я загуглила все передозировки лекарств из аптечки и нашла подходящее. «Серрата» — лекарство, которое лечило мою ногу, при передозировке вызывает внутреннее кровотечение. Быстро, сомнева<text:soft-page-break/>юсь, что безболезненно, но быстро... Но мне было все равно. Я просто хотела, чтоб этот кошмар закончился.</text:p>
      <text:p text:style-name="P3">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Я решила выйти, купить сигарет и пива, и потом, если не передумаю, то просто сделаю это и дело с концом.</text:p>
      <text:p text:style-name="P3">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3">Так я и сделала — доковыляла до ближайшего ларька, и, возвращаясь уже домой, поняла, что не передумала. И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3">Мне было холодно, но я так и не заставила себя вернуться домой потому, что там таблетки. И если я войду в квартиру, то уже не выйду. И мне было очень страшно. И я, в отчаянии, позвонила сестре.</text:p>
      <text:p text:style-name="P3">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3"><text:s/>До этого я никому ничего не рассказывала, и единственное, что я почувствовала — это облегчение. Я напилась, расслабилась, выговорилась и выплакалась. Выключила телефон до утра и сладенько уснула. Конеч<text:soft-page-break/>но, сестра была в шоке, ведь с виду наши отношения казались чуть ли не идеальными, а тут такое...</text:p>
      <text:p text:style-name="P3">На утро он, естественно, поманил меня... Не извинениями, нет. Он просил меня вернуться потому, что не представляет жизни без меня и я ему нужна. И я вернулась. Дура. Единственное, что я сделала — поставила ультиматум.</text:p>
      <text:p text:style-name="P3">Условием моего возвращения было его признание мне в любви. Да — мы жили уже как полтора года вместе, но до этого времени он ни разу не сказал мне, что любит меня.</text:p>
      <text:p text:style-name="P3">«Если любишь, то скажи мне это, а если нет — я ухожу. Я не хочу, чтоб со мной просто проводили время», — вот что я ему сказала, когда он встретил меня на пороге с ремнем в руках и с улыбкой на лице. Ему понадобилось три попытки, чтобы внятно произнести эти заветные три слова в слух.</text:p>
      <text:p text:style-name="P3">Больно вспоминать. Правда — больно. Тогда я подумала, что признание для него — серьезный шаг, а не легкомысленное решение, но теперь я понимаю — он просто не способен испытывать подобные чувства. Любовь, страсть, сострадание, поддержка, ответственность, стыд. Но список отсутствующих качеств его личности все пополнялся.</text:p>
      <text:p text:style-name="P25">* * *</text:p>
      <text:p text:style-name="P3">Я не могла уйти. Он всегда поворачивал все так, что мало того, что я терпела, я просила «добавки». Он мог <text:soft-page-break/>сказать: «Одень шапку, на улице мороз», но открыть на ночь окно в спальне, не смотря на то, что я с мокрой головой. Я просила закрыть, а он обижался. И я молчала.</text:p>
      <text:p text:style-name="P3">Я старалась быть умнее, мудрее, старалась сохранить отношения и не провоцировать конфликты, избегала постоянных выяснений отношений. Надеялась, что это поможет строить отношения и сделает нас счастливее.</text:p>
      <text:p text:style-name="Text_20_body"><text:span text:style-name="T18">Это была моя ошибка, пожалуй самая горькая для меня, ведь в то время, как я </text:span><text:span text:style-name="T25">и</text:span><text:span text:style-name="_30__20_Text"><text:span text:style-name="T25">скала в себе причины</text:span></text:span><text:span text:style-name="T25"> наших разногласий, </text:span><text:span text:style-name="_30__20_Text"><text:span text:style-name="T25">он продолжал паразитировать</text:span></text:span><text:span text:style-name="T25"> на</text:span><text:span text:style-name="T18"> моей к нему привязанности. Я строила отношения, в то время как он ими пользовался.</text:span></text:p>
      <text:h text:style-name="P13" text:outline-level="1"><text:bookmark-start text:name="Glava_8__Sama__kotik"/>Глава 8. Сама, котик<text:bookmark-end text:name="Glava_8__Sama__kotik"/></text:h>
      <text:p text:style-name="P3">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text:p>
      <text:p text:style-name="P3">А он в свою очередь ясно давал понять, что для него это важно. И я подчинялась. Уже тогда неосознанно я понимала, что даже в случае попытки отказаться, меня ждет молчание, обиды, разочарование. Помню, как отрицала все это.</text:p>
      <text:p text:style-name="P3">Игнорирование или пассивная агрессия в психологической трактовке означает психологическую защиту от неприятной информации или от источника этой информации, демонстрация недовольства без видимых причин при спокойном поведении. Я была источником неприятной информации. Я раздражала его одним своим присутствием.</text:p>
      <text:p text:style-name="P3">Он не бросал меня, не рвал со мной отношения, он возвращал меня каждый раз, когда я уходила. Он просил меня не бросать его. И гнобил своим поведением, добившись моего доверия в то, что «такого больше не повто<text:soft-page-break/>рится». Это психологическое насилие, которое лишает жертву возможности донести абьюзеру свои переживания.</text:p>
      <text:p text:style-name="P3">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3">«Я желаю тебе добра»,</text:p>
      <text:p text:style-name="P3">«Для тебя так будет лучше».</text:p>
      <text:p text:style-name="P3">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25">* * *</text:p>
      <text:p text:style-name="P3">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p text:style-name="P3">— Я вчера ходил в кино.</text:p>
      <text:p text:style-name="P3">Мы едем в за город отдыхать, он скажет:</text:p>
      <text:p text:style-name="P3">— Я еду...</text:p>
      <text:p text:style-name="Text_20_body"><text:soft-page-break/><text:span text:style-name="T18">Он скажет, что в гостях был — он, хотя ходили мы вместе. Меня в этих обсуждениях на тему «Как прошли мои выходные» — не было, разговаривай он с мамой, боссом или друзьями. Был </text:span><text:span text:style-name="_30__20_Text"><text:span text:style-name="T18">он</text:span></text:span><text:span text:style-name="T18">, и он красноречиво об этом расскажет, не упоминая обо мне.</text:span></text:p>
      <text:p text:style-name="P3">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Text_20_body"><text:span text:style-name="T18">Эт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18">нас</text:span></text:span><text:span text:style-name="T18">, где я стояла на втором месте, а не в одной иерархии с ним. Я — дополнение.</text:span></text:p>
      <text:p text:style-name="Text_20_body"><text:span text:style-name="T18">Еще раз повторю это противное </text:span><text:span text:style-name="T25">«</text:span><text:span text:style-name="_30__20_Text"><text:span text:style-name="T25">я до сих пор не понимаю</text:span></text:span><text:span text:style-name="T25">»</text:span><text:span text:style-name="T18">,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и за мытьем посуды его никто никогда не видел...</text:span></text:p>
      <text:p text:style-name="P3">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и через пять минут из-за мелочи мог пошутить:</text:p>
      <text:p text:style-name="P3"><text:soft-page-break/>— Что, ручки из жопы? — при друзьях, да с такой радостью на лице, будто его ребенок сделал первые шаги.</text:p>
      <text:p text:style-name="P27">* * *</text:p>
      <text:p text:style-name="P3">Он очень редко что-то предлагал сам. Например, если он «предлагал» встретиться с друзьями, то скорее всего, нас пригласили, а он лишь дублирует мне их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3">Вечер на крыше с саксофонистом и шампанским. Это когда ты сидишь и ждешь, пока музыкант остановится, потому что такую музыку не слушаешь, а потом вас просят уйти, потому что время вышло...</text:p>
      <text:p text:style-name="P3">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мним, что было в день рождения, который я отмечала впервые, будучи с ним в отношениях. Его не было. Он забрал у меня этот день.</text:p>
      <text:p text:style-name="P3">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3">Да, я хотела семью, но у меня не было навязчивой идеи выйти замуж. На тот момент на моем счету было <text:soft-page-break/>три отвергнутых предложения. Хотела бы — вышла. Но мне важно знать за кого, ведь я собираюсь строить семью, а не просто проводить время...</text:p>
      <text:p text:style-name="P3">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3">И я была уверена — он все спланировал и, под видом романтического ужина, на этот раз — сделает мне предложение. Не может же он подарить два одинаковых подарка?! Может...</text:p>
      <text:p text:style-name="P3">Был даже такой смешной момент — я зацепилась бляшкой на одежде за плед, которым укрывалась, и он присел и попытался мне помочь распутаться. В этот момент на крышу выходит организатор, чтобы сообщить нам, что время вышло, видит эту картину и спрашивает:</text:p>
      <text:p text:style-name="P3">— Ого, ты что, предложение делаешь?</text:p>
      <text:p text:style-name="P3">Он засмеялся и ответил:</text:p>
      <text:p text:style-name="Text_20_body"><text:span text:style-name="T18">— </text:span><text:span text:style-name="_30__20_Text"><text:span text:style-name="T18">Конечно</text:span></text:span><text:span text:style-name="T18"> нет! Мы тут запутались...</text:span></text:p>
      <text:p text:style-name="P3">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27"><text:soft-page-break/>* * *</text:p>
      <text:p text:style-name="P3">Часто его просьбы были провокацией и сопровождались:</text:p>
      <text:p text:style-name="P3">— Слабо? Ты сможешь!</text:p>
      <text:p text:style-name="Text_20_body"><text:span text:style-name="T18">Откажись я, это означало бы, что я открыто призн</text:span><text:span text:style-name="_30__20_Text"><text:span text:style-name="T18">а</text:span></text:span><text:span text:style-name="T18">юсь, что не смогу, хотя смогла бы, но просто не хочу. Ну и конечно — разочарование на его лице.</text:span></text:p>
      <text:p text:style-name="P3">К тому времени, как он прокачал на мне все уже известные приемы — это было одним из худших его наказаний. Он мог даже ничего не говорить, но его выражение лица было слишком красноречивым, чтобы согласиться с тем, что я себе все накручиваю.</text:p>
      <text:p text:style-name="P3">И вот оно чувство вины, хоть я и не могла понять, в чем я провинилась. Но ведь мы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3">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Но,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3">Кстати, родители, хотите покалечить ребенку психику — говорите ему почаще: «Я думал, ты справишься»...</text:p>
      <text:p text:style-name="P3"><text:soft-page-break/>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неконструктивной критике, то это очень сбивает с толку. Особенно, когда это делает человек, которого ты считаешь близким.</text:p>
      <text:p text:style-name="P3">Если ты сначала задумываешься о его словах и пытаешься понять, то в последствии длительной и частой «обработке»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3">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3">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яичницы с хрустящим беконом. Но,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Text_20_body"><text:span text:style-name="T18">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18">ты</text:span></text:span><text:span text:style-name="T18"> на самом деле хочешь.</text:span></text:p>
      <text:p text:style-name="P3"><text:soft-page-break/>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3">Но будьте готовы заплатить за эту его доброту... собой, потому именно себя вы лишитесь, возможно, раз и навсегда, если не начнете действовать.</text:p>
      <text:p text:style-name="P3">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27">* * *</text:p>
      <text:p text:style-name="P3">Зато, когда я заводила речь о том, что неплохо было бы сходить в магазин и затарить холодильник, или передвинуть шкаф, или починить бачок, я слышала:</text:p>
      <text:p text:style-name="P3">— Давай сама, котик. Я не хочу/занят/мне ничего нужно/там дождь/голова болит...</text:p>
      <text:p text:style-name="P3">Или его коронное:</text:p>
      <text:p text:style-name="P3">— Давай, но без меня...</text:p>
      <text:p text:style-name="P3">Не говоря уже о разных бытовых штуках, и плевать, мужская это работа по дому или женская. Это всегда «сама».</text:p>
      <text:p text:style-name="P3">Мне на ногу рухнул шкаф, который он отморозился разбирать, и даже не помог мне. Шкаф упал и сломал <text:soft-page-break/>мне два пальца на ноге (у меня было много переломов). А в больницу с этими двумя переломами я поехала... А? — Сама!</text:p>
      <text:p text:style-name="P3">— Ты что, сама не справишься? Я тебе такси вызову...</text:p>
      <text:p text:style-name="P3">Он был не на работе. Он вызвал мне машину и остался дома играть по сети с друзьями!</text:p>
      <text:p text:style-name="P3">А как дойти до такси?!</text:p>
      <text:p text:style-name="P3">Как выйти из такси и дойти до входа в больницу?!</text:p>
      <text:p text:style-name="P3">Дойти до регистратуры?!</text:p>
      <text:p text:style-name="P3">Найти кабинет врача?!</text:p>
      <text:p text:style-name="P3">Дойти до рентгена?!</text:p>
      <text:p text:style-name="P3">Обратно к врачу?!</text:p>
      <text:p text:style-name="P3">До такси?!</text:p>
      <text:p text:style-name="P3">До квартиры?!</text:p>
      <text:p text:style-name="P3">Учитывая ступеньки, двери?!..</text:p>
      <text:p text:style-name="P3">Это же нога, а не рука! Но зачем об этом думать?!</text:p>
      <text:p text:style-name="P3">— Ты же у меня баба сильная, справишься сама...</text:p>
      <text:p text:style-name="P3">«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3">Вспоминая историю из предыдущей главы, у меня даже и в мыслях не было оставаться дома. Я не стала брать больничный и поехала на работу с загипсованной ногой. Трость у меня уже была, а в отличии от перелома <text:soft-page-break/>в стопе, с поломанными пальцами можно передвигаться, только медленно и под обезболивающими.</text:p>
      <text:p text:style-name="P3">Но я не об этом. Я введу к тому, что каждый раз, если что-то шло не так, на мне лежала вся ответственность, и, как следствие — вина. Как, например, с этим шкафом.</text:p>
      <text:p text:style-name="P3">— Зачем ты вообще туда полезла!? Ты этим занималась, значит и виновата ты. Я же ничего не сделал!</text:p>
      <text:p text:style-name="P3">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Text_20_body"><text:span text:style-name="T18">Этот прием манипулирования называется </text:span><text:span text:style-name="_30__20_Text"><text:span text:style-name="T18">виктимблейминг</text:span></text:span><text:span text:style-name="T18">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18">это было моим решением</text:span></text:span><text:span text:style-name="T18">, это давало ему право освободить себя от ответственности за меня и заботы обо мне, ведь я получила, как он считал, по заслугам.</text:span></text:p>
      <text:p text:style-name="P3">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Это все, потому что я черный?», и если ответом является да, то это тоже виктимблейминг.</text:p>
      <text:p text:style-name="P3">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p text:style-name="P3"><text:soft-page-break/>— Ой, а я смотрел эту квартиру летом. Она мне так не понравилась сначала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p text:style-name="P3">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заслужено, и я правда потратила много сил и времени, чтоб облагородить квартиру.</text:p>
      <text:p text:style-name="P3">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3">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3">Свои неудачи он списывал со своего счета, перекладывая на неблагоприятные обстоятельства или на «плохих» людей. Его вины никогда, ни при каких условиях не было.</text:p>
      <text:p text:style-name="P3">Потом с новым другом я долго смеялась, рассказывая, как тот уродливый шкаф рухнул мне на ногу!</text:p>
      <text:p text:style-name="P27"><text:soft-page-break/>* * *</text:p>
      <text:p text:style-name="P3">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3">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p text:style-name="P3">— Автобусом?! Лучше бы ты мне не говорила!..</text:p>
      <text:p text:style-name="P3">Я потратила 4 часа на поиски. Я дошла до восьмой страницы гугла. Сделала несколько десятков звонков — а он остался недоволен!</text:p>
      <text:p text:style-name="Text_20_body"><text:span text:style-name="T18">Из-за высокого роста, его ноги никуда не помещаются. Я не предусмотрела. Я виновата. Теперь он будет мучиться </text:span><text:span text:style-name="_30__20_Text"><text:span text:style-name="T18">из-за меня</text:span></text:span><text:span text:style-name="T18"> несколько часов, и нет мне прощения. На меня возложили ответственность за его муки и вину за его страдания, совершенно упустив из вида заслуги и старания.</text:span></text:p>
      <text:p text:style-name="P3">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 Я боялась к нему подходить, чтоб не быть отвергнутой.</text:p>
      <text:p text:style-name="P3">Я тщательно следила за тем, что говорю и надеваю, чтоб не нарваться на очередное замечание. А теперь еще усерднее хотела быть идеальной и делать все без<text:soft-page-break/>упречно, ведь надо же что-то делать со своими «недостатками»!</text:p>
      <text:p text:style-name="P3">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и нежно, подходил так, обнимал, целовал в шейку/губки/лобик, и говорил:</text:p>
      <text:p text:style-name="P3">— Спасибо, котик, все было очень вкусно/круто/весело...</text:p>
      <text:p text:style-name="P3">В такие редкие моменты я светилась от счастья и все умилялись и твердили, какая мы замечательная пара!</text:p>
      <text:p text:style-name="P3"/>
      <text:p text:style-name="P32">«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21">Ирина Мельниченко, «Мудаки и игра на публику»</text:p>
      <text:p text:style-name="P3"/>
      <text:p text:style-name="P25">* * *</text:p>
      <text:p text:style-name="P3">Помню эти грандиозные скандалы, как всегда «из-за меня», после всех этих посиделок с друзьями. Каждый <text:soft-page-break/>раз, возвратившись домой, меня вдруг разрывало от обиды и негодования. Все было не так и я не могла объяснить, что именно.</text:p>
      <text:p text:style-name="P3">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не могла понять, почему.</text:p>
      <text:p text:style-name="P3">— Почему каждый раз после вечеринок мы с тобой опять ссоримся? — злился он.</text:p>
      <text:p text:style-name="P3">А 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3">Будучи первезным нарциссом, он играл на публику, и с виду казался заботливым, любящим, внимательным, и — я была счастлива. А возвратившись домой, заботу и внимание отбирали, как конфету у ребенка и я сходила с ума. Дома для него меня не было. Было только:</text:p>
      <text:p text:style-name="P3">— Сама, котик...</text:p>
      <text:p text:style-name="P3">— Я интроверт и хочу побыть наедине с собой...</text:p>
      <text:p text:style-name="P3">Ох как часто он это повторял! Да и в целом, он делал всегда то, что хочет он. Исключением была только необходимость ходить на работу. Дома было: «я занят/шпилю/нет настроения/давай потом/давай сама, ты же у меня баба сильная»...</text:p>
      <text:p text:style-name="P3"><text:soft-page-break/>Знаете, это не просто нытье капризной бабы, которой только и нужны, что обнимашки. Нет, просто у меня их не было! Никогда, когда бы я этого захотела! И да, если я настаивала, то он отвечал уже не просто короткими фразами с полной безразличностью, а мог ответить грубо или начинал по-настоящему злиться, и я отступала.</text:p>
      <text:p text:style-name="P3">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и психовал, когда я моя система давала сбой, или когда настройки слетали.</text:p>
      <text:p text:style-name="P3">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обида и молчание (пассивная агрессия).</text:p>
      <text:p text:style-name="P3">Представьте себе отношения, в которых девушке нужна помощь суженного, и он помогает, потом она просит его внимания, и он ее обнимает и целует, потом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3">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p text:style-name="P3"><text:soft-page-break/>— Да сколько же можно!? Тебе что, больше заняться нечем?</text:p>
      <text:p text:style-name="P3">Ему было категорично неинтересно разбираться в моих потребностях. Как для первезного нарцисса, для него не существует иных потребностей, нежели его собственные. Он игнорировал мои желания и пресекал их, навешивая ярлыки «вечно во всем недовольной стервы».</text:p>
      <text:p text:style-name="P3">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13" text:outline-level="1"><text:bookmark-start text:name="Glava_9__My_tak_obshchaiemsia"/>Глава 9. Мы так общаемся<text:bookmark-end text:name="Glava_9__My_tak_obshchaiemsia"/></text:h>
      <text:p text:style-name="P23">Скажи мне, кто твой друг и я скажу кто ты.</text:p>
      <text:p text:style-name="P29">Еврипид</text:p>
      <text:p text:style-name="P3">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text:p>
      <text:p text:style-name="P3">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3"/>
      <text:p text:style-name="P32">«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К деструктивному общению относят не только агрессивно-конфликтное и криминогенное общение, но и ложь, обман, манипулиро<text:soft-page-break/>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 / обман) и является скорее общей стратегией поведения, нежели конкретным проявлением разрушительности.»</text:p>
      <text:p text:style-name="P21">Я.А. Волкова, «Деструктивное общение: к определению понятия»</text:p>
      <text:p text:style-name="Цитата_20_-_20_автор"><text:span text:style-name="_31__20_Text"><text:span text:style-name="T18"/></text:span></text:p>
      <text:p text:style-name="Text_20_body"><text:span text:style-name="T18">Его </text:span><text:span text:style-name="_30__20_Text"><text:span text:style-name="T18">лучший друг</text:span></text:span><text:span text:style-name="T18"> — тот Странный человек на маёвке, мог в ходе обсуждения сказать ему: «Заткнись», и начать говорить. Он мог прийти к нам в гости и пройти, не разуваясь. При этом, выглядело это нормой в их общении. Когда я впервые услышала, как они общаются, мне было, мягко говоря, неуютно находиться в такой компании.</text:span></text:p>
      <text:p text:style-name="P3">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3">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text:soft-page-break/>объясните. Но стоило мне высказать свое мнение, на него накидывались, как волки на дичь.</text:p>
      <text:p text:style-name="P3">Перебивая друг друга и меня, они заваливали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переубедить и заставить принять чью-то из них точку зрения.</text:p>
      <text:p text:style-name="P3">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3">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3">Нападение —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3">Мне было не комфортно. Я люблю рассуждать, получать новую информацию, анализировать, а не мериться писями. Такой подавляющий или императивный диалог выстраивает взаимодействие, основанное на унижении и высмеивании точки зрения собеседника.</text:p>
      <text:p text:style-name="P3"><text:soft-page-break/></text:p>
      <text:p text:style-name="P32">«Анализ практического материала показал, что деструктивное общение может быть названо инициативным, т.к. оно предполагает наличие возможности выбора партнера по общению (со стороны агрессора — примеч. авт.). 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21">Я. А. Волкова, «Деструктивное общение в когнитивно-дискурсивнов аспекте»</text:p>
      <text:p text:style-name="Para_20_05"><text:span text:style-name="T18"><text:line-break/></text:span><text:span text:style-name="Default_20_Paragraph_20_Font"><text:span text:style-name="T23"> </text:span></text:span></text:p>
      <text:p text:style-name="P3">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3">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27"><text:soft-page-break/>* * *</text:p>
      <text:p text:style-name="P3">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text:p>
      <text:p text:style-name="P3">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3">Однажды мы компанией праздновали Новый год. Сидим ночью, все уже порядком выпившие, и тут его Странный друг говорит:</text:p>
      <text:p text:style-name="Text_20_body"><text:span text:style-name="T18">— Если на земле не останется ни одной </text:span><text:span text:style-name="_30__20_Text"><text:span text:style-name="T18">бабы</text:span></text:span><text:span text:style-name="T18">, иметь первым мы будем тебя.</text:span></text:p>
      <text:p text:style-name="P3">И адресовано это было ни кому иному, а моему парню. Сказать, что я обомлела — это ничего не сказать. Но еще больше меня удивила реакция милого — он сидел и улыбался. Он улыбался, будто бы ему сделали комплимент.</text:p>
      <text:p text:style-name="P3">Я выждала пару минут обсуждений, в надежде, что он хоть как-то отреагирует и попытается поставить своих друзей на место, но он слушал и — улыбался. Тогда я не выдержала и сказала, мол: «Вы ничего не перепутали? <text:soft-page-break/>Вообще-то я тут сижу и слышу, как вы моего мужика поиметь хотите!» На что мне ответили:</text:p>
      <text:p text:style-name="Text_20_body"><text:span text:style-name="T18">— Ну он же у нас самый красивый, вот его и пустим первым по кругу...</text:span><text:span text:style-name="Default_20_Paragraph_20_Font"><text:span text:style-name="T23"> </text:span></text:span></text:p>
      <text:p text:style-name="P3">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3"/>
      <text:p text:style-name="P32">«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32">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21">Я. А. Волкова, «Деструктивное общение в когнитивно-дискурсивном аспекте»</text:p>
      <text:p text:style-name="P19"><text:line-break/></text:p>
      <text:p text:style-name="P3">Позже, как и всегда, когда заходили подобного рода разговоры, а они заходили довольно часто, я аккуратно ему намекала, что это не правильно. И:</text:p>
      <text:p text:style-name="P3">— Неужели тебе нравятся такое общение!?</text:p>
      <text:p text:style-name="P3">Ответ всегда был один:</text:p>
      <text:p text:style-name="P3">— Ты слишком остро реагируешь. Мы так общаемся...</text:p>
      <text:p text:style-name="P3"><text:soft-page-break/>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3">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3">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3">Но совсем недавно до меня таки дошло. Их дружба была взаимным скрытым требованием друг от друга уважения. Но было очевидно — уважения никто из них не заслужил и, стало быть, недостоин.</text:p>
      <text:p text:style-name="P3">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text:soft-page-break/>представляет — понимала и поддерживала. И даже была рада.</text:p>
      <text:p text:style-name="P3">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27">* * *</text:p>
      <text:p text:style-name="P3">Вернемся к делу. Основных тем у них было несколько:</text:p>
      <text:list xml:id="list40540962" text:continue-numbering="true" text:style-name="List_20_1">
        <text:list-item>
          <text:p text:style-name="P42">Женские жопы;</text:p>
        </text:list-item>
        <text:list-item>
          <text:p text:style-name="P42">Как изменить девушке/жене и сделать так, чтоб об этом никто не узнал;</text:p>
        </text:list-item>
        <text:list-item>
          <text:p text:style-name="P42">Печальная история о том, как одна их общая подруга «дала» им всем, кроме одного, чем жестоко задела самолюбие оного;</text:p>
        </text:list-item>
        <text:list-item>
          <text:p text:style-name="P42">Размер мужского достоинства;</text:p>
        </text:list-item>
        <text:list-item>
          <text:p text:style-name="P42">HOTS<text:note text:id="ftn2" text:note-class="footnote"><text:note-citation text:label="*">*</text:note-citation><text:note-body><text:p text:style-name="Footnote"><text:span text:style-name="T32">HOTS (Heroes of the Storm) – </text:span><text:span text:style-name="T17">компьютерная игра, разработанная </text:span><text:span text:style-name="T32">Blizzard Entertainment.</text:span></text:p></text:note-body></text:note>;</text:p>
        </text:list-item>
        <text:list-item>
          <text:p text:style-name="P42">Ну и конечно — обсуждения отсутствующих за их спиной не в лучшей форме.</text:p>
        </text:list-item>
      </text:list>
      <text:p text:style-name="P3"><text:soft-page-break/>Не могу не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 равно общаются. А потом поняла — потому, что у них совпадают понятия «правильного».</text:p>
      <text:p text:style-name="P3"/>
      <text:p text:style-name="P32">«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Цитата_20_-_20_автор"><text:span text:style-name="T18">Я. А. Волкова, «Деструктивное общение в когнитивно-дискурсивнов аспекте»</text:span><text:span text:style-name="Default_20_Paragraph_20_Font"><text:span text:style-name="T23"> </text:span></text:span></text:p>
      <text:p text:style-name="P3"/>
      <text:p text:style-name="P3">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3">Но при этом, как бы странно это не звучало — все они оказывали влияние на него. Было странно наблюдать, как он ненавидит их всех, но при этом, слушает их советы и, при любом удобном случае, цитирует их.</text:p>
      <text:p text:style-name="P3">Один из его лучших друзей (назову его Гуру-друг) многому его научил. Мой парень освоил целый род дея<text:soft-page-break/>тельности, благодаря Гуру-другу, а тот, в свою очередь, не жадничал нужной информацией и учил всему, что знал, делясь новыми навыками.</text:p>
      <text:p text:style-name="P3">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3">—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3">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3">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и — портит другу репутацию своим похабным отношением к работе и внешним видом?..</text:p>
      <text:p text:style-name="P3">Конечно, такие отношения не могут существовать вечно. Но, так как для моего суженного друзья являются лишь средствами по достижению собственных целей — инструментами, то он может выбирать, какие инструменты ему могут еще пригодиться, а какие — нет.</text:p>
      <text:p text:style-name="P3"><text:soft-page-break/>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3">Когда они между собой начали ссориться, потекло, как говорится, дерьмо по трубам. Он говорил, что не будет общаться с одним, пока тот общается с первым, хотя за день до этого сказал, что не собирается никого тянуть на свою сторону и ставить глупые ультиматумы.</text:p>
      <text:p text:style-name="P3">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я столько для тебя сделал!»</text:p>
      <text:p text:style-name="P27">* * *</text:p>
      <text:p text:style-name="Text_20_body"><text:span text:style-name="T18">Так вот, все это о </text:span><text:span text:style-name="_30__20_Text"><text:span text:style-name="T18">его</text:span></text:span><text:span text:style-name="T18"> окружении, именно о </text:span><text:span text:style-name="_30__20_Text"><text:span text:style-name="T18">его</text:span></text:span><text:span text:style-name="T18"> друзьях. Но есть еще другое окружение — наше. Это те ребята, которых мы повстречали уже будучи в паре. То есть, наши общие друзья. Их он обрабатывал по-другому, немного аккуратней. Если </text:span><text:span text:style-name="_30__20_Text"><text:span text:style-name="T18">своим</text:span></text:span><text:span text:style-name="T18"> друзьям он говорил:</text:span></text:p>
      <text:p text:style-name="P3">— Она неадекватная...</text:p>
      <text:p text:style-name="Text_20_body"><text:span text:style-name="T18">И дальше по тексту, то </text:span><text:span text:style-name="_30__20_Text"><text:span text:style-name="T18">нашим</text:span></text:span><text:span text:style-name="T18"> друзьям говорилось все в другой форме:</text:span></text:p>
      <text:p text:style-name="P3">— Я ее люблю, но...</text:p>
      <text:p text:style-name="P3">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text:soft-page-break/>— он делает «все что может», но у него ничего не получается — я все равно плохая, и он от этого страдает, но все равнолюбит.</text:p>
      <text:p text:style-name="P3">Друзья понимающе кивают и поддерживают, в то время, как я сижу дома и совершенно не подозреваю о том, что обо мне говорят подобные вещи, завуалированно настраивая людей на неправильное восприятие меня.</text:p>
      <text:p text:style-name="Text_20_body"><text:span text:style-name="T18">Банальная фраза: «Мы поругались» может произвести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18">снова</text:span></text:span><text:span text:style-name="T18"> что-то делает не так», то есть — постоянно что-то делает не так.</text:span></text:p>
      <text:p text:style-name="P3">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 равнодушным и эгоистичным зверем, в костюме несчастной овечки.</text:p>
      <text:p text:style-name="P3">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не сделал...</text:p>
      <text:p text:style-name="P3">Я об этом узнала позже, уже когда апофеоз отношений был достигнут. Именно поэтому я хотела бы обратить ваше внимание на этот аспект взаимодействия и деления окружения.</text:p>
      <text:p text:style-name="P3"><text:soft-page-break/>«Мои друзья / наши друзья». Где его друзья, по большей части, такие же деструктивные, как и он. Они априори с ним согласны. А наши друзья — те люди, уважение и понимание которых нужно заслужить. А человек, которого уважать сложно, но ему очень хочется быть уважаемым — будет стремиться скрыть свои пороки под маской «хорошего парня». Жаль, что не путем самосовершенствования, а враньем и сокрытием своего настоящего «я» и настоящих намерений.</text:p>
      <text:p text:style-name="P3">Улыбаюсь... Ведь, скорее всего, он и сам не подозревает об этом. Он действует подсознательно, уверенный в том, что такое поведение нормально. У него нет другой правды...</text:p>
      <text:p text:style-name="P27">* * *</text:p>
      <text:p text:style-name="P3">Не могу не вставить пару слов о его семье... Точнее — 4 слова:</text:p>
      <text:p text:style-name="P3">1. Все</text:p>
      <text:p text:style-name="P3">2. Друг</text:p>
      <text:p text:style-name="P3">3. Друга</text:p>
      <text:p text:style-name="P3">4. Ненавидят</text:p>
      <text:p text:style-name="P3">Мое знакомство с ними прошло довольно-таки успешно. Я очень переживала, ведь это свадьба его старшего брата, там будут все. Я достала свой праздничный прикид, подкрасилась, сделала прическу и сказала довольно таки неплохой тост. Смысл заключался в том, что чтобы быть счастливыми в браке, нужно стараться делать <text:soft-page-break/>друг друга счастливыми, ведь когда наши любимые счастливы, то и нам хорошо.</text:p>
      <text:p text:style-name="P3">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3">К слову, в отличии от родителей невесты, которые пришли нарядные, ведь это свадьба детей, его родители пришли в свитерах и у меня сложилось впечатление, что они пришли вкусно покушать. Мама вместо тоста своему первенцу, встала, подняла свой бокал и смогла сказать только «горько» с натянутой на все лицо неискренней улыбкой.</text:p>
      <text:p text:style-name="P3">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3">Вся ситуация с его родными поменялась прямо пропорционально при последующем общении.</text:p>
      <text:p text:style-name="P3">Как я уже говорила, они все ненавидят друг друга, постоянно между собой ругаются, втягивая в свои конфликты младшего сына. Его все это расстраивало и он, в какой-то момент, просто прекратил с ними общение — не звонил родителям, осуждая их за их категоричность.</text:p>
      <text:p text:style-name="P3"><text:soft-page-break/>Как-то он уехал в родной город по делам, и остановился у бабушки, коротая живет в соседнем, с родителями, подъезде. А они в свою очередь этого не знали, ведь он всячески пытался избежать общения с ними.</text:p>
      <text:p text:style-name="P3">Как раз в это время, мне впервые позвонила его мама и сказала, что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3">После разговора с ней, я тут же набрала его и попросила перезвонить маме. Я сказала, что только что мне пришлось соврать ей наглым образом, чем втянула себя в их конфликты и попросила хотя бы попытаться наладить отношения с родителями.</text:p>
      <text:p text:style-name="P3">Он заверил меня, что мне это не навредит, и что я правильно сделала — не сказала маме, где он. Но мое вранье оказалось бесполезным, ведь буквально в этот же день, папа зашел проведать бабушку и увидел в прихожей обувь сына.</text:p>
      <text:p text:style-name="P3">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просто не стала бы брать трубку.</text:p>
      <text:p text:style-name="P3"><text:soft-page-break/>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3">Я, на примере своей мамы прекрасно знала, что старшее поколение отнесется к этому, мягко говоря, с непониманием, поэтому решила распустить свои длинные волосы, которые как раз все скрывали.</text:p>
      <text:p text:style-name="P3">Я уже была готова к выходу, когда мой благоверный мне сказал, что мне очень идет косичка, и попросил меня заплестись. На что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p text:style-name="P3">— Да перестань! Они же простые ребята — даже внимание не обратят...</text:p>
      <text:p text:style-name="P3">И я заплела косу.</text:p>
      <text:p text:style-name="P3">Потом он мне расскажет, за что и как сильно меня ненавидят его родители, ведь я имела столько наглости прийти в «таком виде» на их семейный праздник. Таким образом, помимо моего окружения он отгородил меня и от своего, демонстративно, при мне же, якобы защищая меня от гнева своих родителей.</text:p>
      <text:p text:style-name="P3">Слишком сильно, в хорошем смысле, я впечатлила всех на свадьбе его брата, что противоречит всей его тактике обесценивания меня, и ему откровенно говоря <text:soft-page-break/>было во-первых: просто интересна реакция его родных на мой стиль, а во-вторых: не выгодно их уважение ко мне.</text:p>
      <text:p text:style-name="P3">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3">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3">Они отговаривали его жениться на мне, опираясь на старомодные суждения о том, как должна выглядеть девушка, а они меня за девушку вообще не считали.</text:p>
      <text:p text:style-name="P3">Как думаете, откуда я это знаю? Все было понятно, когда от отвечал по телефону на реплики, которых я не слышала. Он повторял сказанную фразу и продолжал спорить. Например:</text:p>
      <text:p text:style-name="P3">— Мам, я сделал свой выбор, и не собираюсь менять это решение. Она нормальная! Ну что ты начинаешь?!</text:p>
      <text:p text:style-name="P3">И обязательно при мне. Я даже боюсь представить, что там были за разговоры, когда я не слышала. Конечно, и у этих действий была своя цель. Цель номер один: изобразить свою заботу обо мне. Ведь он заступается за меня, что тогда меня радовало и мне было приятно. Цель <text:soft-page-break/>номер два: продемонстрировать их неприязнь ко мне, чтоб я понимала на сколько сильно они меня не любят.</text:p>
      <text:p text:style-name="P3">Было обидно, конечно. Но знаете, я сразу сказала, что это все и выеденного яйца не стоит.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13" text:outline-level="1"><text:bookmark-start text:name="Glava_10__Eto_nie_ia"/>Глава 10. Это не я<text:bookmark-end text:name="Glava_10__Eto_nie_ia"/></text:h>
      <text:p text:style-name="P23">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23">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18"><text:s/></text:span></text:span><text:span text:style-name="T18">Хайек Ф.</text:span></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мазня. Это такой трюк, знаете, сде<text:soft-page-break/>лать похабно какую-то работу, чтоб больше не просили. Первые признаки инфантильности.</text:p>
      <text:p text:style-name="P3">Т. к. в этот период я болела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 нормированный будничный график. Но при это он сидел и шпилил, придя с работы, в то время как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3">Это было смешно, но очень раздражало — смотреть, как он отлынивает от реальной помощи, занимаясь каким-то второстепенным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text:soft-page-break/>гвозди и двигать мебель, *разбирать шкафы*,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потом мог сказать просто:</text:p>
      <text:p text:style-name="P3">— Это не я.</text:p>
      <text:p text:style-name="P3">Мои просьбы по быту сводились, хотя бы, к поддержанию чистоты, но и это его обещание было только на словах. Он всегда реагировал так, будто у меня нет поводов озвучивать подобного рода просьбы. Он совершенно не отдавал себе отчет в том, что наводил беспорядок, забрасывая вещи. Но 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к вечеру опять беспорядок. Разбросанная по всей квартире посуда и вещи, пепел на подоконнике, его состриженная щетина в ванной — это было нормой. И все бы ничего, если бы он хоть как-то помогал по дому.</text:p>
      <text:p text:style-name="Text_20_body"><text:span text:style-name="T18">Он никогда не готовил еду, хотя и грозился постоянно, мол, «а вообще я вкусно готовлю...». Он никогда не помогал с уборкой, хотя и обещал помочь, но вдруг разболелся зуб. Он мог </text:span><text:span text:style-name="_30__20_Text"><text:span text:style-name="T18">говорить</text:span></text:span><text:span text:style-name="T18"> сколько угодно, но когда приходило время </text:span><text:span text:style-name="_30__20_Text"><text:span text:style-name="T18">делать</text:span></text:span><text:span text:style-name="T18">, ему всегда что-то «мешало». Но чаще всего было:</text:span></text:p>
      <text:p text:style-name="P3"><text:soft-page-break/>— Обещал? Я этого не помню, а если я не помню, значит этого не было.</text:p>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на вечер, и я его сижу и жду.</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text:p>
      <text:p text:style-name="P3">Каждый раз это было что-то «поважнее» данного мне обещания, и он не мог. При этом он никогда не просил прощения за несдержанное слово.</text:p>
      <text:p text:style-name="P3">Я только сейчас понимаю — представьте, каково жить людям, которые не ощущают ответственности и привязанности? Я боялась, что любая ссора с ним может стать последней. Меня выворачивало на 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text:soft-page-break/>его... Я была на грани сумасшествия, в то время, как он совер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внимания, признания,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27">*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 как ты? — показал полный срач на кухне! Это была огромная гора грязной посуды, какая-то недоеденная еда в тарелках, кругом мусор и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p text:style-name="P3"><text:soft-page-break/>— Когда ты уже вернешься?</text:p>
      <text:p text:style-name="P3">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на нашей кухне!</text:p>
      <text:p text:style-name="P27">* * *</text:p>
      <text:p text:style-name="P3">Может кто-то помнит видео-прикол, где стоит человек в общей душевой и моет голову? Он пытается смыть шампунь с волос, а его товарищ тихонько пристроился сзади, и подливал ему по чуть-чуть шампуня на голову. Шампунь пенился и пенился, и у человека в какой-то момент началась истерика.</text:p>
      <text:p text:style-name="P3">Я помню, как он начал нервно так кричать, и делал движение, похожее на «биться головой о стену». Все продолжалось несколько минут, пока все просто не начали ржать, и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text:soft-page-break/>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 в кровати, на 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Помимо нежелания наводить порядки, игнорировались даже просьбы его поддерживать. Он клал что угодно куда угодно, только не на место, постоянно ходил в заляпанной пятнами от еды одежде, пачкал, мусорил, разливал, и каждый раз я слышала:</text:p>
      <text:p text:style-name="P3">— Это не я...</text:p>
      <text:p text:style-name="P3">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p text:style-name="P3">— Мне не обязательно стирать трусы каждый день!</text:p>
      <text:p text:style-name="Text_20_body"><text:span text:style-name="T18">Мне приходилось просить его чистить уши, потому, что </text:span><text:span text:style-name="_30__20_Text"><text:span text:style-name="T18">мне было стыдно</text:span></text:span><text:span text:style-name="T18">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это могли увидеть...</text:span></text:p>
      <text:p text:style-name="P3"><text:soft-page-break/>Я сидела со спиртом и ватной палочкой, подавляя рвотные позывы, и делала все, что могла, чтобы его вид был более или менее опрятным.</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ведь до меня ее не было.</text:p>
      <text:p text:style-name="P3">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text:p>
      <text:p text:style-name="P3">Он спал, ходил на природу, ходил по дому и на работу в одной и той же одежде, за месяц занашивая до дыр новые вещи, и на предложение:</text:p>
      <text:p text:style-name="P3">— Пойдем купим тебе что-нибудь новое.</text:p>
      <text:p text:style-name="P3">Он отвечал:</text:p>
      <text:p text:style-name="P3">— У меня все есть, мне ничего не надо.</text:p>
      <text:p text:style-name="P3">И ходил мятый и грязный, как бомж, а я просто не могла за этим уследить.</text:p>
      <text:p text:style-name="P3">Я уходила раньше его, и приходила раньше. Я встречала его в ужасе от того, в каком виде он пошел на работу. Неудивительно, что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18">Это было еще одно чувство вины. Но в отличии от всех остальных, навязанных мне, это был стыд. </text:span><text:span text:style-name="_30__20_Text"><text:span text:style-name="T18">Мне было стыдно</text:span></text:span><text:span text:style-name="T18"> от того, я не справляюсь, как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моей проблемой — его все устраивало. Он стыда за свой внешний вид не испытывал.</text:p>
      <text:p text:style-name="P25">* * *</text:p>
      <text:p text:style-name="Text_20_body"><text:span text:style-name="T18">А вы знали, что </text:span><text:span text:style-name="_30__20_Text"><text:span text:style-name="T18">неряшливость является одним из симптомов психического отклонения</text:span></text:span><text:span text:style-name="T18">? 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span></text:p>
      <text:p text:style-name="P3">К замечаниям он относился всегда остро, поэтому мне приходилось подбирать слова и аккуратненько, намеками, говорить, что так не правильно и так не делается.</text:p>
      <text:p text:style-name="P3">— Котик, поставь, пожалуйста кружку в раковину, можешь не мыть...</text:p>
      <text:p text:style-name="P3"><text:soft-page-break/>Даже такая формулировка могла быть причиной 3-х дневного молчания. Потому, что я его обидела, сделав замечание. Он никак не объяснял это, не аргументировал. Он просто прекращал со мной разговаривать.</text:p>
      <text:p text:style-name="P3">Вот так все просто. Этот способ манипуляцией чувством вины. Он строил из себя «жертву» после малейшего замечания, озвучивая это простой фразой:</text:p>
      <text:p text:style-name="P3">— Я не буду тебе ничего доказывать.</text:p>
      <text:p text:style-name="P3">Я не достойна его объяснений, ответов. Он не считал нужным объясниться или выслушать. Изгнание — вот чего, по его мнению, я заслуживала. Он накосячит, меня наказывает, я прошу прощение... Я не помню ни единого раза, чтоб он попросил прощение. Ни одного. Всегда:</text:p>
      <text:p text:style-name="P3">— Это не я...</text:p>
      <text:p text:style-name="P3">— Если я этого не помню, значит этого не было.</text:p>
      <text:p text:style-name="P3">— Я имею право хранить молчание.</text:p>
      <text:p text:style-name="P3">— Я ничего не обещал.</text:p>
      <text:p text:style-name="P27">* * *</text:p>
      <text:p text:style-name="P3">Как-то мы праздновали новый год в компании его странных друзей. Я уже описывала этот день,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онечно же, ничего не помнил. У него и в мыслях не было — попросить прощение за испорченный праздник.</text:p>
      <text:p text:style-name="P3">— Я ничего не помню. А, если я ничего не помню — значит этого не было. — улыбаясь, повторял он.</text:p>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27">* * *</text:p>
      <text:p text:style-name="Text_20_body"><text:span text:style-name="T18">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18">триггера</text:span></text:span><text:span text:style-name="T18">.</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3">Конечно он знал об этом, но очень часто подкрадывался незаметно и пугал меня! И — смеялся над тем, как я подпрыгиваю и ору, как меня начинает трусить. Для него это было смешная шутка.</text:p>
      <text:p text:style-name="P3">Он знал, что я год после того инцидента ходила с ножом, чтоб отрезать тому мудаку его достоинство, на случай, если встречу его. Но он смеялся, потому, что по его словам, я выгляжу забавной, когда мне страшно...</text:p>
      <text:p text:style-name="P3">Тогда я думала, что он не понимает, насколько для меня это болезненно. Я очень злилась и просила, требовала, чтоб он так не делал, объясняла почему, но он продолжал издеваться надо мной со всей свой патологической инфантильностью, не понимая, что для меня это очень большой стресс.</text:p>
      <text:p text:style-name="P3">Или он понимал? Я не могу ответить на этот вопрос. Делал он это специально или нет — он это делал, хотя мог бы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чего для него не стоят. Это было лишь его желанием поднять свое настроение за счет моего страха, осознано или нет — это не имеет значение. Но это было.</text:p>
      <text:p text:style-name="P3"><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3">Он упрекал меня в том, что я кричу на него просто так, что он не виноват в том, что когда-то кто-то пытался меня изнасиловать, и обижался на мою злость. Это ведь не он тогда напугал меня, а это простая банальная шутка...</text:p>
      <text:p text:style-name="P27">* * *</text:p>
      <text:p text:style-name="P3">Вот еще одна история.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считает...</text:p>
      <text:p text:style-name="P3">Я ответила, что мы с ней совершенно разные — она гораздо старше, ее жизнь кардинально отличается от моей. Как я могу рассуждать, как она, не имея ее опыта, статуса,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ты сможешь забрать свои вещи...»</text:p>
      <text:p text:style-name="P3">Я была в шоке от такого спонтанного сообщения. Как говорится: «Ничто не предвещало беды..» и согласи<text:soft-page-break/>лась. Я сказала, что и сама не вижу смысла друг друга мучить. Спокойно так, без криков и истерик.</text:p>
      <text:p text:style-name="P3">Это был очередной абсурдный конфликт, настолько абсурдный, что я поддержала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 здравый смысл в голове был и сказал мне — пора! Эти конфликты, полные непонимания, ни к чему не приведут. Эти вечные ссоры на пустом месте, где я не права, должны рано или поздно закончиться!..</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30">«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30">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30"><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30">В судьбу я не верю, я верю только в свои силы. Если ты считаешь, что сил больше нет — я не вправе тебе ничего навязывать.»</text:p>
      <text:p text:style-name="P30"/>
      <text:p text:style-name="P3">«Невооруженным» взглядом очень сложно увидеть подвох в этом, казалось бы, безобидном письме. Вот и я тогда купилась и простила. Отрезвев и прочитав его уже сейчас, когда многое прояснилось, я попробую раскрыть скрытый смысл этих фраз.</text:p>
      <text:p text:style-name="P43">«У нас все прекрасно»</text:p>
      <text:p text:style-name="P3">Это ложь. У нас все плохо — мы постоянно ссоримся и вот решили расстаться.</text:p>
      <text:p text:style-name="P3"><text:span text:style-name="T12">Цель</text:span>: сбить с толку с первой фразы, которая совершенно противоречит сложившейся ситуации. Ведь мы приняли решение разорвать отношения.</text:p>
      <text:p text:style-name="P43">«У нас отлично получается»</text:p>
      <text:p text:style-name="P44">Что получается? Жить? Строить семью? Делать друг-друга счастливыми? Заботиться друг о друге? Не понятно...</text:p>
      <text:p text:style-name="P3"><text:span text:style-name="T12">Цель</text:span>: внушить утверждение, что ошибок не было. Все идет по плану, как и должно быть.</text:p>
      <text:p text:style-name="P43">«Нас любят. В нас верят»</text:p>
      <text:p text:style-name="Text_20_body"><text:span text:style-name="T18">На первый взгляд ничего странного. Мы кому-то нравимся — это же хорошо. Но на самом деле это — </text:span><text:span text:style-name="_30__20_Text"><text:span text:style-name="T18">триан</text:span></text:span><text:soft-page-break/><text:span text:style-name="_30__20_Text"><text:span text:style-name="T18">гуляция</text:span></text:span><text:span text:style-name="T18">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о сбивает с толку, тем, что нас действительно считают замечательной парой. Но на самом деле это видимость, что мы замечательные. У нас много проблем, которые еще тогда не выносились на всеобщий суд.</text:p>
      <text:p text:style-name="P3">Но его устраивало не то, что мы хорошая пара, ведь это не так — у нас слишком много проблем, а то, что мы создаем видимость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12">Цель</text:span>: утвердиться в позиции — я такой же хороший, как и ты, что отрицает — я плохой, я тебя обидел.</text:p>
      <text:p text:style-name="P43">«Верю в тебя. Ты большая умница и нужно быть слепым, чтоб не заметить это»</text:p>
      <text:p text:style-name="P3">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когда все плохо, ведь у них заканчиваются инструменты воздействия.</text:p>
      <text:p text:style-name="Text_20_body"><text:span text:style-name="T18">Этот метод называется </text:span><text:span text:style-name="_30__20_Text"><text:span text:style-name="T18">манипуляцией тщеславием (положительное подкрепление)</text:span></text:span><text:span text:style-name="T18">. Когда жертву хвалят, отмечая ее заслуги и достоинства — шанс получить желаемое увеличивается. Люди очень наивны и порой не понима</text:span><text:soft-page-break/><text:span text:style-name="T18">ют, что это не похвала, а наживка, которую они заглатывают без малейших сомнений и опасений.</text:span></text:p>
      <text:p text:style-name="P3"><text:span text:style-name="T12">Цель</text:span>: ввести в заблуждение похвалой, что ослабляет жертву в ее позиции сопротивления.</text:p>
      <text:p text:style-name="P43">«Никто не говорил, что будет легко»</text:p>
      <text:p text:style-name="P3">И снова триангуляция, но уже более обобщающая. Смирись. Тебе никто не обещал, что все будет гладко. Будет сложно.</text:p>
      <text:p text:style-name="P3"><text:span text:style-name="T12">Цель</text:span>: внушить жертве, что сложности, которыми он ее изматывает — нормальны, оперируя тем, что все так живут.</text:p>
      <text:p text:style-name="P43">«Я не согласен рушить все из-за какой-то фигни. Это несправедливо»</text:p>
      <text:p text:style-name="P3">Еще пару часов назад он сказал мне собирать вещи, а теперь несогласен все рушить...</text:p>
      <text:p text:style-name="Text_20_body"><text:span text:style-name="T18">Это не просьба не рушить и не раскаяние в своих ошибках. Это констатация факта несогласия, которая не несет в себе попыток все исправить. Плюс к этому </text:span><text:span text:style-name="_30__20_Text"><text:span text:style-name="T18">манипуляция чувством вины</text:span></text:span><text:span text:style-name="T18"> — он надевает маску «жертвы» обвиняет меня в несправедливости моих действий.</text:span></text:p>
      <text:p text:style-name="P3"><text:span text:style-name="T12">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3">«Я не верну назад всех гадостей, которые тебе пришлось услышать»</text:p>
      <text:p text:style-name="P3">Он не чувствует свою вину за сказанное и демонстрирует это, иначе бы он сказал: «Жаль, что не могу вер<text:soft-page-break/>нуть...», но при этом он жалеет жертву за услышанное: «Тебе пришлось».</text:p>
      <text:p text:style-name="P3"><text:span text:style-name="T12">Цель</text:span>: сбить с толку жалостью к жертве, не сожалея о сказанном.</text:p>
      <text:p text:style-name="P43">«Все мои попытки отстраниться, уйти, сбежать это страх и бессилие»</text:p>
      <text:p text:style-name="Text_20_body"><text:span text:style-name="_30__20_Text"><text:span text:style-name="T18">Манипуляция жалостью</text:span></text:span><text:span text:style-name="T18"> — посмотри, как мне страшно!</text:span></text:p>
      <text:p text:style-name="P3"><text:span text:style-name="T12">Цель</text:span>: вызвать жалость, сострадание и понимание, что притупляет желание жертвы дать отпор и стоять на своем.</text:p>
      <text:p text:style-name="P43">«Да, это все описывается простой фразой — "я люблю тебя"»</text:p>
      <text:p text:style-name="P3">Контрольный выстрел в голову — признание. Якобы — ведь это не обращение, если вы заметили.</text:p>
      <text:p text:style-name="P3">Фраза «я тебя люблю» взята в кавычки, как цитата неизвестного автора. Это не признание жертве. Иначе бы это звучало так, например: «Я просто тебя люблю и ничего не могу с собой поделать...».</text:p>
      <text:p text:style-name="P3"><text:span text:style-name="T12">Цель</text:span>: ввести в заблуждение завуалированным признанием, дабы ослабить попытки жертвы к сопротивлению.</text:p>
      <text:p text:style-name="P43">«Любящий человек способен делать глупости»</text:p>
      <text:p text:style-name="P3">Не он — любящий. Речь идет о каком-то незнакомом человеке, который влюблен и делает глупости. Эта фраза также может трактоваться как триангуляция.</text:p>
      <text:p text:style-name="P3"><text:span text:style-name="T12">Цель</text:span>: попытка оправдаться за счет общепринятого мнения.</text:p>
      <text:p text:style-name="P43"><text:soft-page-break/>«Если ты поймешь, что история заканчивается здесь — да будет так»</text:p>
      <text:p text:style-name="P3"><text:span text:style-name="T12">Цель</text:span><text:span text:style-name="T13">:</text:span> заставить жертву нести ответственность, демонстрируя свое смирение.</text:p>
      <text:p text:style-name="P43">«В судьбу я не верю, я верю только в свои силы»</text:p>
      <text:p text:style-name="P3">Он верит в свои силы, но он их не использует. Это очередная констатация факта, которая не несет в себе обещаний и не является приложением усилий, попыткой извиниться или действием, направленным на то, чтобы все исправить и даже не демонстрацией приложения усилий.</text:p>
      <text:p text:style-name="P3">Цель: сбить с толку завуалированным обманчивым утверждением — я прилагаю все усилия.</text:p>
      <text:p text:style-name="P43">«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12">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30">«У нас все прекрасно и я знаю, что ты хочешь в это верить, даже не смотря на то, что еще пару ча<text:soft-page-break/>сов назад я не хотел тебя ни видеть ни слышать — у нас все хорошо.</text:p>
      <text:p text:style-name="P30">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30">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30">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30">Никто не говорил, что будет легко. Все говорят, будет сложно и ты должна с этим смириться. Этого не избежать — так все сказали, они знают лучше. Я не согласен рушить все из-за какой-то фигни.</text:p>
      <text:p text:style-name="P30">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получается, ведь я в правильном направлении. Но ты уходишь, несправедливо лишая меня возможности насладиться победой.</text:p>
      <text:p text:style-name="P30">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text:soft-page-break/>прав, а мне это не выгодно, ведь тогда мой авторитет пошатнется.</text:p>
      <text:p text:style-name="P30">Я растерян и не знаю, что мне делать. Мне страшно и я обессилен. Ты не можешь быть такой бесчувственной и бросить меня, когда ты мне так нужна? Это все из-за моей любви к тебе. Это она делает меня таким слабым и ты этому виной, ведь люблю я — тебя.</text:p>
      <text:p text:style-name="P30">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30">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30">Я не верю в судьбу и стечение обстоятельств, но я слишком ленив, чтобы что-то предпринимать: просить прощение или просить, чтоб ты передумала. Я верю, что смогу переубедить тебя обманом...</text:p>
      <text:p text:style-name="P30">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30"/>
      <text:p text:style-name="P3"><text:soft-page-break/>Впечатляет, не правда ли? Я не зря включила это письмо именно в эту главу. Ведь все, что там описано можно сказать этими тремя словами: «это не я».</text:p>
      <text:h text:style-name="P13" text:outline-level="1"><text:bookmark-start text:name="Glava_11__Trio"/>Глава 11. 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p text:style-name="P3">— Лучшая измена та, о которой никто ничего не знает!</text:p>
      <text:p text:style-name="P3">И обсуждали они это при мне и при своих девушках и женах. Я человек не ревнивый, так что я отшучивалась, мол:</text:p>
      <text:p text:style-name="P3">— Буду знать! Спасибо, что сказали...</text:p>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p text:style-name="P3">— И, будь уверен, я это сделаю...</text:p>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p text:style-name="P3">— Не знаю. — ответила я. — Может ночью вилку в глаз воткну. А может просто вещи повыкидываю в окно и <text:soft-page-break/>замок поменяю. А может сама уйду по-тихому, чтоб не знал куда, и с концами. А может пойду сама изменю, а потом подробности расскажу...</text:p>
      <text:p text:style-name="P3">И я действительно не знала. Теперь знаю, но тогда — нет...</text:p>
      <text:p text:style-name="P3">Бывало, идем по улице, а он такой:</text:p>
      <text:p text:style-name="P3">— Смотри, какая жопа!</text:p>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32">«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32">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21">Шейнов В. П., «Скрытое управление человеком»</text:p>
      <text:p text:style-name="P2"><text:soft-page-break/><text:span text:style-name="Default_20_Paragraph_20_Font"><text:span text:style-name="T23"><text:s/></text:span></text:span></text:p>
      <text:p text:style-name="P3">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28">*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говорила, что не вопрос, но мальчика третьего я буду искать сама. Я с кем попало в постель не лягу.</text:p>
      <text:p text:style-name="P3"><text:soft-page-break/>Конечно, я говорила в шутку, но старалась, чтоб прозвучало это, как можно убедительнее. Так смешно вспоминать! Он делал такие глаза, мол:</text:p>
      <text:p text:style-name="P3">— Как?! Мальчика!? Не, ну я не представляю еще одного мужика в постели!!! Что тебя на моих глазах какой-то чужой мальчик трогает!!! Мужик в постели должен быть один — я!</text:p>
      <text:p text:style-name="P3">Не, ну вы поняли? А я значит представляю! Насчет третьей девочки он говорил, что даже прикасаться к ней не будет:</text:p>
      <text:p text:style-name="P3">— Я просто на вас посижу посмотрю...</text:p>
      <text:p text:style-name="P3">Нормально? И так, совершенно не понимая, что здесь такого плохого! И не спросил меня ни разу, может у меня какие фантазии... Но ему это было нужно — для 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а ты не справляешься.</text:p>
      <text:p text:style-name="P3">В свои года я уже смирилась с тем, что мужская половина человечества полигамна. И мой благоверный готовил меня к измене, постоянно напоминая и «закидывая» все новые и новые идеи, как бы невзначай, прощупывая почву и изучая реакцию.</text:p>
      <text:p text:style-name="P3">Что тут сказать? Любила — безумно. Боготворила — да. Дорожила — да. Ну не ревнивая я!</text:p>
      <text:p text:style-name="P3"><text:soft-page-break/>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18">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18">пользуются, но при этом не бросают</text:span></text:span><text:span text:style-name="T18">. И факт измены ее идеализированного мучителя уходит на второй план, лишь бы он оставался рядом и не рвал отношения с жертвой.</text:span></text:p>
      <text:p text:style-name="P3">На этой стадии жертва много раз слышала:</text:p>
      <text:p text:style-name="P3"><text:soft-page-break/>— Да кому ты нужна, кроме меня?! — и понимала, что и правда, ведь в ней столько недостатков! Она ведь постоянно в чем-то виновата...</text:p>
      <text:p text:style-name="P3">— Ты без меня ничто! — слушала она, опуская голову, понимая, что ее неуверенность в себе и забитое чувство самодостаточности делает ее таковой.</text:p>
      <text:p text:style-name="P3">— Маша/Петя вообще не понимает, почему я с тобой до сих пор не развелся! — и правда, почему? Ведь я все делаю не правильно — недостаточно хорошо зарабатываю, невкусно готовлю, безвкусно одеваюсь, говорю глупые вещи и постоянно чем-то недовольна...</text:p>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запущенной внешностью и сутулой осанкой, и снаружи и внутри напоминающую выжатый лимон.</text:p>
      <text:p text:style-name="Text_20_body"><text:span text:style-name="T18">В процессе </text:span><text:span text:style-name="_30__20_Text"><text:span text:style-name="T18">отмены</text:span></text:span><text:span text:style-name="T18">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3"><text:soft-page-break/>Манипуляции изменой, как и манипуляции трио в постели — это очередная попытка внушить жертве что она никто, всего лишь предмет для получения удовольствия от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25">*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иногда получала удовольствие, конечно же, но делала вид, что вообще в раю!</text:p>
      <text:p text:style-name="P3">Я пыталась поднять его в край заниженную самооценку.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text:p>
      <text:p text:style-name="P3"><text:soft-page-break/>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и все заканчивалось. Не скоро, но это был всегда один ритм — туда-сюда, ничего интересного. Обычно даже слишком долго. Дольше, чем хотелось бы. Не знаю, кто ему сказал, что чем дольше, тем лучше, но я бы на его месте делала упор на технику.</text:p>
      <text:p text:style-name="P3">Я знала, что ему хорошо, и мне было хорошо. В эмоциональном плане. На уровне чувств. Искренне...</text:p>
      <text:p text:style-name="P3">Короче, сейчас, отрезвев немного, я понятия не имею, что он хотел делать с двумя девочками в постели, если не мог даже с одной справиться... Ну да ладно. Это уже не моя компетенция. Итак, постепенно, все чаще и чаще он начал говорить, что:</text:p>
      <text:p text:style-name="P3">— Да! Мне нравятся женские жопы. Я хожу и смотрю на женские жопы. В мире три миллиарда людей, и из них даже бабы любят смотреть на женские жопы...</text:p>
      <text:p text:style-name="P3">Это, к слову, цитата из записанного мною на диктофон нашего разговора. Но об этом позже. И это... — на земле больше семи миллиардов человек населения. Ну да ладно.</text:p>
      <text:p text:style-name="P3">Жопы. Ну, конечно — жопы! Ведь кроме этого он мало что видит в девушке. Он смотрит на человека, как голодный волк на кусок мяса. Не сказать, что он озабоченный, <text:soft-page-break/>но ход мыслей понятен — все дамы воспринимаются как вещи. А нужна ему эта вещь или нет — зависит от жопы.</text:p>
      <text:h text:style-name="P13" text:outline-level="1"><text:bookmark-start text:name="Glava_12__Nie_noi"/>Глава 12. Не ной<text:bookmark-end text:name="Glava_12__Nie_noi"/></text:h>
      <text:p text:style-name="P3">Если со всеми остальными недостатками я могла смириться, то с одним я мириться не хотела. По быту — да. Я задавала себе вопросы:</text:p>
      <text:p text:style-name="P3">— Я могу с этим жить? — Да.</text:p>
      <text:p text:style-name="P3">— Мне сложно убрать эту кружку с холодильника? — Нет, и пусть это пять раз за вечер — корона не слезет, подумаешь, какая-то кружка... Стоит ли из-за этого ругаться?!</text:p>
      <text:p text:style-name="P3">Но с одним я мириться не захотела, так и не смогла — с его пофигизмом на мои личные проблемы. Будь то разногласия с родителями или коллегами. Вот подставил меня коллега, с которым мы дружили, и я не могла понять — почему? Что я ему такого сделала?</text:p>
      <text:p text:style-name="P3">Мне из-за этого пришлось уйти, а я привыкла к работе, к коллективу... Ну да, зарплата там была невысокая, но мне было так тяжело, что я с месяц отходила, хоть и работу нашла сразу же. Я так расстроилась, рассуждала — что же человека толкает на предательство, да еще и такое подлое?.. На что он мне говорил:</text:p>
      <text:p text:style-name="P3">— Не ной.</text:p>
      <text:p text:style-name="P3">— Мне неинтересно это слушать.</text:p>
      <text:p text:style-name="P3"><text:soft-page-break/>— Это ты виновата, это ты допустила.</text:p>
      <text:p text:style-name="P3">— Разберись с этим сама...</text:p>
      <text:p text:style-name="P3">Мои попытки получить его поддержку воспринимались, как моя враждебность и конфликтность по отношению к нему. Я могла придти домой в плохом настроении, и получала его упрек в моей претензии к нему, которой не было.</text:p>
      <text:p text:style-name="P3">Он часто говорил, что я на него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p text:style-name="P3">— А я тут при чем?!</text:p>
      <text:p text:style-name="P3">Или:</text:p>
      <text:p text:style-name="P3">— Почему я должен это выслушивать?!</text:p>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акие моменты.</text:p>
      <text:p text:style-name="P3">Но мы, к сожалению, говорим о деструктивных отношениях. Он всячески пытался уйти от подобного рода разговоров, обвиняя меня в давлении, хотя просить принять свою точку зрения и просить выслушать — это разные вещи, согласитесь...</text:p>
      <text:p text:style-name="P3">Это проявлялось даже тогда, когда его участие и не требовалось. Например, моя история с отцом, о которой я упоминала в самом начале. Я его не знала, но очень <text:soft-page-break/>любила, и потеряла возможность с ним познакомиться и узнать какой он.</text:p>
      <text:p text:style-name="P3">Эта моя горечь проявлялась тогда, когда я, например, смотрела фильмы.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p text:style-name="P3">— Я сейчас выключу, если ты не успокоишься! Хватит нюни распускать — это же просто фильм!</text:p>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если не сдерживалась, то он мог поставить на паузу и пойти курить, по пути гремя дверьми и всем видом показывая, что я разозлила его своим нытьем.</text:p>
      <text:p text:style-name="P25"><text:s/>* * *</text:p>
      <text:p text:style-name="P3">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В итоге он тоже оттуда ушел, как и я. И речь шла о его непосредственной начальнице, как и о моем непосредственном начальнике. Он ушел, и я ушла. Он был зол, и я была зла. Он приходил домой нервный, как и я. <text:soft-page-break/>Но, если его проблему мы обсуждали и «обсасывали», то я, заводя речь о своих траблах, слышала:</text:p>
      <text:p text:style-name="P3">— Хватит ныть! Соберись, тряпка!</text:p>
      <text:p text:style-name="P3">Он не хотел слушать о моих проблемах и называл это «дипломатией». Его «спину» он называл дипломатической реакцией на мое иррациональное поведение.</text:p>
      <text:p text:style-name="P27">*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text:p>
      <text:p text:style-name="P3">Я человек очень, даже слишком искренний. Я не умею играть или «делать вид» — у меня все на лице написано. Так вот, когда он видел, что со мной что-то не так, я расстроена, или зла, или у меня что-то болит, он сразу пытался спроецировать это состояние на себе, что вызывало у меня чувство жалости и толкало меня на поддержку.</text:p>
      <text:p text:style-name="P3">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3"><text:soft-page-break/>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 общество имеет несколько негласных правил, которые зовутся — нормами поведения, и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p text:style-name="P3">— Объятия, — говорила я, — это как стена, которая ограждает меня от всех проблем и дарит чувство защищенности, что особенно помогает в минуты, когда тяжело. Просто обними и все... Я не жду советов и не прошу тебя что-то решить за меня...</text:p>
      <text:p text:style-name="P3"><text:soft-page-break/>И знаете, сколько раз он меня обнял за три года? Один — в последнюю ссору. Просто все остальное время я была «виновата», и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При этом он может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ности.</text:p>
      <text:p text:style-name="P28">* * *</text:p>
      <text:p text:style-name="P3">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text:span text:style-name="T18">Он берет стакан, набирает воды, запивает таблетку и просто </text:span><text:span text:style-name="_30__20_Text"><text:span text:style-name="T18">бросает</text:span></text:span><text:span text:style-name="T18"> стакан в раковину, в которой лежит еще не помытая посуда! Этот жест повествовал, стало быть, о невыносимой головной боли, и на мой вопрос: «Зачем ты </text:span><text:soft-page-break/><text:span text:style-name="T18">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25">* * *</text:p>
      <text:p text:style-name="P3">О его проблемах дома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кто ненавидит невестку и не признает внука. Все с его слов.</text:p>
      <text:p text:style-name="P3">Он сходил с ума после каждого двухчасового телефонного разговора с родственниками и в прямом смысле —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p text:style-name="P3">— Тебе что совсем наплевать на мои проблемы?! ВОТ ТАК ВСЕГДА! Иди спи. Главное, чтоб тебе было хорошо...</text:p>
      <text:p text:style-name="P3">И я сидела, куняла, но слушала, потому, что я ему нужна, ему тяжело и для него это важно, и — я его лю<text:soft-page-break/>блю... А со своими проблемами разбиралась сама. И всегда это сопровождалось его «заботливым»:</text:p>
      <text:p text:style-name="P3">— Хватит ныть! Соберись, тряпка!</text:p>
      <text:p text:style-name="Text_20_body"><text:span text:style-name="T18">Он игнорировал мои просьбы о помощи, плюс я сверху получала кучу упреков за то, что расстраиваюсь. Он говорил, что не хочет это слушать, что </text:span><text:span text:style-name="_30__20_Text"><text:span text:style-name="T18">ему это неинтересно</text:span></text:span><text:span text:style-name="T18">, говорил, что </text:span><text:span text:style-name="_30__20_Text"><text:span text:style-name="T18">я выношу ему мозг</text:span></text:span><text:span text:style-name="T18">. Он поучительно наваливал, что мне нужно меняться и быть сильной, и всегда показывал спину, обвиняя меня в сверхчувствительности.</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3">Даже сейчас мне говорят друзья, когда уже весь это ад закончился:</text:p>
      <text:p text:style-name="P3">— Ты же девочка, ты должна быть слабой... (в понимании женственности).</text:p>
      <text:p text:style-name="P3">У меня один ответ:</text:p>
      <text:p text:style-name="P3">— Я не могу себе этого позволить!</text:p>
      <text:p text:style-name="P3">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 Если бы я расслабилась в этих отношениях, то, боюсь, от меня вообще ничего не осталось бы.</text:p>
      <text:p text:style-name="P3"><text:soft-page-break/>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 Какое тебе дело? Пусть воюют! Смерть близкого? Он вам скажет, что плакать нет смысла, это ни к чему...</text:p>
      <text:p text:style-name="P3">Н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одинока в своем горе. По сути, мне даже носовой платок подать было не кому.</text:p>
      <text:p text:style-name="P3">Мне нравится решать проблемы. Я отчасти люблю проблемы. Я воспринимаю это, как возможности к самосовершенствованию. Это делает нас живыми, что ли...</text:p>
      <text:p text:style-name="P3">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3">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text:soft-page-break/>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13" text:outline-level="1"><text:bookmark-start text:name="Glava_13__Nieadiekvatnaia"/>Глава 13. Неадекватная<text:bookmark-end text:name="Glava_13__Nieadiekvatnaia"/></text:h>
      <text:p text:style-name="P23">Если вдруг вы стали для кого-то плохим, значит много хорошего было сделано для этого человека!</text:p>
      <text:p text:style-name="P29">Фаина Раневская</text:p>
      <text:p text:style-name="P3">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25">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25">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45">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p text:style-name="P3">— Я никогда не говорил это!</text:p>
      <text:p text:style-name="P3">И вот вы начинаете сомневаться в том, что слышали.</text:p>
      <text:p text:style-name="P3">— Тебе кажется, что ты переживаешь!</text:p>
      <text:p text:style-name="P3">И вы сомневаетесь, что ваши переживания реальны.</text:p>
      <text:p text:style-name="P3">— С тобой что-то в последнее время происходит... Это не усталость, нет. Может нервный срыв?</text:p>
      <text:p text:style-name="P3">И вы сомневаетесь в том, что с вами все в порядке.</text:p>
      <text:p text:style-name="P3">— Это была не твоя идея, а моя...</text:p>
      <text:p text:style-name="P3">И вы сомневаетесь в своей памяти.</text:p>
      <text:p text:style-name="P3">Даже такое распространенное выражение, как «делать из мухи слона», является прекрасным примером <text:soft-page-break/>внушения того, что переживания не об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3">Вспомните и скажите, что вам не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 разному.</text:p>
      <text:p text:style-name="P3">У нас разное восприятие, разная роль в тех или иных обстоятельствах. Нормальный человек попытается вас понять, но абьюзер выскажет вслух сомнение в отношении вас и вы начинаете сомневаться в себе. Повторив это вам несколько раз, происходит внушение, и вот вы уже убеждены, что он прав.</text:p>
      <text:p text:style-name="P3">— Ну не говорил, так не говорил...</text:p>
      <text:p text:style-name="P25">* * *</text:p>
      <text:p text:style-name="Text_20_body"><text:span text:style-name="T18">Знаете, я не просто так пишу об этом. Это описание моей жизни на протяжении нескольких лет. </text:span><text:span text:style-name="_30__20_Text"><text:span text:style-name="T18">Психоз порождает психоз.</text:span></text:span><text:span text:style-name="T18"> Патологическое стремление моего парня к доминантному покровительству, является психозом, который вводил меня в состояние ненормальности.</text:span></text:p>
      <text:p text:style-name="Text_20_body"><text:span text:style-name="T18">Например, он ясно давал понять, что он имеет право на свободу действий. Он четко расписывал по слогам </text:span><text:soft-page-break/><text:span text:style-name="T18">каждый раз, что для него важен его собственный комфорт. И это здорово, Да? Мы </text:span><text:span text:style-name="_30__20_Text"><text:span text:style-name="T18">все</text:span></text:span><text:span text:style-name="T18"> имеем право на свободу действий. Согласны? Ключевое слово — «все»!</text:span></text:p>
      <text:p text:style-name="Text_20_body"><text:span text:style-name="T18">Он так не считал. </text:span><text:span text:style-name="_30__20_Text"><text:span text:style-name="T18">Он</text:span></text:span><text:span text:style-name="T18">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Он будет биться головой о стену после тяжелого телефонного разговора, но упрекнет меня в оплакивании моего отца.</text:p>
      <text:p text:style-name="P3">Он прав, и будет утверждать, что я на самом деле с ним согласна.</text:p>
      <text:p text:style-name="P3">— Ты преувеличиваешь — не болит у тебя ничего, ведь так?</text:p>
      <text:p text:style-name="P3">И я в замешательстве.</text:p>
      <text:p text:style-name="P3">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3"><text:soft-page-break/>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го внушения начинается болезненный процесс перестройки сознания.</text:p>
      <text:p text:style-name="P3">Этот полный непонимания процесс стартует с сопротивления и отторжения:</text:p>
      <text:p text:style-name="P3">— Как же так? Я же слышала!</text:p>
      <text:p text:style-name="P3">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p text:style-name="P3">— Я снова все напутала.</text:p>
      <text:p text:style-name="P3"/>
      <text:p text:style-name="P32">«Для того чтобы сидеть в клетке, не всегда нужны прутья.»</text:p>
      <text:p text:style-name="P21">Рональд Дэвид Лэйнг, «Политика семьи»</text:p>
      <text:p text:style-name="P3"/>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text:soft-page-break/>действительности — был длительной стратегией по развитию моей неадекватности.</text:p>
      <text:p text:style-name="P3">К концу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p text:style-name="P3">— Но ведь было же!</text:p>
      <text:p text:style-name="P3">Но мне повторяли и повторяли:</text:p>
      <text:p text:style-name="P3">— Да что ты опять придумываешь?! Тебе что, драмы не хватает?</text:p>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5">что</text:span> он говорил, а то, <text:span text:style-name="T5">как</text:span> он это говорил. Уверенная подача и его взгляд, в котором читалось: «Это ты сейчас серьезно говоришь?!» — как разряды током.</text:p>
      <text:p text:style-name="P3">В случае моей непреклонности, он, обычно, использовал контрманевр. Ты уверена? — На тебе разряд! — Ах ты настаиваешь?</text:p>
      <text:p text:style-name="P3"><text:soft-page-break/>— Ты так говоришь, потому, что тебе на меня наплевать!</text:p>
      <text:p text:style-name="P3">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p text:style-name="P3">— Ты неадекватная, я не собираюсь продолжать с тобой разговор!</text:p>
      <text:p text:style-name="P3">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Всегда это подавалось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действовало. Он стоял на своем так убедительно, что в какой-то момент я прогибалась и верила <text:span text:style-name="T5">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text:soft-page-break/>ми намеками и сомнениями он плавно подводил меня к бешенству, а потом заявлял:</text:p>
      <text:p text:style-name="P3">— С тобой невозможно разговаривать. Поговорим, когда ты успокоишься!</text:p>
      <text:p text:style-name="P3">Любая попытка поговорить начиналась с того, что стоило мне открыть рот, как мои аргументы тут же опровергались. Он перебивал, задавал вопросы, и, не давая на них ответить, задавал следующие,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p text:style-name="P3">— Ты уже так вела себя на прошлой неделе.</text:p>
      <text:p text:style-name="P3">Я пыталась оправдаться, и говорила, что в той ситуации были те же причины:</text:p>
      <text:p text:style-name="P3">— Потому что тогда, как и сегодня, ты меня перебивал и не давал мне сказать...</text:p>
      <text:p text:style-name="P3">И тут же получала в ответ «подзатыльник», например:</text:p>
      <text:p text:style-name="P3">— Почему ты постоянно возвращаешься к старым конфликтам!?</text:p>
      <text:p text:style-name="P3">Что вводило меня в еще большее заблуждение, ведь он же сам вспомнил о той прошлой ситуации!</text:p>
      <text:p text:style-name="P3">Ну и конечно:</text:p>
      <text:p text:style-name="P3">— Поговорим, когда ты успокоишься!</text:p>
      <text:p text:style-name="P3"><text:soft-page-break/>И уходил. Сначала в другую комнату, потом к друзьям с ночевкой, потом он и вовсе стал отключать телефон, пользуясь поддержкой своего окружения, а те, в свою очередь, делали выводы со слов моего деструктивного парня — она бешеная! Как ты с ней живешь?!</text:p>
      <text:p text:style-name="P3">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так как понимал, что это — открытая агрессия. Скажи он мне что-то подобное, я бы отреагировала — начала бы защищаться. Он бы понимал, что не прав.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5">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25">* * *</text:p>
      <text:p text:style-name="P3">Но на что стоило обратить тогда свое внимание?</text:p>
      <text:p text:style-name="P3"><text:soft-page-break/>Он не оспаривал мои доводы. Он их опровергал. Оспаривать — значит приводить свои, другие аргументы, которые 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Поначалу, я объясняла это себе, как «минутку слабости», недоразумение, недопонимание. В общем, оправ<text:soft-page-break/>дывала его. Но потом это начало приносить мне самую настоящую душевную боль. Какими бы серьезными мои переживания не были, я всегда «устраивала драму на 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его уходом. При этом чувство ожидания наказания просто сводило с ума!</text:p>
      <text:p text:style-name="P3">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б этом.</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text:soft-page-break/>чувства вины было очень-очень болезненным. Он уходил. И для меня наступал полный кошмар!</text:p>
      <text:p text:style-name="P3">Я стала дерганная, нервная, неуравновешен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выноситься на суд его друзей. В спорах он уже употреблял:</text:p>
      <text:p text:style-name="P3">— Да все считают, что ты неадекватная!</text:p>
      <text:p text:style-name="P3">Или:</text:p>
      <text:p text:style-name="P3">— Все знают, что ты истеричка!</text:p>
      <text:p text:style-name="P3">Вопрос — а как они узнали? Ну конечно он пошел и рассказал. Пожаловался на свою нелегкую участь! А ведь друзьям с виду — все вроде так... На публике он отлично себя ведет, заботлив и внимателен, делает комплименты и галантно ухаживает...</text:p>
      <text:p text:style-name="P27">* * *</text:p>
      <text:p text:style-name="Text_20_body"><text:span text:style-name="T18">Вот реальный тому пример. В последнюю нашу поездку в другой город мы всю дорогу ругались, обсуждая </text:span><text:span text:style-name="_30__20_Text"><text:span text:style-name="T18">замявшийся накануне конфликт</text:span></text:span><text:span text:style-name="T18"> из-за брачного контракта, о котором я расскажу чуть позже. Мы тогда знатно поругались, но помирились, и он уговорил меня ехать, хотя я не хотела, но поехала, потому что он оооочень попросил.</text:span></text:p>
      <text:p text:style-name="P3"><text:soft-page-break/>Вид у него был виноватый, он меня обним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а ходу!</text:p>
      <text:p text:style-name="P3">Я несколько раз уже было открывала рот, чтобы попросить водителя остановить машину, я бы вышла, вернулась бы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5">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text:soft-page-break/>ступления и никаких преимуществ. Оставалось лишь повторять:</text:p>
      <text:p text:style-name="P3">— Мне это неприятно! Как ты не понимаешь?!</text:p>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text:p>
      <text:p text:style-name="P3">Ему было откровенно неприятно мое присутствие, и он рассказывал мне об этом всю дорогу. Как можно быть таким жестоким?!...</text:p>
      <text:p text:style-name="P3">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text:soft-page-break/>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
      <text:p text:style-name="P32">«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32">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P21">Ирина Мельниченко, «Мудаки и игра на публику»</text:p>
      <text:p text:style-name="Цитата_20_-_20_автор"><text:span text:style-name="Default_20_Paragraph_20_Font"><text:span text:style-name="T23"><text:s/></text:span></text:span></text:p>
      <text:p text:style-name="P25">* * *</text:p>
      <text:p text:style-name="P3">Я полностью потеряла контроль над собой, своими эмоциями, своим восприятием <text:span text:style-name="T5">всего</text:span>. Я совершенно запуталась в своих чувствах, но правильнее будет сказать — меня совершенно запутали.</text:p>
      <text:p text:style-name="P3">Он постоянно отрицал мою любовь, заставляя меня ее доказывать. Открыла рот, значит не любишь. Говоришь, <text:soft-page-break/>что я провинился — не любишь. Пытаешься заставить меня сдержать обещание — не любишь.</text:p>
      <text:p text:style-name="P3">И все это было, как серпом по паль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3">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text:p>
      <text:p text:style-name="P3">Как правило, расхождение во мнениях для манипулятора — еще один повод обвинить свою жертву в иррациональности и тупости. Ведь только его мнение самое <text:soft-page-break/>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27">*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 ему нужно было съездить по делам на пару часов, и, утром заболел мой кот. Я отнесла кота в ветклинику, ему сделали укол. Нужно было подождать, пока лекарство подействует.</text:p>
      <text:p text:style-name="P3">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p text:style-name="P3">— Я на полчасика. — сказал он мне примерно в 3 часа дня в ответ на мое удивление. </text:p>
      <text:p text:style-name="P3">А домой пришел в полночь. 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3">И вот брожу я по району — звонит:</text:p>
      <text:p text:style-name="P3">— Я уже дома. А ты где? - по голосу было понятно, что он улыбается.</text:p>
      <text:p text:style-name="P3">— Я гуляю.</text:p>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сра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Как-то он с друзьями пошел в бар выпить пива, что было редкостью. Я помню, что он позвонил, сказать, что <text:soft-page-break/>вечер хороший, пиво вкусное, сидят болтают. Сам позвонил. Я попросила дать трубку бармену и сказала:</text:p>
      <text:p text:style-name="P3">— 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p text:style-name="Text_20_body"><text:span text:style-name="T18">Но речь о том, что сейчас мы </text:span><text:span text:style-name="_30__20_Text"><text:span text:style-name="T18">договорились</text:span></text:span><text:span text:style-name="T18">! Он этот факт проигнорировал. Мало того, что он перечеркнул все мои планы на этот день, заставив меня его ждать еще полчасика, и еще полчасика..., так еще и постоянными отсрочками не позволял мне запланировать что-то без него.</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3">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p text:style-name="P3">— Помнишь, утром коту вкололи лекарство?</text:p>
      <text:p text:style-name="P3">— Помню.</text:p>
      <text:p text:style-name="P3">— Помнишь, как ты собирался по делам, и мы договорились, что ты меня наберешь и узнаешь, как обстоят дела и, если все хорошо, то я поеду с тобой?</text:p>
      <text:p text:style-name="P3"><text:soft-page-break/>— Помню. Мы договорились, что ты останешься дома с котом, потому, что не можешь его оставить больного одного дома.</text:p>
      <text:p text:style-name="P3">— Да, но с небольшой поправкой — пока не буду уверена в том, что лекарство подействовало, и ему легче.</text:p>
      <text:p text:style-name="P3">— Я тебя неправильно понял...</text:p>
      <text:p text:style-name="P3">— А что конкретно ты не так понял? Тебе нужно было просто набрать меня, когда ты освободишься и узнать, пойду я с тобой или нет?</text:p>
      <text:p text:style-name="P3">— Я подумал, что если коту плохо, то ты никуда не пойдешь.</text:p>
      <text:p text:style-name="P3">— Но мы договорились, что если ему станет лучше, то я пойду. Было?</text:p>
      <text:p text:style-name="P3">— Было.</text:p>
      <text:p text:style-name="P3">— Так почему ты не позвонил?</text:p>
      <text:p text:style-name="P3">— Я тебя не так понял...</text:p>
      <text:p text:style-name="P3"/>
      <text:p text:style-name="P32">«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32">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21"><text:soft-page-break/>С. А. Зелинский, «Психотехнологии гипнотического манипулирования сознанием»</text:p>
      <text:p text:style-name="P3"/>
      <text:p text:style-name="P3">И эта техника прекрасно прослеживается здесь:</text:p>
      <text:p text:style-name="Text_20_body"><text:span text:style-name="T25">— Помнишь, мы договорились, что ты меня наберешь и узнаешь, как обстоят дела и, </text:span><text:span text:style-name="_30__20_Text"><text:span text:style-name="T25">если все хорошо, то я поеду</text:span></text:span><text:span text:style-name="T25"> с тобой? — говорю я.</text:span></text:p>
      <text:p text:style-name="Text_20_body"><text:span text:style-name="T18">— Помню. Мы договорились, что ты </text:span><text:span text:style-name="_30__20_Text"><text:span text:style-name="T18">останешься дома</text:span></text:span><text:span text:style-name="T18"> с котом, потому, что не можешь его оставить больного одного дома. — отвечают мне.</text:span></text:p>
      <text:p text:style-name="P3">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факт своей неправоты.</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text:p>
      <text:p text:style-name="P3">—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3"><text:soft-page-break/>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3">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3">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вылила его и <text:soft-page-break/>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3">Догадаетесь, что он сделал? Нет? О!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3">Он снимал и повторял:</text:p>
      <text:p text:style-name="P3">— О, какая молодец! И после этого ты будешь говорить, что ты нормальная? Давай-давай, продолжай!</text:p>
      <text:p text:style-name="P3">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text:soft-page-break/>свою очередь, умалчивал о причинах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3">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text:p>
      <text:p text:style-name="P3">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обманчив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13" text:outline-level="1"><text:bookmark-start text:name="Glava_14__Vozhak"/>Глава 14. Вожак<text:bookmark-end text:name="Glava_14__Vozhak"/></text:h>
      <text:p text:style-name="P23">Для неверных нет любви, для порочных нет радости.</text:p>
      <text:p text:style-name="P29">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p text:style-name="P3">— Так легче переносить такой напряженный график, — говорил он мне.</text:p>
      <text:p text:style-name="P3"><text:soft-page-break/>Дома его не было и я снова за ним заскучала.</text:p>
      <text:p text:style-name="P3">— Выдели хоть выходные для меня! — просила я.</text:p>
      <text:p text:style-name="P3">— Хотя бы день!</text:p>
      <text:p text:style-name="P3">— Хотя бы вечер!..</text:p>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3">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Тот умел убеждать, как и мой благоверный меня — давя на слабые места.</text:p>
      <text:p text:style-name="P3"><text:soft-page-break/>Потом я узнаю, что тот уговаривал моего парня меня бросить. Он капал ему на мозги, и я знаю, какая у него была цель — избавиться от помехи, которая мешает и отвлекает о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 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3">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p text:style-name="P3"><text:soft-page-break/>— Я съем кусочек пиццы и домой. — сказал он мне в 9 вечера.</text:p>
      <text:p text:style-name="P3">А домой вернулся под 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уже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27">* * *</text:p>
      <text:p text:style-name="P3">На работу я поехала от сестры. Здесь нужно обратить внимание на последовательность событий, которые будут происходить дальше. Это важно.</text:p>
      <text:p text:style-name="P3">Он позвонил днем и предложил вечером поговорить и обсудить наши проблемы. Сам! Первый раз! Я этому приятно удивилась, так как это было совершенно нехарак<text:soft-page-break/>терно для него. Очередной подвох, которого я не заметила.</text:p>
      <text:p text:style-name="P3">Мы договорились,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p text:style-name="P3">— Все не так! Я ожидал совсем другого! Ты все неправильно сделала!</text:p>
      <text:p text:style-name="P3">— А что конкретно тебя не устраивает — манера письма?</text:p>
      <text:p text:style-name="P3">— Здесь просто — все не так!!!</text:p>
      <text:p text:style-name="Text_20_body"><text:span text:style-name="T18">Да. Вместо того, чтобы обратить внимание на то, </text:span><text:span text:style-name="_30__20_Text"><text:span text:style-name="T18">что</text:span></text:span><text:span text:style-name="T18"> написано — он же сам предложил, он обратил внимание на то, </text:span><text:span text:style-name="_30__20_Text"><text:span text:style-name="T18">как</text:span></text:span><text:span text:style-name="T18"> написано. Он в очередной раз соскользнул с темы, не вникнув в суть. И, вместо того, чтоб думать, как вести дальнейший диалог, я сидела, смотрела на его недовольное лицо и пыталась понять, а как же надо было написать?</text:span></text:p>
      <text:p text:style-name="P3">Потом он преподнес мне свой список. Точно не помню формулировку, но смысл был такой:</text:p>
      <text:p text:style-name="P3">1) У меня</text:p>
      <text:p text:style-name="P3">2) Идеальная</text:p>
      <text:p text:style-name="P3"><text:soft-page-break/>3) Девушка</text:p>
      <text:p text:style-name="P3">4) Которую</text:p>
      <text:p text:style-name="P3">5) Я очень</text:p>
      <text:p text:style-name="P3">6) Сильно</text:p>
      <text:p text:style-name="P3">7) Люблю</text:p>
      <text:p text:style-name="P3">Понимаете, да? Этим он выставил меня той самой «вечно всем недовольной стервой». Типа 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я.</text:p>
      <text:p text:style-name="P3">В самом начале моего повествования были такие слова:</text:p>
      <text:p text:style-name="P3"/>
      <text:p text:style-name="P30">«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3"><text:s/></text:span></text:span></text:p>
      <text:p text:style-name="P3"><text:soft-page-break/>Именно к этим словам он прицепился. Именно на них обсуждение закончилось.</text:p>
      <text:p text:style-name="P3">Тут очень важный момент. Что 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18">Нужно отметить, что </text:span><text:span text:style-name="_30__20_Text"><text:span text:style-name="T18">я его таким никогда не видела</text:span></text:span><text:span text:style-name="T18">.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46"/>
      <text:p text:style-name="P32">«Манипулятор в данном случае стремится после озвучивания какой-либо информации — спешно <text:soft-page-break/>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32">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32">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21">С. А. Зелинский, «Методы, приемы и способы манипуляций. (Современные психотехнологии манипулирования)»</text:p>
      <text:p text:style-name="P3"/>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3"><text:soft-page-break/>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3">На удивление для самой себя я была спокойна, даже слишком. Но, как оказалось — это был еще один тактический ход.</text:p>
      <text:p text:style-name="P3"/>
      <text:p text:style-name="P32">«При использовании этого приема игнорируются предложения, касающиеся процедуры обсуждения; обходятся нежелательные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32">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21">С. А. Зелинский, «Методы, приемы и способы манипуляций. (Современные психотехнологии манипулирования)»</text:p>
      <text:p text:style-name="P3"/>
      <text:p text:style-name="P3">Когда я спокойным тоном попросила его расслабиться и не перебивать меня, мол, мы ведь разговариваем.</text:p>
      <text:p text:style-name="P3"><text:soft-page-break/>— Я не собираюсь с тобой ссориться, — сказала я. — Мы же хотим помириться! А ты обращаешься со мной, как с шавкой, и затыкаешь мне рот.</text:p>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казалось, он был к этому не готов. Но это был очередной тактический ход. Его действия я смогла себе объяснить совсем недавно.</text:p>
      <text:p text:style-name="P3">Он вышел из комнаты, оделся и пошел к выходу обуваться.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3"><text:soft-page-break/>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г. повисли на нем. Даже представить себе не могу как это выглядело со стороны!</text:p>
      <text:p text:style-name="P3">Я начала причитать, даже не помню в слух или про себя, мол — что ты делаеш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или, как минимум, покалечиться. Любой исход был для меня ужасным. Мне стало настолько страшно, что я начала кричать:</text:p>
      <text:p text:style-name="P3">— Помогите! Кто-нибудь! Помогите!</text:p>
      <text:p text:style-name="P3"><text:soft-page-break/>Каково же было мое удивление, когда я увидела под окнами — Жену его Странного друга. Она стояла и ждала его под подъездом! Ночью. Я продолжала кричать:</text:p>
      <text:p text:style-name="P3">— Помогите! Кто-нибудь! Я не знаю, что мне делать! Он сейчас упадет! Я не удержу...</text:p>
      <text:p text:style-name="P3">А она стояла и я видела по ее лицу — ей страшно. Я тогда даже не задумалась, как она вообще ночью зимой оказалась под нашими окнами? Но уже позже, когда включу свои мозги, то все пойму.</text:p>
      <text:p text:style-name="P3">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переступил через меня,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p text:style-name="P3"><text:s/>— Что же мне делать? Я знаю! Нужно содрать татуировку, чтоб он не напоминала мне о нем!</text:p>
      <text:p text:style-name="P3">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Это самый настоящий срыв во всех его смыслах — я не отдавала себе отсчет. Я точно не помню что говорила и что делала. Помню, что разбила оба свои телефона об стену, когда они попросили номер моей сестры.</text:p>
      <text:p text:style-name="P3"><text:soft-page-break/>— Что ты с ним сделала? — спрашивали они. — Он сказал, что ты взбесилась, что ты кричала, что он хотел уйти, а ты не пускала...</text:p>
      <text:p text:style-name="P3">А я не понимала. Я повторяла, что не понимаю, что происходит.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25">* * *</text:p>
      <text:p text:style-name="P3">Вся эта ситуация — свидетельство того, что адекватности в наших отношениях нет. Но была одна маленькая несостыковка — Жена Странного друга под нашими окнами.</text:p>
      <text:p text:style-name="P3">Помните, я говорила, что всегда ищу ответы на вопросы, которые мне не дают покоя? Нашла. После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pan text:style-name="T18">Итак, ему нужны были доказательства своих жалоб и он все спланировал. Он, впервые </text:span><text:span text:style-name="_30__20_Text"><text:span text:style-name="T18">сам</text:span></text:span><text:span text:style-name="T18"> </text:span><text:span text:style-name="_30__20_Text"><text:span text:style-name="T18">позвонил</text:span></text:span><text:span text:style-name="T18"> мне и </text:span><text:span text:style-name="_30__20_Text"><text:span text:style-name="T18">сам предложил</text:span></text:span><text:span text:style-name="T18"> поговорить, хотя </text:span><text:span text:style-name="_30__20_Text"><text:span text:style-name="T18">всегда</text:span></text:span><text:span text:style-name="T18"> отлынивал от любых выяснений отношений.</text:span></text:p>
      <text:p text:style-name="P3">Это был <text:span text:style-name="T5">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она уже ждала под окнами! До начала разговора он вы<text:soft-page-break/>звонил ее со словами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Теперь мне понятно, что стало причиной этого беспричинного «шального» взгляда и необоснованной агрессии при ведении разговора.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тактику беспомощности. Он показывал мне, что я безжалостна в своих суждениях. Он смотрел на меня теми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5">сделать вид</text:span>. На тот момент он уже давно жаловался на меня и мое поведение, но доказа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а я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text:soft-page-break/>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Мои действия ему были только на руку — отличная возможность сыграть на моей заботе, выставив меня жесткой и бездушной — выйти в окно.</text:p>
      <text:p text:style-name="P3">Попытка выйти в окно была очень убедительной, а я — очень наивной, ведь это было не более, не менее, чем заранее отрепетированное шоу.</text:p>
      <text:p text:style-name="P3">Все шло по его плану. Он знал, что я его очень люблю. Он знал, что я от него зависима. Не испытывай я эти чув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text:soft-page-break/>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Он хочет уйти — я не пускаю.</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это была его идея.</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выслушали столько его жалоб! Сколько было сказано обвинений в мой адрес!</text:p>
      <text:p text:style-name="P3">Блюдо готово — уважаемые гости, прошу к столу!</text:p>
      <text:p text:style-name="Text_20_body"><text:span text:style-name="T18">Он привел свидетелей для подтверждения всех своих жалоб и застал меня — в </text:span><text:span text:style-name="_30__20_Text"><text:span text:style-name="T18">Совершенно Неадекватном Состоянии</text:span></text:span><text:span text:style-name="T18">.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3"><text:soft-page-break/>Он прятался за их спинами от меня, как от зверя, насилию которого он больше не может противостоять... и его защищали. Все, как он и запланировал.</text:p>
      <text:p text:style-name="P27">*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же не так плохо, как мне внушали?</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его деструктивизма. Меня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Мне не разрешали анализировать его действия. Мне приказывали следить за своим поведением. Понимаете, что это цикличность? Его давление — моя реакция, которая порождала очередное давление.</text:p>
      <text:p text:style-name="P3"><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text:p>
      <text:p text:style-name="P3">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13" text:outline-level="1"><text:bookmark-start text:name="Glava_15__Ad"/>Глава 15. Ад<text:bookmark-end text:name="Glava_15__Ad"/></text:h>
      <text:p text:style-name="P23">И, улыбаясь, мне ломали крылья,</text:p>
      <text:p text:style-name="P23">Мой хрип порой похожим был на вой,</text:p>
      <text:p text:style-name="P23">И я немел от боли и бессилья</text:p>
      <text:p text:style-name="P23">И лишь шептал: «Спасибо, что живой».</text:p>
      <text:p text:style-name="P29">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понимала, что если останусь дома, то сойду с ума от одиночества и безысходности, в которое меня окунули.</text:p>
      <text:p text:style-name="P3">Через две недели из-за некоторых обстоятельств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и работала в их кофейне. Пошла на бокс. Он об<text:soft-page-break/>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ать все мысли, что были в моей голове. Вот первая запись:</text:p>
      <text:p text:style-name="P3"/>
      <text:p text:style-name="P30">«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3"/>
      <text:p text:style-name="P3">Вот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моральную боль на физическом уровне — я вам завидую белой завистью. Это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text:soft-page-break/>чувствами. Я ничего не ощущала, кроме боли. Сон, голод, страх — нет. Только боль.</text:p>
      <text:p text:style-name="P3">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несколько.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и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деть где-то очень глубоко внутри меня. Напившись,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3">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text:soft-page-break/>Так, как я вела всегда активный образ жизни, когда жир «ушел», моя фигура была похожа на комплекцию взрослеющего жилистого мальчика.</text:p>
      <text:p text:style-name="P27">*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p text:style-name="P3">— Забери меня, рак, я больше не хочу жить...</text:p>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text:soft-page-break/>щью которых я могла до него достучаться. Тогда я пыталась связаться с ним с помощью общих друзей, в следствии чего попала в бан и на их девайсах.</text:p>
      <text:p text:style-name="P3">Я испытывала чувство глубокого одиночества, понимая, что от меня все отвернулись, кроме, конечно, моей сестры, моей лучшей подруги и моего хоро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 «Серрата».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свой компьютор. И обнаружила, что мне на мессенджер прислал сообщение его этот Странный друг. И очень удивилась, ведь мы ненавидели друг друга!</text:p>
      <text:p text:style-name="P3"><text:soft-page-break/>На этом череда моих удивлений не закончилась, ибо открыв чат с ним, я поняла, что сообщение это было адресовано не мне, а моему мучителю.</text:p>
      <text:p text:style-name="P3">Мой парень залогинился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о ответом на сообщение моего благоверного о том, что у него ночевала его Университетская Подруга и он из-за этого опоздает на работу...</text:p>
      <text:p text:style-name="P27">*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мужчиной, и познакомились мы тогда, когда она как раз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text:soft-page-break/>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Сидя в баре и выпивая за знакомство, я увидела на ее руке браслет — шамбалу, которую я сплела пару лет назад своему любимому парню. Как-то я спросила его:</text:p>
      <text:p text:style-name="P3">— А где тот браслет, который я тебе подарила?</text:p>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3">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text:soft-page-break/>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держала его всем своим весом, чтоб он, нидайбог не упал, не поранился, не разбился, пробы придти и поранить? Где логика?</text:p>
      <text:p text:style-name="P3">Я брала выходные на работе, когда у него температура была 38, и носила ему чайки, бегала в аптеку, вызы<text:soft-page-break/>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27">* * *</text:p>
      <text:p text:style-name="P3">Вспоминаю и улыбаюсь! Вот это мастерство! Сначала он не хотел выходить ко мне. Он боялся меня. Но согласился, конечно же, не без условий.</text:p>
      <text:p text:style-name="P3">О нет, он не обыскал меня — это уже сделала Жена его Странного друга. Он сказал, что 24 этаж — это очень высоко, на случай, если я захочу его столкнуть... Мне нужно было спуститься вниз, только тогда он согласен со мной разговаривать.</text:p>
      <text:p text:style-name="P3"><text:soft-page-break/>Я не увидела в его глаза то, чего хотела. Или не хотела. Там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бы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больше всего на свете я не хотела слышать «нет».</text:p>
      <text:p text:style-name="P3">Он, конечно же это знал, и ответил со всей присущей ему жестокостью — «не знаю». И вот это его — «не знаю» как раз и стало причиной всего, что со мной будет происходить дальше.</text:p>
      <text:p text:style-name="P3">Он дал мне надежду, потому, что знал, что я его очень люблю. Этим «не знаю» он продолжал держать меня «на привязи», заставляя меня пытаться стать для него еще лучше, еще умнее и с еще более отчаянной самоотверженностью пытаться заслужить его прощение.</text:p>
      <text:p text:style-name="P3"/>
      <text:p text:style-name="P3">И я ждала. Изо дня в день я ждала, пока он наконец не поймет, пока его «не знаю» не превратится в «да» <text:soft-page-break/>или «нет».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p text:style-name="P3">— Больше я не допущу такой ошибки!</text:p>
      <text:p text:style-name="P3">Я сказала, что сделаю все, что в моих силах, чтобы вернуть все то хорошее, что между нами было... (хорошее?..) Другими словами, он знатно постарался, чтоб я продолжала просить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подругу, которая ненавидела его, ибо понимала, глядя со стороны, что происходит. Ни друзей, которые рассказывали мне, что он «остыл» и больше меня меня не любит.</text:p>
      <text:p text:style-name="P3">— Он любит! Я спрашивала, и он не сказал «нет»!!!</text:p>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25"><text:soft-page-break/>* * *</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каждый раз блокируя новый канал связи.</text:p>
      <text:p text:style-name="P3">Он говорил, что ему тоже без меня тяжело, что он тоже страдает, что не может меня забыть и что любит меня, но «мы делаем друг друга несчастными», все повторял он и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с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13" text:outline-level="1"><text:bookmark-start text:name="Glava_16__Nosce_te_ipsum"/>Глава 16. Nosce te ipsum<text:bookmark-end text:name="Glava_16__Nosce_te_ipsum"/></text:h>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5">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pan text:style-name="T18">Потом, побежав наверх, я стала звонить в дверь, на случай, если он за это время уже вернулся. Но мне никто не открыл. Дома его еще не было. Тогда я услышала какой-то звук, но подумала, что мне </text:span><text:span text:style-name="_30__20_Text"><text:span text:style-name="T18">показалось</text:span></text:span><text:span text:style-name="T18">.</text:span></text:p>
      <text:p text:style-name="P3">Я ждала его еще примерно час, выходила на общий балкон покурить и выглядывала его. Что-то дернуло меня выйти на улицу. Сидеть в подъезде ночью мне на<text:soft-page-break/>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p text:style-name="P3">— Мне нужно с кем-нибудь поговорить...</text:p>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и совершенно посторонний для него человек, которого он видит впервые.</text:p>
      <text:p text:style-name="P3">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его, хоть <text:soft-page-break/>он скорее всего и не подозревает, как много для меня сделал, просто выслушав меня.</text:p>
      <text:p text:style-name="P3">И вот он мне говорит:</text:p>
      <text:p text:style-name="P3">— А это не он идет?</text:p>
      <text:p text:style-name="P3">Я обернулась и увидела Спину.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Ведь ему сказали, что я уехала, но никто не знал, что я вернулась...</text:p>
      <text:p text:style-name="P3"><text:soft-page-break/>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3">Говорила и говорила. Но это были все те же пустые глаза.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безобидная фраза, но она очень хорошо описывает его мышление и поведение.</text:p>
      <text:p text:style-name="P3">Он цитирует глубокую фразу, но его поступки, которыми сопровождается это выражение идут в разрез с ее смыслом.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p text:style-name="P3">— Я очень его люблю. Я хочу быть с ним. Я хочу, чтоб мы были счастливы вместе. Я не хочу, чтобы он страдал, но не знаю как это сделать...</text:p>
      <text:p text:style-name="P3">Сейчас мне становится страшно — это ведь была я! Эта история обо мне! Я смотрю в прошлое, и мне сложно осознать, что это была я... Что я не сопротивлялась такому насилию. Что я просила еще.</text:p>
      <text:p text:style-name="P3"><text:soft-page-break/>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до него —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меня ненавидят его родители и перекрутил слова моей сестры. По его словам, он его поддерживала и была согласна с тем, что я веду себя не правильно. А на деле оказалось, что он пытался поссорить нас — оставить меня совершенно одну наедине в полной зависимости от него.</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видя все, что со мной происходит изо дня в день. 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text:soft-page-break/>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Он высказал свою уверенность в том, что в этом случае между нами не может ничего быть, и — попросил уйти. Ба-бах.</text:p>
      <text:p text:style-name="P27">*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text:soft-page-break/>кончилось. В ту ночь я поняла, что на грани. Боль не стихает и становится только хуже, и сил больше нет.</text:p>
      <text:p text:style-name="P3">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и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p text:style-name="P3">— Мне все равно, — причитала я, — что это будет: укол или палата с мягкими стенами. Я хочу есть и спать, но не могу... Сделайте так, чтоб это прекратилось...</text:p>
      <text:p text:style-name="P3">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3"><text:soft-page-break/>Они пообещали мне, что я буду спать 6 часов. Я поспала около 3-х часов и была им безумно за это благодарна. Наконец это был здоровый крепкий сон.</text:p>
      <text:p text:style-name="P3">Перед тем, как уснуть, один из врачей дал мне визитку психолога и посоветовал мне к нему обратиться, заверив меня, 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принимает решение лечиться, в то время как он, несчастная жертва моего поведения, «зализывает свои раны». Я была уверена, что со мной не все в порядке и обратилась к специалисту за помощью, в надежде вылечиться.</text:p>
      <text:p text:style-name="P3">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3">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сразу поняла, что он мне поможет. 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text:soft-page-break/>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слушал и ни разу не перебил.</text:p>
      <text:p text:style-name="P3">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13" text:outline-level="1"><text:bookmark-start text:name="Glava_17__Ia_vsie_ponial"/>Глава 17. Я все понял<text:bookmark-end text:name="Glava_17__Ia_vsie_ponial"/></text:h>
      <text:p text:style-name="P3">Итак, я постепенно начала приходить в себя и даже ст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Я не понимала, что это могло значить:</text:p>
      <text:p text:style-name="P3">— Я хочу провести с тобой ночь, но тебе это вряд ли понравится.</text:p>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p text:style-name="P3"><text:soft-page-break/>— Тебе что, потрахаться не с кем? — спросила я его.</text:p>
      <text:p text:style-name="P3">Но диалог продолжился. Он выявил желание встретиться. У него была одна моя вещь. Я хотела ее забрать. Именно это стало предлогом моего согласия встретиться.</text:p>
      <text:p text:style-name="P3">По пути на место встречи мне нужно было кое-куда наведаться. Скоро Новый год, и я решила сделать себе подарок — заказала акустическую гитару. Забрав свой заказ я полетела на крыльях любви к милому.</text:p>
      <text:p text:style-name="P3">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18">Конечно, он опоздал. Бар, который он выбрал был небольшим. Столиков было немного, но в целом обстановка была уютная. Я присела за свободный стол, который стоял между двух диванов и </text:span><text:span text:style-name="_30__20_Text"><text:span text:style-name="T18">ждала</text:span></text:span><text:span text:style-name="T18">.</text:span></text:p>
      <text:p text:style-name="P3">Он пришел, и на его лице считывалась неуверенность с примесью страха. Он, как и я, не знал, чего ожидать от этой встречи. Поэтому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text:p>
      <text:p text:style-name="P3">Завязался разговор. Я отметила про себя, будто разговариваю с незнакомым мне человеком. Сейчас я это могу объяснить, ведь он на самом деле слишком резко и <text:soft-page-break/>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ет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3">Итак, наш герой, распинаясь, пытался мне что-то рассказывать, но сидела, как снежная королева и получала удовольствие от того, что он уже почти кричит, ведь в баре играет музыка, а я в свою очередь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Он не просил прощения... Он сказал, что «влюбился в меня заново». И я растаяла.</text:p>
      <text:p text:style-name="P3">Наивная, я была уверена, что победила. Не могу представить, как он был доволен видеть это. Еще один тактический ход — сделать так, чтоб я поверила в собствен<text:soft-page-break/>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text:p>
      <text:p text:style-name="P3">«Раньше тебя любить было не за что, а теперь есть за что». 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путей развития событий и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p text:style-name="P3">— Ты очень хорошо выглядишь.</text:p>
      <text:p text:style-name="P3">— Я очень за тобой соскучился.</text:p>
      <text:p text:style-name="P3">— Я рад, что ты согласилась со мной встретиться.</text:p>
      <text:p text:style-name="P3">Все это свидетельствовало о том, что он тоже рад — и я была рада вдвойне. Он спросил меня, чем я занимаюсь, и я начала перечислять:</text:p>
      <text:p text:style-name="P3">— По понедельникам, средам и пятницам я хожу на бокс, по субботам работаю в кофейне, по воскресеньем договорилась с другом заниматься уроками игры на гитаре, четверги оставила для встреч с друзьями...</text:p>
      <text:p text:style-name="P3">— А по вторникам? — спросил он.</text:p>
      <text:p text:style-name="P3"><text:soft-page-break/>— А по вторникам я хожу на сеансы к психологу...</text:p>
      <text:p text:style-name="P3">Он был удивлен. Я видела на его лице — радость. Тогда я еще, по наивности своей, объясняла это тем, что он рад за <text:span text:style-name="T5">меня</text:span>, что я решила избавиться от своего недуга — чрезмерной эмоциональности.</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 что кто-то любит его настолько, что самостоятельно не способен справится с таким сильным чувством. Особенно, если человек — полное ничтожество.</text:p>
      <text:p text:style-name="P3">Хорошая, симпатичная, не 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несколько недель назад, сейчас заглатывала еще с большим аппетитом, а он в это время еще больше наслаждался победой в собственной игре. О, да! Игра еще не закончилась.</text:p>
      <text:h text:style-name="P13" text:outline-level="1"><text:bookmark-start text:name="Glava_18__A_zachiem_vam_Ona_"/>Глава 18. 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показывал мне сожаление, что так все вышло, слушая меня. Но так и не высказал его вслух.</text:p>
      <text:p text:style-name="P3">Его настолько «растрогало» мое решение лечиться, что он попросил меня взять его с собой на следующий сеанс.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3">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без лишних ушей, услышать и вторую версию.</text:p>
      <text:p text:style-name="P3">Накануне встречи я позвонила ему и предупредила, что буду не одна и могу выйти выпить кофе, например, пока они раззнакомятся. Доктор со мной согласился, и <text:soft-page-break/>мы договорились, что около получаса ему должно хватить.</text:p>
      <text:p text:style-name="P3">Я переживала, правда. Любимый демонстрировал мне свое желание все исправить, а я искренне на все это велась. И — была несказанно счастлива.</text:p>
      <text:p text:style-name="P3">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 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text:p>
      <text:p text:style-name="P3">Я не понимаю, почему он блокирует все мои попытки с ним связаться, но при каждой новой идет на диалог и «кормит» надеждой. 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 что я, несмотря на всю боль, что мне причинил любимый — принимаю его назад, что автоматически является прощением.</text:p>
      <text:p text:style-name="P3">Доктор уже знает, что я снова подсела на крючок, ведь он видит главного персонажа всей этой истории, который смело проходит, достаточно легко себя ведет, <text:soft-page-break/>не пряча при этом откровенного любопытства, но не более.</text:p>
      <text:p text:style-name="P3">Мы здороваемся с ним, проходим в кабинет, и тут я уже «намылилась» уходить, дабы оставить их наедине, но доктор сказал мне:</text:p>
      <text:p text:style-name="P3">— Останьтесь, Яна...</text:p>
      <text:p text:style-name="P3">Я не стала возражать, хоть и растерялась —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не будет испытывать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инут сорок <text:soft-page-break/>описывал мое неадекватное поведение. Он не стеснялся называть вещи «своими именами» и звучало много обидных слов в мой адрес.</text:p>
      <text:p text:style-name="P3">Рассказывал он все это доктору, не высказывая ни чувства вины со своей стороны, ни чувства ответственности, без стеснения, в то время как я сижу рядом с ним...</text:p>
      <text:p text:style-name="P3">Ну и конечно, при этом он нежно, успокаивающе поглаживал мою руку, слегка приобняв, не останавливался в своем повествовании.</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 Моя реакция была обычна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3"><text:soft-page-break/>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подыгрывая интонацией и мимикой.</text:p>
      <text:p text:style-name="P3">Доктор слушал внимательно, но я заметила как он немного напрягся в кресле, затем наклонился слегка вперед, остановил моего благоверного и спросил:</text:p>
      <text:p text:style-name="P3">— А скажите мне, пожалуйста, зачем вам Яна?</text:p>
      <text:p text:style-name="P3">— В смысле «зачем мне Яна»? <text:span text:style-name="T17">Я ее люблю!</text:span></text:p>
      <text:p text:style-name="P3">— Вот вы гововрите, что Яна очень плохая: обижает вас и неправильно себя ведет. Делает вас несчастным. Так зачем она вам?</text:p>
      <text:p text:style-name="P3">Доктор продолжал задавать подобные вопросы. Мой милый пытался на них отвечать красиво, но у него ничего не получалось. Но на самом деле я не помню о чем шла речь дальше.</text:p>
      <text:p text:style-name="P3">«Я ее люблю!..»</text:p>
      <text:p text:style-name="P3">Больно осознавать, что тогда мне этого было достаточно. Просто слов. Без действий. Слов, противоречащих его поведению и отношению ко мне. Я сидела и не могла поверить в свое счастье — он меня любит.</text:p>
      <text:p text:style-name="P3">Дальше я смутно помню, чем закончился тот сеанс. Доктор начал задавать ему подобные вопросы, а видела, <text:soft-page-break/>как мой любимый приходит в ступор после каждого и не может ответить с присущей ему неоправданной уверенностью.</text:p>
      <text:p text:style-name="P3">Но это были вполне обоснованные беспристрастные попытки доктора научными методами позволить человеку открыться.</text:p>
      <text:p text:style-name="P3">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е, что происходило потом было не настолько важным, чтоб это запомнить. 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К следующему вторнику оказалось, что у него не получается по работе, потом были праздники, после празд<text:soft-page-break/>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все хорошо и, вроде как, пока нам это не нужно... Но мне доктор ответил, что мне уже и не нужно к нему ходить.</text:p>
      <text:p text:style-name="P3">— С вами все в полном порядке, — сказал он, — но вот Его я бы хотел видеть.</text:p>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психолога, ведь тот видел его насквозь.</text:p>
      <text:p text:style-name="P3">Тут хотелось бы немного порассуждать. Давайте прикинем, почему доктор не попросил у меня его телефон и не пригласил его участвовать в группе лично?</text:p>
      <text:p text:style-name="P3">Доктор понимал, что в таком случае у меня не будет возможности воочию наблюдать, как он от этих занятий увиливает. К тому же, было сказано, что больше не нуждаюсь в этой терапии, подтекстом чего является: «Проблема не в вас». Но при этом высказывает желание работать с моим парнем, подтекстом чего является: «Проблема в нем».</text:p>
      <text:p text:style-name="P3">Тогда я совершенно не придала этому значение, но эта ситуация, тем не менее, отложилась в моей памяти и <text:soft-page-break/>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профессионализм запрещает делать это напрямую.</text:p>
      <text:h text:style-name="P13" text:outline-level="1"><text:bookmark-start text:name="Glava_19__Ia_podumaiu"/>Глава 19. 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его стороны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боялась высказаться, по другому реагировала на замечания — не склоняла голову, а отвечала на них решительно, блокируя его попытки пошатнуть мою уверенность.</text:p>
      <text:p text:style-name="P3">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ясь этот авторитет вернуть. Соответственно, он перестал оказывать негативное влияние на моего парня.</text:p>
      <text:p text:style-name="P3"><text:soft-page-break/>Время шло. Близилась наша третья годовщина отношений. Я отчаянно пыталась делать вид, что ни о чем не подозреваю — он собирался сделать мне предложение. Но он спалился, так что сюрпризом для меня это не было.</text:p>
      <text:p text:style-name="P3">Судя по всему, он рассказал о своем намерении нескольким нашим друзьям. Не всем —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ну а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ичего не сделал. Девочки даже сами купили эти свечи, и он до сих пор должен им деньги... Так мило!..</text:p>
      <text:p text:style-name="P3"><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3">Я всегда представляла себе это действо. С детства. Вот придет мой принц, кажет: «Выходи за меня», а я сделаю вид, что задумалась и скажу: «Я подумаю...» Потом через секунду отвечу: «Да» и брошусь на шею, расцелую.... Но вот это — «я подумаю» почему то всегда хотела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Я и сейчас наслаждаюсь этими воспоминаниями. Но ему это — не понравилось. Ничего страшного — через пару минут он отомстит мне за эту мою «выходку».</text:p>
      <text:p text:style-name="P3">Естественно я, как и мечтала, тут же сказала — «Да!» Кинулась ему на шею и мы целовались. Свечи догорали, это все снимала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p text:style-name="P3"><text:soft-page-break/>— Котик, а когда ты принял такое решение — на мне жениться?</text:p>
      <text:p text:style-name="P3">— Уже давно... — сказал он, на секунду задумался, потом со всем присущим ему пафосом, выдыхая дым, ответил. — Но ты своим поведением отбивала у меня все желание.</text:p>
      <text:p text:style-name="P3">Вот так. Он открытым текстом сказал, что я очень плохо себя вела, и он каждый раз передумывал.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с тех пор,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но это меня не сбило с ног, как было бы еще несколько месяцев назад. Я еще не понимала, что он мной манипулирует, но в тот момент я четко осознала что:</text:p>
      <text:p text:style-name="P3">а) мне это не нравится;</text:p>
      <text:p text:style-name="P3">б) это ненормально.</text:p>
      <text:p text:style-name="P3">Очень помню тот день и ту эмоцию. Могу ее описать, как будто бы у меня включился инстинкт самосохране<text:soft-page-break/>ния. Да, как только он одел кольцо мне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3">Что тут скажешь — к сестре уже так просто не сбежишь. И я стала думать головой, а не слепым любящим сердцем.</text:p>
      <text:p text:style-name="P3">Я невеста. Это непривычно!</text:p>
      <text:p text:style-name="P3">— Ну и когда же мы поженимся? — спросила я.</text:p>
      <text:p text:style-name="P3">— Давай летом. — предложил он.</text:p>
      <text:p text:style-name="P3">Отличная идея.</text:p>
      <text:p text:style-name="P3">Я не знаю, как мы вообще до лета дожили.</text:p>
      <text:h text:style-name="P13" text:outline-level="1"><text:bookmark-start text:name="Glava_20__Mien_shie_niuansov"/>Глава 20. 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В общем, она говорила о том, что это была бы прекрасная возможность ничего не потерять, подумай он об этом раньше. А мой жених поддакивал ей, пока я сидела и слушала все это.</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text:soft-page-break/>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p text:style-name="P3">— Так будет легче при разводе — меньше нюансов. — сказал он мне.</text:p>
      <text:p text:style-name="P3"><text:soft-page-break/>Я не выдержала и сказала, что если он хочет «подстраховаться», то пусть составляет сам этот договор, но чтоб моего имени там не было:</text:p>
      <text:p text:style-name="P3">— Пиши, я такой-то такой-то, при разводе получаю все, что нажил сам в этом браке, а я подпишу. Но скажи мне — зачем тогда мне выходить за тебя, если мы с тобой еще не расписаны, а ты уже готовишься к разводу и делишь имущество?</text:p>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начнут выгонять из дома.</text:p>
      <text:p text:style-name="P25">* * *</text:p>
      <text:p text:style-name="P3">У меня сохранилась переписка, где на следующий день он идет на попятную — забирает свои слова обратно:</text:p>
      <text:p text:style-name="P3">— ...Я не хотел никогда никаких бумажек. Вчера это был просто разговор, из которого ты нашифровала.</text:p>
      <text:p text:style-name="P3">— Просто разговор заканчивается на фразе «мне не приятен этот разговор», — отвечаю я, — а не длится до трех ночи со словами «да как ты не понимаешь?..», учитывая факт того, что мне рано вставать. Так что ничего я себе не нашифровывала.</text:p>
      <text:p text:style-name="P3"><text:soft-page-break/>— 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p text:style-name="P3">— Меня такое отношение мягко говоря не устраивает! Что-то ты часто уходишь от своих сказанных слов! С аргументом — я ляпнул не подумав...</text:p>
      <text:p text:style-name="P3">— 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p text:style-name="Text_20_body"><text:span text:style-name="T18">— Если бы этот разговор был </text:span><text:span text:style-name="_30__20_Text"><text:span text:style-name="T18">до</text:span></text:span><text:span text:style-name="T18"> твоего предложения — сказала бы!</text:span></text:p>
      <text:p text:style-name="P3">— Поэтому я не понимаю, почему ты так упорно ее пытаешься пропихнуть. Когда причина не в этом.</text:p>
      <text:p text:style-name="P3">— Короче, хватит. Мне надоело. Мне тут работать надо... — попыталась я закончить этот бред.</text:p>
      <text:p text:style-name="P3">Что мы видим?</text:p>
      <text:p text:style-name="P43">Я не хотел никогда никаких бумажек.</text:p>
      <text:p text:style-name="P3">Он пытается убедить меня в том, что я услышала не то, что услышала.</text:p>
      <text:p text:style-name="P43">Но думать, что я всерьез намерен с тобой договор заключать это плохая причина... Когда причина не в этом.</text:p>
      <text:p text:style-name="P3">Пытается внушить мне, что есть какая-то другая причина, чтоб заставить меня оправдываться и доказывать, <text:soft-page-break/>что никакой «другой» причины нет. Хорошая попытка съехать с темы.</text:p>
      <text:p text:style-name="P43">Вчера это был просто разговор, из которого ты нашифровала.</text:p>
      <text:p text:style-name="P3">Он пытается внушить мне, что я ненормальная, выдумываю то, чего на самом деле не было.</text:p>
      <text:p text:style-name="P43">Думал проснется — может дойдет.</text:p>
      <text:p text:style-name="P3">Обвинение в тупости: до тебя не доходит, ведь ты тупая.</text:p>
      <text:p text:style-name="P43">Скажет, чет реально мне пригорело. А нет. Набрала аргументов и говна на лопате на! Главное что ты права.</text:p>
      <text:p text:style-name="P3">Обвинение в иррациональности, тупости, конфликтности, необоснованности в суждениях. Ну и, конечно, маска «жертвы»: поливаешь меня говном.</text:p>
      <text:p text:style-name="P43">Главное, что ты права.</text:p>
      <text:p text:style-name="P3">Двойной смысл, который «кричит» о том, что я не права, осуждает в иррациональности.</text:p>
      <text:p text:style-name="P43">А чего ты не сказала «нет», мне чисто интересно? Дай угадаю. Ты про бумажки не знала?</text:p>
      <text:p text:style-name="P3">Попытка съехать с темы и заставить меня оправдываться: если ты хотела сказать «нет» - надо было говорить нет, чтобы теперь не искать глупые отговорки.</text:p>
      <text:p text:style-name="P43">Дурацкие разговоры были всегда.</text:p>
      <text:p text:style-name="P3">Его прокол — признание того, что дурацкие разговоры с ним были всегда, но уверенность, с которой он это го<text:soft-page-break/>ворит, свидетельствует о том, что он недоволен тем, что я с этими дурацкими разговорами еще не смирилась.</text:p>
      <text:p text:style-name="P43">Поэтому я не понимаю, почему ты так упорно ее пытаешься пропихнуть.</text:p>
      <text:p text:style-name="P3">Попытка убедить меня в том, что я агрессор, не знаю, как его бросить, и пытаюсь пропихнуть какую-то неизвестную причину (это вот как раз его метод).</text:p>
      <text:p text:style-name="P27">* * *</text:p>
      <text:p text:style-name="P3">Его инфантильность во взрослом возрасте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3">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просто считает, что может вот так забрать свои слова назад, и, мало того, обвинить другого человека, за последствия.</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у него не получалось.</text:p>
      <text:p text:style-name="Text_20_body"><text:span text:style-name="T18">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text:span><text:soft-page-break/><text:span text:style-name="T18">детище не правильно работает — все еще сопротивляется. Ведь мы уже знаем, что </text:span><text:span text:style-name="_30__20_Text"><text:span text:style-name="T18">причины</text:span></text:span><text:span text:style-name="T18"> подобных моих действий его не интересуют.</text:span></text:p>
      <text:p text:style-name="P3">Это было хуже некуда. 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text:p>
      <text:p text:style-name="P3">— Когда вещи заберешь? — пишет он в тот же день.</text:p>
      <text:p text:style-name="P3">— Сегодня, — отвечаю я, на что он отвечает:</text:p>
      <text:p text:style-name="P3">— Целую в шею...</text:p>
      <text:p text:style-name="P3">Понимаете, что происходит!? Он выгоняет меня, я с этим соглашаюсь, но он тут же, получив мое согласие, делает «шаг на встречу», с единственной целью — зацепить меня. Напоминает ту историю: «Нас любят. В нас верят... Ты умница...»?</text:p>
      <text:p text:style-name="P3">Но в этот раз он ушел не на кухню, спать в своем спальнике, а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p text:style-name="P3"><text:soft-page-break/>— Слушай а тебе реально даже капельку не стыдно что ты пьяная сидела и выла из-за того, что жизнь так несправедлива с тобой и твой мужик заставляет тебя подписывать бумажки?</text:p>
      <text:p text:style-name="P3">Мне должно быть стыдно, наверное, за то, что я такая слабачка и не смогла еще на первых порах прекратить эти отношения, еще тогда,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Когда от говорил со мной о измене и пытался склонить меня к трио.</text:p>
      <text:p text:style-name="P3">Из-за того, что я на протяжении трех лет просила у него прощение за его жестокое обращение со мной...</text:p>
      <text:p text:style-name="P3">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иду в ад. У меня при себе были лекарства. Жена Странного друга дала мне пару таблеток успокоительного. Он разбудил меня, чтобы покормить. Принес мне окрошку в постель. Так заботливо кормил меня с ложки...</text:p>
      <text:p text:style-name="P3">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text:soft-page-break/>Это не был чат.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13" text:outline-level="1"><text:bookmark-start text:name="Glava_21__Byt__chiestnym_ochien__lieghko"/>Глава 21. Быть честным очень легко!<text:bookmark-end text:name="Glava_21__Byt__chiestnym_ochien__lieghko"/></text:h>
      <text:p text:style-name="P22">Утверждение любит подтверждение.</text:p>
      <text:p text:style-name="P32">«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21">Анджей Сапковский, «Крещение огнём»</text:p>
      <text:p text:style-name="Para_20_05"><text:span text:style-name="T18"><text:line-break/></text:span><text:span text:style-name="Default_20_Paragraph_20_Font"><text:span text:style-name="T23"> </text:span></text:span></text:p>
      <text:p text:style-name="P3">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text:soft-page-break/>Да, у него отменная память. Еще он любит фильм «Святые из трущоб». В самом начале первой части звучат такие слова:</text:p>
      <text:p text:style-name="P3"/>
      <text:p text:style-name="P32">«Мы все должны бояться злых людей. Но есть другое зло, которого мы должны бояться еще больше. Это зло — равнодушие хороших людей.»</text:p>
      <text:p text:style-name="P21">Х/Ф «Святые из Бундока»</text:p>
      <text:p text:style-name="P3"/>
      <text:p text:style-name="P3">Я это к чему. Конечно не просто так. Я акцентирую ваше внимание на том, что манипуляторы «показывают», а что «прячут». Именно этим он меня купил. Этими словами он покорил меня! Я считала, что нашла единомышленника, родственную душу...</text:p>
      <text:p text:style-name="P3">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Поэтому с разными людьми, в разных компаниях вы слышите разные версии мнений вашего партнера.</text:p>
      <text:p text:style-name="P3">Он говорит то, что в этот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его действия с его поступками не совпадают. Ситуация была какая-то незначительная. Это был простой разговор, в ходе которого стало ясно — мнение, которое он высказывает не его.</text:p>
      <text:p text:style-name="P3"><text:soft-page-break/>Несколько уточняющих вопросов, и все становиться понятно. Суть в том, что э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и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25"><text:soft-page-break/>* * *</text:p>
      <text:p text:style-name="P3">Жена Странного друга... Не могу о ней не вспомнить, ведь она оказалась ключевым персонажем в этой истории.</text:p>
      <text:p text:style-name="P3">Я была на нее обижена, ведь она в тяжелый для меня период заблокировала мой номер и обыскивала меня как сумасшедшую... По словам суженого, она хотела бы со мной помириться, к тому же, у нее был сложный период в отношениях с мужем. Тут я напомню, что когда мы с милым расстались, он жил с ее мужем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p text:style-name="P3">— 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p text:style-name="P3">На что он мне отвечал, что она просто пессимистка и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ое, наглоталась его говнизма. И я пригласила ее в гости.</text:p>
      <text:p text:style-name="P3"><text:soft-page-break/>Когда я ее увидела, то поняла о чем все говорили. Ее состояние и правда было плачевным, при чем в прямом смысле. Увидев меня она нут же разрыдалась, всхлипывая мне в куртку, когда я ее обняла. Ее здорово потрепало, как и меня еще 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p text:style-name="P3">— 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Как люди могут такими быть?!...</text:p>
      <text:p text:style-name="P3">В общем, мы разобщались и начали дружить. Как-то мы втроем сидели у нас, как всегда о чем-то общались и она мне говорит, мол:</text:p>
      <text:p text:style-name="P3"><text:soft-page-break/>— Давай завтра созвонимся и обсудим (уже не помню что)...</text:p>
      <text:p text:style-name="P3">— Давай, — отвечаю я, — только ты мой номер сначала из черного списка удали, а потом и созвонимся...</text:p>
      <text:p text:style-name="Text_20_body"><text:span text:style-name="T18">И тут я увидела ее </text:span><text:span text:style-name="T25">Л</text:span><text:span text:style-name="_30__20_Text"><text:span text:style-name="T25">ицо</text:span></text:span><text:span text:style-name="T25">...</text:span><text:span text:style-name="T18"> Она совершенно не понимала, о чем я говорю. А мой суженый сидел на полу на подушках, пафосно так курил, и на выдохе так сказал:</text:span></text:p>
      <text:p text:style-name="P3">— Это я тебя заблокировал у нее на телефоне.</text:p>
      <text:p text:style-name="P3">И тут уже я открыла рот.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это он сделал!</text:p>
      <text:p text:style-name="P3">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она тогда была моим основным каналом связи с ним — раз, и она была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text:soft-page-break/>Ему и это сошло с рук, ведь он снова, как и всегда, когда был неправ, одевал маску «жертвы». По его словам, он тогда не знал, что со мной делать, ведь я была слишком 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3">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что делало его «жертвой» моей настойчивости.</text:p>
      <text:p text:style-name="P3">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27">* * *</text:p>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text:soft-page-break/>же мы поступим, но он так ловко съезжал с темы, что уже позже, я понимала, что так и не получила ответа. И подходила снова.</text:p>
      <text:p text:style-name="P3">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 «Ведьмак 3» вышел, а у меня комп не тянет. Мне нужна новая видеокарта, оперативная память, монитор другой хочу...</text:p>
      <text:p text:style-name="P3">Он перечислял и перечислял.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text:soft-page-break/>подождать пока он сам не заведет эту тему, и заведет ли, чтобы понять, насколько для него это важно.</text:p>
      <text:p text:style-name="P3">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27">* * *</text:p>
      <text:p text:style-name="P3">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text:soft-page-break/>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p text:style-name="P3">— Да, мать, ты такая сильная! Я бы так не смогла...</text:p>
      <text:p text:style-name="P3">— Как «так»? — удивилась я. — Ну да, много пережито и нервов много потрепано, но ведь главное то, что мы друг друга любим и доверяем. Было много ошибок, теперь все все поняли...</text:p>
      <text:p text:style-name="P3">— Я бы не смогла простить, но ты молодец!</text:p>
      <text:p text:style-name="P3">— Что простить?</text:p>
      <text:p text:style-name="P3">— Ну, он ведь трахал двух баб...</text:p>
      <text:p text:style-name="P3">Она продолжала что-то говорить, а я «застряла» на этой фразе. Даже не знаю сколько времени прошло, когда я спросила:</text:p>
      <text:p text:style-name="P3">— Что значит — трахал двух баб?</text:p>
      <text:p text:style-name="P3">Знаете выражение — все опустилось? Время стало.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3">Я посмотрела на нее. Она, такая маленькая, потрепанная жизнью, сидела и смотрела на мена такими испуганно-удивленными глазами... Она не знала.</text:p>
      <text:p text:style-name="P3">Я ей как-то говорила о том, что он мне все рассказал, и она думала, что «все» значит все. Ее аж вжало с <text:soft-page-break/>подушки, на которых мы сидели. Пару минут, и у меня получилось совладать со ступором, который меня сковал.</text:p>
      <text:p text:style-name="P3">Мне все стало понятно. Пазлики начали становиться по своим местам и тогда, на ее кухне, я была уверена, что это все пазлы, но я и представить себе не могла каких размеров получится картина.</text:p>
      <text:p text:style-name="P3">— Рассказывай. Рассказывай все!</text:p>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3">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27">* * *</text:p>
      <text:p text:style-name="P3">Ох, я узнала еще кое что в тот вечер от нее. И это был еще один удар. Я поняла, что живу с предателем, жестоким человеком. А именно вот, что я узнала:</text:p>
      <text:p text:style-name="P3"><text:soft-page-break/>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Его Жена тяжело переживала эту его попытку «наладить отношения». Будучи человеком рассудительным, спокойным и умным, она понимала, что такая попытка все исправить делает только хуже.</text:p>
      <text:p text:style-name="P3">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p text:style-name="P3">— Все в порядке;</text:p>
      <text:p text:style-name="P3">— Ты себе накручиваешь;</text:p>
      <text:p text:style-name="P3">— Ты придумываешь драму на пустом месте;</text:p>
      <text:p text:style-name="P3">— Ты паришься без причины...</text:p>
      <text:p text:style-name="P3">— и так далее по тексту выше/ниже — стандартные фразочки.</text:p>
      <text:p text:style-name="P3"><text:soft-page-break/>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о,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е норм.</text:p>
      <text:p text:style-name="P3">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и — был спокоен, зная, что я не по<text:soft-page-break/>ступлюсь принципами. Он немного ошибся — переборщил с уговорами, с красноречивым описанием ее состояния и ее желания наладить со мной общение.</text:p>
      <text:p text:style-name="P3">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3">Я пригласила ее в гости. Это было моим решением, и — достаточно спонтанным. А ее действия были оперативными — после моего приглашения она уже через пять минут ждала нас под подъездом, что свидетельствовало о ее большом желании наладить со мной отношения. Я ее простила, как оказалось, за то, чего она не делала. Мне жаль.</text:p>
      <text:p text:style-name="P3">Дальше она стала нашим частым гостем, и я проводила с ней прекрасные вечера, в один из которых, я даже не помню как — заговорила об измене ее мужа,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Оказалось, что правду о похождениях ее мужа она узнала в тот вечер и от меня. И сказала она мне это в догонку к информации «он трахал двух баб».</text:p>
      <text:p text:style-name="P27"><text:soft-page-break/>* * *</text:p>
      <text:p text:style-name="P3">Стоит ли говорить, как я была удивлена, разочарована? Я не знаю, как вам передать это чувство — глубокого разочарования. Он знал. Он сказал мне, что знает, но не сказал, что это тайна.</text:p>
      <text:p text:style-name="P3">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Он ошибся в своем друге,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вести время вместе, но приперлась я и нарушила всю идиллию.</text:p>
      <text:p text:style-name="P3">Я помню, как мы тогда мы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3">Не сложно догадаться, что в этом сообщении был посыл попрятать «лишние» вещи от моего поля зрения. <text:soft-page-break/>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32">«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21">Анджей Сапковский, «Крещение огнём»</text:p>
      <text:p text:style-name="P3"/>
      <text:p text:style-name="P3">Веду я это к чему. У абьюзеров напрочь отсутствует чувство собственной вины, чувство сострадания, понятие справедливости. Не надейтесь и не пытайтесь вызвать подобное ощущение в их пустом сердце. Максимум, что абьюзер сделает — создаст видимость того, что сопереживает. Но поверьте мне и моему горькому опыту, вы априори в проигрыше, в своих попытках воззвать к его человечности.</text:p>
      <text:p text:style-name="P3"><text:soft-page-break/>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Наши с ней ситуации похожи, и несложно объяснить и это — ее муж и мой будущий несостоявшийся муж — лучшие друзья. Не исключено, что они это все спланировали и отрабатывали каждый на своей бабе...</text:p>
      <text:p text:style-name="P27">* * *</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p text:style-name="P3">— Что с тобой? — спросил он, когда заметил, что со мной что-то не так.</text:p>
      <text:p text:style-name="P3">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Но все, что мне было нужно — это хорошенько все обдумать.</text:p>
      <text:p text:style-name="P3"><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p text:style-name="P3">— И что тебе приснилось? — спросил он.</text:p>
      <text:p text:style-name="P3">— Мне приснилось, что ты меня обманываешь... — я взяла себя в руки и посмотрела ему прямо в глаза. Я хотела увидеть реакцию и увидела.</text:p>
      <text:p text:style-name="P3">— В смысле «обманываю»? Что я тебе изменил?</text:p>
      <text:p text:style-name="P3">— Да, — ответила я, — с темноволосой девочкой.</text:p>
      <text:p text:style-name="P3">— Прекрати, это всего лишь сон, нам пора собираться. Не накручивай себе.</text:p>
      <text:p text:style-name="P3">Всю дорогу я ехала, как в воду опущенная. Мне было сложно понять, что со мной происходит. Я была растеряна, но полна решимости одновременно. Правда делает чудеса с человеком. Я люблю правду. Сила в правде. (С)<text:note text:id="ftn3"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18">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18">посмеялся</text:span></text:span><text:span text:style-name="T18">, обнял меня и попытался успокоить, мол — это всего лишь сон.</text:span></text:p>
      <text:p text:style-name="P3"><text:soft-page-break/>— Это тебе в голову солнышко припекло...</text:p>
      <text:p text:style-name="P3">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3">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Море было холодным, но мне понравилось отдыхать палатками. Я решила, что на время, пока я там — отвлекусь и отдохну, а по приезду домой решу, что делать со всем этим. Я была уверена, что у меня появятся идея, как вывести его на чистую воду.</text:p>
      <text:p text:style-name="P25">*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7">жених мой</text:span> таки подбивал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3"><text:soft-page-break/>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темы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ответов. Записать разговор, как оказалось — вполне действенный лишить его этой возможности.</text:p>
      <text:p text:style-name="P3">Несколько минут он упрашивал меня выключить диктофон, потом сдался, со словами:</text:p>
      <text:p text:style-name="P3">— Хрен с тобой — записывай... Ты вокруг меня плетешь какую-то западню...</text:p>
      <text:p text:style-name="P3">Вот так. Разговор уже не начался, а меня уже обвиняют. Маска «жертвы» уже красуется на его «благородном» лице. Я даже не знаю какими словами описать весь тот бред, который посыпался из его уст. Полный абсурд. Разговор начался с моего вопроса:</text:p>
      <text:p text:style-name="P3">— Есть ли что-то, что я должна знать, как твоя девушка, как твоя будущая жена? То, что может в будущем причинить мне боль?</text:p>
      <text:p text:style-name="P3"><text:soft-page-break/>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p text:style-name="P3">— Я очень часто задумывался о том, что мне одиноко и мне хотелось бы с кем-нибудь переспать, <text:span text:style-name="T5">но эти попытки не увенчались успехом</text:span>. Назовем это так...</text:p>
      <text:p text:style-name="P3">«Назовем это так». Как? Попытки? А они все-таки были? Не увенчались успехом? С чьей стороны? На что мне ответили:</text:p>
      <text:p text:style-name="Text_20_body"><text:span text:style-name="T18">— Ну, тут не бывает почти. Либо было, либо не было, и под </text:span><text:span text:style-name="_30__20_Text"><text:span text:style-name="T18">было</text:span></text:span><text:span text:style-name="T18"> можно интерпретировать какую бы то ни было близость в виде: поцелуйчиков, обнимашечек, ну не знаю, массаж — раньше это тоже считалось...</text:span></text:p>
      <text:p text:style-name="P3">Дальше лучше. В ходе разговора я узнала, что он ходил на четыре свидания, но, по его словам, ничего не было. Он говорил, что ничего такого не сделал, всячески извивался, но потом сказал:</text:p>
      <text:p text:style-name="P3">— 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text:soft-page-break/>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p text:style-name="P3">«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 В этой реплике он применяет сразу три приема.</text:p>
      <text:p text:style-name="P3"><text:span text:style-name="T10">Признание</text:span> — хотел потрахаться. Что звучит довольно честно, да?</text:p>
      <text:p text:style-name="P3"><text:span text:style-name="T10">Попытка оправдаться</text:span> — мужская полигамность. Что сразу избавляет его от чувства вины.</text:p>
      <text:p text:style-name="P3"><text:span text:style-name="T10">Попытка навесить ярлык</text:span>, скрытый упрек — ревность. Мимо — я не ревнивая.</text:p>
      <text:p text:style-name="P3">Сказал правду, прикрыл ее общественным мнением и тут же упрекнул меня, завуалированно внушая мне, что я просто ревную.</text:p>
      <text:p text:style-name="P27">*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text:soft-page-break/>ночует. И вы, наверное подумали, что ему было стыдно передо мной? Наивные!</text:p>
      <text:p text:style-name="P3">— Мне было стыдно от мысли о том, что эта информация может докатиться до нее... — сказал он.</text:p>
      <text:p text:style-name="P3">А ведь это лишь пятая минута разговора! Да, это всё цитаты записи. Без преувеличений и неточностей — все как есть.</text:p>
      <text:p text:style-name="P3">И что мы видим? Это третий человек. «Добровольный помощник» в его манипуляциях, который даже не подозревает об этом, как и том, что его использовали. 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18">Этими словами «мне было стыдно...» он показал мне, что превозносит ее, и это нормально, ведь она хороший человек и достойна уважения. Но есть одно «но» — этим он не просто дал мне понять, что хорошо к ней относится, а </text:span><text:span text:style-name="_30__20_Text"><text:span text:style-name="T18">относится к ней лучше, чем ко мне</text:span></text:span><text:span text:style-name="T18">. Он продемонстрировал мне контраст его чувств ко мне и его чувств к ней — более глубокое уважение.</text:span></text:p>
      <text:p text:style-name="P3">То, что я увидела то сообщение, было для меня настоящим ударом, но для него это не имеет значения. Он обесценил мои эмоции на этот счет. Он продемонстрировал мне, что ему важнее положение его подруги в этой ситуации. Не важно, как и мое, а важнее, чем мое!</text:p>
      <text:p text:style-name="P3">Вот диалог с его другом, к которому он обратился за советом по ухаживанию за ней:</text:p>
      <text:p text:style-name="P3"><text:soft-page-break/>— Я тонко намекну, так сказать. И либо намек будет услышан, либо нет. — пишет он.</text:p>
      <text:p text:style-name="P3">— А ты рассматривал вариант, что тебя просто попробуют, а потом скажут, что это было так — просто для души отдохнуть?</text:p>
      <text:p text:style-name="Text_20_body"><text:span text:style-name="T18">— Это невозможный вариант. Я склонен считать, что мы хорошо друг друга понимаем. И такой расклад (</text:span><text:span text:style-name="T24">дружеский секс — </text:span><text:span text:style-name="_30__20_Text"><text:span text:style-name="T24">примеч. авт.</text:span></text:span><text:span text:style-name="T18">) — это просто абсурд. Тут либо дружить, либо больше. А дружеский секс — это явно не та идея, которая тут уместна. Фу. Даже думать о такой не хочу.</text:span></text:p>
      <text:p text:style-name="P3">Давайте разберем его текст.</text:p>
      <text:p text:style-name="P43">«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намекнет, и — либо да, либо нет. Он в любом случае «умывает руки». При этом ему даже не важно получить ответ. Ему важно, чтоб его намек был «услышан». Ну тут все ясно...</text:p>
      <text:p text:style-name="P43">«Я склонен считать, что мы хорошо друг друга понимаем.»</text:p>
      <text:p text:style-name="P3">Не «считаю», не «надеюсь», а «склонен считать». Человек «склонен»,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3">«И такой расклад — это просто абсурд.»</text:p>
      <text:p text:style-name="P3"><text:soft-page-break/>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3">«Тут либо дружить, либо больше. А дружеский секс — это явно не та идея, которая тут уместна. Фу. Даже думать о такой не хочу.»</text:p>
      <text:p text:style-name="Text_20_body"><text:span text:style-name="T18">Кто-то, читая эти строки, понимает чего он хочет, на самом деле? «Я хочу быть с ней» например, или «Я хочу большего с ней», или «Просто дружба с ней меня не устраивает»?.. Здесь ни слова о его желаниях. </text:span><text:span text:style-name="_30__20_Text"><text:span text:style-name="T18">Либо — либо</text:span></text:span><text:span text:style-name="T18">, или никак. При этом человек не высказывает ни малейшего желания ни к одному, ни ко второму развитию событий — ему все равно, только чтоб им не пользовались.</text:span></text:p>
      <text:p text:style-name="P3">Секс по дружбе подразумевает под собой интимную близость без обязательств. Это идея для него неуместна. Обязательства должны быть — у его жертвы, иначе он просто тратит время в пустую. О его обязательствах я промолчу, ведь их нет...</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Она выбрана не случайно, а именно за эти качества — помогать и поддерживать. Так же, как и ранее была выбрана настоящая жертва, которой можно пожаловаться, <text:soft-page-break/>которая поймет и поддержит, а самое главное — она доверчива. Она может даже защищать его и оправдывать, давать советы, как поступить, зная о ситуации только со его слов.</text:p>
      <text:p text:style-name="P25">* * *</text:p>
      <text:p text:style-name="P3">Стоит отметить, что я когда-то была на ее месте. Я упоминала о его бывшей до меня девушке в самом начале, помните? Она «неадекватная истеричка, которой только обнимашки и нужны».</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Это стандартное поведение. Так, зачатую и происходит.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3">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text:p>
      <text:p text:style-name="P3">То есть, простыми словами его посыл:</text:p>
      <text:p text:style-name="P3">— Мне было стыдно от мысли о том, что эта информация может докатиться до нее...</text:p>
      <text:p text:style-name="P3"><text:soft-page-break/>Будет звучать так:</text:p>
      <text:p text:style-name="P3"/>
      <text:p text:style-name="P30">«Она меня понимает, а ты нет. Я не хочу втягивать ее в наши разборки и ты не должна этого делать. Она поддержала меня, в то время как ты мучила меня своим поведением. Тебе не стоит обвинять ее в том, что она оказалась рядом, когда ты причинила мне боль.</text:p>
      <text:p text:style-name="P30">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20"/>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ими.</text:p>
      <text:p text:style-name="P3">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3">Знакомство.</text:p>
      <text:p text:style-name="P3">Он познакомил меня со своей бывшей девушкой, незадолго, как расстаться с ней.</text:p>
      <text:p text:style-name="P3"><text:soft-page-break/>И меня со своей Университетской Подругой он познакомил, когда у нас все стало очень плохо, а именно за две недели, как выгнать меня из дома.</text:p>
      <text:p text:style-name="P43">Длительность отношений.</text:p>
      <text:p text:style-name="P3">Они встречались около трех лет.</text:p>
      <text:p text:style-name="P3">Мы встречались почти три года.</text:p>
      <text:p text:style-name="P43">Процесс замены.</text:p>
      <text:p text:style-name="P3">В тот день, когда мы впервые поцеловались, но потом оказалось, что его отношения еще не закончены.</text:p>
      <text:p text:style-name="P3">Когда мы разошлись, он подбивал клинья к своей подруге, в то время, как мне говорил, что не может меня забыть и все еще любит.</text:p>
      <text:p text:style-name="P43">Возвращение.</text:p>
      <text:p text:style-name="P3">Со своей бывшей девушкой он сошелся примерно через два месяца после расставания, поняв, что со мной ничего не будет.</text:p>
      <text:p text:style-name="P3">И меня он бросил, а через два месяца, получив отказ своей подруги, вернулся ко мне.</text:p>
      <text:p text:style-name="P43">Длительное общение.</text:p>
      <text:p text:style-name="P3">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3">Маска жертвы.</text:p>
      <text:p text:style-name="P3">Я знала его, как хорошего парня, которому попалась «не та» девушка, и жалела его.</text:p>
      <text:p text:style-name="P3"><text:soft-page-break/>Я не удивлюсь, если его подруга знает меня, как человека, который делал его несчастным. И — жалеет его.</text:p>
      <text:p text:style-name="P43">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не сможет вспомнить ни одной ситуации, где бы я проявила себя непорядочно или аморально по отношению к ней или к нему, или к кому бы то ни было еще.</text:p>
      <text:p text:style-name="P3">И мое мнение о его бывшей девушке, было тщательно обработано так, чтобы я не воспринимала их разрыв, как результат его действий, хотя я была с ней лично знакома, и, как я уже говорила, мнение о ней у меня изначально сложилось положительное.</text:p>
      <text:p text:style-name="P3">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text:soft-page-break/>правде в глаза. Если бы его бывшая девушка пришла ко мне тогда и все это рассказала, то я бы ей, мягко говоря, не поверила.</text:p>
      <text:p text:style-name="P3">Ни она, ни я, никто не виноват. И в целом, в этой книге нет виновных. Все по-своему правы. У каждого своя логика действий и я не в праве осуждать или переубеждать кого-то в чем-т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возможно, попали.</text:p>
      <text:p text:style-name="P3">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из вышесказанного, я глубоко копнула. И накопала достаточно, чтобы понимать — мы не просто не сошлись характерами. И я почти уверена, что его бывшая до меня девушка до сих пор не может объяснить себе, что с ней произошло.</text:p>
      <text:p text:style-name="P27">* * *</text:p>
      <text:p text:style-name="P3">Но вернемся к сути.</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text:soft-page-break/>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своей подруге.</text:p>
      <text:p text:style-name="Text_20_body"><text:span text:style-name="T18">— Не имеет никакого значения, кто принял решение (</text:span><text:span text:style-name="T24">разойтись — </text:span><text:span text:style-name="_30__20_Text"><text:span text:style-name="T24">прим. авт.</text:span></text:span><text:span text:style-name="T18">)... — сказал он, искренне считая, что это достойный аргумент.</text:span></text:p>
      <text:p text:style-name="P3">Но я уже все понимала.</text:p>
      <text:p text:style-name="P3">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p text:style-name="P3">— Давай мы договоримся, что мы не будем спорить о том, чья боль сильнее... — ответил он.</text:p>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text:soft-page-break/>никакого значения. И вот он снова пытается надеть маску «жертвы». 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сказал, а не то, что он хотел, чтобы я услышала. Это те же слова, но, уже зная о его методах, эти слова несут для меня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text:soft-page-break/>ком долго жертва оправдывает 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станет, как прежде. Так долго, что ее сомнения рано или поздно развеются. Это лишь вопрос времени. Нужно лишь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нормальная.</text:p>
      <text:p text:style-name="P43">«Смысл в отсутствии авторитета...»</text:p>
      <text:p text:style-name="P3">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18">В таких моментах он «задумывался об идее отсутствия авторитета в области своего отношения ко мне», но совершено не знал, как его заслужить. Поэтому он показывал спину, зная, что я его очень люблю. Что я попытаюсь наладить отношения </text:span><text:span text:style-name="_30__20_Text"><text:span text:style-name="T18">сама</text:span></text:span><text:span text:style-name="T18">.</text:span></text:p>
      <text:p text:style-name="P3"><text:soft-page-break/>Но 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3">«Мое отношение к тебе является частью моего отношения к миру...»</text:p>
      <text:p text:style-name="P3">Тут поспорить не с чем. Все, кто его окружают — лишь декорации, как и я. Инструменты для достижения его целей.</text:p>
      <text:p text:style-name="P3">На одних можно скинуть вину, последствия и ответственность за свои деструктивные действия. За счет других можно получить желаемое, грамотно манипулируя ими, чем и ограничивались его действия. За счет третьих можно самоутверждаться, унижая их, ставя себя выше их, приписывая себе их заслуги, которые по праву принадлежат не ему. Кому-то можно пожаловаться, за чьим-то мнением можно спрятаться...</text:p>
      <text:p text:style-name="P3">У всех в его жизни была своя <text:span text:style-name="T5">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3">«Какая-то ответственность, забота, но не в абсолюте, а в той степени, в которой я это делаю...»</text:p>
      <text:p text:style-name="P3"><text:soft-page-break/>«Какая-то...» забота в целях манипулирования. «Какая-то...» забота на публике, «Какая-то...» забота в целях контроля, в целях самоутверждения и выгоды...</text:p>
      <text:p text:style-name="P3"><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3">«Я абсолютно безоружен в разговоре с тобой»</text:p>
      <text:p text:style-name="P3">Обезоружен — оружие — война. Да, эти отношения изначально были боевыми действиями, где он пытался опровергать мои аргументы. Когда моя правота оказывалась очевидной, отступал прикидываясь жертвой агрессора. Я делала свой ход, а ему нечем было бить... Но каждый раз я попадала в засаду его интриг, и проигрывала.</text:p>
      <text:p text:style-name="P43">«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27">* * *</text:p>
      <text:p text:style-name="P3">Идем дальше.</text:p>
      <text:p text:style-name="P3">— Моя позиция очень проста — я ничего такого не делал. — сказал он в ходе разговора.</text:p>
      <text:p text:style-name="P3"><text:soft-page-break/>Смотрим внимательно. «Да, я потрахаться хотел», но «Я ничего такого делал», при этом ходил на 4 свидания с разными девушками и подкатывал к подруге за моей спиной, после того, как выгнал меня из дома... Мозготрах, по другому не скажешь. Но я безумно рада, что решила записать это все на диктофон.</text:p>
      <text:p text:style-name="P3">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p text:style-name="P3">— 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ой его посыл.</text:p>
      <text:p text:style-name="P3">Действия, направленные на унижение и достижение собственной выгоды. Поступки, которых не было.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были не вместе.</text:p>
      <text:p text:style-name="P3"><text:soft-page-break/>Представьте себе его разочарование!</text:p>
      <text:p text:style-name="P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ем он держит меня возле себя, подкармливая меня надежной, говоря мне о любви и о заботе обо мне. Другими словами, делает все, чтобы я себя свободной не считала. Не найдя подходящую партию на замену, он возвращается ко мне.</text:p>
      <text:p text:style-name="P3">Он искренне удивлен, с чего это меня интересуют его действия во время нашего расставания. Понимаете, он совершенно не видит эгоистичности в собственных поступках?</text:p>
      <text:p text:style-name="Text_20_body"><text:span text:style-name="T18">— Я тебе могу так сказать, в свою очередь, что я, как бы, в очередной раз убеждаюсь в том, что </text:span><text:span text:style-name="_30__20_Text"><text:span text:style-name="T18">быть честным очень легко</text:span></text:span><text:span text:style-name="T18">!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text:span></text:p>
      <text:p text:style-name="P3">О! Это моя любимая реплика!</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3"><text:soft-page-break/>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18">Мы видим, что он верит в то, что честен. Он говорит об этом спокойно, ровно, размеренно и без угрызений совести: «Б</text:span><text:span text:style-name="_30__20_Text"><text:span text:style-name="T18">ыть честным очень легко</text:span></text:span><text:span text:style-name="T18">!». В то время, как я уже достаточно знаю, чтобы понимать — он лжет.</text:span></text:p>
      <text:p text:style-name="P27">* * *</text:p>
      <text:p text:style-name="P3">— 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p text:style-name="P3">— Я счастлива, когда все открыто, все прозрачно, но ты начинаешь защищаться, хотя на тебя никто не нападает...</text:p>
      <text:p text:style-name="P3">— Меня оскорбляют твои мысли, о том, что даже после того, как я сделал тебе предложение... — он замялся, но продолжил. — И тем не менее нахожусь по подозрением.</text:p>
      <text:p text:style-name="P3">Вот такой интересный диалог. Как на это можно отреагировать? Мало того, что это не относится к делу, он, как и всегда — оскорблен. Чем? Смотрим внимательнее, я перефразирую:</text:p>
      <text:p text:style-name="P3"/>
      <text:p text:style-name="P30">«Меня оскорбляют твои мысли, о том, что даже после того, как я сделал тебе предложение... ты все <text:soft-page-break/>равно не унимаешься и пытаешься призвать меня к ответственности за последствия моих действий.</text:p>
      <text:p text:style-name="P30">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30"/>
      <text:p text:style-name="P3">Едем дальше.</text:p>
      <text:p text:style-name="P3">— Мои действия абсолютно ясны. Я честен перед законом. — сказал он.</text:p>
      <text:p text:style-name="P3">О чем говорит эта фраза? Она не дает никаких объяснений. Но, если присмотреться, то можно увидеть, что он имел в виду — измена и подобное вышеописанное его поведение <text:span text:style-name="T5">не карается законом</text:span><text:span text:style-name="T7">, равно как и</text:span> зависть и ложь... </text:p>
      <text:p text:style-name="Text_20_body"><text:span text:style-name="T18">Понимаете? Он считает, что </text:span><text:span text:style-name="_30__20_Text"><text:span text:style-name="T18">это</text:span></text:span><text:span text:style-name="T18">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чинает намекать на то, что я завела этот разговор, потому что нашла другого:</text:p>
      <text:p text:style-name="Text_20_body"><text:span text:style-name="T18">— В моем, как бы, мире человек застрахован от этого (</text:span><text:span text:style-name="T24">от подобных разговоров и вопросов. — </text:span><text:span text:style-name="_30__20_Text"><text:span text:style-name="T24">примеч. авт.</text:span></text:span><text:span text:style-name="T18">) осознанием своей преданности, и тогда меня посещают мысли о том, что существует какой-то гипотетический человек, который возможно способен сделать тебя </text:span><text:soft-page-break/><text:span text:style-name="T18">счастливее, </text:span><text:span text:style-name="T24">лучше чем я</text:span><text:span text:style-name="T18">, и возможно, ты его даже уже нашла...</text:span></text:p>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3">Попробую расшифровать эту реплику:</text:p>
      <text:p text:style-name="P3"/>
      <text:p text:style-name="P30">«Я застраховал себя от подобного рода вопросов своей преданностью к тебе. Но, по ходу,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3"/>
      <text:p text:style-name="P3">Дальше можно цепляться к оправданиям, и все — разговор плавно превращается в спор, где торжественное завершение — спина. Но не тут-то было. Диктофон...</text:p>
      <text:p text:style-name="P3">Потом было несколько «я не намерен ничего придумывать» и «я не собираюсь себя оправдывать»... 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3">В завершение вставлю еще один его спич. Без объяснений:</text:p>
      <text:p text:style-name="P3">— Я осознал одну простую истину — я не имею кредита доверия, и не имею... как это называется.... слово такое хорошее.... Авторитета в твоих глазах...</text:p>
      <text:p text:style-name="P3"><text:soft-page-break/>И в качестве нашего диалога:</text:p>
      <text:p text:style-name="P3">— Ты понимаешь, что существует определенная ответственность, которая, извини, ложится на твои плечи, — говорит он мне.</text:p>
      <text:p text:style-name="P3">— Какого рода ответственность? — спрашиваю я.</text:p>
      <text:p text:style-name="P3">— Доверие.</text:p>
      <text:p text:style-name="P3">В его понимании я должна была, обязана была — ему доверять. Ни смотря ни на что! Не принимая во внимание все, что он сказал и сделал до этого разговора! Я существую, чтобы доверять ему. Вот как он считал.</text:p>
      <text:p text:style-name="P3">Деструктивные индивидуумы очень самолюбивы. Как мы уже поняли — авторитет — важная составляющая их существования. Я должна была верить. Я поверила...</text:p>
      <text:p text:style-name="P27">*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Я вышла спокойной и удовлетворенной из этого разговора. Но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oft-page-break/><text:span text:style-name="T18">Сначала я подумала, что просто он что-то уронил, но когда увидела, что это просто нездоровые психи, вышла к нему и </text:span><text:span text:style-name="_30__20_Text"><text:span text:style-name="T18">снова включила диктофон</text:span></text:span><text:span text:style-name="T18">!</text:span></text:p>
      <text:p text:style-name="P3">Он потерял самообладание, в то время как я была непоколебима. Я вам даже ничего говорить не буду. Он сам все скажет:</text:p>
      <text:p text:style-name="P3">— Все ох*енно! Главное, что хорошо тебе! Вот это самое главное! — он почти плакал.</text:p>
      <text:p text:style-name="P3">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ему меньше всего хочется, чтоб мне было хорошо». И подтекст — запрет: «Тебе нельзя идти спать, ты должна извиниться за свое поведение»...</text:p>
      <text:p text:style-name="P3">— Я не могу с этим спокойно, смириться. — причитал он.</text:p>
      <text:p text:style-name="P3">— Я, выпил валерьянки, чтобы не нервничать, закрылся на балконе — нет! Надо придти и начать меня терроризировать заново, задавая мне вопросы, как будто у меня есть ответы!</text:p>
      <text:p text:style-name="P3">Вы понимаете? Нет? Попробую перефразировать:</text:p>
      <text:p text:style-name="P3"/>
      <text:p text:style-name="P30">«Из-за тебя я не могу себя контролировать, поэтому мне пришлось бить все вокруг по пути на <text:soft-page-break/>этот балкон, для того, чтобы обратить на себя твое внимание. И вот ты тут, как я и хотел, потому что знал, что ты не сможешь это проигнорировать.</text:p>
      <text:p text:style-name="P30">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30">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30"/>
      <text:p text:style-name="P3">Вот еще несколько его реплик:</text:p>
      <text:p text:style-name="P3">— Я теперь не могу спать из-за этого. Ты хочешь, чтоб я тебе начал какие-то претензии высказывать? У меня нет никаких претензий!</text:p>
      <text:p text:style-name="P3">Он в печали. По идее, он уже задумался, как бы выставить меня виноватой. Но — у него нет претензий. Диктофон включен и у него связаны руки. Я держу себя в руках — у него связаны руки.</text:p>
      <text:p text:style-name="P3">— Мне нечего тебе сейчас ответить. Меня это бесит то, что я живу в мире, где мне задают такие вопросы!</text:p>
      <text:p text:style-name="P3">Беда-печаль. Какой жестокий мир! Моя попытка прояснить для себя ситуацию — жестокость по отношению к нему. И он несчастен.</text:p>
      <text:p text:style-name="Text_20_body"><text:soft-page-break/><text:span text:style-name="T18">— Ну, раз ты такой счастливый человек, который знает, как себя успокоить в таких ситуациях (</text:span><text:span text:style-name="T24">его реакция на то, что я легла спать — </text:span><text:span text:style-name="_30__20_Text"><text:span text:style-name="T24">примеч. авт.</text:span></text:span><text:span text:style-name="T18">) — я несчастный, и я не знаю, как мне себя успокоить в таких ситуациях. </text:span><text:span text:style-name="_30__20_Text"><text:span text:style-name="T18">И уж точно не лицезрением тебя, спокойно спящей и получившей все свои ответы на свои вопросы</text:span></text:span><text:span text:style-name="T18">!!!</text:span></text:p>
      <text:p text:style-name="Text_20_body"><text:span text:style-name="T18">У него горе — мне хорошо. «</text:span><text:span text:style-name="_30__20_Text"><text:span text:style-name="T18">И уж точно не лицезрением тебя, спокойно спящей</text:span></text:span><text:span text:style-name="T18">» - говорит о том, что этот исход для него неприемлем. Было бы гораздо лучше для него, если бы я металась в истерически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мне, и заслуженных, как по-тебе! И я 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p text:style-name="P3">— Ой... не надо из меня клеить обиженного. Я не обижен! Я взбешен! Я в ярости!!!...</text:p>
      <text:p text:style-name="P3">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13" text:outline-level="1"><text:bookmark-start text:name="Glava_22__Gori_v_adu"/>Глава 22. Гори в аду<text:bookmark-end text:name="Glava_22__Gori_v_adu"/></text:h>
      <text:p text:style-name="P23">Весна покажет кто где срал.</text:p>
      <text:p text:style-name="P29">Народная поговорка</text:p>
      <text:p text:style-name="P3">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Я решила прибраться. Я люблю это делать под свою любимую музыку. Можно поорать и так веселее. Но у меня не было колонок.</text:p>
      <text:p text:style-name="P3">Я решила поставить музыку и села за компьютер жениха. Так как наши отношения изначально <text:span text:style-name="T5">строились на доверии</text:span>, пароли никто не ставил. Он знал, что я самодостаточная и мне всегда было легче задать прямой вопрос, нежели проверять или вынюхивать, как ищейка. К тому же, я его любила и верила.</text:p>
      <text:p text:style-name="P3"><text:soft-page-break/>Вся моя музыка лежит на одном ресурсе. Я зашла на свою страницу через его профайл,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траницы с музыкой, отправить милому в сообщении, и, уже с его профайла, пройти по прямой ссылке на нужную мне страницу.</text:p>
      <text:p text:style-name="P3">Открываю его сообщения и вижу: мое сверху и еще одно, непрочитанное, от некой барышни. Знаете, как в мессенджерах — видна лишь часть последнего сообщения? Так и тут. Вот эта часть:</text:p>
      <text:p text:style-name="P3">— А ты сегодня в парадном белье?...</text:p>
      <text:p text:style-name="Text_20_body"><text:span text:style-name="T18">Как бы так выразиться без матов, чтобы в полной мере передать мое... удивление? Я очень оооочень очень </text:span><text:span text:style-name="_30__20_Text"><text:span text:style-name="T18">удивилась</text:span></text:span><text:span text:style-name="T18">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p text:style-name="P3">— Привет, слушай, я тут с твоего компа хотела музыку свою поставить и кое-что увидела. А кто такая ТТ (<text:span text:style-name="T5">инициалы той барышни</text:span>)?</text:p>
      <text:p text:style-name="P3">— Ой, да я ее еще с университета знаю, — сказал он и его ответ сопровождался нервными смешками, — а что?</text:p>
      <text:p text:style-name="P3"><text:soft-page-break/>— Она тебе сообщение прислала: «А ты сегодня в парадном белье?» Это как понимать?</text:p>
      <text:p text:style-name="P3">— Ой! Да ты можешь вообще все прочитать, — он был растерян, и, по видимому, это первое, что пришло в его голову. В его глупую голову.</text:p>
      <text:p text:style-name="P3">Команда «газы» дана. Я открываю их чат и читаю...</text:p>
      <text:p text:style-name="P3">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 Это единственный человек в моей жизни, под которым я прогнулась.</text:p>
      <text:p text:style-name="P3">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 Он продолжал мне наяривать на телефон, а я поднимала трубку и цитировала их переписку и отключалась.</text:p>
      <text:p text:style-name="P3">По датам было видно, что почти неделю назад, когда мы ехали отдыхать палатками, она предлагала ему <text:soft-page-break/>встретиться и он сожалел, что не в городе. Он говорил мне:</text:p>
      <text:p text:style-name="P3">— Что ты придумываешь?! Ты что шуток не понимаешь?</text:p>
      <text:p text:style-name="P3">— У тебя есть пару минут, чтобы поменять все пароли... — мне надоело церемониться.</text:p>
      <text:p text:style-name="P3">Я начала рыть. И нарыла.</text:p>
      <text:p text:style-name="P3">Я знала, что это конец, но мне нужно было больше доказательств. Зачем? - спросите вы.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 Чтоб понимать — я это не придумала, это не догадки... Первый раз за все время у меня появился реальный шанс во всем разобраться, а главное — убедиться, наконец, что я — нормальная.</text:p>
      <text:p text:style-name="P3">Мне нужно было немного. Просто еще что-то, чтоб я поним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3"><text:soft-page-break/>Нашла, уже для Жены Странного друга, доказательство его предательства, с датами и отослала ей скриншоты, в то время, как он ночевал у нее, ведь я не пустила его домо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18">Ох, боюсь я, эта книга станет началом новых разборок. Но мне все равно. </text:span><text:span text:style-name="_30__20_Text"><text:span text:style-name="T18">Я готова ответить за все сказанное здесь</text:span></text:span><text:span text:style-name="T18">.</text:span></text:p>
      <text:p text:style-name="P3">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27">*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text:soft-page-break/>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3">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3">Он рассказывал им, что год назад я была не права, и два года назад тоже, что я вообще плохая во всех смыслах и отношениях... И тут внимание: «Я ее никогда не любил!»</text:p>
      <text:p text:style-name="Text_20_body"><text:span text:style-name="T18">Если еще зимой, когда я жила у сестры, она считала, что это я испортила наши отношения своей </text:span><text:span text:style-name="_30__20_Text"><text:span text:style-name="T18">эмоциональностью</text:span></text:span><text:span text:style-name="T18">, то сейчас, пересказывая мне его слова, она обняла меня и попросила прощение. Он открылся. Его прижали к стенке и он показал свою личину. Всем.</text:span></text:p>
      <text:p text:style-name="P3">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измене, но и толкал дру<text:soft-page-break/>га на эту измену. А на утро, когда она его спросила, почему он ей врал, он ответил, что ему нужны были деньги и он боялся, что ее муж не заплатит зарплату, если узнает, что из-за него все всплыло.</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3">Он не был обязан ей помогать, но мог. Дело выбора.</text:p>
      <text:p text:style-name="P27">* * *</text:p>
      <text:p text:style-name="P3">На следующий день мне написала ТэТэ на личный номер:</text:p>
      <text:p text:style-name="P3"/>
      <text:p text:style-name="P30">«Он в панике по поводу происходящего. И я чувствую себя, отчасти, виноватой. Не знаю что именно ты там прочла, но это несерьезно...</text:p>
      <text:p text:style-name="P30">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0">Ему ведь не все равно... Не возьмусь говорить о высоких чувствах, но то, что не все-равно, это точно.»</text:p>
      <text:p text:style-name="P3"/>
      <text:p text:style-name="P3">— Ты мужу переписку показывала? — спросила я.</text:p>
      <text:p text:style-name="P3"><text:soft-page-break/>— Нет. — отвечает ТТ. — <text:span text:style-name="T5">Я подчищаю переписку, если там нет ничего важного</text:span>...</text:p>
      <text:p text:style-name="P3">Эх. Что тут скажешь? А много чего. Разберем ее тираду:</text:p>
      <text:p text:style-name="P43">Он в панике по поводу происходящего.</text:p>
      <text:p text:style-name="P44">Ну очевидней некуда. Он поплакался ей и я стала агрессором в ее глазах. Бедный несчастный, стал «жертвой» моих обвинений! Конечно, она сразу бросилась его защищать.</text:p>
      <text:p text:style-name="P43">«И я чувствую себя, отчасти, виноватой.»</text:p>
      <text:p text:style-name="P3">Смотрим и любуемся, как замужняя девушка, которая не стеснялась: писать «старому знакомому», что «если мне надо подрочить...»; говорить с ним об ананизме... Она никак не отреагировала, когда ее «сиськи» назвали «практичными вещами»...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text:p>
      <text:p text:style-name="P43">«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text:soft-page-break/>На словах «причиняя боль любимому человеку»... она попыталась сделать виноватой меня, а это метод манипулятора.</text:p>
      <text:p text:style-name="P3">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3">«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Оказалось, это он попросил ее написать мне. Мило, не так ли? Вместо того, чтобы самому попытаться разрешить этот конфликт, он решил разрешить его руками другого человека, и сказал мне: «Я делаю все что могу».</text:p>
      <text:p text:style-name="P3">Что бы что?</text:p>
      <text:p text:style-name="P3">После этого выпада я попросила его о двух вещах — чтоб мне больше не писали его...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до того, как я вышла за него замуж, и, слава высшим си<text:soft-page-break/>лам, не родила ему ребенка, о котором совсем недавно он со мной разговаривал.</text:p>
      <text:p text:style-name="P27">* * *</text:p>
      <text:p text:style-name="P3">Последними его словами мне, сказанными в живую, глядя мне в глаза были:</text:p>
      <text:p text:style-name="P3">— Пошла в п*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Через пару дней после всех этих веселых событий оказалось, что хозяйка выселяет меня из квартиры — после разговора с ним. Конечно он сказал, что это не его рук дело, но факт остается фактом — узнала я это от 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text:p>
      <text:p text:style-name="P3">— А я, блять, рад, что ты страдаешь от этой конченой квартиры...</text:p>
      <text:p text:style-name="P3">— Да ты просто самое низкое, блять, существо!</text:p>
      <text:p text:style-name="P3">— Через месяц, когда ты съебешь к ебеням, блять, нахуй из моей жизни из этого дома, из квартиры куда угодно, блять, хоть в ад провались...</text:p>
      <text:p text:style-name="Text_20_body"><text:soft-page-break/><text:span text:style-name="T18">— Видимо, Каминская, ты его заслуживаешь — </text:span><text:span text:style-name="_30__20_Text"><text:span text:style-name="T18">вот такого вот уродца, как я</text:span></text:span><text:span text:style-name="T18">!</text:span></text:p>
      <text:p text:style-name="P3">— Провались в ад, блять, к дьяволу самому и целуй его в задницу...</text:p>
      <text:p text:style-name="P3">— Уебуй нахуй из моей жизни!</text:p>
      <text:p text:style-name="P3">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не сумасшедшая! Я все делала правильно! Я — хорошая, а не ничтожество, которое он хотел из меня вылепить своей «любовью». Но и это еще не конец.</text:p>
      <text:p text:style-name="P27">* * *</text:p>
      <text:p text:style-name="P3">На следующее утро он прислал сообщение. В отличии от предыдущего посыла, содержание в нем было следующее:</text:p>
      <text:p text:style-name="P3"/>
      <text:p text:style-name="P30">«Прости что нагрубил и наговорил гадостей. Я уже сам не ведаю что творю. Но не провоцируй меня, пожалуйста.</text:p>
      <text:p text:style-name="P30">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30"><text:soft-page-break/>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30">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30">Я не обманывал тебя. Ты просто хотела услышать не то, о чем спрашивала.»</text:p>
      <text:p text:style-name="P30"/>
      <text:p text:style-name="P3">Ну что, разбираем?</text:p>
      <text:p text:style-name="P43">«Прости, что нагрубил и наговорил гадостей. Я уже сам не ведаю что творю.»</text:p>
      <text:p text:style-name="P3">Ого! Он просит прощение! Вот это поворот, хотя...</text:p>
      <text:p text:style-name="P3">Он тут же стремится оправдаться, что «перечеркивает» его, так называемое, извинение. Плюс, попытка вызвать жалость. К тому же, следом идет «но»:</text:p>
      <text:p text:style-name="P43">«<text:span text:style-name="T7">Но</text:span> не провоцируй меня, пожалуйста.»</text:p>
      <text:p text:style-name="P3">И вот оно — его предсказуемое обвинение. Да, это именно обвинение — «ты меня спровоцировала, поэтому я, не ведая, что творю, наговорил тебе гадостей».</text:p>
      <text:p text:style-name="P3">Только вот не понятно, что в его понимании означает «провокация» - моя реакция на его низкие поступки? Очередное доказательство того, что его ожидания не оправдались — я не склонила голову и не приползла просить у него прощение.</text:p>
      <text:p text:style-name="P43"><text:soft-page-break/>«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text:p>
      <text:p text:style-name="P43">«Я сомневался миллион раз после ссор, но я бы не позволил себе интриг у тебя за спиной.»</text:p>
      <text:p text:style-name="P44">В чем же он сомневался? В том, что сможет сделать меня счастливой? Что сможет дать мне то немногое, что я просила — уважение ко мне, ответственность за свои действия, которые касаются меня, поддержку...</text:p>
      <text:p text:style-name="P3">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во мне. Оправдывается этим.</text:p>
      <text:p text:style-name="P3"><text:span text:style-name="T11">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text:soft-page-break/>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43">«И, когда сомнения ушли, я понял, чего хочу и сделал предложение.»</text:p>
      <text:p text:style-name="P3">Сомнения ушли... Куда-то подевались. Встали и вышли в окно его пустого сердца. И он решил сделать меня его женой.</text:p>
      <text:p text:style-name="P3">Я, не смотря ни на что, была с ним. Любила не за что-то, а просто так. Терпела его выходки, его неуважение. Заботилась, не прося награды. Погуляв два месяца по «легким» девочкам, он понял, что (его цитата):</text:p>
      <text:p text:style-name="P30">«Такие, как я со своим благородством не доживают до этапа свадьбы, ибо <text:span text:style-name="T10">такую дуру, как Яна, которая будет согласна топать дальше — х*й найдешь</text:span> ))»</text:p>
      <text:p text:style-name="P3">Получив несколько <text:span text:style-name="T5">отказов, </text:span><text:span text:style-name="T7">и</text:span>менно это он написал нашему общему другу перед тем, как, тогда зимой, вернуть меня.</text:p>
      <text:p text:style-name="P43">«Но эта чертова ТТ и переписка... И вот больше ты мне не веришь.»</text:p>
      <text:p text:style-name="P3">Уже «чертова»?..</text:p>
      <text:p text:style-name="P3">Абьюзеры, как я уже писала, так и относятся к женщинам — как к вещам. Для них человек — это неодушев<text:soft-page-break/>ленный предмет. Он есть, и хорошо. Нет — найду другого.</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pan text:style-name="T18">И вот результаты такого отношения: разочарование жертвы, недоверие, что, несомненно, </text:span><text:span text:style-name="_30__20_Text"><text:span text:style-name="T18">расстраивает его</text:span></text:span><text:span text:style-name="T18">. Он тут же надевает маску «жертвы» и сожалеет, но не о том, что наделал, а о том, что вещь сломалась и больше не выполняет функцию «верить».</text:span></text:p>
      <text:p text:style-name="P43">«Прости. Ты очень хорошо умеешь выводить меня из равновесия.»</text:p>
      <text:p text:style-name="P3">Какими бы аморальными ни были причины, поведение жертвы, ее реакция на это поведение автоматически трансформируется в ее вину. В его интерпретации. Он не чувствует и не почувствует никогда своей вины, не признает своих ошибок.</text:p>
      <text:p text:style-name="P3">Он — Всегдаправ и будет продолжать обвинять и упрекать пострадавшего от своих деструктивных действий.</text:p>
      <text:p text:style-name="P43">«Ты так громко ругалась от этого всего и все эти разговоры о тряпке и о немужике — это невероятно демотивирует.»</text:p>
      <text:p text:style-name="P3">Вместо того, чтобы попросить прощение у меня лично, он попросил ТэТэ сделать это за него, спрятался под юб<text:soft-page-break/>кой этой барышни... 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5">Но</text:span>...</text:p>
      <text:p text:style-name="P3">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оскорбляю. Тут все.</text:p>
      <text:p text:style-name="P43">«Я понимаю, что тебе больно. Я недостаточно внимателен. Рассеян и позволяю то, чего не должен.»</text:p>
      <text:p text:style-name="P3">Все его действия, как он считает — результат его невнимательности и рассеянности, ведь это же не смертные грехи... Понимаете, он снова пытается отрицать важность его действий и серьезность допущенных ошибок. И:</text:p>
      <text:p text:style-name="P43">«Твоя реакция настолько ужасна, ты не представляешь, как с тобой трудно справиться.»</text:p>
      <text:p text:style-name="P44">Не «мои действия ужасны», а «твоя реакция». Тут мне добавить нечего.</text:p>
      <text:p text:style-name="P43">Я не обманывал тебя.</text:p>
      <text:p text:style-name="P3">Я даже не знаю, кого он продолжает убеждать в этом — меня или себя.</text:p>
      <text:p text:style-name="P43">Ты просто хотела услышать не то, о чем спрашивала.</text:p>
      <text:p text:style-name="P3">Ну и в завершение, наконец-то, правда: Я говорил то, что ты хотела слышать, но в этот раз ты это (правду), <text:soft-page-break/>слышать не хотела, ведь она бы тебя расстроила, огорчила... Поэтому я сказал ложь, чтобы тебя не расстраивать...</text:p>
      <text:p text:style-name="P3"/>
      <text:p text:style-name="P30">«Я считаю, что должен попросить прощение, несмотря на то, что я не отдавал отчет своим действиям. Это не я. Ты меня спровоцировала на все эти грубости, что услышала в свой адрес. Сидела бы молча — все было бы хорошо.</text:p>
      <text:p text:style-name="P30">Мне так плохо. Из-за тебя я выгляжу полным ничтожеством. Я не смог сохранить образ "хорошего парня", который я выстраивал годами. Теперь ненавижу себя за это.</text:p>
      <text:p text:style-name="P30">Я сомневался во всем — в тебе и твоих способностях, в том, что ты меня любишь, в том, что будешь должным образом служить мне и прощать меня за все. Когда я понял, что ты будешь и дальше потакать моим прихотям, будешь прогибаться и пытаться меня оправдать в своих глазах - я сделал тебе предложение.</text:p>
      <text:p text:style-name="P30">Но вот эта чертова ТТ и переписка... И ты больше мне не веришь.</text:p>
      <text:p text:style-name="P30">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30">Почему это я тряпка? Я набрался смелости, и попросил ТТ написать тебе и попросить у тебя прощение вместо меня, хоть и кадрил ее у тебя за спиной. <text:soft-page-break/>Ты не можешь знать, насколько сложно это было сделать. Дорогая, нужно уметь заставить человека что-то сделать вместо себя!</text:p>
      <text:p text:style-name="P30">Я понимаю, что тебе больно, но это ничего не значит. Забудь. Не будь я таким рассеянным, я бы скрыл от тебя всю эту грязь, но из-за моей невнимательности ты узнала, что я позволяю себе то, чего не должен. Но я бы никогда не позволил себе того, что позволил!</text:p>
      <text:p text:style-name="P30">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30">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30">Я не обманывал тебя. Я же не обещал тебе, что буду верен! Напротив, я постоянно говорил тебе об изменах, о том, что все мужчины полигамны. Я думал, ты готова. Но, наверное, нужно было сначала окольцевать тебя, чтоб тебе было сложнее уйти...</text:p>
      <text:p text:style-name="P30">Я ведь уже все сказал тебе в том разговоре. Я же не понял изначально, что нужно говорить правду. Я думал, что мне нужно говорить то, что ты хочешь услышать...»</text:p>
      <text:p text:style-name="P3"/>
      <text:p text:style-name="P3">Давайте вспомним мой вопрос: «Есть ли что-то, что я должна знать?..» По его словам — нет, я ничего не долж<text:soft-page-break/>на знать, понимаете? Я неправильно сформулировала вопрос, как оказалось...</text:p>
      <text:p text:style-name="P3">Все что я услышала, а там сорок минут разговора... Все эти маты, вместо извинений, вся эта отчаянная жестокость.... а потом это сообщение — все направлено на то, чтоб лишить меня равновесия. И я снова была сбита с толку, но не в своем отношении к нему, а в осознании всей его жестокости, которая, в прямом смысле слова, опустошила меня.</text:p>
      <text:p text:style-name="P3">Да, я выпила успокоительное, и на следующий день, от бессилия, так и не смогла пойти на работу. Это было принятие факта его жестокости и отторжение любви.</text:p>
      <text:p text:style-name="P3">Мне было больно. Я была разбита. Я осознавала и понимала все, что сейчас происходит в моей голове, в моем сердце, вокруг меня, но у меня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13" text:outline-level="1"><text:bookmark-start text:name="Glava_26__Apofieoz_otnoshienii_s_manipul"/>Глава 23. Апофеоз отношений с манипулятором<text:bookmark-end text:name="Glava_26__Apofieoz_otnoshienii_s_manipul"/></text:h>
      <text:p text:style-name="P23">Кто хочет жить, кто весел, кто не тля —</text:p>
      <text:p text:style-name="P23">Готовьте ваши руки к рукопашной!</text:p>
      <text:p text:style-name="P29"><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Я знала, что его отношение ко мне незаслуженно. Я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Растерзанную в кровь, покалеченную душу. Я погрузилась в скорую и меня привезли в лечебницу. Мне вручили пластиковую кружку и по<text:soft-page-break/>ложили в отделение для душевно больных, где в первый же день моя врач провела со мной беседу.</text:p>
      <text:p text:style-name="P3">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самостоятельно мне очень тяжело их найти.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3">Потом мне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3">В палате я лежала не одна. Нас было много. Семеро, по-моему. У каждой пациентки были видимые расстройства. Одна девочка бесконечно бегала по палате, каж<text:soft-page-break/>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а потом одна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один ответ — через час придет. Но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18">На восьмой день </text:span><text:span text:style-name="_32__20_Text"><text:span text:style-name="T27">заключения, то есть лечения </text:span></text:span><text:span text:style-name="T18">у меня случилась истерика. Я требовала привести ко мне врача, ссылаясь на то, что таблетки могу пить и дома. В итоге </text:span><text:soft-page-break/><text:span text:style-name="T18">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3">По завершении, она, по всей видимости, показала эти результаты заведующему отделением. Он вызвал 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3">- Здорова! Иди...</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P3">Кажется всего-то — 3 года, да?.. Подумаешь! Но если посчитать, то это 36 месяцев, это около 1000 дней. Около 25 920 часов. Ведь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3">Многие проходят лечение в психиатрических клиниках, ходят к психологу... Люди хотят выздороветь, как и я, будучи убежденными в том, что у них проблемы с психикой.</text:p>
      <text:p text:style-name="P3"><text:soft-page-break/>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искать в себе пороки, которыми их щедро награждали их партнеры.</text:p>
      <text:p text:style-name="P3">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раненой душой.</text:p>
      <text:p text:style-name="Text_20_body"><text:span text:style-name="T18">Мои друзья рассказали мне реакцию моего бывшего парня, когда он узнал, что я лежу в лечебнице для душевно больных. Он смеялся и сказал, что т</text:span><text:span text:style-name="_30__20_Text"><text:span text:style-name="T18">ам мне самое место: «Д</text:span></text:span><text:span text:style-name="T18">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Нет, помню:</text:p>
      <text:p text:style-name="P3">— Что, ручки из жопы?</text:p>
      <text:p text:style-name="P3">Или:</text:p>
      <text:p text:style-name="P3">— О, продолжай! Я же говорил, что ты неадекватная... — повторял он, снимая на камеру меня, доведенную до состояние сумасшествия...</text:p>
      <text:p text:style-name="P27"><text:soft-page-break/>* * *</text:p>
      <text:p text:style-name="P3">Потом я получила его поздравление с днем рождения, которое начиналось со слов: «Ну шо, кобыла...» Это было весело. Не знаю, правильно ли я сделала, или нет, но я запостила скриншот этого поздравления. После чего, тут же, получила его фидбек в сообщении:</text:p>
      <text:p text:style-name="P3"/>
      <text:p text:style-name="P30">«Ахах! И это запостила! Тебя даже дурка не исправит, ты просто безнадежна.</text:p>
      <text:p text:style-name="P30">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30"/>
      <text:p text:style-name="P3">То есть, скриншот на моей стене с его посланием «Ну шо, кобыла...» - это клевета! Мой не правдивый аргумент... Стало быть на этот мой «смешной» аргумент отреагировали, ведь спустя пару часов, как и ожидалось, пришло плаксивое письмо на почту с темой «Хватит»:</text:p>
      <text:p text:style-name="P3"/>
      <text:p text:style-name="P30">«Это письмо не начнется со слова я или со слова ты или даже мы. И тут не будет ни обращений ни гадостей.</text:p>
      <text:p text:style-name="P30">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30"><text:soft-page-break/>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30">Почему нельзя проститься? Разойтись? Сколько еще нужно крови? Очень хочется чтоб это закончилось.</text:p>
      <text:p text:style-name="P30">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30">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0">P.S.: Прости, что обозвал.</text:p>
      <text:p text:style-name="P30">С прошедшим тебя. Будь счастлива.»</text:p>
      <text:p text:style-name="P30"/>
      <text:p text:style-name="P3">Эээээ, постойте... что?! Что это было?</text:p>
      <text:p text:style-name="P43">«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text:soft-page-break/>ущерб, другие — за счет кого-то, принося боль, получают удовлетворение, что и делает их счастливыми.</text:p>
      <text:p text:style-name="P3">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43">«Можно очень многое сказать об ошибках. Они продолжают допускаться уже за пределами ситуации.»</text:p>
      <text:p text:style-name="P3">О чьих ошибках? Кто их допускает? Что сказать-то?...</text:p>
      <text:p text:style-name="P43">«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3">И я не знаю... Я бы ответила, скорее — молчание и бездействие с его стороны, но явно не «шо, кобыла...» Но кто-то все же не может «не воевать», даже за «пределами ситуации». Хотя и требует этого от меня, ведь я отвечаю на его действия и слова своими методами.</text:p>
      <text:p text:style-name="Text_20_body"><text:span text:style-name="T18">Я решила, пусть все это видят. Ведь он считает свое поведение нормальным. Ну так, зачем прятаться в моей личке — айда на </text:span><text:span text:style-name="_32__20_Text"><text:span text:style-name="T26">сцену... то есть на </text:span></text:span><text:span text:style-name="T18">стену!</text:span></text:p>
      <text:p text:style-name="P43">«Почему нельзя проститься? Разойтись? Сколько еще нужно крови? Очень хочется чтоб это закончилось.»</text:p>
      <text:p text:style-name="P3"><text:soft-page-break/>Почему нельзя? Можно! Просто — не нужно писать гадости... Но по-моему, тогда он все еще не мог смириться с тем, что его, такого хорошего, выгнали в шею.</text:p>
      <text:p text:style-name="P43">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этот смысл, хотя бы скрытый? — Его нет.</text:p>
      <text:p text:style-name="P3">В его голове эта ситуация как-то по-другому выглядит, но как? Ему это не дает покоя, и он, получается, считает, что имеет полное право продолжать оскорблять меня даже в день моего рождения... Но, по его словам — дело совсем не в «этом»...</text:p>
      <text:p text:style-name="P43">«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Зачем писать мне оскорбления, а потом вот это? У меня слишком много вопросов...</text:p>
      <text:p text:style-name="P43">«Все хотят идти дальше и жить счастливо. Почему этого просто не сделать?»</text:p>
      <text:p text:style-name="P3">Ну вот да — почему? Что мешает? Точка была поставлена, так зачем напоминать о себе? Зачем эти гадости? Что, недосамоутвердился за три года-то?</text:p>
      <text:p text:style-name="P43"><text:soft-page-break/>«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Чья цель? Чей выбор? Мне бы тоже хотелось знать. Покой наступит с чьей стороны? Я не понимаю, правда... Связь отсутствует. Логики нет. Сиди теперь и думай, что бы это все могло значить... Хотя, зачем, спрашивается, оно мне надо?</text:p>
      <text:p text:style-name="P43">«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3">Ведь, зная его, ему не жаль. Он прислал то поздравление, отчетливо осознавая, что он делает, и, спустя пару часов, вдруг понял, что ошибся и решил попросить прощение? Нет. Он написал это письмо только потому, что то сообщение я выставила на всеобщее обозрение. А это письмо — ни что иное, как паника.</text:p>
      <text:p text:style-name="P3">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25"><text:soft-page-break/>* * *</text:p>
      <text:p text:style-name="P3">И вот конец. Что теперь?</text:p>
      <text:p text:style-name="Text_20_body"><text:span text:style-name="T18">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 Вам необходимо осознать, что вами манипулируют (или манипулировали), избавиться от иллюзий и зарубить себе на носу — </text:span><text:span text:style-name="_31__20_Text"><text:span text:style-name="T18">ВЫ НИ В ЧЕМ НЕ ВИНОВАТЫ</text:span></text:span><text:span text:style-name="T18">!</text:span></text:p>
      <text:p text:style-name="P3">Осознание факта манипуляций даст вам ответ на большинство ваших вопросов, таких, как:</text:p>
      <text:p text:style-name="P3">— Что происходит?</text:p>
      <text:p text:style-name="P3">— Почему он так поступает?</text:p>
      <text:p text:style-name="P3">Ответ очень прост — потому, что этот человек — манипулятор. Он заманил вас в зависимость обманным путем. Этот человек нарочно выдает себя за другого, не ценит вас, не дорожит вами,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Когда он поймет, что теряет контроль над вами, или осознает, что его «раскрыли», он попытается воззвать к вашей жалости, будет умолять вас не бросать его, начнет «шевелиться» — дарить подарки, готовить ужины или призовет на помощь друзей, которые ни о чем не подозревают.</text:p>
      <text:p text:style-name="P3"><text:soft-page-break/>Вы вещь, и он попытается вас купить. Не продавайтесь. Вы достойны большего, нежели всех этих дешевых однообразных приемов. Стойте на своем, перенаправляйте вашу грусть от осознания всего этого на уверенность в своих действиях и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3">Это будет очень сложно сделать — избавиться от чувства вины, которое вам внушали очень долго. Вы должны быть готовы принять факт того, что вашей вины перед ним нет.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добивался, но это не есть правда! Это он так придумал и внушил вам.</text:p>
      <text:p text:style-name="P3">Сядьте, успокойтесь и вспомните, каким вы были человеком до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Это его рук дело! Это он вас таким сделал. Манипулятор, первезный нарцисс, зверь по имени абьюзер. Это <text:soft-page-break/>было его планом!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Направьте все свои силы на это!</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у вас бы все было хорошо... Не верите? Проверьте!</text:p>
      <text:p text:style-name="P3">При этом вас, скорее всего, он будет поливать грязью. Так, чтоб никто не слышал. Чтоб наедине. Не говорите с ним. Игнорируйте. Если прям надо поговорить — просите друга/маму/кого угодно — присутствовать.</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 Хочу сказать, что без поддержки я бы не обошлась.</text:p>
      <text:p text:style-name="P3">Но вот в чем ирония — мои друзья, кто поддержал меня и слушать не захотели эту запись — они видели <text:soft-page-break/>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прослушали запись, где еще пару дней назад он оскорблял меня самыми последними словами.</text:p>
      <text:p text:style-name="P3">Они говорили, что он плакал, рассказывая о любви ко мне, совершенно не принимая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е, кто останутся рядом, те, кому не придется ничего доказывать — самые верные вам люди. Вполне вероятно, что именно от них вы не ожидали такой поддержки и такой помощи, которую они вам окажут.</text:p>
      <text:p text:style-name="P3">Может быть такое, что избавиться от него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бы бессердечный человек. Но это всего лишь очередная жалкая попытка удержать вас.</text:p>
      <text:p text:style-name="P3"><text:soft-page-break/>Мне жаль, если вас с ним что-то связывает — дети, недвижимость,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text:p>
      <text:p text:style-name="P3">Но послушайте меня — не идите с ним на контакт! Если он не признает, что у него серьезные проблемы, то в этом случае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3">Это нормально для него и хорошо для вас, ведь это означает, что скоро он от вас отстанет. Но пока это лишь провокация вас на действия — игнорируйте ее. Он это делает своими руками и специально, чтобы увидеть вашу реакцию, и убедиться в том, что он вам до сих пор небезразличен!</text:p>
      <text:p text:style-name="P3">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есть практически на всех девайсах.</text:p>
      <text:p text:style-name="P3"><text:soft-page-break/>Да, вам будет интересно «как же он там без вас?!» Отлично! Он замечательно себя чувствует! Смиритесь! Это даже лучше для вас, ведь он вас уже вряд ли когда-либо побеспокоит. Ни вам с ним, ни ему с вами больше не о чем разговаривать.</text:p>
      <text:p text:style-name="P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Ломайте эти ассоциации. Делайте так, чтобы они у вас ассоциировались уже с чем-то приятным, что не имеет к нему отношение.</text:p>
      <text:p text:style-name="P3">Делайте то, чего не делали в отношениях с ним, например, займитесь своим здоровьем, порадуйте себя обновками — покупайте те вещи, которые вам нравятся, <text:soft-page-break/>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Вспоминайте себя! Пересматривайте свои старые фотографии.</text:p>
      <text:p text:style-name="P3">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p text:style-name="P3">— Как же ты не заметила это все?! Куда же ты смотрела?!</text:p>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ходимо, но ни в коем случае не оставайтесь наедине с собой и своими мыслями — на этом этапе одиночество вам только навредит!</text:p>
      <text:p text:style-name="P3">У вас еще будет время обо всем этом подумать, но тогда, когда вы придете в себя и успокоитесь. Тогда, отрезвев — придет понимание всего. Ваша ненависть <text:soft-page-break/>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Он болен и в этом его личное горе. Он всегда будет несчастен, пытаясь удовлетворить себя, забить свои комплексы.</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сколько бы он не пытался ее заполнить.</text:p>
      <text:p text:style-name="P3">Так что не нужно на него злиться, не нужно его ненавидеть. И мстить тоже не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 Вы теперь никогда не попадетесь в подобную ловушку, ведь отныне вы у себя на первом месте! Начинайте себя любить, балуйте себя, веселитесь — вы это заслужили!</text:p>
      <text:p text:style-name="P3"/>
      <text:h text:style-name="P13" text:outline-level="1"><text:bookmark-start text:name="Glava_24__Prichiny_manipuliatsii"/>Глава 24. Причины манипуляции<text:bookmark-end text:name="Glava_24__Prichiny_manipuliatsii"/></text:h>
      <text:p text:style-name="P3">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невозможно.</text:p>
      <text:p text:style-name="P3">Каждый из описанных здесь методов имеет серьезное влияние и оказывает сильное воздействие на психику жертвы.</text:p>
      <text:p text:style-name="P3">Нужно принять факт того, что не все агрессоры, и не всегда, действуют осознанно. В этой книге вы часто встречали такие выражения, как «план», «тактический ход», «прием», «стратегия»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3">Осознанны эти действия, или нет, сейчас не важно. Это вопрос, на который могут ответить только специалисты данной области, коим я не являюсь.</text:p>
      <text:p text:style-name="P25"><text:soft-page-break/>* * *</text:p>
      <text:p text:style-name="P3">Существует две причины психопатии личности:</text:p>
      <text:list xml:id="list8467938854797358338" text:style-name="L1">
        <text:list-item>
          <text:p text:style-name="P47"><text:span text:style-name="T8">врожденная</text:span> патологическая особенность развития нервной системы;</text:p>
        </text:list-item>
        <text:list-item>
          <text:p text:style-name="P47"><text:span text:style-name="T8">приобретенная</text:span> патологическая особенность развития нервной системы, в следствии воздействия остро негативных факторов окружающей среды в раннем или подростковом возрасте.</text:p>
        </text:list-item>
      </text:list>
      <text:p text:style-name="P3">В независимости от особенностей развития, психопатия всегда обусловлена нарушением функции головного мозга при относительной сохранности интеллекта.</text:p>
      <text:p text:style-name="P3">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 </text:p>
      <text:p text:style-name="P3">Людям с психическими отклонениями свойственна:</text:p>
      <text:list xml:id="list9084095227698210203" text:style-name="L2">
        <text:list-item>
          <text:p text:style-name="P48">инфантильность (незрелость психики);</text:p>
        </text:list-item>
        <text:list-item>
          <text:p text:style-name="P48">необоснованная мстительность;</text:p>
        </text:list-item>
        <text:list-item>
          <text:p text:style-name="P48">патологическая или намеренная глупость или слабоумие.</text:p>
        </text:list-item>
      </text:list>
      <text:p text:style-name="P3">Сочувствие, стыд, сожаление, умение осваивать полученный опыт, чувство вины и ответственности — понятия, которые психопаты не проживают, а изображают, в связи отсутствием у них высших моральных чувств.</text:p>
      <text:p text:style-name="P3">К счастью, есть условия, при которых существует возможность коррекции и сглаживания симптомов психопа<text:soft-page-break/>тологии личност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3">Как я уже говорила, большой манипулятор вырастает из маленького манипулятора. Говоря о приобретенном расстройстве личности, манипуляция, как правило, родом из детства и вытекает, например, из неправильного воспитания.</text:p>
      <text:p text:style-name="P3">Давайте попробуем описать переживания и чувства ребенка.</text:p>
      <text:p text:style-name="P3">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3">Импульс не реализован. Он остается в памяти, как глубокое разочарование. Но он внутри и ждет нужного времени для новой попытки реализоваться, получить статус завершенного действа. Это можно назвать травматическим опытом или психологическим триггером (я позже расскажу, что это такое).</text:p>
      <text:p text:style-name="P3">Так вот, во взрослом возрасте, возможно, эти воспоминания стираются, как факты из прошлого, которые были на самом деле. Человек может не помнить, что с ним произошло в детстве, но иметь подсознательное <text:soft-page-break/>представление о том, как к этому событию относиться. Грубо говоря, это ассоциация.</text:p>
      <text:p text:style-name="P3">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 реализовать нереализованный импульс, который блуждает глубоко по человеческому подсознанию.</text:p>
      <text:p text:style-name="P3">В этой главе речь пойдет именно об этом.</text:p>
      <text:p text:style-name="P3">Первое, на что следует смотреть — на семью. Уверена, там будет дисфункция и/или даже психические расстройства у членов семьи. Разберем несколько ошибок, которые родители могли допустить, в следствии чего нарушили формирование психики своего чада.</text:p>
      <text:p text:style-name="P3">Начнем с малого. Большинство ошибок в воспитании направлены не на развитие ребенка, а на собственный комфорт родителей. Ребенок шалит, громко играет, бегает. В дестком возрасте это вполне нормально, ведь он познает мир, но родители очень устали после работы и хотят отдохнуть. В такие моменты ребенок слышит:</text:p>
      <text:p text:style-name="P3">— Будешь баловаться, мы тебя этому дяде отдадим/сдадим в полицию/папу позову и он тебя накажет...</text:p>
      <text:p text:style-name="P3">Другими словами — это воспитание страхом без объяснений, почему так делать нельзя или нужно. Такой подход развивает в ребенке неуверенность в правильности собственных действий.</text:p>
      <text:p text:style-name="P3">— Нельзя.</text:p>
      <text:p text:style-name="P3"><text:soft-page-break/>— Не плачь.</text:p>
      <text:p text:style-name="P3">— Ты должен.</text:p>
      <text:p text:style-name="P3">Вот что манипулятор часто слышал в детстве. Вот каким воспитали его родители. Он не знает другой правды. Его потребности глушились равнодушным воспитанием, гнили в его детской душе и выели едкой кислотой обиды все живое, что, возможно, когда-то там было.</text:p>
      <text:p text:style-name="P3">Он эмоциональный Маугли, только воспитали его не мудрый Каа и Акела, а две пустые банки. Он видит людей, видит, как они несут добро любимым и злится, от того, что никогда не сможет понять и почувствовать что-либо подобное.</text:p>
      <text:p text:style-name="P3">Все эмоции, которые ему доступны — это боль и горечь от чувства собственной ущербности, которую он отчаянно пытается восполнить за счет страданий остальных. В последствии, он делает из своей жертвы такого же ущербного человека, как и он сам. Таким образом ему не так одиноко в этом мире.</text:p>
      <text:p text:style-name="P3">Родители не делились с ним своим опытом. Все «почему» от ребенка не были объяснены как положено. Правильное объяснение лежит основой понимания, почему так делать нельзя или нужно, и какой результат будет в случае «если».</text:p>
      <text:p text:style-name="P3">Желания ребенка игнорировались, потребности и склонности не принимались во внимание.</text:p>
      <text:p text:style-name="P3">— Мама лучше знает...</text:p>
      <text:p text:style-name="P3">Да? А ребенка никто не спросил, может вместо музыкальной школы он хотел пойти на карате. Возможно, <text:soft-page-break/>вместо синей куртки он предпочел бы красную, вместо косичек, дочка хотела, чтобы ей завязали хвостики... Но ребенку ясно давали понять — это не его ума дело, а родителей.</text:p>
      <text:p text:style-name="P3">Ребенок капризничал, чтобы добиться желаемого. Если родители поощряли его в этом, он выделил эту манеру поведения, как действенный способ что-то получить. Ребенок неосознанно развил в себе способность к манипуляции другими, что избавляло его от приложения усилий для достижения собственных целей.</text:p>
      <text:p text:style-name="P3">Это закладывается в его характер, и, в подростковый период, когда ребенок перерастает во взрослого, эта черта может остаться. Такое поведение, как правило, сопровождается психами, обидами, агрессией и даже рукоприкладством.</text:p>
      <text:p text:style-name="P3">На все эти признаки агрессии, родители отвечали — агрессией. Схема такова, что за «неудобное» поведение ребенка, родители строго наказывали. Такое воспитание блокировало в ребенке стремление понять, проанализировать и сделать выводы.</text:p>
      <text:p text:style-name="P3">Но, при этом, такие меры развили в нем негативную ассоциацию с любым вольным собственным решением или поведением. Любые проступки и ошибки ребенка сопровождались постоянными замечаниями и сравнениями.</text:p>
      <text:p text:style-name="P3">— У всех дети, как дети, а у нас…</text:p>
      <text:p text:style-name="P3">— Почему Петя и Маша могут, а ты нет?</text:p>
      <text:p text:style-name="P3">Подобные фразы произносились, как лично ребенку, так и при окружающих, даже при тех же самых Маше и <text:soft-page-break/>Пете. Ребенок осознавал, что он плохой в сравнении с &lt;...&gt; и пытался стать тем, с кем его сравнивают, то есть, старался не быть собой.</text:p>
      <text:p text:style-name="P3">Все эти старания были направлены на то, чтобы заслужить поощрение и угодить требовательным маме и папе. Но и этого, как правило, было недостаточно.</text:p>
      <text:p text:style-name="P3">— Ты получил пять по математике? Хорошо, НО ЕСЛИ БЫ ТЫ ЕЩЕ и по английскому пять получил... — часто слышал ребенок от своих воспитателей.</text:p>
      <text:p text:style-name="P3">Он не верил в свои силы и искал опору в окружающих, зачастую у самых близких ему людей — родителей.</text:p>
      <text:p text:style-name="P3">Любые неудачи очень болезненны в детском возрасте. Ребенок переживает и нуждается в помощи. Но ему доходчиво объясняли, что он сам виноват в своих страданиях и неудачах, ведь нужно было лучше стараться. В следствии чего все реальные переживания в уже взрослом возрасте тщательно скрываются, дабы избежать этих обвинений, и трансформируются в злобу, зависть и даже ненависть, в качестве попытки противостоять этим обвинениям.</text:p>
      <text:p text:style-name="P3">Но неуверенность остается, что заметно по напряженности и нервозности при различных сложных обстоятельствах.</text:p>
      <text:p text:style-name="P3">— Мы думали, что ты справишься...</text:p>
      <text:p text:style-name="P3">Такое воспитание лишь мотивировало ребенка на постоянное доказывание своей значимости. Ребенок чувствовал себя недостаточно умным, способным, талантливым. Он очень старался, но, к сожалению, его действий <text:soft-page-break/>оказалось недостаточно, и родители явно давали ему это понять, не замечая заслуг, лишь неудачи.</text:p>
      <text:p text:style-name="P3">Есть два исхода такого воспитания. Оба являются крайностями. В одном случае, перерастая во взрослый возраст, это чувство недопризнанности делает из человека заядлого трудоголика. Мотивирует. Возникает потребность во что бы то ни было заполучить это признание, доказать себе и остальным свою значимость.</text:p>
      <text:p text:style-name="P3">Эта потребность становится патологической. Результаты достигаются любыми, как правило, аморальными, беспринципными и жесткими методами. Отсюда и склонность к самооправданию. Нужно скрыть свою болезненную жажду быть важным, нужным и способным в глазах близких, а также спрятать аморальность действий, которыми сопровождаются эти методы по достижению целей.</text:p>
      <text:p text:style-name="P3">В другом случае — человек, наоборот, перестает стараться. Такое воспитание демотивирует его. Его старания не поощрялись и не воспринимались, и он просто перестал прилагать усилия, ведь любое его старание — впустую.</text:p>
      <text:p text:style-name="P3">Он становится совершенно неспособным позаботиться о себе, обеспечить себе материальный, бытовой или какой бы то ни было комфорт. В зрелом возрасте он может стать зависимым от алкоголя, наркотиков, и, в связи с собственной недееспособностью, живет, например, за счет пенсии своих стареньких родителей, все еще упрекающих его за ущербность.</text:p>
      <text:p text:style-name="P3"><text:soft-page-break/>Так как в детстве ему не с кем было поделиться своими переживаниями, во взрослом возрасте развивается недоверие людям. Ему отказывали в праве грустить, проявлять плохое настроение, просить о помощи, в следствии чего он был лишен способности изливать душу и оставался один на один со своими проблемами.</text:p>
      <text:p text:style-name="P27">* * *</text:p>
      <text:p text:style-name="P3">Не исключено, что детство сопровождалось сверх-контролем со стороны родителей. Его детство было сплошным рядом правил, которые ему необходимо было соблюдать, дабы избежать наказания и не разочаровать родителей. Вырастая, такой человек пытается компенсировать эту нехватку самостоятельности, и воплотить в жизнь нереализованные в детском возрасте желания. Отсюда отчужденность и транжирство.</text:p>
      <text:p text:style-name="P3">Чрезмерные спланированность и контроль его детства родителями не допустили возможности приобретения им любых жизненно полезных навыков, но при этом, не приглушили его способности обучаться. Другими словами, такое воспитание развило обучаемость, но лишило возможности выбирать и блокировало способность ориентироваться на полученный опыт. Лишило чувства ответственности.</text:p>
      <text:p text:style-name="P3">Он получал только ту информацию, которую ему давали, осваивал новые знания под скрытым или явным давлением, а не по собственному желанию. Его желания и <text:soft-page-break/>мечты подавлялись, что и породило потребность реализации этих желаний во взрослом возрасте.</text:p>
      <text:p text:style-name="Text_20_body"><text:span text:style-name="T18">Он имеет право. Он уже взрослый и может себе позволить вести себя так, как в детстве ему не разрешали — быть свободным в своих суждениях, принимать решения и добиваться того, чего хочет </text:span><text:span text:style-name="_30__20_Text"><text:span text:style-name="T18">он</text:span></text:span><text:span text:style-name="T18">, но, к сожалению — не знает как. Ведь все решала заботливая мама или строгий папа.</text:span></text:p>
      <text:p text:style-name="P3">Отсюда инфантильность. Неумение учиться на своих ошибках, неприспособленность к быту, неумение обращаться с деньгами, а также неспособность изымать пользу из полученного опыта.</text:p>
      <text:p text:style-name="P3">К тому же, все дети имеют склонность копировать поведение родителей. Яблочко от яблони, как мы знаем, недалеко падает. Так как его желания подавлялись, он не знает, что бывает по другому. Он скопировал манеру поведения и отношения родителей, и, в отношениях с людьми во взрослом возрасте, желания остальных им тоже не учитываются, как не учитывались его желания.</text:p>
      <text:p text:style-name="P3">Для него это норма, ведь он так вырос.</text:p>
      <text:p text:style-name="P27">* * *</text:p>
      <text:p text:style-name="P3">Вполне вероятно, что в семье ребенка было принято противостоять друг другу, а противостояние часто подразумевает под собой поиск и выбор сторонников. Например, ситуация, где мама создает коалицию с ребенком против папы или наоборот.</text:p>
      <text:p text:style-name="P3"><text:soft-page-break/>— Мы папе не скажем...</text:p>
      <text:p text:style-name="P3">Это болезненные ощущения у ребенка. Ему приходилось выбирать между двумя людьми, которых он очень любит, и любит одинаково. Чтобы не обидеть маму, он вступал с ней, в так называемый, сговор против папы. Поддерживал ее и ее мысли, но, при этом, чувствовал себя предателем папы. Он находился в постоянном в напряжении.</text:p>
      <text:p text:style-name="P3">Случай, когда родители объединяются против ребенка я даже рассматривать не буду. Понятно и так, что это травмирует детскую психику.</text:p>
      <text:p text:style-name="P3">Такие отношения в семье учат никому не доверять, и, соответственно, порождают страх подвоха в случае какой-либо эмоциональной близости. Отсюда состояние отчужденности, неспособность формулировать и высказывать свои эмоции в слух.</text:p>
      <text:p text:style-name="P3">Как бы то ни было, доверие для абьюзера это закрытая область взаимоотношений с окружающими людьми.</text:p>
      <text:p text:style-name="P3">Дефицит чувства собственного достоинства это бездонная яма в психике абьюзера. Он всячески старается компенсировать этот недостаток, используя энергию других людей. Как мы уже поняли, чувство ущербности порождает зависть, неоправданную злобу и незаслуженное наказание других.</text:p>
      <text:p text:style-name="P3">В целях компенсации абьюзер использует слабости окружающих. Доверчивость, старые раны, наивность, жертвенность и т. д. рассчитываются им, как слабости, за которые его часто ругали родители, и на которых теперь уже он успешно играет, довольствуясь, как под его <text:soft-page-break/>умелыми руками кукловода пляшут послушные марионетки.</text:p>
      <text:p text:style-name="P27">* * *</text:p>
      <text:p text:style-name="P3">Пренебрежение порядком и/или нормами гигиены тела может стать следствием, как банально неправильного воспитания, так и психологических проблем, таких как, например, депрессия, а так же психические расстройства. Как правило, болезненные явления неряшливости возникают в период полового созревания, когда происходят некоторые процессы изменения в организме, связанные с работой головного мозга.</text:p>
      <text:p text:style-name="P3">Неряшливость может возникнуть из-за подражания одному или обоим родителям. Небрежное отношение к себе и окружающей обстановке, может быть результатом депрессии или апатии. В таком случае чистоплотность постепенно сменяется на равнодушие к порядку и нормам гигиены.</text:p>
      <text:p text:style-name="P3">В случае алкоголизма и/или наркомании, неряшливость является признаком деградации личности. Также неряшливость является признаком психопатологии (шизофрения, деменция), в случае если у больного отсутствует критика собственного внешнего вида и стыд — человек не поддается влиянию и не способен посмотреть на себя со стороны.</text:p>
      <text:p text:style-name="P3">При нарастающем слабоумии неряшливость возникает вполне логично, ведь при данном заболевании человек как бы снова возвращается в детство, а, как мы знаем, <text:soft-page-break/>большинство детей не следит за порядком и/или гигиеной без надзора родителей.</text:p>
      <text:p text:style-name="P3">Известно, что до трех лет ребенок ощущает себя неотъемлемой частью окружающего мира, а не частичкой в мире. Личность и индивидуальность формируется позже. В период «до формирования», родители часто не могли справиться с собственными эмоциями, наказывая ребенка за безобидные детские шалости и ставили его в рамки строгой манерой воспитания.</text:p>
      <text:p text:style-name="P3">Родители часто не различают свои действия. Забота о собственном комфорте маскируется под методы воспитания, например тишина в доме, когда ребенок хочет поиграть. Еще не поздно, но мама просит не шуметь, ведь у нее плохое настроение.</text:p>
      <text:p text:style-name="P3">Это рамки, в которые попадает дитя, происходят не в целях воспитания, а в целях — не злить маму. Как правило, наряду с такими методами «выращивания» личности стоит давление и равнодушие. Равнодушие к потребности в развлечении и самостоятельного познания окружающего мира и давление, как отмена эмоций и ощущений.</text:p>
      <text:p text:style-name="P3">Либо так, либо наказание.</text:p>
      <text:p text:style-name="P3"/>
      <text:p text:style-name="P25">* * *</text:p>
      <text:p text:style-name="P3">В семье манипулятора никто никому ничего не должен, например — заступиться или выслушать. Такое от<text:soft-page-break/>странение от физического или морального состояния чада является грубым нарушением его безопасности. Драка со сверстниками или, например, ситуация, где слишком строгая учительница довела до слез — игнорировались родителями, аргументируя самостоятельной возможностью ребенка справиться с этими проблемами.</text:p>
      <text:p text:style-name="P3">— Ты должен уметь постоять за себя...</text:p>
      <text:p text:style-name="P3">В результате такого воспитания ребенок закрылся и вырос достаточно отчужденным. Родители потом горько плачут, ведь их взрослое дитяти звонит редко, приезжает еще реже и о жизни чада они не знают ничего, либо знают, но поверхностно. В следствии чего продолжают давление, но уже с целью вызвать обязательство — проявлять внимание к родителям.</text:p>
      <text:p text:style-name="P3">— Сегодня не куплю — завтра куплю...</text:p>
      <text:p text:style-name="P3">И на следующий день те же обещания. Ребенку приходилось ждать нужного «завтра», что могло спровоцировать в нем развитие нервозности и непослушания.</text:p>
      <text:p text:style-name="P3">Если слово родителей было ненадежным, то это могло перерасти в недоверие ко всем окружающим, а также такое поведение скопировалось ребенком — лишило его чувства вины и ответственности за несдержанное слово. Родители не демонстрировали ему должным образом чистоплотность своего поведения, и ребенок считает такое поведение нормой.</text:p>
      <text:p text:style-name="P27"><text:soft-page-break/>* * *</text:p>
      <text:p text:style-name="P3">За честность не наказывают в нормальных семьях. В деструктивных семьях наказывают за все. Отсюда появляется перекладывание вины на брата/одноклассника/собаку, дабы избежать строгого наказания, за вранье, которое с возрастом становиться патологическим.</text:p>
      <text:p text:style-name="P3">В такой семье разбить вазу подобно кошмару, который повергал ребенка в панику, и он был готов на все, лишь бы не попасть под тяжелую папину руку.</text:p>
      <text:p text:style-name="P3">Скорее всего, родители рылись в личных вещах ребенка — в школьном портфеле, по карманам или в соц-сетях с целью контроля, исключая тем самым его право на личные границы. В тандеме с равнодушием по отношению к чувствам, резкий интерес к жизни ребенка скорее всего вызывал в нем защитную реакцию и сопротивление.</text:p>
      <text:p text:style-name="P3">Мама могла зайти без стука в его комнату, или папа, встречая ребенка со школы, вдруг изъявлял настойчивое желание разузнать что-то. Сопротивление ребенка на такое внезапное вмешательство игнорировалось. Появлялся шантаж:</text:p>
      <text:p text:style-name="P3">— Ты не ценишь меня.</text:p>
      <text:p text:style-name="P3">— Ты не любишь меня.</text:p>
      <text:p text:style-name="P3">— Тебе со мной не интересно...</text:p>
      <text:p text:style-name="P3">И обида. Мама надевает «Лицо», хватается за сердце, демонстративно приходит в уныние со словами:</text:p>
      <text:p text:style-name="P3"><text:soft-page-break/>— Родители не вечны...</text:p>
      <text:p text:style-name="Text_20_body"><text:span text:style-name="T18">В следствии чего, ребенок шел на поводу у родителей. Но, в случае, когда он делился своими переживаниями под давлением, а не по собственному желанию, такая близость приносила ему лишь негативные эмоции. Знаете, это как </text:span><text:span text:style-name="_32__20_Text"><text:span text:style-name="T26">в жопу без мыла, пардон,</text:span></text:span><text:span text:style-name="T18"> в душу без стука.</text:span></text:p>
      <text:p text:style-name="P3">Ребенок должен знать, что его родители — самые преданные ему люди, самые верные и надежные друзья, но в деструктивных семьях, родители — это авторитетные, строгие, убежденные командиры, которых не заботит ничего, кроме собственных переживаний.</text:p>
      <text:p text:style-name="P3">Они интересовались жизнью ребенка не потому, что для них важно знать, чем живет их чадо. Им было просто интересно. И, в случае, когда ребенок все-таки открывался и завязывался диалог, родители придирались, демонстрируя разочарование.</text:p>
      <text:list xml:id="list40523221" text:continue-list="list40540962" text:style-name="List_20_1">
        <text:list-item>
          <text:p text:style-name="P42">Подрался в школе — плохо — драться нельзя, нужно уметь решить конфликт словами. Не подрался — тюфяк, ты должен уметь постоять за себя. Чтоб больше мы этих синяков не видели.</text:p>
        </text:list-item>
        <text:list-item>
          <text:p text:style-name="P42">Получил пять по математике — нужно еще и по географии пять. Получил тройку — бестолочь, в кого ты у нас такой.</text:p>
        </text:list-item>
        <text:list-item>
          <text:p text:style-name="P42">Прибежал на физкультуре вторым из всех классов — почему не первый?</text:p>
        </text:list-item>
      </text:list>
      <text:p text:style-name="P3">И так можно перечислять до бесконечности.</text:p>
      <text:p text:style-name="P3">Это не воспитание, это не обучение. Таким образом они не объясняли причинно-следственную связь. Они <text:soft-page-break/>констатировали свое мнение, не более, не менее, причиняя ребенку душевную боль. запретами И даже не подозревали об этом.</text:p>
      <text:p text:style-name="P3">Он не прав, и родителям наплевать — вот что понимал ребенок после таких «душевных» разговоров.</text:p>
      <text:p text:style-name="P3">Если же повествование о жизни шло от родителей, то менее болезненным для ребенка оно не становилось. Это ребенка обязывало и возлагало на него ответственность.</text:p>
      <text:p text:style-name="P3">Мама, например, рыдала, и вынуждала его успокаивать себя. Говорила, что боится умереть. Папа, например, советовался, разводиться ли с мамой. Родители обращались к ребенку и по другим очень сложным вопросам, делились страхами и сомнениями, историями юношеских безумств или подробностями личной жизни.</text:p>
      <text:p text:style-name="P3">Такое воспитание привязало ребенка к родителям очень крепко. Уйти во взрослую жизнь от таких родителей бывает крайне сложно.</text:p>
      <text:p text:style-name="P3">— Мы — твои друзья, а друзей не бросают...</text:p>
      <text:p text:style-name="P3">К тому же, такое воспитание преждевременно сделало из ребенка — взрослого, и возложило определенного рода нагрузку на его детскую психику. Позже, он постарается отыграть назад свое детство, которого у него не было.</text:p>
      <text:p text:style-name="P3">Отсюда хронические безденежье, бросание университета, алкоголь, наркотики... Разумеется, все это делает человека несамостоятельным и неприспособленным к нормальной жизни.</text:p>
      <text:p text:style-name="P3"><text:soft-page-break/>К тому же, любая эмоциональная близость ассоциировалась у него с негативными эмоциями и переживаниями, поэтому во взрослом возрасте в нем развивается способность избегать всякого рода личных тем.</text:p>
      <text:p text:style-name="P3">Если плохо ему, он не расскажет, из-за чего, он продемонстрирует — как ему плохо, он ни за что не разрешит постороннему человеку лезть в его голову и наругает за любую попытку это сделать. Если плохо близкому ему человеку, то он не спросит и не выслушает — негативные воспоминания. Его принуждали выслушивать, а теперь он это делать не намерен. Он уже взрослый.</text:p>
      <text:p text:style-name="P3">Помимо внутрисемейных влияний, родители также могли оказывать влияние на его мнение об окружающих. Например, запрещали дружить с кем-то, или постоянно высказывали осторожные сомнения в друзьях чада.</text:p>
      <text:p text:style-name="P3">— Нравится мальчик? Не говори подружкам — отобъют...</text:p>
      <text:p text:style-name="P3">— Петя не пошел с тобой гулять? Стало быть тренировка/уроки ему важнее друзей...</text:p>
      <text:p text:style-name="P3">— Это тот Петя, который во втором классе тебе подножку подставил?.. А... Понятно...</text:p>
      <text:p text:style-name="P3">Дружба для ребенка — важная часть взросления. Друзья — первые близкие люди, которых ребенок выбирает сам, но при таком воспитании вырабатывается недоверие. Зависимость, отчужденность, безынициативность в общении — вот какими качествами ребенка наградило такое воспитание.</text:p>
      <text:p text:style-name="P27"><text:soft-page-break/>* * *</text:p>
      <text:p text:style-name="P3">Также, есть еще одна черта характера, и она тоже родом из детства. Это жадность. Очень просто развить это качество во взрослеющем организме. Например, родители заставляли его делиться любимыми вещами, или сами раздаривали их младшим или другим детям, дарили скупые подарки, не делали из них сюрпризы.</text:p>
      <text:p text:style-name="P3">Например, вместо обещанного киндер-сюрприза дарили комнатные тапочки. Или, пока ребенок на каникулах у бабушки, подарили его игрушку сыну тети Маши, ведь она очень ему понравилась.</text:p>
      <text:p text:style-name="P3">Такое поведение родителей воспитывает в ребенке скупердяя, а человек, жадный на проявления любви, помощи и щедрости, обычно и на чувства скуп. Для него это драгоценные ресурсы, неоправданы и тяжелы в их возобновлении.</text:p>
      <text:p text:style-name="P3">Другими словами, во взрослом возрасте такой человек не считает нужным делиться, помогать, делать сюрпризы. А если и делает, то в «ответку», то есть, только после того, как убедится, что ему готовы подарить такой же дорогой подарок. И то не факт.</text:p>
      <text:p text:style-name="P3">Итак, я постаралась описать самые важные причины развития у ребенка психофизических отклонений. К сожалению, довольно часто оказывается, что сам человек не виноват в своей жестокости по отношению к близким.</text:p>
      <text:p text:style-name="P3">Под влиянием и давлением, его психика надломилась или поломалась. На подсознательном уровне он понимает, что с ним что-то не так, но либо отрицает эти мысли, <text:soft-page-break/>либо пытается от них избавиться, путем копирования поведения родителей и проявление его к окружающим, убеждая себя, что это норма.</text:p>
      <text:h text:style-name="P13" text:outline-level="1"><text:bookmark-start text:name="Glava_25__Priznaki__priiemy_i_protivosto"/>Глава 25. Признаки, приемы и противостояние манипуляции<text:bookmark-end text:name="Glava_25__Priznaki__priiemy_i_protivosto"/></text:h>
      <text:p text:style-name="P3">Вы уже наверное заметили, что в этой книге очень много повторений. Это так. 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Человек, которого вы любите, вам не подходит». Но, согласитесь, что без объяснений и трактовки, без причинно-следственного описания, эти слова, скорее всего, вызвали бы у вас море возмущений.</text:p>
      <text:p text:style-name="P3">Несомненно вы любите этого человека, но вы должны понима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Помните, я говорила о нарушенной пропорциональности черт характера? К сожалению, в душе этого челове<text:soft-page-break/>ка отсутствуют некоторые понятия. Он это видит, возможно даже осознает, что с ним что-то не так и пытается это спрятать. Н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может подыскать себе новую жертву, исчерпав все ваши психологические ресурсы.</text:p>
      <text:p text:style-name="P3">Это его рок. Простить такого легко, если понять, что он всю жизнь будет несчастным.</text:p>
      <text:p text:style-name="P3">Давайте попробуем разобраться, во всем окончательно. Для этого я собрала в этой главе все основные техники поведения деструктивного индивидуума, попыталась максимально кратко и понятно описать их и найти пути противостояния такого воздействия на вас.</text:p>
      <text:p text:style-name="P3">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3">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10" text:outline-level="2"><text:bookmark-start text:name="Pochiemu_ia_"/>Почему я?<text:bookmark-end text:name="Pochiemu_ia_"/></text:h>
      <text:p text:style-name="P3">Именно этот вопрос задавали вы себе в начале своих роковых отношений! Вы повстречали прекрасного человека, идеального настолько, что не могли в это поверить!</text:p>
      <text:p text:style-name="P3">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3">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3">Нет смысла перечислять все уже перечисленное, чтобы понять — вы не абы кто с улицы, а самодостаточная и интересная личность.</text:p>
      <text:p text:style-name="P3">15 минут. Вот сколько времени нужно абьюзеру, чтобы понять — сможет он управлять вами или нет. Если он понимает, что вы ведетесь на его уловки — вы его трофей, к сожалению.</text:p>
      <text:p text:style-name="P3">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text:soft-page-break/>вать вас противоречиями и несостыковками. Медленно, постепенно от меньшего к большему, что в худшем случае, заканчивается реабилитацией вашей психики. 15 минут.</text:p>
      <text:p text:style-name="P3">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3">Объект его манипулирования должен обладать качествами, которые не стыдно демонстрировать окружающим, которые вызывают их зависть. Вы слишком хороши, тем самым поддерживаете его нарциссический выбор, его образ. Все просто.</text:p>
      <text:p text:style-name="P3">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все мы слышали такие фразы как «Муж и жена — одна сатана» и «Скажи мне, кто твой друг, и я скажу, кто ты». Остальные расходятся.</text:p>
      <text:p text:style-name="P3">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3"><text:soft-page-break/>Однако абьюзер объективно не может позиционировать себя в обществе. Он демонстрирует сходство с объектом, которым заинтересовался, чем и цепляет его внимание.</text:p>
      <text:p text:style-name="P3">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3">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3">Вы — достойная его вниманию вещь, вы красуетесь на «витрине» и он хочет вас заполучить. Купить. И покупает своим обманчивым поведением. Вы думаете, что попали в хорошие руки, но вас обманули.</text:p>
      <text:p text:style-name="Text_20_body"><text:span text:style-name="T18">Абьюзер выбирает в жертвы личность, </text:span><text:span text:style-name="_30__20_Text"><text:span text:style-name="T18">которой хотел бы быть сам</text:span></text:span><text:span text:style-name="T18">.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text:span text:style-name="T18">делая из вас — такого же, как он</text:span></text:span><text:span text:style-name="T18">.</text:span></text:p>
      <text:p text:style-name="P3">Он сомневается в своей нормальности, и вас заставит сомневаться в собственной. Если у него комплексы по поводу своего внешнего вида, он начнет развивать в вас эти комплексы. Подсознательно, он понимает, что с ним <text:soft-page-break/>что-то не так, что он отличается от большинства, и заставит вас так думать по отношению к себе.</text:p>
      <text:p text:style-name="P3">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3">Первое и самое главное правило — вам не показалось. Не пытайтесь его оправдывать. Если он унизил вас, незаслуженно обвинил, высказал свое недовольство тем, что еще некоторое время назад его устраивало, если он поднял на вас руку — вы должны понять, что с этого момента так и будет дальше. И хуже.</text:p>
      <text:p text:style-name="P3">Сейчас он прощупывает высоту порога вашего сопротивления. Пытается понять, что вы готовы терпеть. Вам нужно уверенно дать ему понять, что подобное поведение вы терпеть не намерены.</text:p>
      <text:p text:style-name="P25">* * *</text:p>
      <text:p text:style-name="P3">Смысл говорить о противостоянии в этом разделе «Почему я?», когда дело уже сделано. 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3"><text:soft-page-break/>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3">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3">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3">Суть в том, что человеку задается вопрос и он отвечает. Следующие вопросы должны кружить по спирали вокруг этого ответа. То есть, все, что нужно сделать, это задать один и тот же вопрос в разных формулировках, разбавляя их репликами, по сути, лишь косвенно относящимися к теме.</text:p>
      <text:p text:style-name="P3">Если на эти «одинаковые» вопросы он отвечает по-разному — он врет.</text:p>
      <text:p text:style-name="P3">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3"><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я протестовала!</text:p>
      <text:p text:style-name="P3">— Ты просто его не знаешь! — ответила я.</text:p>
      <text:p text:style-name="P27">* * *</text:p>
      <text:p text:style-name="P3">В обычной жизни, задавая вопросы, мы общаемся. Любое общение невозможно без попыток что-то выяснить, разузнать или поинтересоваться. Отвечая честно, у человека, как правило, ровное дыхание, уверенный и спокойный взгляд, непринужденная интонация, комфортная поза.</text:p>
      <text:p text:style-name="P3">Однако, человек, который врет, будет вести себя наоборот, всячески «продвигать» то, что говорит, убеждать собеседника в этом, в отличии от честного человека, который просто рассказывает то, что знает, и особо не беспокоится, что ему не поверят.</text:p>
      <text:p text:style-name="P3">Давайте вспомним ранее описанный диалог, где я задаю своему бывшему парню вопрос:</text:p>
      <text:p text:style-name="P3">— Есть ли что-то, что я должна знать?..</text:p>
      <text:p text:style-name="P3">Честный человек ответил бы «нет», если он ничего не делал, и спросил бы, какая причина таких вопросов. Давайте вспомним, что ответил мне, тогда еще, мой парень:</text:p>
      <text:p text:style-name="P3">— Ты вокруг меня плетешь какую-то западню...</text:p>
      <text:p text:style-name="P3"><text:soft-page-break/>Это непрямой ответ. Это вообще не ответ, что тут же насторожило меня. 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3">В последствии, задавая вопросы, намекая и уточняя, я получала все новые ответы:</text:p>
      <text:p text:style-name="P3">— Я ничего такого не делал...</text:p>
      <text:p text:style-name="P3">— Каждый справляется с болью по разному...</text:p>
      <text:p text:style-name="P3">— Я был на четырех свиданиях...</text:p>
      <text:p text:style-name="P3">— Да, я трахаться хотел...</text:p>
      <text:p text:style-name="P3">Чуть больше часа + одинаковые вопросы = море информации — вот такой прекрасный метод узнать правду.</text:p>
      <text:p text:style-name="P3">Вот и получается первый совет по противостоянию лжи и ложности в поведении:</text:p>
      <text:p text:style-name="P3">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27">* * *</text:p>
      <text:p text:style-name="P3">Но что же делать, если ваш партнер, все-таки, ответил вам прямо и быстро, легко и непринужденно?</text:p>
      <text:p text:style-name="P3"><text:soft-page-break/>Существуют невербальные признаки, по которым можно понять, что с вами нечестны. Самый известный из них — вам не смотрят в глаза. Легко проверить это, например, спросив вашего партнера, как прошел его день. Если он слегка взвинчен, но отвечает, что все в порядке, вы увидите, что он не смотрит на вас.</text:p>
      <text:p text:style-name="P3">Он от вас прячется. Он с вами не искренен. Запомните это. Зафиксируйте в памяти, ведь так будет происходить каждый раз, когда он вас обманывает.</text:p>
      <text:p text:style-name="P3">Но и тут есть исключения. Например, когда меня пытались изнасиловать, был момент, в котором я «столкнулась» взглядом с тем человеком. Это был страшный взгляд. Я помню до сих пор его светло голубые глаза с маленькими зрачками.</text:p>
      <text:p text:style-name="P3">Да, мне сложно смотреть мужчине в глаза после того эпизода. Хоть и прошло уже много лет, осталось это чувство. Как будто я боюсь наткнуться на эти глаза снова. Только близким друзьям и людям, от которых я не чувствую опасности, я могу смотреть в глаза. С остальными немного сложнее.</text:p>
      <text:p text:style-name="P3">И конечно это не значит, что я в чем-то нечестна или что-то скрываю. Это воспоминания, которые оставили отпечаток. Мой триггер, отрицательная ассоциация. Я все еще надеюсь на то, что это пройдет.</text:p>
      <text:p text:style-name="P3">Человеческая психика, в принципе, является сложнейшим для понимания механизмом. Этот механизм уникален для каждого. Дать точное описание его работы, подчинить каким-то глобальным законам и принципам невозможно.</text:p>
      <text:p text:style-name="P3"><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3">То есть, говоря о человеке, которого мы знаем, мы, обычно, пытаемся предугадать его поступок или же попытаемся объяснить или оправдать его. Мы уже знаем, как он себя ведет, и удивляемся, если наши ожидания не оправдываются. Другими словами, по неординарному поведению друга мы можем понять, что что-то неординарное произошло в его жизни.</text:p>
      <text:p text:style-name="P3">Но, говоря о человеке малознакомом, мы обычно не имеем ни малейшего представления, какой будет его реакция. Ну, может быть имеем, но лишь невнятное. Поэтому, говорю вам, не доверяйте посторонним. Этот человек может оказаться кем угодно с совершенно неожиданными намерениями.</text:p>
      <text:p text:style-name="P3">Ведите себя ровно и сдержанно. Не открывайтесь на все сто. Будьте искренни, но не открывайте душу, секреты и тем более — доступ к важным сведениям или денежным средствам.</text:p>
      <text:p text:style-name="P3">Вам нужно быть осторожными, но и параноиком становиться не стоит. Люди могут быть очень жестокими, но, в большинстве своем — добрые и не заслуживают звания негодяев и подлецов.</text:p>
      <text:p text:style-name="P27"><text:soft-page-break/>* * *</text:p>
      <text:p text:style-name="P3">Говоря на безопасные для себя темы, абьюзер, возможно, будет смотреть вам в глаза. Возможно? Да, абьюзер редко смотрит в глаза.</text:p>
      <text:p text:style-name="P3">В основном он это делает, чтобы самому что-то увидеть, распознать эмоцию в вашем взгляде. Он делает это не стесняясь, пристально, считывая ваше эмоциональное состояние в данный момент, хотя, такой жест является достаточно интимным, чтобы делать это так нагло.</text:p>
      <text:p text:style-name="P3">Если вы чувствуете, что вам демонстрируют свою честность, настаивает на ней, то, скорее всего, ваш собеседник лжет.</text:p>
      <text:p text:style-name="P3">Когда человек обманывает, он посылает подсознательные сигналы и не может это контролировать. Мы, простые люди, а не опытные следователи, привыкли основывать свое доверие на словах и совершенно не обращаем внимание на знаки, которыми так и сыплят лжецы.</text:p>
      <text:p text:style-name="P3">Он вдруг отвел взгляд, хотя в непринужденной обстановке так не делает, или слегка поднимает плечи и вжимает шею, как бы защищая свои слабые места, отвечает «на выдохе»...</text:p>
      <text:p text:style-name="P3">Мы не задумываемся над этим, но опытному следователю станет понятно, что он прячет во взгляде страх или растерянность, что может его выдать, а шею вжимает, так как это одна из самых нежных открытых частей тела человека, соответственно и уязвимая.</text:p>
      <text:p text:style-name="P3"><text:soft-page-break/>Понятно, что вы не будете его бить по шее, но мама в детстве так и делала, когда он нашкодит, поэтому он ее прячет.</text:p>
      <text:p text:style-name="P3">Но, на самом деле, эти жесты могут и не значить ничего, если ваш партнер ведет себя так постоянно. Признаками вранья могут быть все неординарные жесты, то есть те, которые проявляются вдруг в каких-то щекотливых ситуациях, непривычное поведение.</text:p>
      <text:p text:style-name="P3">Чтобы понять, какие именно жесты являются нестандартными, нужно понять привычное поведение его тела. Вы можете сказать, что для того, чтобы понимать и распознавать такие вещи, человека нужно хорошо его знать, как, например, своих детей, или родителей, или близких друзей.</text:p>
      <text:p text:style-name="P3">Но это мнение является ошибочным. Следователи не знают своих допрашиваемых. Они не были ранее с ними знакомы и никогда не пересекались, но да — они прошли подготовку и считывают подсказки тела, так как являются профи.</text:p>
      <text:p text:style-name="P3">Но ведь и мы же не имеем дело с убийцами или преступниками. И речь идет не о допросах подозреваемого в убийстве, а о каких-то духовно-бытовых вопросах, которые, как мы уже убедились, могут и наносят серьезный вред психическому здоровью жертвы, имея эксплуатационный характер.</text:p>
      <text:p text:style-name="P3">Поэтому, я считаю, что всем необходимо обращать внимание на элементарные аспекты поведения окружающих нас людей, особенно тех, кого мы собираемся под<text:soft-page-break/>пустить к себе ближе, чем на «расстояние вытянутой руки».</text:p>
      <text:p text:style-name="P3">Ради нашего же психологического спокойствия.</text:p>
      <text:p text:style-name="P27">* * *</text:p>
      <text:p text:style-name="P3">Вы не подумайте, я не имею сейчас в виду, что вы должны проверять всех, с кем общаетесь. Нет. Просто обращайте внимание, как человек ведет себя в комфортной и непринужденной для себя обстановке, чтобы в случае нестандартной ситуации вы могли увидеть отличия, сравнить и сделать выводы, а не догадываться, показалось вам или нет.</text:p>
      <text:p text:style-name="P3">Так гораздо легче понять, что вами манипулируют.</text:p>
      <text:p text:style-name="P3">Человек, который обманывает, как правило — нервничает. Вранье повышает уровень адреналина в крови, поэтому с телом тоже могут происходить, своего рода, катаклизмы.</text:p>
      <text:p text:style-name="P3">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3"><text:soft-page-break/>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3">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18">Человек, </text:span><text:span text:style-name="_30__20_Text"><text:span text:style-name="T18">вспоминая</text:span></text:span><text:span text:style-name="T18">,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18">Человек, который </text:span><text:span text:style-name="_30__20_Text"><text:span text:style-name="T18">пытается придумать</text:span></text:span><text:span text:style-name="T18">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3">Он спрячет от вас взгляд, но будет стараться говорить как можно убедительнее, рассуждая и анализируя в слух.</text:p>
      <text:p text:style-name="P3">Вы наверное знаете, что есть еще пара жестов, говорящие вам о противоречиях. Например, человек отвечает вам «Да», но при этом машет головой в разные стороны. Не слушайте — смотрите, ведь он говорит «Нет».</text:p>
      <text:p text:style-name="P3"><text:soft-page-break/>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3">Если вы заметили такое поведение, то вам необходимо начинать задавать уточняющие вопросы, и повторять их снова и снова в разной формулировке, беря за основу линию его версии и высказанные им факты. Если он лжет, то я уверена, что он запутается в собственных показаниях.</text:p>
      <text:p text:style-name="P3">Словите этот момент. Скажите ему, что вы не хотите называть его лжецом, но его слова делают это за вас.</text:p>
      <text:p text:style-name="P3">В такие моменты следователь, например, может выйти из комнаты допроса, не дождавшись от подозреваемого предсказуемых оправданий и посмотреть (например, через «зеркало-шпион»), как подозреваемый ведет себя.</text:p>
      <text:p text:style-name="P3">Вы же можете молча наблюдать за его реакцией на эти ваши слова. Он будет растерян, он начнет всячески извиваться, спрашивать вас, с чего вы это взяли, чтобы тут же опровергнуть эти ваши доводы, взятые с его слов или из наблюдений за ним.</text:p>
      <text:p text:style-name="Text_20_body"><text:span text:style-name="T18">Ничего говорить не надо! Он сам все скажет. Он будет сбит с толку. Он начнет объяснять </text:span><text:span text:style-name="_30__20_Text"><text:span text:style-name="T18">не все свои слова, а только ложь</text:span></text:span><text:span text:style-name="T18">, недоумевая, чему именно вы не поверили, ведь он все так хорошо продумал.</text:span></text:p>
      <text:p text:style-name="P3">Так можно узнать, что именно в его словах неправда.</text:p>
      <text:p text:style-name="P27"><text:soft-page-break/>* * *</text:p>
      <text:p text:style-name="P3">В конце диалога, который я записала на диктофон, в ходе всяческих его попыток обмануть меня, я сказала, что знаю больше, чем он думает. Он был очень удивлен. Обычно, он не давал себя перебить, а в тот момент он мгновенно замолк на пару секунд, совсем незаметно, но я обратила на это внимание.</text:p>
      <text:p text:style-name="P3">Потом он спросил:</text:p>
      <text:p text:style-name="P3">— Что ты знаешь? — и его голос слегка дрожал. Очевидно, что он пытался скрыть волнение.</text:p>
      <text:p text:style-name="Text_20_body"><text:span text:style-name="T18">И звучало это, как: «Что </text:span><text:span text:style-name="_30__20_Text"><text:span text:style-name="T18">именно</text:span></text:span><text:span text:style-name="T18"> ты знаешь?» Конечно, я ничего ему не выдала тогда. Если честно, то я очень сглупила — я еще не знала всего того, о чем сейчас пишу и действовала неосознанно.</text:span></text:p>
      <text:p text:style-name="P3">Я не выдержала напряжения и сама съехала с темы, сказав, что это не важно, но даже не смотря на эту информацию, я не повышаю на него голос и не упрекаю ни в чем, что я просто хочу получить ответы. Но надо было замолчать и послушать, что он скажет, и понаблюдать за его поведением после тех слов.</text:p>
      <text:p text:style-name="P3">Тогда я прижала его к стенке и сама же отпустила его.</text:p>
      <text:p text:style-name="P3">30 секунд гробового молчания могут воздействовать, как очень сильное психологическое давление, особенно, когда лжец понимает, что его раскусили. Он начинает паниковать.</text:p>
      <text:p text:style-name="P3">Это выражается в его резком напряженном потухании. Он уже говорит осторожнее — фильтрует каждое слово, <text:soft-page-break/>уже не так агрессивно что-то доказывает. Скорее всего — это конец вашего разговора. Внятного продолжения не будет, если вы не додавите до правды.</text:p>
      <text:p text:style-name="P3">Я не додавила, наверное потому, что боялась ее услышать, правду, и разговор закончился. В самый последний момент, когда я была так близка, я спустила все на нет.</text:p>
      <text:p text:style-name="P3">Но, я не сожалею об этом, ведь уже на следующий день я сама все узнала совершенно случайно. Но вам я рекомендую не делать таких ошибок.</text:p>
      <text:p text:style-name="P3">Мне просто повезло. Хотя я могла выйти за него замуж буквально в том же месяце, возможно даже забеременеть, и потом, когда бы все раскрылось, мне пришлось бы очень тяжко.</text:p>
      <text:p text:style-name="P3">А вам может не повезти, или повезет, но позже. Поэтому, если уже взялись за разоблачение, то идите до конца. Не бойтесь узнать правду. Я безумно боялась ее узнать, но узнав, получила огромное удовлетворение и облегчение!</text:p>
      <text:p text:style-name="P3">Надеюсь, так будет и с вами.</text:p>
      <text:p text:style-name="P27">* * *</text:p>
      <text:p text:style-name="P3">Итак, мы поняли, что первое, что нужно сделать, если вы заметили, что человек вам лжет, демонстрирует сходство между вами, обратить внимание на его поведение, разузнать, искренен ли он, либо же всячески согла<text:soft-page-break/>шается с вами, изображая эту искренность. Это своего рода игра такая.</text:p>
      <text:p text:style-name="P3">Если вам удалось, и вы увидели в его действиях несостыковки, намекните ему об этом. Не удивляйтесь, ведь в ответ на высказанное вами подозрение вы получите его недоуменное непонимание. Таким образом он избежит необходимости оправдываться перед вами.</text:p>
      <text:p text:style-name="P3">В нашей «семье» в таких случая звучало: «В смысле?» с откровенным удивлением на лице моего парня. Так он заставляет говорить вас, а сам отлынивает от этого.</text:p>
      <text:p text:style-name="P3">Затем он может и это обернуть в свою пользу и попытаться вызвать в вас чувство вины за «такие» мысли:</text:p>
      <text:p text:style-name="P3">— Как ты могла такое обо мне подумать?!</text:p>
      <text:p text:style-name="P3">В этот момент он разыграет роль жертвы вашего «беспричинного» недоверия. Он надавит на вашу совесть и попытается разузнать, с чего вы взяли, что он лжет.</text:p>
      <text:p text:style-name="P3">Игра продолжается, ведь ему не интересно ваше мнение, он просто хочет знать, где же ошибся, чтобы по горячему попытаться переубедить вас, что вы что-то там не так поняли, опровергнуть ваши сомнения.</text:p>
      <text:p text:style-name="P3">Это будет сопровождаться обвинениями и упреками.</text:p>
      <text:p text:style-name="P3">— Как тебе не стыдно так думать про меня?!</text:p>
      <text:p text:style-name="P3">Готовьтесь к тому, что он начнет вспоминать ваши грехи, и, вместо того, чтобы объясниться перед вами. Он может начать упрекать вас в чем-то, что, скорее всего, совершенно не относится к делу.</text:p>
      <text:p text:style-name="P3"><text:soft-page-break/>Выслушайте его молча и не вздумайте оправдываться перед ним! Это его попытка соскочить с темы. Она будет успешной, если вы начнете говорить с ним об этом. Он использует это и не отстанет от вас, опровергая каждое ваше слово.</text:p>
      <text:p text:style-name="P3">Поверьте мне на слово — это будет полный бред. Он вам ни к чему.</text:p>
      <text:p text:style-name="P3">Выслушайте его обвинения, спросите, закончил ли он и переспросите еще раз, почему же, все-таки он вас обманул. Поняв, что вы не отступаете, он начнет оправдываться, и вы услышите философский монолог на эту тему. Помнит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text:p>
      <text:p text:style-name="P3">Или же он попытается рассуждать, основываясь на общеизвестные манеры поведения или мнения великих людей:</text:p>
      <text:p text:style-name="P3">— ...Говорят, что женщины не способны признать мужскую полигамность...</text:p>
      <text:p text:style-name="P3">Хотя может быть и другой ход развития событий — он может заявить, что не помнит сути разговора, проявит забывчивость, попросит вас напомнить. Вы должны понимать, что все, что вы скажете «может и будет использовано против вас» (С).</text:p>
      <text:p text:style-name="P3">Он постарается опровергнуть любое ваше слово, прицепившись к нему, даже если вы уверены, что ко всему, <text:soft-page-break/>что вы сейчас хотите сказать — невозможно прицепиться. Поверьте, он сделает все, чтобы уйти от разговора.</text:p>
      <text:p text:style-name="P3">Ответьте ему что-то вроде:</text:p>
      <text:p text:style-name="P3">— Хороший вопрос! А попробуй сам на него ответить.</text:p>
      <text:p text:style-name="P3">Если ваш партнер религиозен, то он может заявить, что бог смотрит на него, поэтому он никогда не станет врать, ведь он любит вас и боится попасть в ад. Может даже начать клясться богом в том, что невиновен.</text:p>
      <text:p text:style-name="P3">Ловко.</text:p>
      <text:p text:style-name="P3">Дальше в ход может пойти «положительное подкрепление» (<text:span text:style-name="T5">см. р. «Положительное подкрепление»</text:span>):</text:p>
      <text:p text:style-name="P3">— Ты же умная и должна понимать, что &lt;...&gt;! — где &lt;продолжением&gt; будет то, что он хочет навязать вам.</text:p>
      <text:p text:style-name="P3">Лесть — это поистине отличный ход, чтобы отвлечь вас от этого разговора. Помните?</text:p>
      <text:p text:style-name="P3">— ...Ты большая умница и нужно быть слепым, чтоб не заметить это...</text:p>
      <text:p text:style-name="P3">Вам будет приятно, но поверьте мне — он неискренен. Он спасает свою шкуру и использует любые методы, а «замыливание глаз» — самый безболезненный для него, ведь он останется красавчиком в ваших глазах, вместо того, чтобы потерять ваше доверие.</text:p>
      <text:p text:style-name="P3">Ответьте ему, с легкой улыбкой, что итак знаете, что вы хороший человек, поблагодарите за комплимент и продолжайте тему разговора.</text:p>
      <text:p text:style-name="P3">Ну и последний вариант развития — пассивная агрессия. Игнор.</text:p>
      <text:p text:style-name="P3"><text:soft-page-break/>— Не собираюсь ничего тебе доказывать!</text:p>
      <text:p text:style-name="P3">— Ты можешь продолжать убеждать себя в этом сколько угодно!</text:p>
      <text:p text:style-name="P3">Он захочет уйти от разговора. И уйдет, обвинив вас в том, что вы испортили ему настроение, или даже ранили его сердце. Дайте ему понять, что вы знаете, почему он уходит. Не обличайте его во лжи, но продемонстрируйте ему ваше полное понимание происходящего.</text:p>
      <text:p text:style-name="P3">Знаете, что будет потом? Он сам вас бросит. Поняв, что не может вами манипулировать, он уйдет и вы ему будете ненужны, при этом, конечно же, обвинит вас в разрыве.</text:p>
      <text:p text:style-name="P3">— С тобой невозможно разговаривать!</text:p>
      <text:p text:style-name="P3">Радуйтесь. Вы не подходите на роль марионетки. Вы его уделали.</text:p>
      <text:p text:style-name="P3">Ну а если он не бросает вас, тогда сами БЕГИТЕ, КАК МОЖНО БЫСТРЕЕ И КАК МОЖНО ДАЛЬШЕ! ЛУЧШЕ НЕ БУДЕТ!!!</text:p>
      <text:h text:style-name="P10" text:outline-level="2"><text:bookmark-start text:name="Diemonstrativnoie_ighnorirovaniie_sobstv"/>Демонстративное игнорирование собственных обязательств.<text:bookmark-end text:name="Diemonstrativnoie_ighnorirovaniie_sobstv"/></text:h>
      <text:p text:style-name="P3">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3">Такой человек может не знать, как включается стиральная машина, где находится половая тряпка или где ящик с инструментами.</text:p>
      <text:p text:style-name="P3">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3">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3"><text:span text:style-name="T12">Противостояние</text:span>:</text:p>
      <text:p text:style-name="P3">Пристыдить. Здесь хорошо должна сработать техника триангуляции:</text:p>
      <text:p text:style-name="P3"><text:soft-page-break/>— Мне пришлось попросить соседа Петю починить кран. Кстати, он сказал, что может тебя научить это делать.</text:p>
      <text:p text:style-name="P3">Это хороший способ заставить вашего партнера шевелиться, который уходит от своих обязательств. Техника триангуляции — его метод, так дайте ему возможность почувствовать себя в вашей шкуре.</text:p>
      <text:p text:style-name="P3">К тому же, этим вы дадите ему понять, что его авторитет пошатнулся, что для него будет очень болезненным осознанием, и он попытается во что бы то ни стало вернуть свою значимость для вас.</text:p>
      <text:p text:style-name="P3">Но, если ваше <text:span text:style-name="T13">противостояние</text:span> не срабатывает — БЕГИТЕ, КАК МОЖНО БЫСТРЕЕ И КАК МОЖНО ДАЛЬШЕ! ЛУЧШЕ НЕ БУДЕТ!!!</text:p>
      <text:h text:style-name="P10" text:outline-level="2"><text:bookmark-start text:name="Gazlaitingh_"/>Газлайтинг.<text:bookmark-end text:name="Gazlaitingh_"/></text:h>
      <text:p text:style-name="P3">Газлайтинг,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p text:style-name="P3">— Тебе показалось.</text:p>
      <text:p text:style-name="P3">— Ты себе накручиваешь.</text:p>
      <text:p text:style-name="P3">— Ничего у тебя не болит.</text:p>
      <text:p text:style-name="P3">— Ты сама придумываешь себе проблемы.</text:p>
      <text:p text:style-name="P3">Или на примере диалога:</text:p>
      <text:p text:style-name="P3">Жертва: Помнишь, ты мне как-то сказал, что &lt;...&gt;?</text:p>
      <text:p text:style-name="P3">Абьюзер: Не было такого. Я такого не говорил.</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3">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3"><text:soft-page-break/>Такая форма общения действительно может развить серьезные психологические проблемы у жертвы.</text:p>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3">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3">Такое бывает, если жертву запугивают, держат в напряжении, оказывает давление, внушают.</text:p>
      <text:p text:style-name="P3">2 часа в комнате допросов с профессионалом и годы жизни с деструктивной личностью изо дня в день под одной крышей — сходства мало, но оно есть — постоянное беспрерывное давление на психику.</text:p>
      <text:p text:style-name="P3"><text:span text:style-name="T12">Противостояние</text:span>:</text:p>
      <text:p text:style-name="P3">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3">Не развивайте в себе сомнения в своей правоте. Вместо того, чтобы пытаться перепроверить эти факты у себя в голове, сразу делайте выводы:</text:p>
      <text:p text:style-name="P3">— Мне это нравится? — Нет.</text:p>
      <text:p text:style-name="P3"><text:soft-page-break/>— Он сейчас прав? — Нет.</text:p>
      <text:p text:style-name="P3">— Я это слышала/видела? — Да.</text:p>
      <text:p text:style-name="P3">Таким образом вы избавитесь от сомнений в реальности этих фактов.</text:p>
      <text:p text:style-name="P3">Отстаивайте свою точку зрения. Описывайте свои чувства:</text:p>
      <text:p text:style-name="P3">— Как это у меня не болит? Еще как болит!</text:p>
      <text:p text:style-name="P3">Вам не нравится, что вам так сказали и вас раздражают попытки выставить вас неуравновешенным человеком? Проговаривайте это вслух твердо и уверенно:</text:p>
      <text:p text:style-name="P3">— Ты что, хочешь сказать, что я сумасшедшая?!</text:p>
      <text:p text:style-name="P25">*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вы уверенны в своей нормальности, что с вашей памятью все в порядке и вы можете логично рассуждать. Если вас начинают унижать или пытаться <text:soft-page-break/>заставить поверить в обратное, то вам потребуется, как можно скорее закончить разговор и удалиться.</text:p>
      <text:p text:style-name="P3">Интересный момент. Специалисты советуют фиксировать эпизоды, в которых жертва сомневается в собственной объективности: описывать такие ситуации в блокноте, записывать их на диктофон, просить третье лицо присутствовать при разговоре.</text:p>
      <text:p text:style-name="P3">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3">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3">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несет вам минимум эмоциональных затрат, но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text:soft-page-break/>помогут вам восстановить ваше психологическое здоровье и придадут сил.</text:p>
      <text:p text:style-name="P3">Но, если вы заметили в своих отношениях наличие этого метода — БЕГИТЕ, КАК МОЖНО БЫСТРЕЕ И КАК МОЖНО ДАЛЬШЕ! ЛУЧШЕ НЕ БУДЕТ!!!</text:p>
      <text:h text:style-name="P10" text:outline-level="2"><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7">.</text:span></text:p>
      <text:p text:style-name="P3">Абьюзер может игнорировать вас, делая вид, будто не слышит.</text:p>
      <text:p text:style-name="P3">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3">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p text:style-name="P3"><text:soft-page-break/>— И это, по твоему, проблема? Ты действительно считаешь, что из-за этого стоит ссориться?</text:p>
      <text:p text:style-name="P3">И вот вы уже говорите о том, что не хотите ругаться, а просто пытаетесь решить семейный вопрос — он спрыгнул с темы.</text:p>
      <text:p text:style-name="P3">— Я не буду разговаривать об этом. Это полный бред! Ты хоть слышишь себя?</text:p>
      <text:p text:style-name="P3">И вот вы пытаетесь понять, что же «такого» вы сказали не так.</text:p>
      <text:p text:style-name="P3">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3"><text:span text:style-name="T12">Противостояние</text:span>:</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text:p>
      <text:p text:style-name="P3">— У меня такое впечатление, что тебе просто неинтересно меня слушать.</text:p>
      <text:p text:style-name="P3">— Ты каждый раз придумываешь отговорки, чтобы избежать разговоров со мной.</text:p>
      <text:p text:style-name="P3">— Я тебя поняла. Позвоню маме/подруге/другу, раз тебе неинтересно. Они-то точно меня выслушают.</text:p>
      <text:p text:style-name="P3">Таким образом вы покажете ему, что он не незаменим, и, если у вас есть проблемы, то найдутся и люди, кото<text:soft-page-break/>рые вам помогут их решить, если ваш партнер не в состоянии это сделать. В этом случае он будет чувствовать свою бесполезность, что может сподвигнуть его на действия, которые вы от него ожидаете.</text:p>
      <text:p text:style-name="P3">Когда он попытается соскочить с темы, скажите:</text:p>
      <text:p text:style-name="P3">— Кстати, тоже интересный момент, но давай мы его обсудим после. Вернемся к сути.</text:p>
      <text:p text:style-name="P3">Он не сможет вас упрекнуть в равнодушии к его мнению и вы вернете разговор в нужное русло.</text:p>
      <text:p text:style-name="P3">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3">Отстаивайте свое право быть услышанным и понятым. Это справедливо. Оперируйте тем, что вы в паре, а значит несете друг за друга ответственность.</text:p>
      <text:p text:style-name="P3">Но, если вы заметили в своих отношениях наличие этого метода — БЕГИТЕ, КАК МОЖНО БЫСТРЕЕ И КАК МОЖНО ДАЛЬШЕ! ЛУЧШЕ НЕ БУДЕТ!!!</text:p>
      <text:h text:style-name="P10" text:outline-level="2"><text:bookmark-start text:name="__Da__no__________v_dopolnieniie_k_opisa"/>«Да, но &lt;...&gt;» (в дополнение к описанию висхолдинга).<text:bookmark-end text:name="__Da__no__________v_dopolnieniie_k_opisa"/></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p text:style-name="Text_20_body"><text:span text:style-name="T18">— </text:span><text:span text:style-name="_30__20_Text"><text:span text:style-name="T18">Да</text:span></text:span><text:span text:style-name="T18">, я виноват, </text:span><text:span text:style-name="_30__20_Text"><text:span text:style-name="T18">но</text:span></text:span><text:span text:style-name="T18"> позавчера ты была больше не права, чем я сейчас.</text:span></text:p>
      <text:p text:style-name="Text_20_body"><text:span text:style-name="T18">— Я полностью с тобой согласен, но ты абсолютно не права... (</text:span><text:span text:style-name="_30__20_Text"><text:span text:style-name="T24">см. р. «Дабл байнд»</text:span></text:span><text:span text:style-name="T18">),</text:span></text:p>
      <text:p text:style-name="P3">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3"><text:span text:style-name="T12">Противостояние</text:span>:</text:p>
      <text:p text:style-name="P3">Дайте ему понять, что вы заметили эту тактику и раскусили его:</text:p>
      <text:p text:style-name="P3">— Мама научила меня не воспринимать все, что сказано до слова «Но». Так ты со мной согласен или нет?</text:p>
      <text:p text:style-name="P3">— Милый, я заметила, что ты соглашаешься и тут же опровергаешь то, что я сказала. Объясни это пожалуйста. А то что-то я смотрю, у нас диалог не вяжется...</text:p>
      <text:p text:style-name="P3"><text:soft-page-break/>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p text:style-name="P3">Но, если вы заметили в своих отношениях наличие этого метода — БЕГИТЕ, КАК МОЖНО БЫСТРЕЕ И КАК МОЖНО ДАЛЬШЕ! ЛУЧШЕ НЕ БУДЕТ!!!</text:p>
      <text:h text:style-name="P10" text:outline-level="2">Изоляция жертвы от ее окружения.</text:h>
      <text:p text:style-name="P3">Это методы первезного нарцисса. Он всячески заполняет ваше время собой и своим окружением.</text:p>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утся отложить. Таким образом, вы пропадаете из своей компании, и, уже через какое-то время, его окружение становится вашим.</text:p>
      <text:p text:style-name="P3"><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p text:style-name="P3">— Твоя Машка как-то на меня так смотрела...</text:p>
      <text:p text:style-name="P3">— Мне не нравится, что Петя на тебя постоянно смотрит. Я видел, как ты с ним кокетничала.</text:p>
      <text:p text:style-name="P3">Так абьюзер лишает вас поддержки вашего окружения на случай, а это неизбежно, когда она вам может понадо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Что касается родителей, то вашим родителям он нравится. Мама без ума от его харизмы, а папа нашел себе <text:soft-page-break/>собеседника на тему «рыбалка». Ваша попытка пожаловаться на партнера будет расценена, как ваша минутная слабость.</text:p>
      <text:p text:style-name="P3">Другими словами, вам никто не поверит, что с таким прекрасным человеком могут быть проблемы.</text:p>
      <text:p text:style-name="P3"><text:span text:style-name="T12">Противостояние</text:span>:</text:p>
      <text:p text:style-name="P3">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3">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я мама, например, списывала все на мою эмоциональность.</text:p>
      <text:p text:style-name="P3">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ваши родите<text:soft-page-break/>ли — не вы. Так он поймет, что вы не один на один с ним.</text:p>
      <text:p text:style-name="P3">Но, если вы заметили в своих отношениях признаки деструктивного поведения — БЕГИТЕ, КАК МОЖНО БЫСТРЕЕ И КАК МОЖНО ДАЛЬШЕ! ЛУЧШЕ НЕ БУДЕТ!!!</text:p>
      <text:h text:style-name="P10" text:outline-level="2"><text:bookmark-start text:name="Passivnaia_aghriessiia__ighnorirovaniie_"/>Пассивная агрессия (игнорирование, обида, внезапный бойкот).<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3">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лючевое слово — демонстрировать. Изображать.</text:p>
      <text:p text:style-name="P3">Цель — самоутвердиться. Это ответ на ваш вопрос: «Почему он вас, близкого ему человека, обижает?» Вы уже в его руках, и теперь он уже не считает нужным перед вами церемониться.</text:p>
      <text:p text:style-name="P3">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3"><text:soft-page-break/>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3">Вы можете звать его несколько раз, а он сделает вид, будто не слышит вас, хотя находиться с вами в одной комнате.</text:p>
      <text:p text:style-name="P3">Он часто уходит, делая из вас козла отпущения. Как вы могли так поступить с ним — попытаться достучаться до него? Это бойкот. Пассивная агрессия, которая вводит вас в недоумение. Вы ищете свою вину, но не можете ее найти. В вашей голове только одна мысль:</text:p>
      <text:p text:style-name="P3">— Не может же он просто так взять и обидеться?</text:p>
      <text:p text:style-name="P3">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p text:style-name="P3">— Милый, ну скажи, что не так? Ну прости, если я тебя чем-то обидела!</text:p>
      <text:p text:style-name="P3">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чего на самом деле вы не делали, о чем вам даже не удосуживаются сообщить — это как раз повиновение.</text:p>
      <text:p text:style-name="P3"><text:soft-page-break/>В следующую такую ситуацию вам обязательно напомнят:</text:p>
      <text:p text:style-name="P3">— Опять ты за свое. В прошлый раз было тоже самое!</text:p>
      <text:p text:style-name="P3">И вы снова не понимаете. И снова просите прощение, и обещаете, что такого больше не повторится! А вам говорят:</text:p>
      <text:p text:style-name="P3">— Ты в прошлый раз тоже говорил, что не повторится!</text:p>
      <text:p text:style-name="P3">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3">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3"><text:span text:style-name="T12">Противостояние</text:span>:</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p text:style-name="P3">— Что, опять? Ну ок...</text:p>
      <text:p text:style-name="P3"><text:soft-page-break/>Я даже пыталась его вывести на чистую воду агрессивно... Много было испробовано, так как я люблю экспериментировать, в поисках решения таких проблем...</text:p>
      <text:p text:style-name="P3">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3">Я хладнокровно резко прямо начала его ставить на место, не принимая его поведение. Он пытался молчать, но я не унималась.</text:p>
      <text:p text:style-name="P3">— Ну? Что опять? Ну, говори! Чем ты не доволен!? Давай — я недоволен тем, что... Продолжай предложение!</text:p>
      <text:p text:style-name="P3">Он даже сам дал ему название: «учитель—школьник». Невольно, конечно.</text:p>
      <text:p text:style-name="P3">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3">Знаете, чем отличалась последняя ссора от всех остальных? Я поймала его за руку. Я осознала, что он мне соврал и — начала разочаровываться!</text:p>
      <text:p text:style-name="P3">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3">Так что вот мой совет, как заставить человека прекратить вас игнорировать: осознайте, что вашей вины нет.</text:p>
      <text:p text:style-name="P3"><text:soft-page-break/>Четко дайте понять, что не принимаете его обиду:</text:p>
      <text:p text:style-name="P3">— Я ничего такого не сделала и не сказала, чтобы ты обиделся! Объясни свое поведение!</text:p>
      <text:p text:style-name="P3">Идите до конца, как бы сложно это не было, главное, делайте это спокойно, не повышайте тона, чтоб вас нельзя было упрекнуть в истерике:</text:p>
      <text:p text:style-name="P3">— Я жду ответа и не уйду, пока не получу его! Если ты утверждаешь что я неправа/виновата, то будь добр, объясни мне, в чем?</text:p>
      <text:p text:style-name="P3">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10" text:outline-level="2"><text:bookmark-start text:name="Eghoizm__Ravnodushiie_"/>Эгоизм. Равнодушие.<text:bookmark-end text:name="Eghoizm__Ravnodushiie_"/></text:h>
      <text:p text:style-name="P3">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3"><text:span text:style-name="T12">Противостояние</text:span>:</text:p>
      <text:p text:style-name="P3">Не терпите такого поведения. Он ваш партнер, а значит должен быть с вами и в горе и в радости. Говорите об этом, требуйте:</text:p>
      <text:p text:style-name="P3">— Мне нужна твоя помощь/совет/поддержка!</text:p>
      <text:p text:style-name="P3">— 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p text:style-name="P3">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Не исключено, что после таких слов он продемонстрирует свою обиду и задетое самолюбие. Озвучьте и это:</text:p>
      <text:p text:style-name="P3">— Ты что, обиделся? На что? На то, что не можешь оказать мне помощь?</text:p>
      <text:p text:style-name="P3"><text:soft-page-break/>Если вы заметили в своих отношениях наличие такого поведения — БЕГИТЕ, КАК МОЖНО БЫСТРЕЕ И КАК МОЖНО ДАЛЬШЕ! ЛУЧШЕ НЕ БУДЕТ!!!</text:p>
      <text:h text:style-name="P10" text:outline-level="2"><text:bookmark-start text:name="Ighra_na_vashikh_emotsiiakh_ili_psikholo"/>Игра на ваших эмоциях 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характеристику, в полной мере описывающую каждого индивидуума, ведь все, что касается поведения человека — индивидуально. Но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с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дает мне полное право утверждать, что у любого нашего эмоционального состояния есть причина.</text:p>
      <text:p text:style-name="P3"><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Вы делитесь своими переживаниями, в последствии чего чувствуете уязвленность и вину:</text:p>
      <text:p text:style-name="P3">— Да, я помню, что ты уже однажды потеряла контроль над ситуацией... Так что не нужно мне рассказывать, что сейчас ты ни при чем...</text:p>
      <text:p text:style-name="P3">— Теперь я понимаю, почему Петя решил с тобой расстаться.</text:p>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3">Или если вы, например, отравились рыбой, лежите и болеете, а вам предлагают отведать селедочки под шубой.</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text:soft-page-break/>Триггеры могут быть и положительными — салют напоминает нам Новый год, а звуки ревущего мотоцикла, проезжающего под окнами — о старом друге, у которого есть байк. Рекламная индустрия построена на триггерах с целью повышения продаж...</text:p>
      <text:p text:style-name="P3">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3">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3"><text:span text:style-name="T12">Противостояние</text:span>:</text:p>
      <text:p text:style-name="P3"><text:soft-page-break/>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p text:style-name="P3">— 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овляет удовольствие смотреть, как я грущу?</text:p>
      <text:p text:style-name="P3">Если вы заметили в своих отношениях наличие этого метода — БЕГИТЕ, КАК МОЖНО БЫСТРЕЕ И КАК МОЖНО ДАЛЬШЕ! ЛУЧШЕ НЕ БУДЕТ!!!</text:p>
      <text:h text:style-name="P10" text:outline-level="2"><text:bookmark-start text:name="Viktimblieimingh_"/>Виктимблейминг.<text:bookmark-end text:name="Viktimblieimingh_"/></text:h>
      <text:p text:style-name="P3">Виктимблейминг (<text:span text:style-name="T5">от англ</text:span>. <text:span text:style-name="T5">victim</text:span> — жертва, <text:span text:style-name="T5">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3">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3">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3">Примерами такой манипуляции являются:</text:p>
      <text:p text:style-name="P3">— Ее бы не изнасиловали, если бы она не надела такое короткое платье.</text:p>
      <text:p text:style-name="P3">— Тебя не повысили, потому что ты мало старалась, тебе нужно было усерднее работать.</text:p>
      <text:p text:style-name="P3">— Твой кошелек украли из-за твоей невнимательности...</text:p>
      <text:p text:style-name="P3">Все эти примеры, и подобные, подводятся итоговым приговором:</text:p>
      <text:p text:style-name="P3">— Сама виновата!</text:p>
      <text:p text:style-name="P3"><text:soft-page-break/>Без вины виноватая (С). Жертва становится эдаким «козлом отпущения», и вместо поддержки, выслушивает упреки с нотками злорадства и сарказма.</text:p>
      <text:p text:style-name="P3">— А чего ты хотела?!</text:p>
      <text:p text:style-name="P3">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5">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3"><text:soft-page-break/>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p text:style-name="P3">— Прости меня, я сорвался из-за того, что ты сказала/сделала.</text:p>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Бытовой стокгольмском синдром. Из-за внушения жертве чувства вины за такие ситуации, она вскоре может и сама поверить в то, что виновата и начать оправдывать своего мучителя. Такие эмоциональные и когни<text:soft-page-break/>тивные искажения нередко становятся результатом оказанного на нее психологического давления.</text:p>
      <text:p text:style-name="P3">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3">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P3"><text:span text:style-name="T12">Противостояние</text:span>:</text:p>
      <text:p text:style-name="P3">Первое правило — вы ни в чем не виноваты!</text:p>
      <text:p text:style-name="P3">Ничто не дает человеку право причинять физический или психологический вред другому. Нет таких причин!</text:p>
      <text:p text:style-name="P3">Ни короткое платье, ни расстегнутая сумка, ни сказанное в порыве гнева плохое слово, ни разбитая кружка <text:soft-page-break/>или пересоленный суп не дает человеку право на насилие над вами!</text:p>
      <text:p text:style-name="P3">Об этом нужно говорить. Говорить громко и уверенно. Вслух!</text:p>
      <text:p text:style-name="P3">— Меня побили!</text:p>
      <text:p text:style-name="P3">— Меня изнасиловали!</text:p>
      <text:p text:style-name="P3">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3">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3">Ищите помощь в инстанциях, постарайтесь найти человека, который сможет пойти с вами и оказать вам поддержку.</text:p>
      <text:p text:style-name="P3">В случае же с лайтовыми версиями виктимблейминга, когда вас упрекают за что-то, спросите обвиняющего <text:soft-page-break/>вас, действительно ли он так считает и как бы поступил на месте правонарушителя:</text:p>
      <text:p text:style-name="P3">— То есть, если ты пересолила суп, то позволишь своему мужу наказать тебя? Побить?</text:p>
      <text:p text:style-name="P3">— Я бы, например, сказала человеку, что у него карман не застегнут. Ведь я нормальный честный человек! А ты бы как поступил?</text:p>
      <text:p text:style-name="P3">— Ты хочешь сказать, что, если увидишь на улице девушку в короткой юбке, это даст тебе полное право изнасиловать ее?</text:p>
      <text:p text:style-name="P3">В любом случае, если вы заметили в своих отношениях наличие этого метода — БЕГИТЕ, КАК МОЖНО БЫСТРЕЕ И КАК МОЖНО ДАЛЬШЕ! ЛУЧШЕ НЕ БУДЕТ!!!</text:p>
      <text:h text:style-name="P10" text:outline-level="2"><text:bookmark-start text:name="Vam_riedko_ustupaiut_ili_nie_ustupaiut_v"/>Вам редко уступают или не уступают вообще.<text:bookmark-end text:name="Vam_riedko_ustupaiut_ili_nie_ustupaiut_v"/></text:h>
      <text:p text:style-name="P3">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3">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3">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3">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3">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3"><text:span text:style-name="T12">Противостояние</text:span>:</text:p>
      <text:p text:style-name="P3"><text:soft-page-break/>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3">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3">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3">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3"><text:soft-page-break/>Вы готовы пойти на уступки, но ему придется тоже вам что-то дать. Только так он сможет получить то, что желает.</text:p>
      <text:p text:style-name="P3">Если вы видите, что вашей любовью ивашей уступчивостью пользуются, смените манеру поведения в спорах — не отдавайте ничего просто так. Помните о пошаговой стратегии.</text:p>
      <text:p text:style-name="P3">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3">Требуйте, раз уж это спор, объяснений его аргументации:</text:p>
      <text:p text:style-name="P3">— 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p text:style-name="P3">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3">Не соглашайтесь с ним без его объяснений. Это вполне справедливо и обосновано.</text:p>
      <text:p text:style-name="P3">Он требует вас стать не его место — требуйте того же. Не прогибайтесь. Вы имеете полное право на свою точку <text:soft-page-break/>зрения, на свое мнение, на свой выбор. Если вас лишают этой возможности, стойте на своем, дабы ваш партнер оказался на вашем месте.</text:p>
      <text:p text:style-name="P3">— 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p text:style-name="P3">Но вы должны быть готовы к тому, что он будет отчаянно стараться надавить на вас. Это будет больно.</text:p>
      <text:p text:style-name="P3">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3">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ких стремлений <text:soft-page-break/>у вашего партнера нет, то вывод очевиден — плевали на вас и ваши желания с высокой горы.</text:p>
      <text:p text:style-name="P3">Один человек, которого я очень уважаю, как-то сказал мне:</text:p>
      <text:p text:style-name="P3">— В семье должно быть соперничество!</text:p>
      <text:p text:style-name="P3">Конечно, я возмутилась и уже была готова начать жуткий спор, но он тут же продолжил:</text:p>
      <text:p text:style-name="P3">— Кто кого счастливее сделает!</text:p>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p text:style-name="P3">Но, если вы заметили в своих отношениях наличие такого поведения — БЕГИТЕ, КАК МОЖНО БЫСТРЕЕ И КАК МОЖНО ДАЛЬШЕ! ЛУЧШЕ НЕ БУДЕТ!!!</text:p>
      <text:h text:style-name="P10" text:outline-level="2"><text:bookmark-start text:name="Patologhichieskaia_lozh___Vviedieniie_v_"/>Патологическая ложь. 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У такого поведения абьюзера есть два побочных эффекта на психику жертвы.</text:p>
      <text:p text:style-name="P3">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3">Как правило, такое поведение абьюзера строится на мелочах. Жертве обещают что-то совсем незначительное и она настраивается на заведомо известный итог и <text:soft-page-break/>расстраивается, когда что-то идет не по плану. По отдельности, такие мелочи не стоят внимания, но накопившись, они способны вызвать глубокое разочарование.</text:p>
      <text:p text:style-name="P3">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3">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3">Но посмотрите внимательнее на такое поведение. Это не просто безответственность или неуважение. Это самая настоящая ложь.</text:p>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3"><text:soft-page-break/>В это сложно поверить, не столкнувшись с этим лицом к лицу. Абьюзер не признает свою вину. Для него ее просто нет. Его ложь стала патологической, когда он в нее поверил.</text:p>
      <text:p text:style-name="P3">Это происходит из-за того, что он очень хочет, чтобы она стала действительностью. И она становится таковой для него.</text:p>
      <text:p text:style-name="P3">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3">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3">Или, например, вы в чем-то ошиблись, и очень бы хотели вернуть время вспять, чтобы все исправить...</text:p>
      <text:p text:style-name="P3">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3">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3">Я не помню ни разу за три года, чтобы мой милый попросил у меня прощение за что-то, или признал свою <text:soft-page-break/>вину. Он всегда вел себя так, будто совершенно не понимает, чего я от него хочу.</text:p>
      <text:p text:style-name="P3">Так и было — он не понимал. В своей голове уже давно «переписал» данные мне обещания.</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3"><text:span text:style-name="T12">Противостояние</text:span>:</text:p>
      <text:p text:style-name="P3">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Есть пара более грамотных тактик, которые могут помочь заставить его выполнить свое обязательство:</text:p>
      <text:p text:style-name="Text_20_body"><text:soft-page-break/><text:span text:style-name="_31__20_Text"><text:span text:style-name="T28">1) </text:span></text:span><text:span text:style-name="T18">Пристыдить.</text:span></text:p>
      <text:p text:style-name="P3">— Ты можешь и не обещать, если не хочешь выглядеть обманщиком.</text:p>
      <text:p text:style-name="P3">При этом сказать так, чтобы он понял, как вы относитесь к обманщикам. На эту тактику вы можете получить неожиданный ответ:</text:p>
      <text:p text:style-name="P3">— Если тебя не устраивает — давай расстанемся.</text:p>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p text:style-name="P3">— Я пока поживу у друзей/родителей, а вещи соберу на выходных, договорились?</text:p>
      <text:p text:style-name="Text_20_body"><text:span text:style-name="_31__20_Text"><text:span text:style-name="_31__20_Text"><text:span text:style-name="T28">2)</text:span></text:span></text:span><text:span text:style-name="_31__20_Text"><text:span text:style-name="T18"> </text:span></text:span><text:span text:style-name="T18">Отзеркаливание.</text:span></text:p>
      <text:p text:style-name="P3">Пообещайте ему что-то, что ему может очень понравиться, например:</text:p>
      <text:p text:style-name="P3">— Сегодня дома тебя ждет большой сюрприз!</text:p>
      <text:p text:style-name="P3"><text:soft-page-break/>Но никакого сюрприза не готовьте, а если вам начнут предъявлять претензии или демонстрировать обиду, просто ответьте:</text:p>
      <text:p text:style-name="P3">— Я собиралась, честно, но возникли дела по важнее, поэтому сюрприз переноситься на завтра.</text:p>
      <text:p text:style-name="P3">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p text:style-name="P3">— 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p text:style-name="P3">Но, если вы заметили в своих отношениях наличие такого поведения — БЕГИТЕ, КАК МОЖНО БЫСТРЕЕ И КАК МОЖНО ДАЛЬШЕ! ЛУЧШЕ НЕ БУДЕТ!!!</text:p>
      <text:h text:style-name="P10" text:outline-level="2"><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p text:style-name="P3">— Даже Маша/Петя говорит, что ты не права.</text:p>
      <text:p text:style-name="P3">Или что-то подобное. Манипулятор даже может не посчитать нужным сказать, кто именно отозвался так о вас:</text:p>
      <text:p text:style-name="P3">— Да какая разница — кто? Главное, что я не один так считаю...</text:p>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p text:style-name="P3">— Маша/Петя вообще не понимает, почему я с тобой до сих пор встречаюсь...</text:p>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3">Так он может устранять людей, которые могут оказать вам поддержку.</text:p>
      <text:p text:style-name="P3"><text:soft-page-break/>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text:span text:style-name="T12">Противостояние</text:span>:</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text:soft-page-break/>веком. Попытайтесь узнать, что он думает по этому поводу:</text:p>
      <text:p text:style-name="P3">— А свое мнение у тебя есть?</text:p>
      <text:p text:style-name="P3">Если он скажет, что согласен с мнением Маши/Пети, смело уточняйте у него смысл этого, уже его, мнения:</text:p>
      <text:p text:style-name="P3">— То есть, ты хочешь сказать, что не понимаешь, почему мы с тобой встречаемся?</text:p>
      <text:p text:style-name="P3">Так же можно вывести его на чистую воду — узнать, по какой причине он рассказывает о ваших отношениях другим людям:</text:p>
      <text:p text:style-name="P3">— Ты что, жаловался Маше/Пете на меня?</text:p>
      <text:p text:style-name="P3">Ну или пристыдить в распускании слухов о вашей паре:</text:p>
      <text:p text:style-name="P3">— Можно не быть сплетником и лицемером, милый, и обсудить эти вопросы со мной, а не с посторонними людьми.</text:p>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Так вы попытаетесь узнать, что у него в голове, и, возможно, даже узнаете.</text:p>
      <text:p text:style-name="P3">В любом случае, если вы заметили в своих отношениях наличие этого метода — БЕГИТЕ, КАК МОЖНО БЫСТРЕЕ И КАК МОЖНО ДАЛЬШЕ! ЛУЧШЕ НЕ БУДЕТ!!!</text:p>
      <text:h text:style-name="P10" text:outline-level="2"><text:bookmark-start text:name="Dabl_baind_"/>Дабл байнд.<text:bookmark-end text:name="Dabl_baind_"/></text:h>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text:soft-page-break/>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p text:style-name="P3">— Закрой свой рот и ответь мне!</text:p>
      <text:p text:style-name="P3">Или же невербальными, когда то, <text:span text:style-name="T5">что</text:span> манипулятор говорит, и то, <text:span text:style-name="T5">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p text:style-name="P3">— Главное, что хорошо тебе! Вот это самое главное!</text:p>
      <text:p text:style-name="P3"><text:soft-page-break/>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p text:style-name="P3">— Ты все придумываешь. Я такого не говорил...</text:p>
      <text:p text:style-name="P3">Потом висхолдинг:</text:p>
      <text:p text:style-name="P3">— И это, по твоему, проблема? Ты действительно считаешь, что из-за этого стоит ссориться?</text:p>
      <text:p text:style-name="P3">Потом он шлифует это все триггером:</text:p>
      <text:p text:style-name="P3">— Вчера ты тоже говорила, что не хочешь ругаться, но, тем не менее мы поругались...</text:p>
      <text:p text:style-name="P3">Конечно, без триангуляции никуда:</text:p>
      <text:p text:style-name="P3">— Да все говорят, что ты просто неуравновешенная...</text:p>
      <text:p text:style-name="P3">И в заключение, виктимблейминг:</text:p>
      <text:p text:style-name="P3"><text:soft-page-break/>— Хватит ныть! Сидела бы молча — ничего бы этого не было!..</text:p>
      <text:p text:style-name="P27">*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Исследователи данного вопроса полагают, что Стокгольмский синдром не является психологическим парадоксом или расстройством психики жертвы, а скорее нормальной реакцией человека на сильно травмирующее психику событие.</text:p>
      <text:p text:style-name="P3">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25"><text:soft-page-break/>*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18">Шизофрения (</text:span><text:span text:style-name="T24">от </text:span><text:span text:style-name="_30__20_Text"><text:span text:style-name="T18">греч. schizo – расщеплять, phren – ум, рассудок</text:span></text:span><text:span text:style-name="T18">) — расщепление сознания. Одна из особенностей данного заболевания — потеря способности устанавливать связь между отдельными словами и понятиями, что разрушает связность сознания.</text:span></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p text:style-name="P3">— Мне так нравится ее смех!/ Сколько можно ржать?!</text:p>
      <text:p text:style-name="P3">Если ваш партнер часто меняет собственную систему ценности, чем и оказывает влияние на ваши отношения — это «дабл байнд».</text:p>
      <text:p text:style-name="P3">— Слушай, а это хорошая идея!/Ты серьезно? Тупее ничего не придумала?</text:p>
      <text:p text:style-name="P3">Умалчивание и недоговаривание правды, сплетни — это все двойные послания, основная задача которых <text:soft-page-break/>сбить вас с толку и запутать вас в вашем выборе, как относиться к такому поведению.</text:p>
      <text:p text:style-name="P3">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ши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p text:style-name="P3">— Если ты пригласишь всех друзей, то это вызовет дискомфорт.</text:p>
      <text:p text:style-name="P3">Нельзя не согласиться, что подтекстом данного заявления является запрет.</text:p>
      <text:p text:style-name="P3">— Я не хочу, чтобы ты приглашала всех друзей, так как это повлечет за собой дискомфорт...</text:p>
      <text:p text:style-name="P3"><text:soft-page-break/>Этот подтекст является скрытой (или пассивной) агрессией, и ее очень сложно отследить, ведь жертва изначально видит только такие намерения:</text:p>
      <text:p text:style-name="P3">— Я хочу, чтобы всем было комфортно.</text:p>
      <text:p text:style-name="P3">Я тогда и подумать не могла, что на самом деле, как оказалось, должно быть комфортно только ему и его друзьям на моем празднике.</text:p>
      <text:p text:style-name="P3">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3">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3">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p text:style-name="P3">— Я тебя люблю ни смотря ни на что! (Ты очень плохая. У тебя множество недостатков. По сути тебя не за что любить, но — я тебя все равно люблю!)</text:p>
      <text:p text:style-name="P3">— Мы сделаем это когда ты захочешь — завтра!</text:p>
      <text:p text:style-name="P3">— Ты можешь рассказать мне. Я пойму! / Как ты могла такое сделать?! Ты в своем уме?</text:p>
      <text:p text:style-name="P3"><text:soft-page-break/>— Тебе не нужна косметика, ты у меня и так красивая! / Ух какая девушка, не то, что моя — замухрышка!</text:p>
      <text:p text:style-name="P3">— Ты у меня самая лучшая! Я тебя недостоин! (Ты слишком умная/красивая/талантливая... Тебе надо быть хуже, чтобы я был достойным тебя!)</text:p>
      <text:p text:style-name="P3">— Не работает — нахлебница, сидит на моей шее. / Работает — а обо мне кто будет заботиться?! Эгоистка!</text:p>
      <text:p text:style-name="P3">— Все женщины корыстные сучки! Им только деньги и нужны! / Как это ты сама за себя заплатишь? Ты хочешь меня унизить?</text:p>
      <text:p text:style-name="P3">— Занимаешься спортом — хочешь, чтоб парни на твою накачанную попку смотрели? / Не занимаешься — лентяйка и жопа у тебя жирная!</text:p>
      <text:p text:style-name="P3">— Ей только обнимашки и нужны! / Она вообще не обращает на меня внимание!</text:p>
      <text:p text:style-name="P3">— Мне нравятся умные девушки! / Она что думает, что она самая умная?!</text:p>
      <text:p text:style-name="P3">— Мне так нравится твой смех! / Когда ты уже успокоишься? Веди себя нормально!</text:p>
      <text:p text:style-name="P3">— Мне для тебя ничего не жалко! / Джинсы тебе новые? А чем тебе старые не нравятся?</text:p>
      <text:p text:style-name="P36"><text:span text:style-name="T12">Противостояние</text:span>:</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text:soft-page-break/>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считает на самом деле, просто подает вам это так, чтобы вы думали, будто он, на самом деле, не это имел в виду.</text:p>
      <text:p text:style-name="P3">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10" text:outline-level="2">Демонстрация (в дополнение к описанию дабл байнда).</text:h>
      <text:h text:style-name="P11" text:outline-level="3">Демонстрация занятости.</text:h>
      <text:p text:style-name="P3">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3">Вам нужно осознать что слова без действий и поступков ничего не значат.</text:p>
      <text:p text:style-name="P3">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text:soft-page-break/>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P3">Что вам с того?</text:p>
      <text:p text:style-name="P3">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3">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3">Несомненно, ему нужны инструменты для их изготовления.</text:p>
      <text:p text:style-name="P3">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3">Для того, чтобы «работа» приносила больше кирпичей, нужно еще два инструмента «обучение» и «отдых».</text:p>
      <text:p text:style-name="P3"><text:soft-page-break/>На «обучение» обычно тратятся такие ресурсы, как время, и, если речь не идет о самообразовании, то еще и кирпичи. Это ничего, ведь потратив один кирпич на «обучение», можно за-«работа»-ть больше кирпичей.</text:p>
      <text:p text:style-name="P3">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3">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3">Попробуйте представить, что вас ждет с этим человеком? А ничего — шиш на палочке.</text:p>
      <text:p text:style-name="P3">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3">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3"><text:soft-page-break/>На Будущее вашей пары вы тратите исключительно свои силы, а он лишь создает видимость продуктивности на ваше общее благо.</text:p>
      <text:p text:style-name="P3">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3">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text:soft-page-break/>которую он заберет с собой и уйдет, оставив вас ни с чем. Забрав ваши силы, время, кирпичи и здоровье.</text:p>
      <text:p text:style-name="P4">Противостояние<text:span text:style-name="T13">:</text:span></text:p>
      <text:p text:style-name="P7">Во-первых, как я уже неоднократно говорила — перестаньте служить. Во-вторых, поставьте, наконец, себя на первое место, полюбите себя.</text:p>
      <text:p text:style-name="P36">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36">Вылезьте наконец из «домика» под названием зависимость.</text:p>
      <text:p text:style-name="P36">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36">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P11" text:outline-level="3">Демонстрация любви.</text:h>
      <text:p text:style-name="P3">Есть еще один вид демонстрации. В прямом смысле этого слова. Он смело относится к дабл байнду, так как тоже сбивает с толку.</text:p>
      <text:p text:style-name="P3"><text:soft-page-break/>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3">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3">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text:p>
      <text:p text:style-name="P3">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3"><text:soft-page-break/>Вы ведь все еще тешите себя иллюзиями: «Не может же он просто так, без причины...!», «Показалось!» или «Он не желает мне зла!»</text:p>
      <text:p text:style-name="P3">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3">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3">Теперь, если вдруг вы, как инструмент, потеряете для него ценность — можете не сомневаться, что его поддержат. Его, а не вас, при любых раскладах.</text:p>
      <text:p text:style-name="P4">Противостояние<text:span text:style-name="T13">:</text:span></text:p>
      <text:p text:style-name="P36">Здесь, на мой взгляд, ничего не остается, кроме как <text:s/>акцентировать на этом внимание вашего окружения. Обращайте внимание вслух:</text:p>
      <text:p text:style-name="P36">— Ого, сколько нежности! Всегда бы так!</text:p>
      <text:p text:style-name="P36">— Ммм... спасибо, милый! Ты настоящий джентльмен! Если бы еще дома так себя вел, то цены бы тебе не было! На тебе цем!</text:p>
      <text:p text:style-name="P4"><text:span text:style-name="T13">— Откуда столько внимания? Или это ты перед друзьями рисуешься?</text:span>!</text:p>
      <text:p text:style-name="P36">— Ой, а я уже и забыла, как цветы пахнут!</text:p>
      <text:p text:style-name="P36"><text:soft-page-break/>Но, внимание!</text:p>
      <text:p text:style-name="P36"><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36">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36">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36">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10" text:outline-level="2"><text:bookmark-start text:name="Podkrieplieniie__Stimuliatsiia_na_dieist"/>Подкрепление. Стимуляция на действия.<text:bookmark-end text:name="Podkrieplieniie__Stimuliatsiia_na_dieist"/></text:h>
      <text:p text:style-name="P3">Подкрепление — это событие, которое служит для увеличения вероятности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12" text:outline-level="3"><text:bookmark-start text:name="Polozhitiel_noie_podkrieplieniie_"/>Положительное подкрепление. <text:bookmark-end text:name="Polozhitiel_noie_podkrieplieniie_"/></text:h>
      <text:p text:style-name="P3">Положительное подкрепление (<text:span text:style-name="T5">зеленая кнопка</text:span>) — это позитивное событие, которое стимулирует на действия путем вызова нужной реакции. Речь пойдет о мотивации плюшками.</text:p>
      <text:p text:style-name="P43">«Если мне нравится то, что ты делаешь, тебя ждет награда.»</text:p>
      <text:p text:style-name="P3">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p text:style-name="P3">— Ты у меня такая сильная! Такие тяжелые пакеты из магазина притащила! Люблю сильных женщин. Иди сюда, я тебя поцелую!</text:p>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2. Стимуляция жертвы на действия путем благодарности за то, что жертва выполнила свои обязанности.</text:p>
      <text:p text:style-name="P3">— Вот тебе цветы за то, что ты вчера приготовила такой вкусный ужин!</text:p>
      <text:p text:style-name="P3">Это, на первый взгляд, тоже приятный комплимент. Нам ведь нравится, когда нам дарят цветы, да? Но посмотрите внимательнее — это плата за ваши труды. Как плата за услуги домработницы.</text:p>
      <text:p text:style-name="P3"><text:soft-page-break/>Он не сделал это просто так, потому что вы хорошая и заботливая, или потому что он вас любит. Он великодушно отплатил вам за ваши труды.</text:p>
      <text:p text:style-name="P3">3. Стимуляция жертвы на действия путем требований ответной реакции на его действия.</text:p>
      <text:p text:style-name="P3">— Я вчера с тобой поделился, теперь ты делись.</text:p>
      <text:p text:style-name="P3">— В прошлый раз я уступил, теперь ты уступи.</text:p>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p text:style-name="P3">— Летом едем на море, а зимой — в горы, договорились?</text:p>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4. Стимуляция жертвы путем похвалы на самостоятельное выполнение общих обязанностей.</text:p>
      <text:p text:style-name="P3"><text:soft-page-break/>— Милая, но ты же знаешь, что я не уберу в квартире, как ты! Ты с этим справишься гораздо быстрее, чем я! Ты у меня такая молодец!</text:p>
      <text:p text:style-name="P3">— У тебя так здорово получается все планировать, так что я решил дать тебе возможность полностью спланировать эту поездку!</text:p>
      <text:p text:style-name="P3">— Никто не сделает это лучше тебя! Не буду мешать!..</text:p>
      <text:p text:style-name="P3">5. Сглаживание последствий деструктивного (отрицательного) поведения абьюзера.</text:p>
      <text:p text:style-name="P3">— Милая, не обижайся! Я ведь так тебя люблю!</text:p>
      <text:p text:style-name="P3">— Я вчера погорячился... Вот тебе цветы!</text:p>
      <text:p text:style-name="P3">— Я без тебя не смогу! Ты мне очень нужна! Не бросай меня! Я не знаю, что буду без тебя (такой хорошей) делать!</text:p>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27"><text:soft-page-break/>*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text:soft-page-break/>или не де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text:span text:style-name="T12">Противостояние</text:span>:</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Если он выполнит вашу просьбу — похвалите его. Это будет вашим положительным подкреплением.</text:p>
      <text:p text:style-name="P3"><text:soft-page-break/>— Спасибо! Я очень рада! Ты приготовил действительно вкусный ужин!</text:p>
      <text:p text:style-name="P3">— Спасибо! Это действительно важно для меня! Ты мне очень помог!</text:p>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p text:style-name="P3">К сожалению, такой способ может так и не сработать. Поэтому, если вы заметили в своих отношениях признаки наличия этого метода — БЕГИТЕ, КАК МОЖНО БЫСТРЕЕ И КАК МОЖНО ДАЛЬШЕ! ЛУЧШЕ НЕ БУДЕТ!!!</text:p>
      <text:h text:style-name="P12" text:outline-level="3"><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P43">«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p text:style-name="P3">— Ты приготовила замечательный ужин! Вот если бы ты еще и десерт приготовила — цены бы тебе не было!</text:p>
      <text:p text:style-name="P3">— Сегодня ты приготовила замечательный ужин! Но вчера ужин был вкуснее.</text:p>
      <text:p text:style-name="P3">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3">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p text:style-name="P3">— Ты прямо статусами из соц-сети заговорила!</text:p>
      <text:p text:style-name="P3">— Вау, а что это за платье у тебя такое! Может наденешь что-то другое?</text:p>
      <text:p text:style-name="P3">— Тебе бы постричься не помешало... Только вчера была у парикмахера?.. Понятно...</text:p>
      <text:p text:style-name="P3">Или, например, с вами разговаривают, употребляя сложные термины, заводя тему, в которой вы не разбираетесь. Вы чувствуете себя неловко и глупо...</text:p>
      <text:p text:style-name="P3">— Это из-за того, что по теореме эквивалентности при элементарных преобразованиях... Ну ты же понимаешь, о чем я, да?</text:p>
      <text:p text:style-name="P3">Также во многом это проявляется в быту:</text:p>
      <text:p text:style-name="P3">— Ты вчера борщ пересолила, поэтому сегодня готовишь тоже ты.</text:p>
      <text:p text:style-name="P3">— Я мыл лапы Рексу, поэтому гулять с ним идешь опять ты.</text:p>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text:soft-page-break/>покрывается вуалью из замечаний и упреков (куда же без них-то?!)</text:p>
      <text:p text:style-name="P3">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text:span text:style-name="T12">Противостояние</text:span>:</text:p>
      <text:p text:style-name="P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p text:style-name="P3">— Да, эта то самое платье, в котором я была на нашем свидании неделю назад. Ты еще сказал, что я хорошо выгляжу.</text:p>
      <text:p text:style-name="P3"><text:soft-page-break/>— Ты думаешь, что если скажешь мне пару незнакомых мне слов, я тебя любить больше буду?</text:p>
      <text:p text:style-name="P3">— Если ты хочешь рыбу на ужин, то ты мог бы сам ее приготовить.</text:p>
      <text:p text:style-name="P3">— Не нравится — делай сам.</text:p>
      <text:p text:style-name="P3">— Это все потому, что ты не помог мне. Легко говорить, когда ты даже не учавствовал.</text:p>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p text:style-name="P3">— Тебе надо, ты и делай! - услышите вы на все предложения.</text:p>
      <text:p text:style-name="P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text:soft-page-break/>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p text:style-name="P3">Поэтому, если вы заметили в своих отношениях признаки наличия этого метода — БЕГИТЕ, КАК МОЖНО БЫСТРЕЕ И КАК МОЖНО ДАЛЬШЕ! ЛУЧШЕ НЕ БУДЕТ!!!</text:p>
      <text:h text:style-name="P12" text:outline-level="3"><text:bookmark-start text:name="Otritsatiel_noie_podkrieplieniie_"/>Отрицательное подкрепление.<text:bookmark-end text:name="Otritsatiel_noie_podkrieplieniie_"/></text:h>
      <text:p text:style-name="P3">Отрицательное подкрепление (<text:span text:style-name="T5">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43">«Если ты сделаешь не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p text:style-name="P3">— Если ты сейчас пойдешь гулять, то я с тобой не буду разговаривать.</text:p>
      <text:p text:style-name="P3">— Если ты купишь это платье, то мы не поедем в отпуск.</text:p>
      <text:p text:style-name="P3">— Если ты еще раз так сделаешь — пеняй на себя!</text:p>
      <text:p text:style-name="P3">— Если ты выйдешь из квартиры — можешь не возвращаться!</text:p>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рики со слезами — это далеко не все действия в ка<text:soft-page-break/>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pan text:style-name="T12">Противостояние</text:span>:</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11">Конечно, бороться с отрицательным подкреплением лучше постепенно. Начиная с каких-то менее болезненных ситуаций. Таким образом, вы практически </text:span><text:span text:style-name="T11">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p text:style-name="P3">— Но ты не можешь мне запретить!</text:p>
      <text:p text:style-name="P3"><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p text:style-name="P3">— Поговорим, когда я вернусь.</text:p>
      <text:p text:style-name="P3"><text:soft-page-break/>Вы не должны и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 Поэтому, если вы заметили в своих отношениях признаки наличия этого метода — БЕГИТЕ, КАК МОЖНО БЫСТРЕЕ И КАК МОЖНО ДАЛЬШЕ! ЛУЧШЕ НЕ БУДЕТ!!!</text:p>
      <text:h text:style-name="P12" text:outline-level="3"><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5">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43">«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3"><text:span text:style-name="T12">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10" text:outline-level="2"><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text:soft-page-break/>Пожалуй, я включу сюда еще один момент — жажда внимания. Рассмотрим сразу две формулировки:</text:p>
      <text:p text:style-name="P3">— Ты уделяешь мне недостаточно внимания! — упрек.</text:p>
      <text:p text:style-name="P3">— Ты должна уделять мне больше внимания! — приказ.</text:p>
      <text:p text:style-name="P3">В приказном тоне или же в качестве обвинения — это жалоба.</text:p>
      <text:p text:style-name="P3">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12">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3"><text:soft-page-break/>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Зато вы будете уверены, что ситуация под вашим контролем.</text:p>
      <text:p text:style-name="P3">Вам понадобится чуток равнодушия и подход с юмором:</text:p>
      <text:p text:style-name="P3">— Болит голова? Выпей таблетку. Вон там лежит...</text:p>
      <text:p text:style-name="P3">— Что? Опять злодей-Володя тебе палки в колеса ставит? Вот паразит! Ужинать будешь?</text:p>
      <text:p text:style-name="P3">— А? Что? Прости, я не слушала тебя сейчас — задумалась о своем... Повтори, пожалуйста... А нет, стой, я забыла, мне тут позвонить срочно надо!..</text:p>
      <text:p text:style-name="P3">— Милый, не могу подойти! Тебе надо — ты и подходи.</text:p>
      <text:p text:style-name="P3">В любом случае, это не супер-сложные дела, чтоб вы летели к нему по первому зову.</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p text:style-name="P3">Но, если вы заметили в своих отношениях признаки деструктивного поведения — БЕГИТЕ, КАК МОЖНО БЫСТРЕЕ И КАК МОЖНО ДАЛЬШЕ! ЛУЧШЕ НЕ БУДЕТ!!!</text:p>
      <text:h text:style-name="P10" text:outline-level="2"><text:bookmark-start text:name="On_zatsiklien_na_siebie_i_na_sobstvienno"/>Он зациклен на себе и на собственном комфорте.<text:bookmark-end text:name="On_zatsiklien_na_siebie_i_na_sobstvienno"/></text:h>
      <text:p text:style-name="P3">Он панически боится выходить из зоны собственного комфорта. Например, смена графика или долгая дорога до работы может быть причиной его отказа от хорошей должности. А если его жизненный устой требует перемен в связи с потребностями супруга, то, как правило, это условие будет не выполнено. Будь то решение завести ребенка или наличие нового вида занятия, например, регулярное занятие спортом — планируется с воодушевлением, но на деле иссякает гораздо быстрее, чем можно предположить.</text:p>
      <text:p text:style-name="P3">Такой человек не придерживается правил, устанавливает свои и меняет их, как угодно и когда угодно, но всегда — ради собственной выгоды. Он не держит слово, оперируя тем, что обстоятельства изменились. Вы призываете его к ответственности, но он упрекает вас в непонимании, обижается, выставляет вас виноватой.</text:p>
      <text:p text:style-name="P3"><text:span text:style-name="T12">Противостояние</text:span>:</text:p>
      <text:p text:style-name="P3">Конечно, можно попытаться постепенно выводить его из зоны комфорта. Готовьте еду из того, что он принес. Он же добытчик — что добыл, то пусть и ест. В любом случае — перестаньте служить.</text:p>
      <text:p text:style-name="P3">В этом случае техника отзеркаливания хорошо работает. Если ваш партнер лежит, пока вы вкалываете — ляг<text:soft-page-break/>те рядом с ним. Если такой метод может нанести вред, например, вашей карьере, то вам стоит прямо сказать, что вас не устраивает такое отношение.</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голизм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3">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text:soft-page-break/>этот единичный случай, и ставить его в пример, мол: «Не говори мне, что я ничего не делаю...»</text:p>
      <text:p text:style-name="P3">Но, если вы заметили в своих отношениях признаки деструктивного поведения — БЕГИТЕ, КАК МОЖНО БЫСТРЕЕ И КАК МОЖНО ДАЛЬШЕ! ЛУЧШЕ НЕ БУДЕТ!!!</text:p>
      <text:h text:style-name="P10" text:outline-level="2"><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P11" text:outline-level="3"><text:span text:style-name="T17">Патологическая</text:span><text:span text:style-name="T32"> </text:span><text:span text:style-name="T17">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12">Противостояние</text:span>:</text:p>
      <text:p text:style-name="P3"><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p text:style-name="P3">— Фу, чем это так пахнет? Дорогой, это что, от тебя? Да ты у меня вонючка!</text:p>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12" text:outline-level="3">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36">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36">Когда стремление к чистоте становится фобией, идеей фикс, то это обстоятельство способно здорово трепать <text:soft-page-break/>нервы партнеру. Это уже можно расценивать, как бытовую тиранию.</text:p>
      <text:p text:style-name="P36">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36">В отношениях с маниакальным чистюлей этого недостаточно.</text:p>
      <text:p text:style-name="P36">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36">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36">Также, чрезмерная приверженность к чистоте может свидетельствовать о наличии таких качеств, как:</text:p>
      <text:list xml:id="list3241259439627770571" text:style-name="L3">
        <text:list-item>
          <text:p text:style-name="P49"><text:span text:style-name="T14">закомплексованность и неуверенность в себе</text:span><text:span text:style-name="T13">.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49"><text:span text:style-name="T14">сексуальная неудовлетворенность</text:span><text:span text:style-name="T13">, как считал Фрейд, хотя многие современные психо</text:span><text:soft-page-break/><text:span text:style-name="T13">аналитики склонны считать, что неудовлетворенность необязательно должна быть сексуальной;</text:span></text:p>
        </text:list-item>
        <text:list-item>
          <text:p text:style-name="P37"><text:span text:style-name="T10">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37"><text:span text:style-name="T10">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37"><text:span text:style-name="T10">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36">Но что же делать вам, если именно от вас требуют идеальной чистоты в доме?</text:p>
      <text:p text:style-name="P4">Противостояние<text:span text:style-name="T13">:</text:span></text:p>
      <text:p text:style-name="P36">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3">Вы не слуга! </text:span>Это первое и главное, что нужно усвоить!</text:p>
      <text:p text:style-name="P3"><text:soft-page-break/>Если ваш партнер хочет видеть идеальный порядок — пусть наводит его сам.</text:p>
      <text:p text:style-name="P3">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10" text:outline-level="2"><text:bookmark-start text:name="Nieghliekt_"/>Неглект.<text:bookmark-end text:name="Nieghliekt_"/></text:h>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6949231225862869294" text:style-name="L4">
        <text:list-item>
          <text:p text:style-name="P51">В то время, как вы болеете и вам остро необходима помощь вашего партнера, он, например, едет на рыбалку на выходные, оставляя вас в полной беспомощности.</text:p>
        </text:list-item>
        <text:list-item>
          <text:p text:style-name="P51">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51">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text:p>
          <text:p text:style-name="P51">— Я тебя и больной любить буду.</text:p>
        </text:list-item>
        <text:list-item>
          <text:p text:style-name="P51"><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51">Абьюзер считает, что у вас лишний вес и заставляет вас голодать.</text:p>
        </text:list-item>
        <text:list-item>
          <text:p text:style-name="P51">Абьюзер нарочно мешает вам спать.</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3"><text:span text:style-name="T12">Противостояние</text:span>:</text:p>
      <text:p text:style-name="P3">У вас должна быть сила воли отказаться от его плюшек. Требуйте от него заботу или ищите ее в другом месте.</text:p>
      <text:p text:style-name="P3">— 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p text:style-name="P3"><text:soft-page-break/>— Алло, доктор? Подскажите, мне можно в моем состоянии заниматься сексом/есть петрушку/пить спиртное? Нет. Хорошо, спасибо за информацию.</text:p>
      <text:p text:style-name="P3">— Ты же знаешь, что я на антибиотиках. Ты не хочешь, чтобы я поправилась?</text:p>
      <text:p text:style-name="P3">— Если ты считаешь, что мне не стоит употреблять эти лекарства, тогда предложи мне альтернативу. Или ты хочешь, чтоб мне было плохо?</text:p>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18">Это не шутка, так как </text:span><text:span text:style-name="_31__20_Text"><text:span text:style-name="T18">неглект может стать причиной смерти жертвы</text:span></text:span><text:span text:style-name="T18">. Если у вас, по каким-то причинам, нет возможности обратиться к близким или знакомым — звоните на горячие линии, обращайтесь в центры помо</text:span><text:soft-page-break/><text:span text:style-name="T18">щи, говорите, что вы подвергаетесь физическому насилию и вам нужна помощь!</text:span></text:p>
      <text:h text:style-name="P10" text:outline-level="2"><text:bookmark-start text:name="Popytka_vytorghovat____pravo_nalievo____"/>Попытка выторговать право на «лево». 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53">Лично я никогда об этом не задумывалась, но как-то разговорилась с девчонками на эту тему и услышала довольно интересное мнение.</text:p>
      <text:p text:style-name="P3">— Я бы простила измену. — сказала мне одна девушка, которая очень себя любит.</text:p>
      <text:p text:style-name="P3">— Как же так? — спросила я. — Это же предательство!</text:p>
      <text:p text:style-name="P3">Но ответ был очень интересным. Она ответила, что сама не представляет, как это всю жизнь — одно и тоже. </text:p>
      <text:p text:style-name="P56">Ее ответ основывался на том, что она прекра­сно понимает природу измены. Да, на практике, женская полигамия существует. Точнее — на словах. Мы ведь все пре<text:soft-page-break/>красно понимаем, что говорить легко. Но все это может обернуться очень печально.</text:p>
      <text:p text:style-name="P54">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text:soft-page-break/>шая» - 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5">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text:soft-page-break/>Я склоняюсь к тому, что изменял. Слишком он низок в своих поступках, и туп во вранье. Но — за руку пойманным не был.</text:p>
      <text:p text:style-name="P3">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25">*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P11" text:outline-level="3"><text:soft-page-break/>Вариант 1. <text:s/>Ничто не предвещало беды.</text:h>
      <text:p text:style-name="P44">Вы узнаёте об измене либо случайно, либо «типа» случайно. Обязательно в тот момент, когда у вас все хорошо!</text:p>
      <text:p text:style-name="P44">Для вас это удар. Полное опустошение. Вы не можете в это поверить. Слезы-сопли. Крики и отчаянные попытки заставить его объясниться. Вы в шоке.</text:p>
      <text:p text:style-name="P44">А в шоке от того, что он не видит в этом проблемы.</text:p>
      <text:p text:style-name="P44">— Что здесь такого? Я же тебя люблю! А она для меня ничего не значит!</text:p>
      <text:p text:style-name="P44">— Ну перепихнулся, ну и что здесь такого?!...</text:p>
      <text:p text:style-name="P44">Или, как было в моем случае — бросил самым жестоким образом, погулял и вернулся, мол — жить без тебя не могу.</text:p>
      <text:p text:style-name="P44">Все было хорошо, а потом, как вы помните:</text:p>
      <text:p text:style-name="P44">— Не имеет значения, что произошло в тот момент, когда люди были, как бы, не вместе...</text:p>
      <text:p text:style-name="P44">— Да, я трахаться хотел! Мне было плохо!..</text:p>
      <text:p text:style-name="P44">Не можешь простить — дура. Из-за херни, пардон, отношения рушишь. Уходишь? - Не уходи! Я тебя люблю! И так далее...</text:p>
      <text:p text:style-name="P44">А знаете, что самое интересное? Он будет повторять подобные вещи с совершенно спокойным выражением лица. Типа:</text:p>
      <text:p text:style-name="P44">— Подумаешь, кружку разбил. На счастье...</text:p>
      <text:p text:style-name="P44"><text:soft-page-break/>Он продемонстрирует вам, что ничего такого не произошло. Ни-че-го! А вы поверите. После долгой, подобного рода, обработке.</text:p>
      <text:p text:style-name="P44">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44">—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P11" text:outline-level="3">Вариант 2. Мам, ну купи!</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text:soft-page-break/>вашу «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p text:style-name="P3">— У женщины мужик должен быть один. Только шлюхи трахаются со всеми подряд! — можете услышать вы в ответ.</text:p>
      <text:p text:style-name="P3">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text:soft-page-break/>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p text:style-name="P3">— А чё?!</text:p>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P11" text:outline-level="3">Вариант 3. Я уже взрослый.</text:h>
      <text:p text:style-name="P3">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p text:style-name="P44">— Это мои подружки!</text:p>
      <text:p text:style-name="P3"><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25">* * *</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P11" text:outline-level="3">Секс втроем.</text:h>
      <text:p text:style-name="P3"><text:soft-page-break/>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p text:style-name="P3">— Слууушай, а давай...!</text:p>
      <text:p text:style-name="P3">Он даже может это преподнести, как предложение сделать еще один серьезный шаг, перейти на новый уровень.</text:p>
      <text:p text:style-name="P3">— Я думаю, что мы готовы к этому...</text:p>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p text:style-name="P3"><text:soft-page-break/>— Я, — говорит. — просто посижу и посмотрю на вас!</text:p>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25">*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text:soft-page-break/>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text:soft-page-break/>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Вас активно ломают, прогибают под свои аморальные идеи, садятся вам на голову. И все это прячут за маской нормальности. «Нормальности».</text:p>
      <text:p text:style-name="P3">— Что здесь такого? — слышите вы в ответ на все ваши возмущения.</text:p>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text:soft-page-break/>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p text:style-name="P3">— Измена — это искусство сделать так, чтоб о ней никто не узнал!</text:p>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text:soft-page-break/>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p text:style-name="P3"/>
      <text:p text:style-name="P3"/>
      <text:p text:style-name="P3"/>
      <text:h text:style-name="P10" text:outline-level="2"><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55">Перспектицид очень похож с уже знакомым вам методом манипулирования — газлайтингом (<text:span text:style-name="T5">см. «Газлайтинг»</text:span>), но, по своей сути, это отличающиеся понятия.</text:p>
      <text:p text:style-name="P3">Перспектицид (<text:span text:style-name="T5">с англ.</text:span> <text:span text:style-name="T5">perspective</text:span> — точка зрения; окончание <text:span text:style-name="T5">cide</text:span> — убийство) — воздействие 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12">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10" text:outline-level="2">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p text:style-name="P3">— Меня никто, кроме тебя не понимает!</text:p>
      <text:p text:style-name="P3">— Ты лучшее, что со мной случилось в жизни!</text:p>
      <text:p text:style-name="P3">— Как я мог так поступать с тобой?! Теперь я все понял!</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4">Противостояние<text:span text:style-name="T13">:</text:span></text:p>
      <text:p text:style-name="P36">Не возвращайтесь!</text:p>
      <text:h text:style-name="P10" text:outline-level="2"><text:bookmark-start text:name="Zaiavlieniie_o_razryvie_otnoshienii_"/>Заявление о разрыве отношений.<text:bookmark-end text:name="Zaiavlieniie_o_razryvie_otnoshienii_"/></text:h>
      <text:p text:style-name="P3">У вас все хорошо, или, наконец, наладилось после последней ссоры, но вдруг вам объявляют, что вас бросают:</text:p>
      <text:p text:style-name="P3">— Так будет лучше для нас.</text:p>
      <text:p text:style-name="P3">Или:</text:p>
      <text:p text:style-name="P3">— Так больше не может продолжаться, ведь ты...</text:p>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25">*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text:soft-page-break/>Вам внушали, что нужно быть лучше. И вы снова и снова разрушали себя с его подачи, но — самостоятельно.</text:p>
      <text:p text:style-name="P3">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12">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text:soft-page-break/>Вы хороший человек, такой же, как и новая жертва. Он таких и выбирает — хороших.</text:p>
      <text:p text:style-name="P3">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text:soft-page-break/>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14" text:outline-level="1">Эпилог</text:h>
      <text:p text:style-name="P36">Ну вот и все. Дело сделано. Ответы найдены.</text:p>
      <text:p text:style-name="P36">Да, 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36">Изначально, именно это стало целью для меня - найти и объяснить себе:</text:p>
      <text:list xml:id="list3807522760824380765" text:style-name="L5">
        <text:list-item>
          <text:p text:style-name="P38">Что это было?</text:p>
        </text:list-item>
      </text:list>
      <text:list xml:id="list7905656264222375415" text:style-name="L6">
        <text:list-item>
          <text:p text:style-name="P39">Почему это произошло со мной?</text:p>
        </text:list-item>
        <text:list-item>
          <text:p text:style-name="P39">За какие такие мои проступки мне причинили столько боли?</text:p>
        </text:list-item>
      </text:list>
      <text:p text:style-name="P36">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3"><text:span text:style-name="T13">Я поставила его на первое место. Моя чрезмерная доверчивость и снисходительность к его жестокости давала ему полную свободу поступать так, как ему захочется, называя </text:span><text:span text:style-name="T6">это</text:span><text:span text:style-name="T9"> отношениями.</text:span></text:p>
      <text:p text:style-name="P36"><text:soft-page-break/>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 К сожалению, не все люди, которых мы считаем близкими, способны на это.</text:p>
      <text:p text:style-name="P36">Да,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text:p>
      <text:p text:style-name="P36">Но все это уже в прошлом. Я нашла для себя ответы и, наконец, успокоилась. Теперь я хочу помочь вам — людям, которые оказались в том же положении, что и я — в отчаянии, в полном безумии и безвыходности.</text:p>
      <text:p text:style-name="P36">Возможно, я стала для вас тем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36">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Если есть желание, то все у вас получится.</text:p>
      <text:p text:style-name="P3"><text:span text:style-name="T13">Однако, проблемы в отношениях могут быть разными. Отсюда точно могу сказать, что если вы, прочитав эту книгу, считаете, что потратили время зря, если не узна</text:span><text:soft-page-break/><text:span text:style-name="T13">ли в описанных событиях свою личную жизнь — я безумно за вас рада! Нет никаких оснований полагать, что вы связались с психически-нездоровым человеком. Вами не манипулируют.</text:span></text:p>
      <text:p text:style-name="P36">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26">* * *</text:p>
      <text:p text:style-name="P36">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36">Для них это может стать новым стимулом для оскорблений и высмеивания, а также вызвать множество возмущений и обвинении меня в клевете.</text:p>
      <text:p text:style-name="P36">— Это притянуто за уши;</text:p>
      <text:p text:style-name="P36">— Это абсолютная клевета;</text:p>
      <text:p text:style-name="P36">— Она все это придумала;</text:p>
      <text:p text:style-name="P36">— Это полный бред/абсурд;</text:p>
      <text:p text:style-name="P36">— Это не стоит моего внимания;</text:p>
      <text:p text:style-name="P36">— Это просто смешно;</text:p>
      <text:p text:style-name="P36">— Это еще раз доказывает ее неадекватность;</text:p>
      <text:p text:style-name="P36"><text:soft-page-break/>Я к этому готова, так как это очевидно. Но в свою очередь хочу сказать — это абсолютная правда без преувеличений и неточностей. К большому моему сожалению.</text:p>
      <text:p text:style-name="P36">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26">* * *</text:p>
      <text:p text:style-name="P36">Напоследок не удержусь и нажелаю!</text:p>
      <text:p text:style-name="P36">Я желаю вам быть сильными и любить себя.</text:p>
      <text:p text:style-name="P36">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36">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36">Я желаю вам понимать, что для вас лучше и точно знать, что же приведет вас к счастью!</text:p>
      <text:p text:style-name="P36">Я желаю вам то, чего вы заслуживаете, без поблажек и привилегий!</text:p>
      <text:p text:style-name="P36">Искренне ваша Я. Каминская.</text:p>
      <text:h text:style-name="P16" text:outline-level="1">Содержание</text:h>
      <text:table-of-content text:style-name="Sect1" text:name="Оглавление1">
        <text:table-of-content-source text:outline-level="10" text:use-index-marks="false" text:use-index-source-styles="true">
          <text:index-title-template text:style-name="Contents_20_Heading"/>
          <text:table-of-content-entry-template text:outline-level="1" text:style-name="Оглавление_20_пользователя_20_1">
            <text:index-entry-chapter/>
            <text:index-entry-text/>
            <text:index-entry-tab-stop style:type="right" style:leader-char="."/>
            <text:index-entry-page-number/>
          </text:table-of-content-entry-template>
          <text:table-of-content-entry-template text:outline-level="2" text:style-name="Оглавление_20_пользователя_20_2">
            <text:index-entry-chapter/>
            <text:index-entry-text/>
            <text:index-entry-tab-stop style:type="right" style:leader-char="."/>
            <text:index-entry-page-number/>
          </text:table-of-content-entry-template>
          <text:table-of-content-entry-template text:outline-level="3" text:style-name="Оглавление_20_пользователя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4">Пролог<text:tab/>3</text:p>
          <text:p text:style-name="P24">Глава 1. Это еще не конец<text:tab/>21</text:p>
          <text:p text:style-name="P24">Глава 2. Таблетка<text:tab/>24</text:p>
          <text:p text:style-name="P24">Глава 3. Останешься?<text:tab/>36</text:p>
          <text:p text:style-name="P24">Глава 4. Зачем платить больше?<text:tab/>40</text:p>
          <text:p text:style-name="P24">Глава 5. Интроверт<text:tab/>45</text:p>
          <text:p text:style-name="P24">Глава 6. Стразики<text:tab/>70</text:p>
          <text:p text:style-name="P24">Глава 7. З — Забота<text:tab/>82</text:p>
          <text:p text:style-name="P24">Глава 8. Сама, котик<text:tab/>100</text:p>
          <text:p text:style-name="P24">Глава 9. Мы так общаемся<text:tab/>116</text:p>
          <text:p text:style-name="P24">Глава 10. Это не я<text:tab/>133</text:p>
          <text:p text:style-name="P24">Глава 11. Трио<text:tab/>154</text:p>
          <text:p text:style-name="P24">Глава 12. Не ной<text:tab/>163</text:p>
          <text:p text:style-name="P24">Глава 13. Неадекватная<text:tab/>173</text:p>
          <text:p text:style-name="P24">Глава 14. Вожак<text:tab/>197</text:p>
          <text:p text:style-name="P24">Глава 15. Ад<text:tab/>216</text:p>
          <text:p text:style-name="P24">Глава 16. Nosce te ipsum<text:tab/>228</text:p>
          <text:p text:style-name="P24">Глава 17. Я все понял<text:tab/>237</text:p>
          <text:p text:style-name="P24">Глава 18. А зачем вам Она?<text:tab/>242</text:p>
          <text:p text:style-name="P24">Глава 19. Я подумаю<text:tab/>250</text:p>
          <text:p text:style-name="P24">Глава 20. Меньше нюансов<text:tab/>255</text:p>
          <text:p text:style-name="P24">Глава 21. Быть честным очень легко!<text:tab/>264</text:p>
          <text:p text:style-name="P24">Глава 22. Гори в аду<text:tab/>308</text:p>
          <text:p text:style-name="P24">Глава 23. Апофеоз отношений с манипулятором<text:tab/>327</text:p>
          <text:p text:style-name="P24"><text:soft-page-break/>Глава 24. Причины манипуляции<text:tab/>344</text:p>
          <text:p text:style-name="P24">Глава 25. Признаки, приемы и противостояние манипуляции<text:tab/>363</text:p>
          <text:p text:style-name="P33">Почему я?<text:tab/>365</text:p>
          <text:p text:style-name="P33">Демонстративное игнорирование собственных обязательств.<text:tab/>385</text:p>
          <text:p text:style-name="P33">Газлайтинг.<text:tab/>387</text:p>
          <text:p text:style-name="P33">Висхолдинг.<text:tab/>392</text:p>
          <text:p text:style-name="P33">«Да, но &lt;...&gt;» (в дополнение к описанию висхолдинга).<text:tab/>395</text:p>
          <text:p text:style-name="P33">Изоляция жертвы от ее окружения.<text:tab/>397</text:p>
          <text:p text:style-name="P33">Пассивная агрессия (игнорирование, обида, внезапный бойкот).<text:tab/>400</text:p>
          <text:p text:style-name="P33">Эгоизм. Равнодушие.<text:tab/>405</text:p>
          <text:p text:style-name="P33">Игра на ваших эмоциях или психологические триггеры.<text:tab/>407</text:p>
          <text:p text:style-name="P33">Виктимблейминг.<text:tab/>411</text:p>
          <text:p text:style-name="P33">Вам редко уступают или не уступают вообще.<text:tab/>417</text:p>
          <text:p text:style-name="P33">Патологическая ложь. Введение в болезненное состояние ожидания.<text:tab/>422</text:p>
          <text:p text:style-name="P33">Триангуляция.<text:tab/>428</text:p>
          <text:p text:style-name="P33">Дабл байнд.<text:tab/>431</text:p>
          <text:p text:style-name="P33">Демонстрация (в дополнение к описанию дабл байнда).<text:tab/>440</text:p>
          <text:p text:style-name="P34">Демонстрация занятости.<text:tab/>440</text:p>
          <text:p text:style-name="P34">Демонстрация любви.<text:tab/>444</text:p>
          <text:p text:style-name="P33">Подкрепление. Стимуляция на действия.<text:tab/>448</text:p>
          <text:p text:style-name="P34">Положительное подкрепление. <text:tab/>449</text:p>
          <text:p text:style-name="P34">Неустойчивое или частичное подкрепление.<text:tab/>455</text:p>
          <text:p text:style-name="P34">Отрицательное подкрепление.<text:tab/>460</text:p>
          <text:p text:style-name="P34">Травмирующий одноразовый опыт.<text:tab/>465</text:p>
          <text:p text:style-name="P33">Постоянные жалобы.<text:tab/>467</text:p>
          <text:p text:style-name="P33">Он зациклен на себе и на собственном комфорте.<text:tab/>470</text:p>
          <text:p text:style-name="P33">Отношение к чистоте.<text:tab/>473</text:p>
          <text:p text:style-name="P34">Неряшливость.<text:tab/>473</text:p>
          <text:p text:style-name="P34">Предельная аккуратность.<text:tab/>474</text:p>
          <text:p text:style-name="P33"><text:soft-page-break/>Неглект.<text:tab/>479</text:p>
          <text:p text:style-name="P33">Попытка выторговать право на «лево». Принуждение к трио.<text:tab/>483</text:p>
          <text:p text:style-name="P34">Вариант 1. <text:s/>Ничто не предвещало беды.<text:tab/>488</text:p>
          <text:p text:style-name="P34">Вариант 2. Мам, ну купи!<text:tab/>489</text:p>
          <text:p text:style-name="P34">Вариант 3. Я уже взрослый.<text:tab/>492</text:p>
          <text:p text:style-name="P33">Перспектицид.<text:tab/>500</text:p>
          <text:p text:style-name="P33">Сахарное шоу.<text:tab/>502</text:p>
          <text:p text:style-name="P33">Заявление о разрыве отношений.<text:tab/>504</text:p>
          <text:p text:style-name="P24">Эпилог<text:tab/>509</text:p>
          <text:p text:style-name="P24">Содержание<text:tab/>510</text:p>
        </text:index-body>
      </text:table-of-content>
      <text:p text:style-name="P8"/>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svg:font-family="Helvetica, Arial, Tahoma, sans-serif"/>
    <style:font-face style:name="OpenSymbol" svg:font-family="OpenSymbol"/>
    <style:font-face style:name="Times New Roman" svg:font-family="'Times New Roman', serif"/>
    <style:font-face style:name="arial" svg:font-family="arial, sans-serif"/>
    <style:font-face style:name="sans-serif" svg:font-family="sans-serif"/>
    <style:font-face style:name="Verdana" svg:font-family="Verdana"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Calibri1" svg:font-family="Calibri" style:font-family-generic="swiss" style:font-pitch="variable"/>
    <style:font-face style:name="Calibri" svg:font-family="Calibri" style:font-adornments="Обычный" style:font-family-generic="swiss"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1" style:font-size-asian="11pt" style:language-asian="ru" style:country-asian="RU" style:font-style-asian="normal" style:font-weight-asian="normal" style:font-name-complex="Times New Roman1"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background-color="transparent"/>
    </style:style>
    <style:style style:name="Heading_20_1" style:display-name="Heading 1" style:family="paragraph" style:parent-style-name="Normal" style:default-outline-level="1" style:class="text" style:master-page-name="">
      <style:paragraph-properties fo:margin-left="0cm" fo:margin-right="0cm" fo:margin-top="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8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default-outline-level="2" style:class="text" style:master-page-name="">
      <style:paragraph-properties fo:margin-left="0cm" fo:margin-right="0cm" fo:margin-top="1cm" fo:margin-bottom="1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default-outline-level="3" style:class="text" style:master-page-name="">
      <style:paragraph-properties fo:margin-left="0cm" fo:margin-right="0cm" fo:margin-top="1cm" fo:margin-bottom="0.499cm" style:line-height-at-least="0.572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default-outline-level="4" style:class="text" style:master-page-name="">
      <style:paragraph-properties fo:margin-left="0cm" fo:margin-right="0cm" fo:margin-top="1cm" fo:margin-bottom="0.199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1"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1"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Verdana1" fo:font-size="11pt"/>
    </style:style>
    <style:style style:name="Header" style:family="paragraph" style:parent-style-name="Standard" style:class="extra" style:master-page-name="">
      <style:paragraph-properties fo:text-align="end" style:justify-single-word="false" style:page-number="auto" fo:background-color="#ffffff"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style:style>
    <style:style style:name="Header_20_right" style:display-name="Header right" style:family="paragraph" style:parent-style-name="Standard" style:class="extra">
      <style:paragraph-properties fo:text-align="end" style:justify-single-word="false" fo:background-color="#ffffff"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ffffff"/>
    </style:style>
    <style:style style:name="Header_20_left" style:display-name="Header left" style:family="paragraph" style:parent-style-name="Standard" style:class="extra" style:master-page-name="">
      <style:paragraph-properties style:page-number="auto" fo:background-color="#ffffff"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Calibri" fo:font-size="9pt" fo:background-color="#ffffff"/>
    </style:style>
    <style:style style:name="Footer_20_right" style:display-name="Footer right"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style:font-name="Verdana1" fo:background-color="#ffffff"/>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1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top="0cm" fo:margin-bottom="0cm"/>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style:font-name="Verdana" fo:font-size="10pt" fo:font-style="italic" style:font-size-asian="10pt" style:font-style-asian="italic" style:font-size-complex="10pt" style:font-style-complex="italic"/>
    </style:style>
    <style:style style:name="Footnote" style:family="paragraph" style:parent-style-name="Standard" style:class="extra">
      <style:paragraph-properties fo:margin-left="0.499cm" fo:margin-right="0cm" fo:text-indent="-0.499cm" style:auto-text-indent="false" fo:background-color="transparent" text:number-lines="false" text:line-number="0">
        <style:background-image/>
      </style:paragraph-properties>
      <style:text-properties fo:font-size="8pt" fo:background-color="transparent" style:font-size-asian="10pt" style:font-size-complex="10pt"/>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14.801cm" fo:page-height="21.001cm" style:num-format="1" style:print-orientation="portrait" fo:margin-top="1cm" fo:margin-bottom="1cm" fo:margin-left="1.499cm" fo:margin-right="1.499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ffffff" style:dynamic-spacing="false">
          <style:background-image/>
        </style:header-footer-properties>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header>
        <text:p text:style-name="Header_20_left"><text:chapter text:display="number-and-name" text:outline-level="1">Глава 25. Признаки, приемы и противостояние манипуляции</text:chapter></text:p>
      </style:header>
      <style:footer>
        <text:p text:style-name="Footer_20_right"><text:page-number text:select-page="current">496</text:page-number></text:p>
      </style:footer>
    </style:master-page>
    <style:master-page style:name="Right_20_Page" style:display-name="Right Page" style:page-layout-name="Mpm5" style:next-style-name="Left_20_Page">
      <style:header>
        <text:p text:style-name="Header_20_right"><text:chapter text:display="number-and-name" text:outline-level="1">Пролог</text:chapter></text:p>
      </style:header>
      <style:footer>
        <text:p text:style-name="Footer_20_right"><text:page-number text:select-page="current">3</text:page-number></text:p>
      </style:footer>
    </style:master-page>
    <style:master-page style:name="Index" style:page-layout-name="Mpm6"/>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02-04T20:33:23.28</dc:date>
    <meta:editing-cycles>48</meta:editing-cycles>
    <meta:editing-duration>P9DT19H3M37S</meta:editing-duration>
    <meta:document-statistic meta:table-count="0" meta:image-count="0" meta:object-count="0" meta:page-count="525" meta:paragraph-count="3589" meta:word-count="95680" meta:character-count="589118"/>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